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e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8.1897" calcext:value-type="float">
            <text:p>-38,1897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40.9897" calcext:value-type="float">
            <text:p>-40,9897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71.3897" calcext:value-type="float">
            <text:p>-71,3897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92.5897" calcext:value-type="float">
            <text:p>-92,5897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66.9897" calcext:value-type="float">
            <text:p>-6,7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92.5897" calcext:value-type="float">
            <text:p>-92,5897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91.7897" calcext:value-type="float">
            <text:p>-91,7897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94.1897" calcext:value-type="float">
            <text:p>-94,1897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106.9897" calcext:value-type="float">
            <text:p>-106,9897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93.3897" calcext:value-type="float">
            <text:p>-93,3897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95.7897" calcext:value-type="float">
            <text:p>-95,7897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94.5897" calcext:value-type="float">
            <text:p>-94,5897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101.7897" calcext:value-type="float">
            <text:p>-101,7897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93.3897" calcext:value-type="float">
            <text:p>-93,3897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5.7897" calcext:value-type="float">
            <text:p>-95,7897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91.7897" calcext:value-type="float">
            <text:p>-91,7897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95.7897" calcext:value-type="float">
            <text:p>-95,7897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98.9897" calcext:value-type="float">
            <text:p>-98,9897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91.7897" calcext:value-type="float">
            <text:p>-91,7897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79.7897" calcext:value-type="float">
            <text:p>-79,7897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97.3897" calcext:value-type="float">
            <text:p>-97,3897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97.3897" calcext:value-type="float">
            <text:p>-97,3897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88.5897" calcext:value-type="float">
            <text:p>-88,5897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6.9897" calcext:value-type="float">
            <text:p>-96,9897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80.9897" calcext:value-type="float">
            <text:p>-80,9897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94.1897" calcext:value-type="float">
            <text:p>-94,1897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97.3897" calcext:value-type="float">
            <text:p>-97,3897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3.3897" calcext:value-type="float">
            <text:p>-93,3897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99.7897" calcext:value-type="float">
            <text:p>-99,7897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88.5897" calcext:value-type="float">
            <text:p>-88,5897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98.9897" calcext:value-type="float">
            <text:p>-98,9897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80.5897" calcext:value-type="float">
            <text:p>-80,5897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105.7897" calcext:value-type="float">
            <text:p>-105,7897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100.5897" calcext:value-type="float">
            <text:p>-100,5897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96.9897" calcext:value-type="float">
            <text:p>-96,9897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97.7897" calcext:value-type="float">
            <text:p>-97,7897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80.5897" calcext:value-type="float">
            <text:p>-80,5897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95.3897" calcext:value-type="float">
            <text:p>-95,3897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78.1897" calcext:value-type="float">
            <text:p>-78,1897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75.7897" calcext:value-type="float">
            <text:p>-75,7897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95.7897" calcext:value-type="float">
            <text:p>-95,7897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93.3897" calcext:value-type="float">
            <text:p>-93,3897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98.9897" calcext:value-type="float">
            <text:p>-98,9897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0.5897" calcext:value-type="float">
            <text:p>-80,5897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79.7897" calcext:value-type="float">
            <text:p>-79,7897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98.1897" calcext:value-type="float">
            <text:p>-98,1897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91.7897" calcext:value-type="float">
            <text:p>-91,7897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105.7897" calcext:value-type="float">
            <text:p>-105,7897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79.7897" calcext:value-type="float">
            <text:p>-79,7897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94.1897" calcext:value-type="float">
            <text:p>-94,1897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76.9897" calcext:value-type="float">
            <text:p>-76,9897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88.5897" calcext:value-type="float">
            <text:p>-88,5897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102.9897" calcext:value-type="float">
            <text:p>-102,9897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76.1897" calcext:value-type="float">
            <text:p>-76,1897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78.1897" calcext:value-type="float">
            <text:p>-78,1897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75.3897" calcext:value-type="float">
            <text:p>-75,3897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80.9897" calcext:value-type="float">
            <text:p>-80,9897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74.9897" calcext:value-type="float">
            <text:p>-74,9897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76.9897" calcext:value-type="float">
            <text:p>-76,9897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75.7897" calcext:value-type="float">
            <text:p>-75,7897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78.1897" calcext:value-type="float">
            <text:p>-78,1897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79.7897" calcext:value-type="float">
            <text:p>-79,7897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76.1897" calcext:value-type="float">
            <text:p>-76,1897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76.9897" calcext:value-type="float">
            <text:p>-76,9897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74.9897" calcext:value-type="float">
            <text:p>-74,9897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74.1897" calcext:value-type="float">
            <text:p>-74,1897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80.9897" calcext:value-type="float">
            <text:p>-80,9897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76.9897" calcext:value-type="float">
            <text:p>-76,9897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78.1897" calcext:value-type="float">
            <text:p>-78,1897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73.3897" calcext:value-type="float">
            <text:p>-73,3897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72.9897" calcext:value-type="float">
            <text:p>-72,9897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75.3897" calcext:value-type="float">
            <text:p>-75,3897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72.1897" calcext:value-type="float">
            <text:p>-72,1897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69.3897" calcext:value-type="float">
            <text:p>-69,3897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74.5897" calcext:value-type="float">
            <text:p>-74,5897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92.5897" calcext:value-type="float">
            <text:p>-92,5897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79.7897" calcext:value-type="float">
            <text:p>-79,7897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74.9897" calcext:value-type="float">
            <text:p>-74,9897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78.1897" calcext:value-type="float">
            <text:p>-78,1897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80.9897" calcext:value-type="float">
            <text:p>-80,9897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75.3897" calcext:value-type="float">
            <text:p>-75,3897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72.9897" calcext:value-type="float">
            <text:p>-72,9897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72.9897" calcext:value-type="float">
            <text:p>-72,9897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74.9897" calcext:value-type="float">
            <text:p>-74,9897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76.9897" calcext:value-type="float">
            <text:p>-76,9897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76.9897" calcext:value-type="float">
            <text:p>-76,9897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80.5897" calcext:value-type="float">
            <text:p>-80,5897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76.5897" calcext:value-type="float">
            <text:p>-76,5897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74.5897" calcext:value-type="float">
            <text:p>-74,5897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76.1897" calcext:value-type="float">
            <text:p>-76,1897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76.1897" calcext:value-type="float">
            <text:p>-76,1897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72.1897" calcext:value-type="float">
            <text:p>-72,1897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69.7897" calcext:value-type="float">
            <text:p>-69,7897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72.1897" calcext:value-type="float">
            <text:p>-72,1897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73.3897" calcext:value-type="float">
            <text:p>-73,3897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71.7897" calcext:value-type="float">
            <text:p>-71,7897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69.7897" calcext:value-type="float">
            <text:p>-69,7897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72.9897" calcext:value-type="float">
            <text:p>-72,9897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71.7897" calcext:value-type="float">
            <text:p>-71,7897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76.1897" calcext:value-type="float">
            <text:p>-76,1897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74.5897" calcext:value-type="float">
            <text:p>-74,5897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74.5897" calcext:value-type="float">
            <text:p>-74,5897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66.5897" calcext:value-type="float">
            <text:p>-66,5897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68.1897" calcext:value-type="float">
            <text:p>-68,1897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78.1897" calcext:value-type="float">
            <text:p>-78,1897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74.9897" calcext:value-type="float">
            <text:p>-74,9897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76.5897" calcext:value-type="float">
            <text:p>-76,5897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70.5897" calcext:value-type="float">
            <text:p>-70,5897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68.5897" calcext:value-type="float">
            <text:p>-68,5897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78.1897" calcext:value-type="float">
            <text:p>-78,1897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72.9897" calcext:value-type="float">
            <text:p>-72,9897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71.7897" calcext:value-type="float">
            <text:p>-71,7897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75.3897" calcext:value-type="float">
            <text:p>-75,3897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73.7897" calcext:value-type="float">
            <text:p>-73,7897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67.7897" calcext:value-type="float">
            <text:p>-67,7897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67.3897" calcext:value-type="float">
            <text:p>-67,3897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64.9897" calcext:value-type="float">
            <text:p>-64,9897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67.3897" calcext:value-type="float">
            <text:p>-67,3897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76.5897" calcext:value-type="float">
            <text:p>-76,5897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75.3897" calcext:value-type="float">
            <text:p>-75,3897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72.9897" calcext:value-type="float">
            <text:p>-72,9897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68.1897" calcext:value-type="float">
            <text:p>-68,1897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68.5897" calcext:value-type="float">
            <text:p>-68,5897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68.9897" calcext:value-type="float">
            <text:p>-68,9897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72.5897" calcext:value-type="float">
            <text:p>-72,5897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70.9897" calcext:value-type="float">
            <text:p>-70,9897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71.3897" calcext:value-type="float">
            <text:p>-71,3897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70.9897" calcext:value-type="float">
            <text:p>-70,9897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68.9897" calcext:value-type="float">
            <text:p>-68,9897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72.5897" calcext:value-type="float">
            <text:p>-72,5897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71.3897" calcext:value-type="float">
            <text:p>-71,3897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72.5897" calcext:value-type="float">
            <text:p>-72,5897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67.3897" calcext:value-type="float">
            <text:p>-67,3897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68.5897" calcext:value-type="float">
            <text:p>-68,5897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64.1897" calcext:value-type="float">
            <text:p>-64,1897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70.9897" calcext:value-type="float">
            <text:p>-70,9897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67.3897" calcext:value-type="float">
            <text:p>-67,3897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66.9897" calcext:value-type="float">
            <text:p>-66,9897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67.7897" calcext:value-type="float">
            <text:p>-67,7897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72.5897" calcext:value-type="float">
            <text:p>-72,5897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76.9897" calcext:value-type="float">
            <text:p>-76,9897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66.1897" calcext:value-type="float">
            <text:p>-66,1897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69.7897" calcext:value-type="float">
            <text:p>-69,7897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64.1897" calcext:value-type="float">
            <text:p>-64,1897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66.1897" calcext:value-type="float">
            <text:p>-66,1897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58.5897" calcext:value-type="float">
            <text:p>-58,5897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58.9897" calcext:value-type="float">
            <text:p>-58,9897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73.7897" calcext:value-type="float">
            <text:p>-73,7897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63.3897" calcext:value-type="float">
            <text:p>-63,3897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54.1897" calcext:value-type="float">
            <text:p>-54,1897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64.5897" calcext:value-type="float">
            <text:p>-64,5897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1.7897" calcext:value-type="float">
            <text:p>-51,7897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56.1897" calcext:value-type="float">
            <text:p>-56,1897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53.7897" calcext:value-type="float">
            <text:p>-53,7897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51.3897" calcext:value-type="float">
            <text:p>-51,3897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50.5897" calcext:value-type="float">
            <text:p>-50,5897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52.1897" calcext:value-type="float">
            <text:p>-52,1897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56.5897" calcext:value-type="float">
            <text:p>-56,5897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71.7897" calcext:value-type="float">
            <text:p>-71,7897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62.9897" calcext:value-type="float">
            <text:p>-62,9897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68.1897" calcext:value-type="float">
            <text:p>-68,1897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8.1897" calcext:value-type="float">
            <text:p>-78,1897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64.9897" calcext:value-type="float">
            <text:p>-64,9897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63.7897" calcext:value-type="float">
            <text:p>-63,7897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59.7897" calcext:value-type="float">
            <text:p>-59,7897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64.5897" calcext:value-type="float">
            <text:p>-64,5897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70.1897" calcext:value-type="float">
            <text:p>-70,1897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64.1897" calcext:value-type="float">
            <text:p>-64,1897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68.5897" calcext:value-type="float">
            <text:p>-68,5897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67.3897" calcext:value-type="float">
            <text:p>-67,3897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76.1897" calcext:value-type="float">
            <text:p>-76,1897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72.5897" calcext:value-type="float">
            <text:p>-72,5897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70.9897" calcext:value-type="float">
            <text:p>-70,9897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69.3897" calcext:value-type="float">
            <text:p>-69,3897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71.3897" calcext:value-type="float">
            <text:p>-71,3897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76.5897" calcext:value-type="float">
            <text:p>-76,5897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76.1897" calcext:value-type="float">
            <text:p>-76,1897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68.5897" calcext:value-type="float">
            <text:p>-68,5897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65.7897" calcext:value-type="float">
            <text:p>-65,7897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65.3897" calcext:value-type="float">
            <text:p>-65,3897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68.1897" calcext:value-type="float">
            <text:p>-68,1897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72.5897" calcext:value-type="float">
            <text:p>-72,5897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73.7897" calcext:value-type="float">
            <text:p>-73,7897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66.1897" calcext:value-type="float">
            <text:p>-66,1897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67.3897" calcext:value-type="float">
            <text:p>-67,3897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69.3897" calcext:value-type="float">
            <text:p>-69,3897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72.9897" calcext:value-type="float">
            <text:p>-72,9897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94.5897" calcext:value-type="float">
            <text:p>-94,5897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72.1897" calcext:value-type="float">
            <text:p>-72,1897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67.3897" calcext:value-type="float">
            <text:p>-67,3897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67.7897" calcext:value-type="float">
            <text:p>-67,7897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69.3897" calcext:value-type="float">
            <text:p>-69,3897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73.3897" calcext:value-type="float">
            <text:p>-73,3897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74.1897" calcext:value-type="float">
            <text:p>-74,1897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76.5897" calcext:value-type="float">
            <text:p>-76,5897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72.1897" calcext:value-type="float">
            <text:p>-72,1897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72.9897" calcext:value-type="float">
            <text:p>-72,9897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74.9897" calcext:value-type="float">
            <text:p>-74,9897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68.9897" calcext:value-type="float">
            <text:p>-68,9897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69.3897" calcext:value-type="float">
            <text:p>-69,3897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66.5897" calcext:value-type="float">
            <text:p>-66,5897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70.5897" calcext:value-type="float">
            <text:p>-70,5897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73.7897" calcext:value-type="float">
            <text:p>-73,7897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72.5897" calcext:value-type="float">
            <text:p>-72,5897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72.1897" calcext:value-type="float">
            <text:p>-72,1897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70.1897" calcext:value-type="float">
            <text:p>-70,1897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71.3897" calcext:value-type="float">
            <text:p>-71,3897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71.3897" calcext:value-type="float">
            <text:p>-71,3897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74.1897" calcext:value-type="float">
            <text:p>-74,1897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72.9897" calcext:value-type="float">
            <text:p>-72,9897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80.9897" calcext:value-type="float">
            <text:p>-80,9897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76.5897" calcext:value-type="float">
            <text:p>-76,5897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74.9897" calcext:value-type="float">
            <text:p>-74,9897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70.5897" calcext:value-type="float">
            <text:p>-70,5897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70.1897" calcext:value-type="float">
            <text:p>-70,1897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76.9897" calcext:value-type="float">
            <text:p>-76,9897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71.7897" calcext:value-type="float">
            <text:p>-71,7897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75.3897" calcext:value-type="float">
            <text:p>-75,3897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73.3897" calcext:value-type="float">
            <text:p>-73,3897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67.7897" calcext:value-type="float">
            <text:p>-67,7897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67.7897" calcext:value-type="float">
            <text:p>-67,7897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74.5897" calcext:value-type="float">
            <text:p>-74,5897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75.7897" calcext:value-type="float">
            <text:p>-75,7897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72.5897" calcext:value-type="float">
            <text:p>-72,5897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75.7897" calcext:value-type="float">
            <text:p>-75,7897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76.9897" calcext:value-type="float">
            <text:p>-76,9897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73.7897" calcext:value-type="float">
            <text:p>-73,7897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70.9897" calcext:value-type="float">
            <text:p>-70,9897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67.3897" calcext:value-type="float">
            <text:p>-67,3897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68.9897" calcext:value-type="float">
            <text:p>-68,9897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74.1897" calcext:value-type="float">
            <text:p>-74,1897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76.5897" calcext:value-type="float">
            <text:p>-76,5897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72.5897" calcext:value-type="float">
            <text:p>-72,5897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74.9897" calcext:value-type="float">
            <text:p>-74,9897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75.7897" calcext:value-type="float">
            <text:p>-75,7897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74.5897" calcext:value-type="float">
            <text:p>-74,5897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76.1897" calcext:value-type="float">
            <text:p>-76,1897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73.7897" calcext:value-type="float">
            <text:p>-73,7897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74.9897" calcext:value-type="float">
            <text:p>-74,9897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80.5897" calcext:value-type="float">
            <text:p>-80,5897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78.1897" calcext:value-type="float">
            <text:p>-78,1897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74.1897" calcext:value-type="float">
            <text:p>-74,1897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74.1897" calcext:value-type="float">
            <text:p>-74,1897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74.1897" calcext:value-type="float">
            <text:p>-74,1897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72.1897" calcext:value-type="float">
            <text:p>-72,1897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75.7897" calcext:value-type="float">
            <text:p>-75,7897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76.1897" calcext:value-type="float">
            <text:p>-76,1897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74.5897" calcext:value-type="float">
            <text:p>-74,5897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78.1897" calcext:value-type="float">
            <text:p>-78,1897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76.9897" calcext:value-type="float">
            <text:p>-76,9897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73.3897" calcext:value-type="float">
            <text:p>-73,3897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94.1897" calcext:value-type="float">
            <text:p>-94,1897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76.5897" calcext:value-type="float">
            <text:p>-76,5897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97.7897" calcext:value-type="float">
            <text:p>-97,7897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73.7897" calcext:value-type="float">
            <text:p>-73,7897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73.7897" calcext:value-type="float">
            <text:p>-73,7897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80.5897" calcext:value-type="float">
            <text:p>-80,5897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78.5897" calcext:value-type="float">
            <text:p>-78,5897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98.9897" calcext:value-type="float">
            <text:p>-98,9897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96.9897" calcext:value-type="float">
            <text:p>-96,9897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80.5897" calcext:value-type="float">
            <text:p>-80,5897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76.5897" calcext:value-type="float">
            <text:p>-76,5897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75.7897" calcext:value-type="float">
            <text:p>-75,7897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8.5897" calcext:value-type="float">
            <text:p>-88,5897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95.7897" calcext:value-type="float">
            <text:p>-95,7897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76.9897" calcext:value-type="float">
            <text:p>-76,9897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105.7897" calcext:value-type="float">
            <text:p>-105,7897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94.1897" calcext:value-type="float">
            <text:p>-94,1897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98.1897" calcext:value-type="float">
            <text:p>-98,1897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79.7897" calcext:value-type="float">
            <text:p>-79,7897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0.9897" calcext:value-type="float">
            <text:p>-80,9897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92.5897" calcext:value-type="float">
            <text:p>-92,5897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4.1897" calcext:value-type="float">
            <text:p>-94,1897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79.3897" calcext:value-type="float">
            <text:p>-79,3897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78.1897" calcext:value-type="float">
            <text:p>-78,1897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98.9897" calcext:value-type="float">
            <text:p>-98,9897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95.7897" calcext:value-type="float">
            <text:p>-95,7897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88.5897" calcext:value-type="float">
            <text:p>-88,5897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75.7897" calcext:value-type="float">
            <text:p>-75,7897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88.5897" calcext:value-type="float">
            <text:p>-88,5897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91.7897" calcext:value-type="float">
            <text:p>-91,7897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80.5897" calcext:value-type="float">
            <text:p>-80,5897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77.3897" calcext:value-type="float">
            <text:p>-77,3897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101.7897" calcext:value-type="float">
            <text:p>-101,7897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97.3897" calcext:value-type="float">
            <text:p>-97,3897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95.7897" calcext:value-type="float">
            <text:p>-95,7897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77.7897" calcext:value-type="float">
            <text:p>-77,7897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80.5897" calcext:value-type="float">
            <text:p>-80,5897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95.3897" calcext:value-type="float">
            <text:p>-95,3897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91.7897" calcext:value-type="float">
            <text:p>-91,7897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92.5897" calcext:value-type="float">
            <text:p>-92,5897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98.9897" calcext:value-type="float">
            <text:p>-98,9897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96.5897" calcext:value-type="float">
            <text:p>-96,5897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88.5897" calcext:value-type="float">
            <text:p>-88,5897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78.9897" calcext:value-type="float">
            <text:p>-78,9897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79.7897" calcext:value-type="float">
            <text:p>-79,7897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94.5897" calcext:value-type="float">
            <text:p>-94,5897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88.5897" calcext:value-type="float">
            <text:p>-88,5897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98.1897" calcext:value-type="float">
            <text:p>-98,1897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97.7897" calcext:value-type="float">
            <text:p>-97,7897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98.1897" calcext:value-type="float">
            <text:p>-98,1897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93.3897" calcext:value-type="float">
            <text:p>-93,3897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95.7897" calcext:value-type="float">
            <text:p>-95,7897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95.7897" calcext:value-type="float">
            <text:p>-95,7897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3.3897" calcext:value-type="float">
            <text:p>-93,3897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88.5897" calcext:value-type="float">
            <text:p>-88,5897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98.1897" calcext:value-type="float">
            <text:p>-98,1897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91.7897" calcext:value-type="float">
            <text:p>-91,7897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98.9897" calcext:value-type="float">
            <text:p>-98,9897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96.5897" calcext:value-type="float">
            <text:p>-96,5897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0.9897" calcext:value-type="float">
            <text:p>-80,9897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81.3897" calcext:value-type="float">
            <text:p>-81,3897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4.1897" calcext:value-type="float">
            <text:p>-94,1897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95.3897" calcext:value-type="float">
            <text:p>-95,3897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98.9897" calcext:value-type="float">
            <text:p>-98,9897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96.9897" calcext:value-type="float">
            <text:p>-96,9897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100.5897" calcext:value-type="float">
            <text:p>-100,5897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81.7897" calcext:value-type="float">
            <text:p>-81,7897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80.1897" calcext:value-type="float">
            <text:p>-80,1897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80.9897" calcext:value-type="float">
            <text:p>-80,9897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106.9897" calcext:value-type="float">
            <text:p>-106,9897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88.5897" calcext:value-type="float">
            <text:p>-88,5897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98.1897" calcext:value-type="float">
            <text:p>-98,1897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0.9897" calcext:value-type="float">
            <text:p>-80,9897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8.9897" calcext:value-type="float">
            <text:p>-98,9897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84.9897" calcext:value-type="float">
            <text:p>-84,9897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80.5897" calcext:value-type="float">
            <text:p>-80,5897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98.9897" calcext:value-type="float">
            <text:p>-98,9897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6.9897" calcext:value-type="float">
            <text:p>-96,9897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82.1897" calcext:value-type="float">
            <text:p>-82,1897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82.5897" calcext:value-type="float">
            <text:p>-82,5897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83.3897" calcext:value-type="float">
            <text:p>-83,3897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88.5897" calcext:value-type="float">
            <text:p>-88,5897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82.9897" calcext:value-type="float">
            <text:p>-82,9897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2.5897" calcext:value-type="float">
            <text:p>-92,5897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86.1897" calcext:value-type="float">
            <text:p>-86,1897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96.1897" calcext:value-type="float">
            <text:p>-96,1897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97.3897" calcext:value-type="float">
            <text:p>-97,3897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101.7897" calcext:value-type="float">
            <text:p>-101,7897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95.7897" calcext:value-type="float">
            <text:p>-95,7897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106.9897" calcext:value-type="float">
            <text:p>-106,9897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84.1897" calcext:value-type="float">
            <text:p>-84,1897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100.5897" calcext:value-type="float">
            <text:p>-100,5897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91.7897" calcext:value-type="float">
            <text:p>-91,7897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95.7897" calcext:value-type="float">
            <text:p>-95,7897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87.7897" calcext:value-type="float">
            <text:p>-87,7897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102.9897" calcext:value-type="float">
            <text:p>-102,9897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94.5897" calcext:value-type="float">
            <text:p>-94,5897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93.3897" calcext:value-type="float">
            <text:p>-93,3897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96.1897" calcext:value-type="float">
            <text:p>-96,1897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100.5897" calcext:value-type="float">
            <text:p>-100,5897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100.5897" calcext:value-type="float">
            <text:p>-100,5897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106.9897" calcext:value-type="float">
            <text:p>-106,9897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98.9897" calcext:value-type="float">
            <text:p>-98,9897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85.7897" calcext:value-type="float">
            <text:p>-85,7897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97.7897" calcext:value-type="float">
            <text:p>-97,7897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100.5897" calcext:value-type="float">
            <text:p>-100,5897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84.5897" calcext:value-type="float">
            <text:p>-84,5897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103.7897" calcext:value-type="float">
            <text:p>-103,7897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3.7897" calcext:value-type="float">
            <text:p>-83,7897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97.7897" calcext:value-type="float">
            <text:p>-97,7897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6.9897" calcext:value-type="float">
            <text:p>-86,9897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100.5897" calcext:value-type="float">
            <text:p>-100,5897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106.9897" calcext:value-type="float">
            <text:p>-106,9897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94.5897" calcext:value-type="float">
            <text:p>-94,5897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91.7897" calcext:value-type="float">
            <text:p>-91,7897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89.3897" calcext:value-type="float">
            <text:p>-89,3897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88.9897" calcext:value-type="float">
            <text:p>-88,9897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97.7897" calcext:value-type="float">
            <text:p>-97,7897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99.7897" calcext:value-type="float">
            <text:p>-99,7897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87.3897" calcext:value-type="float">
            <text:p>-87,3897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106.9897" calcext:value-type="float">
            <text:p>-106,9897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85.3897" calcext:value-type="float">
            <text:p>-85,3897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0.9897" calcext:value-type="float">
            <text:p>-90,9897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2.1897" calcext:value-type="float">
            <text:p>-92,1897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91.3897" calcext:value-type="float">
            <text:p>-91,3897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92.5897" calcext:value-type="float">
            <text:p>-92,5897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96.5897" calcext:value-type="float">
            <text:p>-96,5897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96.5897" calcext:value-type="float">
            <text:p>-96,5897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92.5897" calcext:value-type="float">
            <text:p>-92,5897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88.1897" calcext:value-type="float">
            <text:p>-88,1897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93.3897" calcext:value-type="float">
            <text:p>-93,3897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103.3897" calcext:value-type="float">
            <text:p>-103,3897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103.3897" calcext:value-type="float">
            <text:p>-103,3897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2.9897" calcext:value-type="float">
            <text:p>-92,9897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94.9897" calcext:value-type="float">
            <text:p>-94,9897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90.5897" calcext:value-type="float">
            <text:p>-90,5897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90.1897" calcext:value-type="float">
            <text:p>-90,1897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89.7897" calcext:value-type="float">
            <text:p>-89,7897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93.7897" calcext:value-type="float">
            <text:p>-93,7897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86.5897" calcext:value-type="float">
            <text:p>-86,5897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86.1897" calcext:value-type="float">
            <text:p>-86,1897</text:p>
          </table:table-cell>
        </table:table-row>
      </table:table>
      <table:table table:name="Gree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5.3691" calcext:value-type="float">
            <text:p>-35,3691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8.1691" calcext:value-type="float">
            <text:p>-38,1691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60.9691" calcext:value-type="float">
            <text:p>-6,1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82.1691" calcext:value-type="float">
            <text:p>-82,1691</text:p>
          </table:table-cell>
        </table:table-row>
      </table:table>
      <table:table table:name="Green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4.9691" calcext:value-type="float">
            <text:p>-34,9691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8.1691" calcext:value-type="float">
            <text:p>-38,1691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60.9691" calcext:value-type="float">
            <text:p>-6,1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44.9691" calcext:value-type="float">
            <text:p>-44,9691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82.9691" calcext:value-type="float">
            <text:p>-82,9691</text:p>
          </table:table-cell>
        </table:table-row>
      </table:table>
      <table:table table:name="Green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6.9691" calcext:value-type="float">
            <text:p>-36,9691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39.7691" calcext:value-type="float">
            <text:p>-39,7691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60.9691" calcext:value-type="float">
            <text:p>-6,1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72.5691" calcext:value-type="float">
            <text:p>-72,5691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73.3691" calcext:value-type="float">
            <text:p>-73,3691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90.9691" calcext:value-type="float">
            <text:p>-90,9691</text:p>
          </table:table-cell>
        </table:table-row>
      </table:table>
      <table:table table:name="Green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0.5691" calcext:value-type="float">
            <text:p>-40,5691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60.9691" calcext:value-type="float">
            <text:p>-6,1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91.3691" calcext:value-type="float">
            <text:p>-91,3691</text:p>
          </table:table-cell>
        </table:table-row>
      </table:table>
      <table:table table:name="GreenALL" table:style-name="ta1">
        <table:shapes>
          <draw:frame draw:z-index="0" draw:style-name="gr1" draw:text-style-name="P1" svg:width="159.97mm" svg:height="90.04mm" svg:x="70.21mm" svg:y="11.69mm">
            <loext:p draw:notify-on-update-of-ranges="GreenALL.A427:GreenALL.A446 GreenALL.B427:GreenALL.B4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formula="of:=([Green.D1]+[Green1.D1]+[Green2.D1]+[Green3.D1]+[Green4.D1])/5" office:value-type="float" office:value="0" calcext:value-type="float">
            <text:p>0</text:p>
          </table:table-cell>
          <table:table-cell table:formula="of:=([Green.E1]+[Green1.E1]+[Green2.E1]+[Green3.E1]+[Green4.E1])/5" office:value-type="float" office:value="-37.21322" calcext:value-type="float">
            <text:p>-37,21322</text:p>
          </table:table-cell>
        </table:table-row>
        <table:table-row table:style-name="ro1">
          <table:table-cell table:formula="of:=([Green.D2]+[Green1.D2]+[Green2.D2]+[Green3.D2]+[Green4.D2])/5" office:value-type="float" office:value="0.00247" calcext:value-type="float">
            <text:p>0,00247</text:p>
          </table:table-cell>
          <table:table-cell table:formula="of:=([Green.E2]+[Green1.E2]+[Green2.E2]+[Green3.E2]+[Green4.E2])/5" office:value-type="float" office:value="-40.17322" calcext:value-type="float">
            <text:p>-40,17322</text:p>
          </table:table-cell>
        </table:table-row>
        <table:table-row table:style-name="ro1">
          <table:table-cell table:formula="of:=([Green.D3]+[Green1.D3]+[Green2.D3]+[Green3.D3]+[Green4.D3])/5" office:value-type="float" office:value="0.00493" calcext:value-type="float">
            <text:p>0,00493</text:p>
          </table:table-cell>
          <table:table-cell table:formula="of:=([Green.E3]+[Green1.E3]+[Green2.E3]+[Green3.E3]+[Green4.E3])/5" office:value-type="float" office:value="-83.53322" calcext:value-type="float">
            <text:p>-83,53322</text:p>
          </table:table-cell>
        </table:table-row>
        <table:table-row table:style-name="ro1">
          <table:table-cell table:formula="of:=([Green.D4]+[Green1.D4]+[Green2.D4]+[Green3.D4]+[Green4.D4])/5" office:value-type="float" office:value="0.0074" calcext:value-type="float">
            <text:p>0,0074</text:p>
          </table:table-cell>
          <table:table-cell table:formula="of:=([Green.E4]+[Green1.E4]+[Green2.E4]+[Green3.E4]+[Green4.E4])/5" office:value-type="float" office:value="-87.37322" calcext:value-type="float">
            <text:p>-87,37322</text:p>
          </table:table-cell>
        </table:table-row>
        <table:table-row table:style-name="ro1">
          <table:table-cell table:formula="of:=([Green.D5]+[Green1.D5]+[Green2.D5]+[Green3.D5]+[Green4.D5])/5" office:value-type="float" office:value="0.00986" calcext:value-type="float">
            <text:p>0,00986</text:p>
          </table:table-cell>
          <table:table-cell table:formula="of:=([Green.E5]+[Green1.E5]+[Green2.E5]+[Green3.E5]+[Green4.E5])/5" office:value-type="float" office:value="-87.45322" calcext:value-type="float">
            <text:p>-87,45322</text:p>
          </table:table-cell>
        </table:table-row>
        <table:table-row table:style-name="ro1">
          <table:table-cell table:formula="of:=([Green.D6]+[Green1.D6]+[Green2.D6]+[Green3.D6]+[Green4.D6])/5" office:value-type="float" office:value="0.01233" calcext:value-type="float">
            <text:p>0,01233</text:p>
          </table:table-cell>
          <table:table-cell table:formula="of:=([Green.E6]+[Green1.E6]+[Green2.E6]+[Green3.E6]+[Green4.E6])/5" office:value-type="float" office:value="-84.89322" calcext:value-type="float">
            <text:p>-84,89322</text:p>
          </table:table-cell>
        </table:table-row>
        <table:table-row table:style-name="ro1">
          <table:table-cell table:formula="of:=([Green.D7]+[Green1.D7]+[Green2.D7]+[Green3.D7]+[Green4.D7])/5" office:value-type="float" office:value="0.0148" calcext:value-type="float">
            <text:p>0,0148</text:p>
          </table:table-cell>
          <table:table-cell table:formula="of:=([Green.E7]+[Green1.E7]+[Green2.E7]+[Green3.E7]+[Green4.E7])/5" office:value-type="float" office:value="-82.33322" calcext:value-type="float">
            <text:p>-82,33322</text:p>
          </table:table-cell>
        </table:table-row>
        <table:table-row table:style-name="ro1">
          <table:table-cell table:formula="of:=([Green.D8]+[Green1.D8]+[Green2.D8]+[Green3.D8]+[Green4.D8])/5" office:value-type="float" office:value="0.01726" calcext:value-type="float">
            <text:p>0,01726</text:p>
          </table:table-cell>
          <table:table-cell table:formula="of:=([Green.E8]+[Green1.E8]+[Green2.E8]+[Green3.E8]+[Green4.E8])/5" office:value-type="float" office:value="-86.65322" calcext:value-type="float">
            <text:p>-86,65322</text:p>
          </table:table-cell>
        </table:table-row>
        <table:table-row table:style-name="ro1">
          <table:table-cell table:formula="of:=([Green.D9]+[Green1.D9]+[Green2.D9]+[Green3.D9]+[Green4.D9])/5" office:value-type="float" office:value="0.01973" calcext:value-type="float">
            <text:p>0,01973</text:p>
          </table:table-cell>
          <table:table-cell table:formula="of:=([Green.E9]+[Green1.E9]+[Green2.E9]+[Green3.E9]+[Green4.E9])/5" office:value-type="float" office:value="-85.53322" calcext:value-type="float">
            <text:p>-85,53322</text:p>
          </table:table-cell>
        </table:table-row>
        <table:table-row table:style-name="ro1">
          <table:table-cell table:formula="of:=([Green.D10]+[Green1.D10]+[Green2.D10]+[Green3.D10]+[Green4.D10])/5" office:value-type="float" office:value="0.02219" calcext:value-type="float">
            <text:p>0,02219</text:p>
          </table:table-cell>
          <table:table-cell table:formula="of:=([Green.E10]+[Green1.E10]+[Green2.E10]+[Green3.E10]+[Green4.E10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11]+[Green1.D11]+[Green2.D11]+[Green3.D11]+[Green4.D11])/5" office:value-type="float" office:value="0.02466" calcext:value-type="float">
            <text:p>0,02466</text:p>
          </table:table-cell>
          <table:table-cell table:formula="of:=([Green.E11]+[Green1.E11]+[Green2.E11]+[Green3.E11]+[Green4.E11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12]+[Green1.D12]+[Green2.D12]+[Green3.D12]+[Green4.D12])/5" office:value-type="float" office:value="0.02713" calcext:value-type="float">
            <text:p>0,02713</text:p>
          </table:table-cell>
          <table:table-cell table:formula="of:=([Green.E12]+[Green1.E12]+[Green2.E12]+[Green3.E12]+[Green4.E12])/5" office:value-type="float" office:value="-87.93322" calcext:value-type="float">
            <text:p>-87,93322</text:p>
          </table:table-cell>
        </table:table-row>
        <table:table-row table:style-name="ro1">
          <table:table-cell table:formula="of:=([Green.D13]+[Green1.D13]+[Green2.D13]+[Green3.D13]+[Green4.D13])/5" office:value-type="float" office:value="0.02959" calcext:value-type="float">
            <text:p>0,02959</text:p>
          </table:table-cell>
          <table:table-cell table:formula="of:=([Green.E13]+[Green1.E13]+[Green2.E13]+[Green3.E13]+[Green4.E13])/5" office:value-type="float" office:value="-88.33322" calcext:value-type="float">
            <text:p>-88,33322</text:p>
          </table:table-cell>
        </table:table-row>
        <table:table-row table:style-name="ro1">
          <table:table-cell table:formula="of:=([Green.D14]+[Green1.D14]+[Green2.D14]+[Green3.D14]+[Green4.D14])/5" office:value-type="float" office:value="0.03206" calcext:value-type="float">
            <text:p>0,03206</text:p>
          </table:table-cell>
          <table:table-cell table:formula="of:=([Green.E14]+[Green1.E14]+[Green2.E14]+[Green3.E14]+[Green4.E14])/5" office:value-type="float" office:value="-85.69322" calcext:value-type="float">
            <text:p>-85,69322</text:p>
          </table:table-cell>
        </table:table-row>
        <table:table-row table:style-name="ro1">
          <table:table-cell table:formula="of:=([Green.D15]+[Green1.D15]+[Green2.D15]+[Green3.D15]+[Green4.D15])/5" office:value-type="float" office:value="0.03452" calcext:value-type="float">
            <text:p>0,03452</text:p>
          </table:table-cell>
          <table:table-cell table:formula="of:=([Green.E15]+[Green1.E15]+[Green2.E15]+[Green3.E15]+[Green4.E15])/5" office:value-type="float" office:value="-84.33322" calcext:value-type="float">
            <text:p>-84,33322</text:p>
          </table:table-cell>
        </table:table-row>
        <table:table-row table:style-name="ro1">
          <table:table-cell table:formula="of:=([Green.D16]+[Green1.D16]+[Green2.D16]+[Green3.D16]+[Green4.D16])/5" office:value-type="float" office:value="0.03699" calcext:value-type="float">
            <text:p>0,03699</text:p>
          </table:table-cell>
          <table:table-cell table:formula="of:=([Green.E16]+[Green1.E16]+[Green2.E16]+[Green3.E16]+[Green4.E16])/5" office:value-type="float" office:value="-85.61322" calcext:value-type="float">
            <text:p>-85,61322</text:p>
          </table:table-cell>
        </table:table-row>
        <table:table-row table:style-name="ro1">
          <table:table-cell table:formula="of:=([Green.D17]+[Green1.D17]+[Green2.D17]+[Green3.D17]+[Green4.D17])/5" office:value-type="float" office:value="0.03946" calcext:value-type="float">
            <text:p>0,03946</text:p>
          </table:table-cell>
          <table:table-cell table:formula="of:=([Green.E17]+[Green1.E17]+[Green2.E17]+[Green3.E17]+[Green4.E17])/5" office:value-type="float" office:value="-87.77322" calcext:value-type="float">
            <text:p>-87,77322</text:p>
          </table:table-cell>
        </table:table-row>
        <table:table-row table:style-name="ro1">
          <table:table-cell table:formula="of:=([Green.D18]+[Green1.D18]+[Green2.D18]+[Green3.D18]+[Green4.D18])/5" office:value-type="float" office:value="0.04192" calcext:value-type="float">
            <text:p>0,04192</text:p>
          </table:table-cell>
          <table:table-cell table:formula="of:=([Green.E18]+[Green1.E18]+[Green2.E18]+[Green3.E18]+[Green4.E18])/5" office:value-type="float" office:value="-83.61322" calcext:value-type="float">
            <text:p>-83,61322</text:p>
          </table:table-cell>
        </table:table-row>
        <table:table-row table:style-name="ro1">
          <table:table-cell table:formula="of:=([Green.D19]+[Green1.D19]+[Green2.D19]+[Green3.D19]+[Green4.D19])/5" office:value-type="float" office:value="0.04439" calcext:value-type="float">
            <text:p>0,04439</text:p>
          </table:table-cell>
          <table:table-cell table:formula="of:=([Green.E19]+[Green1.E19]+[Green2.E19]+[Green3.E19]+[Green4.E19])/5" office:value-type="float" office:value="-86.25322" calcext:value-type="float">
            <text:p>-86,25322</text:p>
          </table:table-cell>
        </table:table-row>
        <table:table-row table:style-name="ro1">
          <table:table-cell table:formula="of:=([Green.D20]+[Green1.D20]+[Green2.D20]+[Green3.D20]+[Green4.D20])/5" office:value-type="float" office:value="0.04686" calcext:value-type="float">
            <text:p>0,04686</text:p>
          </table:table-cell>
          <table:table-cell table:formula="of:=([Green.E20]+[Green1.E20]+[Green2.E20]+[Green3.E20]+[Green4.E20])/5" office:value-type="float" office:value="-89.29322" calcext:value-type="float">
            <text:p>-89,29322</text:p>
          </table:table-cell>
        </table:table-row>
        <table:table-row table:style-name="ro1">
          <table:table-cell table:formula="of:=([Green.D21]+[Green1.D21]+[Green2.D21]+[Green3.D21]+[Green4.D21])/5" office:value-type="float" office:value="0.04933" calcext:value-type="float">
            <text:p>0,04933</text:p>
          </table:table-cell>
          <table:table-cell table:formula="of:=([Green.E21]+[Green1.E21]+[Green2.E21]+[Green3.E21]+[Green4.E21])/5" office:value-type="float" office:value="-88.09322" calcext:value-type="float">
            <text:p>-88,09322</text:p>
          </table:table-cell>
        </table:table-row>
        <table:table-row table:style-name="ro1">
          <table:table-cell table:formula="of:=([Green.D22]+[Green1.D22]+[Green2.D22]+[Green3.D22]+[Green4.D22])/5" office:value-type="float" office:value="0.0518" calcext:value-type="float">
            <text:p>0,0518</text:p>
          </table:table-cell>
          <table:table-cell table:formula="of:=([Green.E22]+[Green1.E22]+[Green2.E22]+[Green3.E22]+[Green4.E22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23]+[Green1.D23]+[Green2.D23]+[Green3.D23]+[Green4.D23])/5" office:value-type="float" office:value="0.05427" calcext:value-type="float">
            <text:p>0,05427</text:p>
          </table:table-cell>
          <table:table-cell table:formula="of:=([Green.E23]+[Green1.E23]+[Green2.E23]+[Green3.E23]+[Green4.E23])/5" office:value-type="float" office:value="-88.81322" calcext:value-type="float">
            <text:p>-88,81322</text:p>
          </table:table-cell>
        </table:table-row>
        <table:table-row table:style-name="ro1">
          <table:table-cell table:formula="of:=([Green.D24]+[Green1.D24]+[Green2.D24]+[Green3.D24]+[Green4.D24])/5" office:value-type="float" office:value="0.05674" calcext:value-type="float">
            <text:p>0,05674</text:p>
          </table:table-cell>
          <table:table-cell table:formula="of:=([Green.E24]+[Green1.E24]+[Green2.E24]+[Green3.E24]+[Green4.E24])/5" office:value-type="float" office:value="-86.81322" calcext:value-type="float">
            <text:p>-86,81322</text:p>
          </table:table-cell>
        </table:table-row>
        <table:table-row table:style-name="ro1">
          <table:table-cell table:formula="of:=([Green.D25]+[Green1.D25]+[Green2.D25]+[Green3.D25]+[Green4.D25])/5" office:value-type="float" office:value="0.05921" calcext:value-type="float">
            <text:p>0,05921</text:p>
          </table:table-cell>
          <table:table-cell table:formula="of:=([Green.E25]+[Green1.E25]+[Green2.E25]+[Green3.E25]+[Green4.E25])/5" office:value-type="float" office:value="-90.01322" calcext:value-type="float">
            <text:p>-90,01322</text:p>
          </table:table-cell>
        </table:table-row>
        <table:table-row table:style-name="ro1">
          <table:table-cell table:formula="of:=([Green.D26]+[Green1.D26]+[Green2.D26]+[Green3.D26]+[Green4.D26])/5" office:value-type="float" office:value="0.06168" calcext:value-type="float">
            <text:p>0,06168</text:p>
          </table:table-cell>
          <table:table-cell table:formula="of:=([Green.E26]+[Green1.E26]+[Green2.E26]+[Green3.E26]+[Green4.E26])/5" office:value-type="float" office:value="-86.57322" calcext:value-type="float">
            <text:p>-86,57322</text:p>
          </table:table-cell>
        </table:table-row>
        <table:table-row table:style-name="ro1">
          <table:table-cell table:formula="of:=([Green.D27]+[Green1.D27]+[Green2.D27]+[Green3.D27]+[Green4.D27])/5" office:value-type="float" office:value="0.06415" calcext:value-type="float">
            <text:p>0,06415</text:p>
          </table:table-cell>
          <table:table-cell table:formula="of:=([Green.E27]+[Green1.E27]+[Green2.E27]+[Green3.E27]+[Green4.E27])/5" office:value-type="float" office:value="-87.85322" calcext:value-type="float">
            <text:p>-87,85322</text:p>
          </table:table-cell>
        </table:table-row>
        <table:table-row table:style-name="ro1">
          <table:table-cell table:formula="of:=([Green.D28]+[Green1.D28]+[Green2.D28]+[Green3.D28]+[Green4.D28])/5" office:value-type="float" office:value="0.06662" calcext:value-type="float">
            <text:p>0,06662</text:p>
          </table:table-cell>
          <table:table-cell table:formula="of:=([Green.E28]+[Green1.E28]+[Green2.E28]+[Green3.E28]+[Green4.E28])/5" office:value-type="float" office:value="-85.85322" calcext:value-type="float">
            <text:p>-85,85322</text:p>
          </table:table-cell>
        </table:table-row>
        <table:table-row table:style-name="ro1">
          <table:table-cell table:formula="of:=([Green.D29]+[Green1.D29]+[Green2.D29]+[Green3.D29]+[Green4.D29])/5" office:value-type="float" office:value="0.06909" calcext:value-type="float">
            <text:p>0,06909</text:p>
          </table:table-cell>
          <table:table-cell table:formula="of:=([Green.E29]+[Green1.E29]+[Green2.E29]+[Green3.E29]+[Green4.E29])/5" office:value-type="float" office:value="-88.49322" calcext:value-type="float">
            <text:p>-88,49322</text:p>
          </table:table-cell>
        </table:table-row>
        <table:table-row table:style-name="ro1">
          <table:table-cell table:formula="of:=([Green.D30]+[Green1.D30]+[Green2.D30]+[Green3.D30]+[Green4.D30])/5" office:value-type="float" office:value="0.07156" calcext:value-type="float">
            <text:p>0,07156</text:p>
          </table:table-cell>
          <table:table-cell table:formula="of:=([Green.E30]+[Green1.E30]+[Green2.E30]+[Green3.E30]+[Green4.E30])/5" office:value-type="float" office:value="-89.93322" calcext:value-type="float">
            <text:p>-89,93322</text:p>
          </table:table-cell>
        </table:table-row>
        <table:table-row table:style-name="ro1">
          <table:table-cell table:formula="of:=([Green.D31]+[Green1.D31]+[Green2.D31]+[Green3.D31]+[Green4.D31])/5" office:value-type="float" office:value="0.07403" calcext:value-type="float">
            <text:p>0,07403</text:p>
          </table:table-cell>
          <table:table-cell table:formula="of:=([Green.E31]+[Green1.E31]+[Green2.E31]+[Green3.E31]+[Green4.E31])/5" office:value-type="float" office:value="-90.09322" calcext:value-type="float">
            <text:p>-90,09322</text:p>
          </table:table-cell>
        </table:table-row>
        <table:table-row table:style-name="ro1">
          <table:table-cell table:formula="of:=([Green.D32]+[Green1.D32]+[Green2.D32]+[Green3.D32]+[Green4.D32])/5" office:value-type="float" office:value="0.0765" calcext:value-type="float">
            <text:p>0,0765</text:p>
          </table:table-cell>
          <table:table-cell table:formula="of:=([Green.E32]+[Green1.E32]+[Green2.E32]+[Green3.E32]+[Green4.E32])/5" office:value-type="float" office:value="-89.29322" calcext:value-type="float">
            <text:p>-89,29322</text:p>
          </table:table-cell>
        </table:table-row>
        <table:table-row table:style-name="ro1">
          <table:table-cell table:formula="of:=([Green.D33]+[Green1.D33]+[Green2.D33]+[Green3.D33]+[Green4.D33])/5" office:value-type="float" office:value="0.07897" calcext:value-type="float">
            <text:p>0,07897</text:p>
          </table:table-cell>
          <table:table-cell table:formula="of:=([Green.E33]+[Green1.E33]+[Green2.E33]+[Green3.E33]+[Green4.E33])/5" office:value-type="float" office:value="-92.09322" calcext:value-type="float">
            <text:p>-92,09322</text:p>
          </table:table-cell>
        </table:table-row>
        <table:table-row table:style-name="ro1">
          <table:table-cell table:formula="of:=([Green.D34]+[Green1.D34]+[Green2.D34]+[Green3.D34]+[Green4.D34])/5" office:value-type="float" office:value="0.08144" calcext:value-type="float">
            <text:p>0,08144</text:p>
          </table:table-cell>
          <table:table-cell table:formula="of:=([Green.E34]+[Green1.E34]+[Green2.E34]+[Green3.E34]+[Green4.E34])/5" office:value-type="float" office:value="-88.01322" calcext:value-type="float">
            <text:p>-88,01322</text:p>
          </table:table-cell>
        </table:table-row>
        <table:table-row table:style-name="ro1">
          <table:table-cell table:formula="of:=([Green.D35]+[Green1.D35]+[Green2.D35]+[Green3.D35]+[Green4.D35])/5" office:value-type="float" office:value="0.08391" calcext:value-type="float">
            <text:p>0,08391</text:p>
          </table:table-cell>
          <table:table-cell table:formula="of:=([Green.E35]+[Green1.E35]+[Green2.E35]+[Green3.E35]+[Green4.E35])/5" office:value-type="float" office:value="-88.01322" calcext:value-type="float">
            <text:p>-88,01322</text:p>
          </table:table-cell>
        </table:table-row>
        <table:table-row table:style-name="ro1">
          <table:table-cell table:formula="of:=([Green.D36]+[Green1.D36]+[Green2.D36]+[Green3.D36]+[Green4.D36])/5" office:value-type="float" office:value="0.08638" calcext:value-type="float">
            <text:p>0,08638</text:p>
          </table:table-cell>
          <table:table-cell table:formula="of:=([Green.E36]+[Green1.E36]+[Green2.E36]+[Green3.E36]+[Green4.E36])/5" office:value-type="float" office:value="-88.09322" calcext:value-type="float">
            <text:p>-88,09322</text:p>
          </table:table-cell>
        </table:table-row>
        <table:table-row table:style-name="ro1">
          <table:table-cell table:formula="of:=([Green.D37]+[Green1.D37]+[Green2.D37]+[Green3.D37]+[Green4.D37])/5" office:value-type="float" office:value="0.08885" calcext:value-type="float">
            <text:p>0,08885</text:p>
          </table:table-cell>
          <table:table-cell table:formula="of:=([Green.E37]+[Green1.E37]+[Green2.E37]+[Green3.E37]+[Green4.E37])/5" office:value-type="float" office:value="-88.09322" calcext:value-type="float">
            <text:p>-88,09322</text:p>
          </table:table-cell>
        </table:table-row>
        <table:table-row table:style-name="ro1">
          <table:table-cell table:formula="of:=([Green.D38]+[Green1.D38]+[Green2.D38]+[Green3.D38]+[Green4.D38])/5" office:value-type="float" office:value="0.09132" calcext:value-type="float">
            <text:p>0,09132</text:p>
          </table:table-cell>
          <table:table-cell table:formula="of:=([Green.E38]+[Green1.E38]+[Green2.E38]+[Green3.E38]+[Green4.E38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39]+[Green1.D39]+[Green2.D39]+[Green3.D39]+[Green4.D39])/5" office:value-type="float" office:value="0.09379" calcext:value-type="float">
            <text:p>0,09379</text:p>
          </table:table-cell>
          <table:table-cell table:formula="of:=([Green.E39]+[Green1.E39]+[Green2.E39]+[Green3.E39]+[Green4.E39])/5" office:value-type="float" office:value="-85.13322" calcext:value-type="float">
            <text:p>-85,13322</text:p>
          </table:table-cell>
        </table:table-row>
        <table:table-row table:style-name="ro1">
          <table:table-cell table:formula="of:=([Green.D40]+[Green1.D40]+[Green2.D40]+[Green3.D40]+[Green4.D40])/5" office:value-type="float" office:value="0.09626" calcext:value-type="float">
            <text:p>0,09626</text:p>
          </table:table-cell>
          <table:table-cell table:formula="of:=([Green.E40]+[Green1.E40]+[Green2.E40]+[Green3.E40]+[Green4.E40])/5" office:value-type="float" office:value="-84.01322" calcext:value-type="float">
            <text:p>-84,01322</text:p>
          </table:table-cell>
        </table:table-row>
        <table:table-row table:style-name="ro1">
          <table:table-cell table:formula="of:=([Green.D41]+[Green1.D41]+[Green2.D41]+[Green3.D41]+[Green4.D41])/5" office:value-type="float" office:value="0.09873" calcext:value-type="float">
            <text:p>0,09873</text:p>
          </table:table-cell>
          <table:table-cell table:formula="of:=([Green.E41]+[Green1.E41]+[Green2.E41]+[Green3.E41]+[Green4.E41])/5" office:value-type="float" office:value="-88.09322" calcext:value-type="float">
            <text:p>-88,09322</text:p>
          </table:table-cell>
        </table:table-row>
        <table:table-row table:style-name="ro1">
          <table:table-cell table:formula="of:=([Green.D42]+[Green1.D42]+[Green2.D42]+[Green3.D42]+[Green4.D42])/5" office:value-type="float" office:value="0.1012" calcext:value-type="float">
            <text:p>0,1012</text:p>
          </table:table-cell>
          <table:table-cell table:formula="of:=([Green.E42]+[Green1.E42]+[Green2.E42]+[Green3.E42]+[Green4.E42])/5" office:value-type="float" office:value="-86.25322" calcext:value-type="float">
            <text:p>-86,25322</text:p>
          </table:table-cell>
        </table:table-row>
        <table:table-row table:style-name="ro1">
          <table:table-cell table:formula="of:=([Green.D43]+[Green1.D43]+[Green2.D43]+[Green3.D43]+[Green4.D43])/5" office:value-type="float" office:value="0.10367" calcext:value-type="float">
            <text:p>0,10367</text:p>
          </table:table-cell>
          <table:table-cell table:formula="of:=([Green.E43]+[Green1.E43]+[Green2.E43]+[Green3.E43]+[Green4.E43])/5" office:value-type="float" office:value="-84.73322" calcext:value-type="float">
            <text:p>-84,73322</text:p>
          </table:table-cell>
        </table:table-row>
        <table:table-row table:style-name="ro1">
          <table:table-cell table:formula="of:=([Green.D44]+[Green1.D44]+[Green2.D44]+[Green3.D44]+[Green4.D44])/5" office:value-type="float" office:value="0.10614" calcext:value-type="float">
            <text:p>0,10614</text:p>
          </table:table-cell>
          <table:table-cell table:formula="of:=([Green.E44]+[Green1.E44]+[Green2.E44]+[Green3.E44]+[Green4.E44])/5" office:value-type="float" office:value="-89.13322" calcext:value-type="float">
            <text:p>-89,13322</text:p>
          </table:table-cell>
        </table:table-row>
        <table:table-row table:style-name="ro1">
          <table:table-cell table:formula="of:=([Green.D45]+[Green1.D45]+[Green2.D45]+[Green3.D45]+[Green4.D45])/5" office:value-type="float" office:value="0.10861" calcext:value-type="float">
            <text:p>0,10861</text:p>
          </table:table-cell>
          <table:table-cell table:formula="of:=([Green.E45]+[Green1.E45]+[Green2.E45]+[Green3.E45]+[Green4.E45])/5" office:value-type="float" office:value="-88.33322" calcext:value-type="float">
            <text:p>-88,33322</text:p>
          </table:table-cell>
        </table:table-row>
        <table:table-row table:style-name="ro1">
          <table:table-cell table:formula="of:=([Green.D46]+[Green1.D46]+[Green2.D46]+[Green3.D46]+[Green4.D46])/5" office:value-type="float" office:value="0.11108" calcext:value-type="float">
            <text:p>0,11108</text:p>
          </table:table-cell>
          <table:table-cell table:formula="of:=([Green.E46]+[Green1.E46]+[Green2.E46]+[Green3.E46]+[Green4.E46])/5" office:value-type="float" office:value="-90.25322" calcext:value-type="float">
            <text:p>-90,25322</text:p>
          </table:table-cell>
        </table:table-row>
        <table:table-row table:style-name="ro1">
          <table:table-cell table:formula="of:=([Green.D47]+[Green1.D47]+[Green2.D47]+[Green3.D47]+[Green4.D47])/5" office:value-type="float" office:value="0.11355" calcext:value-type="float">
            <text:p>0,11355</text:p>
          </table:table-cell>
          <table:table-cell table:formula="of:=([Green.E47]+[Green1.E47]+[Green2.E47]+[Green3.E47]+[Green4.E47])/5" office:value-type="float" office:value="-91.77322" calcext:value-type="float">
            <text:p>-91,77322</text:p>
          </table:table-cell>
        </table:table-row>
        <table:table-row table:style-name="ro1">
          <table:table-cell table:formula="of:=([Green.D48]+[Green1.D48]+[Green2.D48]+[Green3.D48]+[Green4.D48])/5" office:value-type="float" office:value="0.11602" calcext:value-type="float">
            <text:p>0,11602</text:p>
          </table:table-cell>
          <table:table-cell table:formula="of:=([Green.E48]+[Green1.E48]+[Green2.E48]+[Green3.E48]+[Green4.E48])/5" office:value-type="float" office:value="-93.85322" calcext:value-type="float">
            <text:p>-93,85322</text:p>
          </table:table-cell>
        </table:table-row>
        <table:table-row table:style-name="ro1">
          <table:table-cell table:formula="of:=([Green.D49]+[Green1.D49]+[Green2.D49]+[Green3.D49]+[Green4.D49])/5" office:value-type="float" office:value="0.11849" calcext:value-type="float">
            <text:p>0,11849</text:p>
          </table:table-cell>
          <table:table-cell table:formula="of:=([Green.E49]+[Green1.E49]+[Green2.E49]+[Green3.E49]+[Green4.E49])/5" office:value-type="float" office:value="-90.57322" calcext:value-type="float">
            <text:p>-90,57322</text:p>
          </table:table-cell>
        </table:table-row>
        <table:table-row table:style-name="ro1">
          <table:table-cell table:formula="of:=([Green.D50]+[Green1.D50]+[Green2.D50]+[Green3.D50]+[Green4.D50])/5" office:value-type="float" office:value="0.12096" calcext:value-type="float">
            <text:p>0,12096</text:p>
          </table:table-cell>
          <table:table-cell table:formula="of:=([Green.E50]+[Green1.E50]+[Green2.E50]+[Green3.E50]+[Green4.E50])/5" office:value-type="float" office:value="-88.17322" calcext:value-type="float">
            <text:p>-88,17322</text:p>
          </table:table-cell>
        </table:table-row>
        <table:table-row table:style-name="ro1">
          <table:table-cell table:formula="of:=([Green.D51]+[Green1.D51]+[Green2.D51]+[Green3.D51]+[Green4.D51])/5" office:value-type="float" office:value="0.12343" calcext:value-type="float">
            <text:p>0,12343</text:p>
          </table:table-cell>
          <table:table-cell table:formula="of:=([Green.E51]+[Green1.E51]+[Green2.E51]+[Green3.E51]+[Green4.E51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52]+[Green1.D52]+[Green2.D52]+[Green3.D52]+[Green4.D52])/5" office:value-type="float" office:value="0.1259" calcext:value-type="float">
            <text:p>0,1259</text:p>
          </table:table-cell>
          <table:table-cell table:formula="of:=([Green.E52]+[Green1.E52]+[Green2.E52]+[Green3.E52]+[Green4.E52])/5" office:value-type="float" office:value="-86.09322" calcext:value-type="float">
            <text:p>-86,09322</text:p>
          </table:table-cell>
        </table:table-row>
        <table:table-row table:style-name="ro1">
          <table:table-cell table:formula="of:=([Green.D53]+[Green1.D53]+[Green2.D53]+[Green3.D53]+[Green4.D53])/5" office:value-type="float" office:value="0.12837" calcext:value-type="float">
            <text:p>0,12837</text:p>
          </table:table-cell>
          <table:table-cell table:formula="of:=([Green.E53]+[Green1.E53]+[Green2.E53]+[Green3.E53]+[Green4.E53])/5" office:value-type="float" office:value="-90.81322" calcext:value-type="float">
            <text:p>-90,81322</text:p>
          </table:table-cell>
        </table:table-row>
        <table:table-row table:style-name="ro1">
          <table:table-cell table:formula="of:=([Green.D54]+[Green1.D54]+[Green2.D54]+[Green3.D54]+[Green4.D54])/5" office:value-type="float" office:value="0.13084" calcext:value-type="float">
            <text:p>0,13084</text:p>
          </table:table-cell>
          <table:table-cell table:formula="of:=([Green.E54]+[Green1.E54]+[Green2.E54]+[Green3.E54]+[Green4.E54])/5" office:value-type="float" office:value="-89.69322" calcext:value-type="float">
            <text:p>-89,69322</text:p>
          </table:table-cell>
        </table:table-row>
        <table:table-row table:style-name="ro1">
          <table:table-cell table:formula="of:=([Green.D55]+[Green1.D55]+[Green2.D55]+[Green3.D55]+[Green4.D55])/5" office:value-type="float" office:value="0.13331" calcext:value-type="float">
            <text:p>0,13331</text:p>
          </table:table-cell>
          <table:table-cell table:formula="of:=([Green.E55]+[Green1.E55]+[Green2.E55]+[Green3.E55]+[Green4.E55])/5" office:value-type="float" office:value="-90.57322" calcext:value-type="float">
            <text:p>-90,57322</text:p>
          </table:table-cell>
        </table:table-row>
        <table:table-row table:style-name="ro1">
          <table:table-cell table:formula="of:=([Green.D56]+[Green1.D56]+[Green2.D56]+[Green3.D56]+[Green4.D56])/5" office:value-type="float" office:value="0.13578" calcext:value-type="float">
            <text:p>0,13578</text:p>
          </table:table-cell>
          <table:table-cell table:formula="of:=([Green.E56]+[Green1.E56]+[Green2.E56]+[Green3.E56]+[Green4.E56])/5" office:value-type="float" office:value="-88.25322" calcext:value-type="float">
            <text:p>-88,25322</text:p>
          </table:table-cell>
        </table:table-row>
        <table:table-row table:style-name="ro1">
          <table:table-cell table:formula="of:=([Green.D57]+[Green1.D57]+[Green2.D57]+[Green3.D57]+[Green4.D57])/5" office:value-type="float" office:value="0.13825" calcext:value-type="float">
            <text:p>0,13825</text:p>
          </table:table-cell>
          <table:table-cell table:formula="of:=([Green.E57]+[Green1.E57]+[Green2.E57]+[Green3.E57]+[Green4.E57])/5" office:value-type="float" office:value="-90.01322" calcext:value-type="float">
            <text:p>-90,01322</text:p>
          </table:table-cell>
        </table:table-row>
        <table:table-row table:style-name="ro1">
          <table:table-cell table:formula="of:=([Green.D58]+[Green1.D58]+[Green2.D58]+[Green3.D58]+[Green4.D58])/5" office:value-type="float" office:value="0.14072" calcext:value-type="float">
            <text:p>0,14072</text:p>
          </table:table-cell>
          <table:table-cell table:formula="of:=([Green.E58]+[Green1.E58]+[Green2.E58]+[Green3.E58]+[Green4.E58])/5" office:value-type="float" office:value="-88.41322" calcext:value-type="float">
            <text:p>-88,41322</text:p>
          </table:table-cell>
        </table:table-row>
        <table:table-row table:style-name="ro1">
          <table:table-cell table:formula="of:=([Green.D59]+[Green1.D59]+[Green2.D59]+[Green3.D59]+[Green4.D59])/5" office:value-type="float" office:value="0.14319" calcext:value-type="float">
            <text:p>0,14319</text:p>
          </table:table-cell>
          <table:table-cell table:formula="of:=([Green.E59]+[Green1.E59]+[Green2.E59]+[Green3.E59]+[Green4.E59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60]+[Green1.D60]+[Green2.D60]+[Green3.D60]+[Green4.D60])/5" office:value-type="float" office:value="0.14566" calcext:value-type="float">
            <text:p>0,14566</text:p>
          </table:table-cell>
          <table:table-cell table:formula="of:=([Green.E60]+[Green1.E60]+[Green2.E60]+[Green3.E60]+[Green4.E60])/5" office:value-type="float" office:value="-87.05322" calcext:value-type="float">
            <text:p>-87,05322</text:p>
          </table:table-cell>
        </table:table-row>
        <table:table-row table:style-name="ro1">
          <table:table-cell table:formula="of:=([Green.D61]+[Green1.D61]+[Green2.D61]+[Green3.D61]+[Green4.D61])/5" office:value-type="float" office:value="0.14813" calcext:value-type="float">
            <text:p>0,14813</text:p>
          </table:table-cell>
          <table:table-cell table:formula="of:=([Green.E61]+[Green1.E61]+[Green2.E61]+[Green3.E61]+[Green4.E61])/5" office:value-type="float" office:value="-87.53322" calcext:value-type="float">
            <text:p>-87,53322</text:p>
          </table:table-cell>
        </table:table-row>
        <table:table-row table:style-name="ro1">
          <table:table-cell table:formula="of:=([Green.D62]+[Green1.D62]+[Green2.D62]+[Green3.D62]+[Green4.D62])/5" office:value-type="float" office:value="0.1506" calcext:value-type="float">
            <text:p>0,1506</text:p>
          </table:table-cell>
          <table:table-cell table:formula="of:=([Green.E62]+[Green1.E62]+[Green2.E62]+[Green3.E62]+[Green4.E62])/5" office:value-type="float" office:value="-87.93322" calcext:value-type="float">
            <text:p>-87,93322</text:p>
          </table:table-cell>
        </table:table-row>
        <table:table-row table:style-name="ro1">
          <table:table-cell table:formula="of:=([Green.D63]+[Green1.D63]+[Green2.D63]+[Green3.D63]+[Green4.D63])/5" office:value-type="float" office:value="0.15307" calcext:value-type="float">
            <text:p>0,15307</text:p>
          </table:table-cell>
          <table:table-cell table:formula="of:=([Green.E63]+[Green1.E63]+[Green2.E63]+[Green3.E63]+[Green4.E63])/5" office:value-type="float" office:value="-85.69322" calcext:value-type="float">
            <text:p>-85,69322</text:p>
          </table:table-cell>
        </table:table-row>
        <table:table-row table:style-name="ro1">
          <table:table-cell table:formula="of:=([Green.D64]+[Green1.D64]+[Green2.D64]+[Green3.D64]+[Green4.D64])/5" office:value-type="float" office:value="0.15554" calcext:value-type="float">
            <text:p>0,15554</text:p>
          </table:table-cell>
          <table:table-cell table:formula="of:=([Green.E64]+[Green1.E64]+[Green2.E64]+[Green3.E64]+[Green4.E64])/5" office:value-type="float" office:value="-88.09322" calcext:value-type="float">
            <text:p>-88,09322</text:p>
          </table:table-cell>
        </table:table-row>
        <table:table-row table:style-name="ro1">
          <table:table-cell table:formula="of:=([Green.D65]+[Green1.D65]+[Green2.D65]+[Green3.D65]+[Green4.D65])/5" office:value-type="float" office:value="0.15801" calcext:value-type="float">
            <text:p>0,15801</text:p>
          </table:table-cell>
          <table:table-cell table:formula="of:=([Green.E65]+[Green1.E65]+[Green2.E65]+[Green3.E65]+[Green4.E65])/5" office:value-type="float" office:value="-88.89322" calcext:value-type="float">
            <text:p>-88,89322</text:p>
          </table:table-cell>
        </table:table-row>
        <table:table-row table:style-name="ro1">
          <table:table-cell table:formula="of:=([Green.D66]+[Green1.D66]+[Green2.D66]+[Green3.D66]+[Green4.D66])/5" office:value-type="float" office:value="0.16048" calcext:value-type="float">
            <text:p>0,16048</text:p>
          </table:table-cell>
          <table:table-cell table:formula="of:=([Green.E66]+[Green1.E66]+[Green2.E66]+[Green3.E66]+[Green4.E66])/5" office:value-type="float" office:value="-88.25322" calcext:value-type="float">
            <text:p>-88,25322</text:p>
          </table:table-cell>
        </table:table-row>
        <table:table-row table:style-name="ro1">
          <table:table-cell table:formula="of:=([Green.D67]+[Green1.D67]+[Green2.D67]+[Green3.D67]+[Green4.D67])/5" office:value-type="float" office:value="0.16295" calcext:value-type="float">
            <text:p>0,16295</text:p>
          </table:table-cell>
          <table:table-cell table:formula="of:=([Green.E67]+[Green1.E67]+[Green2.E67]+[Green3.E67]+[Green4.E67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68]+[Green1.D68]+[Green2.D68]+[Green3.D68]+[Green4.D68])/5" office:value-type="float" office:value="0.16542" calcext:value-type="float">
            <text:p>0,16542</text:p>
          </table:table-cell>
          <table:table-cell table:formula="of:=([Green.E68]+[Green1.E68]+[Green2.E68]+[Green3.E68]+[Green4.E68])/5" office:value-type="float" office:value="-89.13322" calcext:value-type="float">
            <text:p>-89,13322</text:p>
          </table:table-cell>
        </table:table-row>
        <table:table-row table:style-name="ro1">
          <table:table-cell table:formula="of:=([Green.D69]+[Green1.D69]+[Green2.D69]+[Green3.D69]+[Green4.D69])/5" office:value-type="float" office:value="0.16789" calcext:value-type="float">
            <text:p>0,16789</text:p>
          </table:table-cell>
          <table:table-cell table:formula="of:=([Green.E69]+[Green1.E69]+[Green2.E69]+[Green3.E69]+[Green4.E69])/5" office:value-type="float" office:value="-88.33322" calcext:value-type="float">
            <text:p>-88,33322</text:p>
          </table:table-cell>
        </table:table-row>
        <table:table-row table:style-name="ro1">
          <table:table-cell table:formula="of:=([Green.D70]+[Green1.D70]+[Green2.D70]+[Green3.D70]+[Green4.D70])/5" office:value-type="float" office:value="0.17036" calcext:value-type="float">
            <text:p>0,17036</text:p>
          </table:table-cell>
          <table:table-cell table:formula="of:=([Green.E70]+[Green1.E70]+[Green2.E70]+[Green3.E70]+[Green4.E70])/5" office:value-type="float" office:value="-87.93322" calcext:value-type="float">
            <text:p>-87,93322</text:p>
          </table:table-cell>
        </table:table-row>
        <table:table-row table:style-name="ro1">
          <table:table-cell table:formula="of:=([Green.D71]+[Green1.D71]+[Green2.D71]+[Green3.D71]+[Green4.D71])/5" office:value-type="float" office:value="0.17283" calcext:value-type="float">
            <text:p>0,17283</text:p>
          </table:table-cell>
          <table:table-cell table:formula="of:=([Green.E71]+[Green1.E71]+[Green2.E71]+[Green3.E71]+[Green4.E71])/5" office:value-type="float" office:value="-90.49322" calcext:value-type="float">
            <text:p>-90,49322</text:p>
          </table:table-cell>
        </table:table-row>
        <table:table-row table:style-name="ro1">
          <table:table-cell table:formula="of:=([Green.D72]+[Green1.D72]+[Green2.D72]+[Green3.D72]+[Green4.D72])/5" office:value-type="float" office:value="0.1753" calcext:value-type="float">
            <text:p>0,1753</text:p>
          </table:table-cell>
          <table:table-cell table:formula="of:=([Green.E72]+[Green1.E72]+[Green2.E72]+[Green3.E72]+[Green4.E72])/5" office:value-type="float" office:value="-89.45322" calcext:value-type="float">
            <text:p>-89,45322</text:p>
          </table:table-cell>
        </table:table-row>
        <table:table-row table:style-name="ro1">
          <table:table-cell table:formula="of:=([Green.D73]+[Green1.D73]+[Green2.D73]+[Green3.D73]+[Green4.D73])/5" office:value-type="float" office:value="0.17777" calcext:value-type="float">
            <text:p>0,17777</text:p>
          </table:table-cell>
          <table:table-cell table:formula="of:=([Green.E73]+[Green1.E73]+[Green2.E73]+[Green3.E73]+[Green4.E73])/5" office:value-type="float" office:value="-91.05322" calcext:value-type="float">
            <text:p>-91,05322</text:p>
          </table:table-cell>
        </table:table-row>
        <table:table-row table:style-name="ro1">
          <table:table-cell table:formula="of:=([Green.D74]+[Green1.D74]+[Green2.D74]+[Green3.D74]+[Green4.D74])/5" office:value-type="float" office:value="0.18024" calcext:value-type="float">
            <text:p>0,18024</text:p>
          </table:table-cell>
          <table:table-cell table:formula="of:=([Green.E74]+[Green1.E74]+[Green2.E74]+[Green3.E74]+[Green4.E74])/5" office:value-type="float" office:value="-90.33322" calcext:value-type="float">
            <text:p>-90,33322</text:p>
          </table:table-cell>
        </table:table-row>
        <table:table-row table:style-name="ro1">
          <table:table-cell table:formula="of:=([Green.D75]+[Green1.D75]+[Green2.D75]+[Green3.D75]+[Green4.D75])/5" office:value-type="float" office:value="0.18271" calcext:value-type="float">
            <text:p>0,18271</text:p>
          </table:table-cell>
          <table:table-cell table:formula="of:=([Green.E75]+[Green1.E75]+[Green2.E75]+[Green3.E75]+[Green4.E75])/5" office:value-type="float" office:value="-92.09322" calcext:value-type="float">
            <text:p>-92,09322</text:p>
          </table:table-cell>
        </table:table-row>
        <table:table-row table:style-name="ro1">
          <table:table-cell table:formula="of:=([Green.D76]+[Green1.D76]+[Green2.D76]+[Green3.D76]+[Green4.D76])/5" office:value-type="float" office:value="0.18518" calcext:value-type="float">
            <text:p>0,18518</text:p>
          </table:table-cell>
          <table:table-cell table:formula="of:=([Green.E76]+[Green1.E76]+[Green2.E76]+[Green3.E76]+[Green4.E76])/5" office:value-type="float" office:value="-93.69322" calcext:value-type="float">
            <text:p>-93,69322</text:p>
          </table:table-cell>
        </table:table-row>
        <table:table-row table:style-name="ro1">
          <table:table-cell table:formula="of:=([Green.D77]+[Green1.D77]+[Green2.D77]+[Green3.D77]+[Green4.D77])/5" office:value-type="float" office:value="0.18765" calcext:value-type="float">
            <text:p>0,18765</text:p>
          </table:table-cell>
          <table:table-cell table:formula="of:=([Green.E77]+[Green1.E77]+[Green2.E77]+[Green3.E77]+[Green4.E77])/5" office:value-type="float" office:value="-88.65322" calcext:value-type="float">
            <text:p>-88,65322</text:p>
          </table:table-cell>
        </table:table-row>
        <table:table-row table:style-name="ro1">
          <table:table-cell table:formula="of:=([Green.D78]+[Green1.D78]+[Green2.D78]+[Green3.D78]+[Green4.D78])/5" office:value-type="float" office:value="0.19012" calcext:value-type="float">
            <text:p>0,19012</text:p>
          </table:table-cell>
          <table:table-cell table:formula="of:=([Green.E78]+[Green1.E78]+[Green2.E78]+[Green3.E78]+[Green4.E78])/5" office:value-type="float" office:value="-89.77322" calcext:value-type="float">
            <text:p>-89,77322</text:p>
          </table:table-cell>
        </table:table-row>
        <table:table-row table:style-name="ro1">
          <table:table-cell table:formula="of:=([Green.D79]+[Green1.D79]+[Green2.D79]+[Green3.D79]+[Green4.D79])/5" office:value-type="float" office:value="0.19259" calcext:value-type="float">
            <text:p>0,19259</text:p>
          </table:table-cell>
          <table:table-cell table:formula="of:=([Green.E79]+[Green1.E79]+[Green2.E79]+[Green3.E79]+[Green4.E79])/5" office:value-type="float" office:value="-84.97322" calcext:value-type="float">
            <text:p>-84,97322</text:p>
          </table:table-cell>
        </table:table-row>
        <table:table-row table:style-name="ro1">
          <table:table-cell table:formula="of:=([Green.D80]+[Green1.D80]+[Green2.D80]+[Green3.D80]+[Green4.D80])/5" office:value-type="float" office:value="0.19506" calcext:value-type="float">
            <text:p>0,19506</text:p>
          </table:table-cell>
          <table:table-cell table:formula="of:=([Green.E80]+[Green1.E80]+[Green2.E80]+[Green3.E80]+[Green4.E80])/5" office:value-type="float" office:value="-83.77322" calcext:value-type="float">
            <text:p>-83,77322</text:p>
          </table:table-cell>
        </table:table-row>
        <table:table-row table:style-name="ro1">
          <table:table-cell table:formula="of:=([Green.D81]+[Green1.D81]+[Green2.D81]+[Green3.D81]+[Green4.D81])/5" office:value-type="float" office:value="0.19753" calcext:value-type="float">
            <text:p>0,19753</text:p>
          </table:table-cell>
          <table:table-cell table:formula="of:=([Green.E81]+[Green1.E81]+[Green2.E81]+[Green3.E81]+[Green4.E81])/5" office:value-type="float" office:value="-83.77322" calcext:value-type="float">
            <text:p>-83,77322</text:p>
          </table:table-cell>
        </table:table-row>
        <table:table-row table:style-name="ro1">
          <table:table-cell table:formula="of:=([Green.D82]+[Green1.D82]+[Green2.D82]+[Green3.D82]+[Green4.D82])/5" office:value-type="float" office:value="0.2" calcext:value-type="float">
            <text:p>0,2</text:p>
          </table:table-cell>
          <table:table-cell table:formula="of:=([Green.E82]+[Green1.E82]+[Green2.E82]+[Green3.E82]+[Green4.E82])/5" office:value-type="float" office:value="-86.73322" calcext:value-type="float">
            <text:p>-86,73322</text:p>
          </table:table-cell>
        </table:table-row>
        <table:table-row table:style-name="ro1">
          <table:table-cell table:formula="of:=([Green.D83]+[Green1.D83]+[Green2.D83]+[Green3.D83]+[Green4.D83])/5" office:value-type="float" office:value="0.20247" calcext:value-type="float">
            <text:p>0,20247</text:p>
          </table:table-cell>
          <table:table-cell table:formula="of:=([Green.E83]+[Green1.E83]+[Green2.E83]+[Green3.E83]+[Green4.E83])/5" office:value-type="float" office:value="-89.69322" calcext:value-type="float">
            <text:p>-89,69322</text:p>
          </table:table-cell>
        </table:table-row>
        <table:table-row table:style-name="ro1">
          <table:table-cell table:formula="of:=([Green.D84]+[Green1.D84]+[Green2.D84]+[Green3.D84]+[Green4.D84])/5" office:value-type="float" office:value="0.20494" calcext:value-type="float">
            <text:p>0,20494</text:p>
          </table:table-cell>
          <table:table-cell table:formula="of:=([Green.E84]+[Green1.E84]+[Green2.E84]+[Green3.E84]+[Green4.E84])/5" office:value-type="float" office:value="-87.45322" calcext:value-type="float">
            <text:p>-87,45322</text:p>
          </table:table-cell>
        </table:table-row>
        <table:table-row table:style-name="ro1">
          <table:table-cell table:formula="of:=([Green.D85]+[Green1.D85]+[Green2.D85]+[Green3.D85]+[Green4.D85])/5" office:value-type="float" office:value="0.20741" calcext:value-type="float">
            <text:p>0,20741</text:p>
          </table:table-cell>
          <table:table-cell table:formula="of:=([Green.E85]+[Green1.E85]+[Green2.E85]+[Green3.E85]+[Green4.E85])/5" office:value-type="float" office:value="-91.29322" calcext:value-type="float">
            <text:p>-91,29322</text:p>
          </table:table-cell>
        </table:table-row>
        <table:table-row table:style-name="ro1">
          <table:table-cell table:formula="of:=([Green.D86]+[Green1.D86]+[Green2.D86]+[Green3.D86]+[Green4.D86])/5" office:value-type="float" office:value="0.20988" calcext:value-type="float">
            <text:p>0,20988</text:p>
          </table:table-cell>
          <table:table-cell table:formula="of:=([Green.E86]+[Green1.E86]+[Green2.E86]+[Green3.E86]+[Green4.E86])/5" office:value-type="float" office:value="-90.89322" calcext:value-type="float">
            <text:p>-90,89322</text:p>
          </table:table-cell>
        </table:table-row>
        <table:table-row table:style-name="ro1">
          <table:table-cell table:formula="of:=([Green.D87]+[Green1.D87]+[Green2.D87]+[Green3.D87]+[Green4.D87])/5" office:value-type="float" office:value="0.21235" calcext:value-type="float">
            <text:p>0,21235</text:p>
          </table:table-cell>
          <table:table-cell table:formula="of:=([Green.E87]+[Green1.E87]+[Green2.E87]+[Green3.E87]+[Green4.E87])/5" office:value-type="float" office:value="-90.49322" calcext:value-type="float">
            <text:p>-90,49322</text:p>
          </table:table-cell>
        </table:table-row>
        <table:table-row table:style-name="ro1">
          <table:table-cell table:formula="of:=([Green.D88]+[Green1.D88]+[Green2.D88]+[Green3.D88]+[Green4.D88])/5" office:value-type="float" office:value="0.21482" calcext:value-type="float">
            <text:p>0,21482</text:p>
          </table:table-cell>
          <table:table-cell table:formula="of:=([Green.E88]+[Green1.E88]+[Green2.E88]+[Green3.E88]+[Green4.E88])/5" office:value-type="float" office:value="-84.41322" calcext:value-type="float">
            <text:p>-84,41322</text:p>
          </table:table-cell>
        </table:table-row>
        <table:table-row table:style-name="ro1">
          <table:table-cell table:formula="of:=([Green.D89]+[Green1.D89]+[Green2.D89]+[Green3.D89]+[Green4.D89])/5" office:value-type="float" office:value="0.21729" calcext:value-type="float">
            <text:p>0,21729</text:p>
          </table:table-cell>
          <table:table-cell table:formula="of:=([Green.E89]+[Green1.E89]+[Green2.E89]+[Green3.E89]+[Green4.E89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90]+[Green1.D90]+[Green2.D90]+[Green3.D90]+[Green4.D90])/5" office:value-type="float" office:value="0.21976" calcext:value-type="float">
            <text:p>0,21976</text:p>
          </table:table-cell>
          <table:table-cell table:formula="of:=([Green.E90]+[Green1.E90]+[Green2.E90]+[Green3.E90]+[Green4.E90])/5" office:value-type="float" office:value="-83.53322" calcext:value-type="float">
            <text:p>-83,53322</text:p>
          </table:table-cell>
        </table:table-row>
        <table:table-row table:style-name="ro1">
          <table:table-cell table:formula="of:=([Green.D91]+[Green1.D91]+[Green2.D91]+[Green3.D91]+[Green4.D91])/5" office:value-type="float" office:value="0.22223" calcext:value-type="float">
            <text:p>0,22223</text:p>
          </table:table-cell>
          <table:table-cell table:formula="of:=([Green.E91]+[Green1.E91]+[Green2.E91]+[Green3.E91]+[Green4.E91])/5" office:value-type="float" office:value="-84.97322" calcext:value-type="float">
            <text:p>-84,97322</text:p>
          </table:table-cell>
        </table:table-row>
        <table:table-row table:style-name="ro1">
          <table:table-cell table:formula="of:=([Green.D92]+[Green1.D92]+[Green2.D92]+[Green3.D92]+[Green4.D92])/5" office:value-type="float" office:value="0.2247" calcext:value-type="float">
            <text:p>0,2247</text:p>
          </table:table-cell>
          <table:table-cell table:formula="of:=([Green.E92]+[Green1.E92]+[Green2.E92]+[Green3.E92]+[Green4.E92])/5" office:value-type="float" office:value="-90.25322" calcext:value-type="float">
            <text:p>-90,25322</text:p>
          </table:table-cell>
        </table:table-row>
        <table:table-row table:style-name="ro1">
          <table:table-cell table:formula="of:=([Green.D93]+[Green1.D93]+[Green2.D93]+[Green3.D93]+[Green4.D93])/5" office:value-type="float" office:value="0.22717" calcext:value-type="float">
            <text:p>0,22717</text:p>
          </table:table-cell>
          <table:table-cell table:formula="of:=([Green.E93]+[Green1.E93]+[Green2.E93]+[Green3.E93]+[Green4.E93])/5" office:value-type="float" office:value="-89.21322" calcext:value-type="float">
            <text:p>-89,21322</text:p>
          </table:table-cell>
        </table:table-row>
        <table:table-row table:style-name="ro1">
          <table:table-cell table:formula="of:=([Green.D94]+[Green1.D94]+[Green2.D94]+[Green3.D94]+[Green4.D94])/5" office:value-type="float" office:value="0.22964" calcext:value-type="float">
            <text:p>0,22964</text:p>
          </table:table-cell>
          <table:table-cell table:formula="of:=([Green.E94]+[Green1.E94]+[Green2.E94]+[Green3.E94]+[Green4.E94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95]+[Green1.D95]+[Green2.D95]+[Green3.D95]+[Green4.D95])/5" office:value-type="float" office:value="0.23211" calcext:value-type="float">
            <text:p>0,23211</text:p>
          </table:table-cell>
          <table:table-cell table:formula="of:=([Green.E95]+[Green1.E95]+[Green2.E95]+[Green3.E95]+[Green4.E95])/5" office:value-type="float" office:value="-88.65322" calcext:value-type="float">
            <text:p>-88,65322</text:p>
          </table:table-cell>
        </table:table-row>
        <table:table-row table:style-name="ro1">
          <table:table-cell table:formula="of:=([Green.D96]+[Green1.D96]+[Green2.D96]+[Green3.D96]+[Green4.D96])/5" office:value-type="float" office:value="0.23458" calcext:value-type="float">
            <text:p>0,23458</text:p>
          </table:table-cell>
          <table:table-cell table:formula="of:=([Green.E96]+[Green1.E96]+[Green2.E96]+[Green3.E96]+[Green4.E96])/5" office:value-type="float" office:value="-85.53322" calcext:value-type="float">
            <text:p>-85,53322</text:p>
          </table:table-cell>
        </table:table-row>
        <table:table-row table:style-name="ro1">
          <table:table-cell table:formula="of:=([Green.D97]+[Green1.D97]+[Green2.D97]+[Green3.D97]+[Green4.D97])/5" office:value-type="float" office:value="0.23705" calcext:value-type="float">
            <text:p>0,23705</text:p>
          </table:table-cell>
          <table:table-cell table:formula="of:=([Green.E97]+[Green1.E97]+[Green2.E97]+[Green3.E97]+[Green4.E97])/5" office:value-type="float" office:value="-85.45322" calcext:value-type="float">
            <text:p>-85,45322</text:p>
          </table:table-cell>
        </table:table-row>
        <table:table-row table:style-name="ro1">
          <table:table-cell table:formula="of:=([Green.D98]+[Green1.D98]+[Green2.D98]+[Green3.D98]+[Green4.D98])/5" office:value-type="float" office:value="0.23952" calcext:value-type="float">
            <text:p>0,23952</text:p>
          </table:table-cell>
          <table:table-cell table:formula="of:=([Green.E98]+[Green1.E98]+[Green2.E98]+[Green3.E98]+[Green4.E98])/5" office:value-type="float" office:value="-90.09322" calcext:value-type="float">
            <text:p>-90,09322</text:p>
          </table:table-cell>
        </table:table-row>
        <table:table-row table:style-name="ro1">
          <table:table-cell table:formula="of:=([Green.D99]+[Green1.D99]+[Green2.D99]+[Green3.D99]+[Green4.D99])/5" office:value-type="float" office:value="0.24199" calcext:value-type="float">
            <text:p>0,24199</text:p>
          </table:table-cell>
          <table:table-cell table:formula="of:=([Green.E99]+[Green1.E99]+[Green2.E99]+[Green3.E99]+[Green4.E99])/5" office:value-type="float" office:value="-87.13322" calcext:value-type="float">
            <text:p>-87,13322</text:p>
          </table:table-cell>
        </table:table-row>
        <table:table-row table:style-name="ro1">
          <table:table-cell table:formula="of:=([Green.D100]+[Green1.D100]+[Green2.D100]+[Green3.D100]+[Green4.D100])/5" office:value-type="float" office:value="0.24446" calcext:value-type="float">
            <text:p>0,24446</text:p>
          </table:table-cell>
          <table:table-cell table:formula="of:=([Green.E100]+[Green1.E100]+[Green2.E100]+[Green3.E100]+[Green4.E100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101]+[Green1.D101]+[Green2.D101]+[Green3.D101]+[Green4.D101])/5" office:value-type="float" office:value="0.24693" calcext:value-type="float">
            <text:p>0,24693</text:p>
          </table:table-cell>
          <table:table-cell table:formula="of:=([Green.E101]+[Green1.E101]+[Green2.E101]+[Green3.E101]+[Green4.E101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102]+[Green1.D102]+[Green2.D102]+[Green3.D102]+[Green4.D102])/5" office:value-type="float" office:value="0.2494" calcext:value-type="float">
            <text:p>0,2494</text:p>
          </table:table-cell>
          <table:table-cell table:formula="of:=([Green.E102]+[Green1.E102]+[Green2.E102]+[Green3.E102]+[Green4.E102])/5" office:value-type="float" office:value="-84.41322" calcext:value-type="float">
            <text:p>-84,41322</text:p>
          </table:table-cell>
        </table:table-row>
        <table:table-row table:style-name="ro1">
          <table:table-cell table:formula="of:=([Green.D103]+[Green1.D103]+[Green2.D103]+[Green3.D103]+[Green4.D103])/5" office:value-type="float" office:value="0.25187" calcext:value-type="float">
            <text:p>0,25187</text:p>
          </table:table-cell>
          <table:table-cell table:formula="of:=([Green.E103]+[Green1.E103]+[Green2.E103]+[Green3.E103]+[Green4.E103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104]+[Green1.D104]+[Green2.D104]+[Green3.D104]+[Green4.D104])/5" office:value-type="float" office:value="0.25434" calcext:value-type="float">
            <text:p>0,25434</text:p>
          </table:table-cell>
          <table:table-cell table:formula="of:=([Green.E104]+[Green1.E104]+[Green2.E104]+[Green3.E104]+[Green4.E104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105]+[Green1.D105]+[Green2.D105]+[Green3.D105]+[Green4.D105])/5" office:value-type="float" office:value="0.25681" calcext:value-type="float">
            <text:p>0,25681</text:p>
          </table:table-cell>
          <table:table-cell table:formula="of:=([Green.E105]+[Green1.E105]+[Green2.E105]+[Green3.E105]+[Green4.E105])/5" office:value-type="float" office:value="-89.53322" calcext:value-type="float">
            <text:p>-89,53322</text:p>
          </table:table-cell>
        </table:table-row>
        <table:table-row table:style-name="ro1">
          <table:table-cell table:formula="of:=([Green.D106]+[Green1.D106]+[Green2.D106]+[Green3.D106]+[Green4.D106])/5" office:value-type="float" office:value="0.25928" calcext:value-type="float">
            <text:p>0,25928</text:p>
          </table:table-cell>
          <table:table-cell table:formula="of:=([Green.E106]+[Green1.E106]+[Green2.E106]+[Green3.E106]+[Green4.E106])/5" office:value-type="float" office:value="-90.33322" calcext:value-type="float">
            <text:p>-90,33322</text:p>
          </table:table-cell>
        </table:table-row>
        <table:table-row table:style-name="ro1">
          <table:table-cell table:formula="of:=([Green.D107]+[Green1.D107]+[Green2.D107]+[Green3.D107]+[Green4.D107])/5" office:value-type="float" office:value="0.26175" calcext:value-type="float">
            <text:p>0,26175</text:p>
          </table:table-cell>
          <table:table-cell table:formula="of:=([Green.E107]+[Green1.E107]+[Green2.E107]+[Green3.E107]+[Green4.E107])/5" office:value-type="float" office:value="-88.33322" calcext:value-type="float">
            <text:p>-88,33322</text:p>
          </table:table-cell>
        </table:table-row>
        <table:table-row table:style-name="ro1">
          <table:table-cell table:formula="of:=([Green.D108]+[Green1.D108]+[Green2.D108]+[Green3.D108]+[Green4.D108])/5" office:value-type="float" office:value="0.26422" calcext:value-type="float">
            <text:p>0,26422</text:p>
          </table:table-cell>
          <table:table-cell table:formula="of:=([Green.E108]+[Green1.E108]+[Green2.E108]+[Green3.E108]+[Green4.E108])/5" office:value-type="float" office:value="-88.57322" calcext:value-type="float">
            <text:p>-88,57322</text:p>
          </table:table-cell>
        </table:table-row>
        <table:table-row table:style-name="ro1">
          <table:table-cell table:formula="of:=([Green.D109]+[Green1.D109]+[Green2.D109]+[Green3.D109]+[Green4.D109])/5" office:value-type="float" office:value="0.26669" calcext:value-type="float">
            <text:p>0,26669</text:p>
          </table:table-cell>
          <table:table-cell table:formula="of:=([Green.E109]+[Green1.E109]+[Green2.E109]+[Green3.E109]+[Green4.E109])/5" office:value-type="float" office:value="-85.53322" calcext:value-type="float">
            <text:p>-85,53322</text:p>
          </table:table-cell>
        </table:table-row>
        <table:table-row table:style-name="ro1">
          <table:table-cell table:formula="of:=([Green.D110]+[Green1.D110]+[Green2.D110]+[Green3.D110]+[Green4.D110])/5" office:value-type="float" office:value="0.26916" calcext:value-type="float">
            <text:p>0,26916</text:p>
          </table:table-cell>
          <table:table-cell table:formula="of:=([Green.E110]+[Green1.E110]+[Green2.E110]+[Green3.E110]+[Green4.E110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111]+[Green1.D111]+[Green2.D111]+[Green3.D111]+[Green4.D111])/5" office:value-type="float" office:value="0.27163" calcext:value-type="float">
            <text:p>0,27163</text:p>
          </table:table-cell>
          <table:table-cell table:formula="of:=([Green.E111]+[Green1.E111]+[Green2.E111]+[Green3.E111]+[Green4.E111])/5" office:value-type="float" office:value="-87.45322" calcext:value-type="float">
            <text:p>-87,45322</text:p>
          </table:table-cell>
        </table:table-row>
        <table:table-row table:style-name="ro1">
          <table:table-cell table:formula="of:=([Green.D112]+[Green1.D112]+[Green2.D112]+[Green3.D112]+[Green4.D112])/5" office:value-type="float" office:value="0.2741" calcext:value-type="float">
            <text:p>0,2741</text:p>
          </table:table-cell>
          <table:table-cell table:formula="of:=([Green.E112]+[Green1.E112]+[Green2.E112]+[Green3.E112]+[Green4.E112])/5" office:value-type="float" office:value="-88.25322" calcext:value-type="float">
            <text:p>-88,25322</text:p>
          </table:table-cell>
        </table:table-row>
        <table:table-row table:style-name="ro1">
          <table:table-cell table:formula="of:=([Green.D113]+[Green1.D113]+[Green2.D113]+[Green3.D113]+[Green4.D113])/5" office:value-type="float" office:value="0.27657" calcext:value-type="float">
            <text:p>0,27657</text:p>
          </table:table-cell>
          <table:table-cell table:formula="of:=([Green.E113]+[Green1.E113]+[Green2.E113]+[Green3.E113]+[Green4.E113])/5" office:value-type="float" office:value="-87.45322" calcext:value-type="float">
            <text:p>-87,45322</text:p>
          </table:table-cell>
        </table:table-row>
        <table:table-row table:style-name="ro1">
          <table:table-cell table:formula="of:=([Green.D114]+[Green1.D114]+[Green2.D114]+[Green3.D114]+[Green4.D114])/5" office:value-type="float" office:value="0.27904" calcext:value-type="float">
            <text:p>0,27904</text:p>
          </table:table-cell>
          <table:table-cell table:formula="of:=([Green.E114]+[Green1.E114]+[Green2.E114]+[Green3.E114]+[Green4.E114])/5" office:value-type="float" office:value="-87.21322" calcext:value-type="float">
            <text:p>-87,21322</text:p>
          </table:table-cell>
        </table:table-row>
        <table:table-row table:style-name="ro1">
          <table:table-cell table:formula="of:=([Green.D115]+[Green1.D115]+[Green2.D115]+[Green3.D115]+[Green4.D115])/5" office:value-type="float" office:value="0.28151" calcext:value-type="float">
            <text:p>0,28151</text:p>
          </table:table-cell>
          <table:table-cell table:formula="of:=([Green.E115]+[Green1.E115]+[Green2.E115]+[Green3.E115]+[Green4.E115])/5" office:value-type="float" office:value="-87.37322" calcext:value-type="float">
            <text:p>-87,37322</text:p>
          </table:table-cell>
        </table:table-row>
        <table:table-row table:style-name="ro1">
          <table:table-cell table:formula="of:=([Green.D116]+[Green1.D116]+[Green2.D116]+[Green3.D116]+[Green4.D116])/5" office:value-type="float" office:value="0.28398" calcext:value-type="float">
            <text:p>0,28398</text:p>
          </table:table-cell>
          <table:table-cell table:formula="of:=([Green.E116]+[Green1.E116]+[Green2.E116]+[Green3.E116]+[Green4.E116])/5" office:value-type="float" office:value="-88.17322" calcext:value-type="float">
            <text:p>-88,17322</text:p>
          </table:table-cell>
        </table:table-row>
        <table:table-row table:style-name="ro1">
          <table:table-cell table:formula="of:=([Green.D117]+[Green1.D117]+[Green2.D117]+[Green3.D117]+[Green4.D117])/5" office:value-type="float" office:value="0.28645" calcext:value-type="float">
            <text:p>0,28645</text:p>
          </table:table-cell>
          <table:table-cell table:formula="of:=([Green.E117]+[Green1.E117]+[Green2.E117]+[Green3.E117]+[Green4.E117])/5" office:value-type="float" office:value="-84.25322" calcext:value-type="float">
            <text:p>-84,25322</text:p>
          </table:table-cell>
        </table:table-row>
        <table:table-row table:style-name="ro1">
          <table:table-cell table:formula="of:=([Green.D118]+[Green1.D118]+[Green2.D118]+[Green3.D118]+[Green4.D118])/5" office:value-type="float" office:value="0.28892" calcext:value-type="float">
            <text:p>0,28892</text:p>
          </table:table-cell>
          <table:table-cell table:formula="of:=([Green.E118]+[Green1.E118]+[Green2.E118]+[Green3.E118]+[Green4.E118])/5" office:value-type="float" office:value="-86.09322" calcext:value-type="float">
            <text:p>-86,09322</text:p>
          </table:table-cell>
        </table:table-row>
        <table:table-row table:style-name="ro1">
          <table:table-cell table:formula="of:=([Green.D119]+[Green1.D119]+[Green2.D119]+[Green3.D119]+[Green4.D119])/5" office:value-type="float" office:value="0.29139" calcext:value-type="float">
            <text:p>0,29139</text:p>
          </table:table-cell>
          <table:table-cell table:formula="of:=([Green.E119]+[Green1.E119]+[Green2.E119]+[Green3.E119]+[Green4.E119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120]+[Green1.D120]+[Green2.D120]+[Green3.D120]+[Green4.D120])/5" office:value-type="float" office:value="0.29386" calcext:value-type="float">
            <text:p>0,29386</text:p>
          </table:table-cell>
          <table:table-cell table:formula="of:=([Green.E120]+[Green1.E120]+[Green2.E120]+[Green3.E120]+[Green4.E120])/5" office:value-type="float" office:value="-88.49322" calcext:value-type="float">
            <text:p>-88,49322</text:p>
          </table:table-cell>
        </table:table-row>
        <table:table-row table:style-name="ro1">
          <table:table-cell table:formula="of:=([Green.D121]+[Green1.D121]+[Green2.D121]+[Green3.D121]+[Green4.D121])/5" office:value-type="float" office:value="0.29633" calcext:value-type="float">
            <text:p>0,29633</text:p>
          </table:table-cell>
          <table:table-cell table:formula="of:=([Green.E121]+[Green1.E121]+[Green2.E121]+[Green3.E121]+[Green4.E121])/5" office:value-type="float" office:value="-89.45322" calcext:value-type="float">
            <text:p>-89,45322</text:p>
          </table:table-cell>
        </table:table-row>
        <table:table-row table:style-name="ro1">
          <table:table-cell table:formula="of:=([Green.D122]+[Green1.D122]+[Green2.D122]+[Green3.D122]+[Green4.D122])/5" office:value-type="float" office:value="0.2988" calcext:value-type="float">
            <text:p>0,2988</text:p>
          </table:table-cell>
          <table:table-cell table:formula="of:=([Green.E122]+[Green1.E122]+[Green2.E122]+[Green3.E122]+[Green4.E122])/5" office:value-type="float" office:value="-85.69322" calcext:value-type="float">
            <text:p>-85,69322</text:p>
          </table:table-cell>
        </table:table-row>
        <table:table-row table:style-name="ro1">
          <table:table-cell table:formula="of:=([Green.D123]+[Green1.D123]+[Green2.D123]+[Green3.D123]+[Green4.D123])/5" office:value-type="float" office:value="0.30127" calcext:value-type="float">
            <text:p>0,30127</text:p>
          </table:table-cell>
          <table:table-cell table:formula="of:=([Green.E123]+[Green1.E123]+[Green2.E123]+[Green3.E123]+[Green4.E123])/5" office:value-type="float" office:value="-85.05322" calcext:value-type="float">
            <text:p>-85,05322</text:p>
          </table:table-cell>
        </table:table-row>
        <table:table-row table:style-name="ro1">
          <table:table-cell table:formula="of:=([Green.D124]+[Green1.D124]+[Green2.D124]+[Green3.D124]+[Green4.D124])/5" office:value-type="float" office:value="0.30374" calcext:value-type="float">
            <text:p>0,30374</text:p>
          </table:table-cell>
          <table:table-cell table:formula="of:=([Green.E124]+[Green1.E124]+[Green2.E124]+[Green3.E124]+[Green4.E124])/5" office:value-type="float" office:value="-89.21322" calcext:value-type="float">
            <text:p>-89,21322</text:p>
          </table:table-cell>
        </table:table-row>
        <table:table-row table:style-name="ro1">
          <table:table-cell table:formula="of:=([Green.D125]+[Green1.D125]+[Green2.D125]+[Green3.D125]+[Green4.D125])/5" office:value-type="float" office:value="0.30621" calcext:value-type="float">
            <text:p>0,30621</text:p>
          </table:table-cell>
          <table:table-cell table:formula="of:=([Green.E125]+[Green1.E125]+[Green2.E125]+[Green3.E125]+[Green4.E125])/5" office:value-type="float" office:value="-90.73322" calcext:value-type="float">
            <text:p>-90,73322</text:p>
          </table:table-cell>
        </table:table-row>
        <table:table-row table:style-name="ro1">
          <table:table-cell table:formula="of:=([Green.D126]+[Green1.D126]+[Green2.D126]+[Green3.D126]+[Green4.D126])/5" office:value-type="float" office:value="0.30868" calcext:value-type="float">
            <text:p>0,30868</text:p>
          </table:table-cell>
          <table:table-cell table:formula="of:=([Green.E126]+[Green1.E126]+[Green2.E126]+[Green3.E126]+[Green4.E126])/5" office:value-type="float" office:value="-89.37322" calcext:value-type="float">
            <text:p>-89,37322</text:p>
          </table:table-cell>
        </table:table-row>
        <table:table-row table:style-name="ro1">
          <table:table-cell table:formula="of:=([Green.D127]+[Green1.D127]+[Green2.D127]+[Green3.D127]+[Green4.D127])/5" office:value-type="float" office:value="0.31115" calcext:value-type="float">
            <text:p>0,31115</text:p>
          </table:table-cell>
          <table:table-cell table:formula="of:=([Green.E127]+[Green1.E127]+[Green2.E127]+[Green3.E127]+[Green4.E127])/5" office:value-type="float" office:value="-87.77322" calcext:value-type="float">
            <text:p>-87,77322</text:p>
          </table:table-cell>
        </table:table-row>
        <table:table-row table:style-name="ro1">
          <table:table-cell table:formula="of:=([Green.D128]+[Green1.D128]+[Green2.D128]+[Green3.D128]+[Green4.D128])/5" office:value-type="float" office:value="0.31362" calcext:value-type="float">
            <text:p>0,31362</text:p>
          </table:table-cell>
          <table:table-cell table:formula="of:=([Green.E128]+[Green1.E128]+[Green2.E128]+[Green3.E128]+[Green4.E128])/5" office:value-type="float" office:value="-88.57322" calcext:value-type="float">
            <text:p>-88,57322</text:p>
          </table:table-cell>
        </table:table-row>
        <table:table-row table:style-name="ro1">
          <table:table-cell table:formula="of:=([Green.D129]+[Green1.D129]+[Green2.D129]+[Green3.D129]+[Green4.D129])/5" office:value-type="float" office:value="0.31609" calcext:value-type="float">
            <text:p>0,31609</text:p>
          </table:table-cell>
          <table:table-cell table:formula="of:=([Green.E129]+[Green1.E129]+[Green2.E129]+[Green3.E129]+[Green4.E129])/5" office:value-type="float" office:value="-86.33322" calcext:value-type="float">
            <text:p>-86,33322</text:p>
          </table:table-cell>
        </table:table-row>
        <table:table-row table:style-name="ro1">
          <table:table-cell table:formula="of:=([Green.D130]+[Green1.D130]+[Green2.D130]+[Green3.D130]+[Green4.D130])/5" office:value-type="float" office:value="0.31856" calcext:value-type="float">
            <text:p>0,31856</text:p>
          </table:table-cell>
          <table:table-cell table:formula="of:=([Green.E130]+[Green1.E130]+[Green2.E130]+[Green3.E130]+[Green4.E130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131]+[Green1.D131]+[Green2.D131]+[Green3.D131]+[Green4.D131])/5" office:value-type="float" office:value="0.32103" calcext:value-type="float">
            <text:p>0,32103</text:p>
          </table:table-cell>
          <table:table-cell table:formula="of:=([Green.E131]+[Green1.E131]+[Green2.E131]+[Green3.E131]+[Green4.E131])/5" office:value-type="float" office:value="-88.33322" calcext:value-type="float">
            <text:p>-88,33322</text:p>
          </table:table-cell>
        </table:table-row>
        <table:table-row table:style-name="ro1">
          <table:table-cell table:formula="of:=([Green.D132]+[Green1.D132]+[Green2.D132]+[Green3.D132]+[Green4.D132])/5" office:value-type="float" office:value="0.3235" calcext:value-type="float">
            <text:p>0,3235</text:p>
          </table:table-cell>
          <table:table-cell table:formula="of:=([Green.E132]+[Green1.E132]+[Green2.E132]+[Green3.E132]+[Green4.E132])/5" office:value-type="float" office:value="-92.57322" calcext:value-type="float">
            <text:p>-92,57322</text:p>
          </table:table-cell>
        </table:table-row>
        <table:table-row table:style-name="ro1">
          <table:table-cell table:formula="of:=([Green.D133]+[Green1.D133]+[Green2.D133]+[Green3.D133]+[Green4.D133])/5" office:value-type="float" office:value="0.32597" calcext:value-type="float">
            <text:p>0,32597</text:p>
          </table:table-cell>
          <table:table-cell table:formula="of:=([Green.E133]+[Green1.E133]+[Green2.E133]+[Green3.E133]+[Green4.E133])/5" office:value-type="float" office:value="-86.57322" calcext:value-type="float">
            <text:p>-86,57322</text:p>
          </table:table-cell>
        </table:table-row>
        <table:table-row table:style-name="ro1">
          <table:table-cell table:formula="of:=([Green.D134]+[Green1.D134]+[Green2.D134]+[Green3.D134]+[Green4.D134])/5" office:value-type="float" office:value="0.32844" calcext:value-type="float">
            <text:p>0,32844</text:p>
          </table:table-cell>
          <table:table-cell table:formula="of:=([Green.E134]+[Green1.E134]+[Green2.E134]+[Green3.E134]+[Green4.E134])/5" office:value-type="float" office:value="-87.21322" calcext:value-type="float">
            <text:p>-87,21322</text:p>
          </table:table-cell>
        </table:table-row>
        <table:table-row table:style-name="ro1">
          <table:table-cell table:formula="of:=([Green.D135]+[Green1.D135]+[Green2.D135]+[Green3.D135]+[Green4.D135])/5" office:value-type="float" office:value="0.33091" calcext:value-type="float">
            <text:p>0,33091</text:p>
          </table:table-cell>
          <table:table-cell table:formula="of:=([Green.E135]+[Green1.E135]+[Green2.E135]+[Green3.E135]+[Green4.E135])/5" office:value-type="float" office:value="-84.17322" calcext:value-type="float">
            <text:p>-84,17322</text:p>
          </table:table-cell>
        </table:table-row>
        <table:table-row table:style-name="ro1">
          <table:table-cell table:formula="of:=([Green.D136]+[Green1.D136]+[Green2.D136]+[Green3.D136]+[Green4.D136])/5" office:value-type="float" office:value="0.33338" calcext:value-type="float">
            <text:p>0,33338</text:p>
          </table:table-cell>
          <table:table-cell table:formula="of:=([Green.E136]+[Green1.E136]+[Green2.E136]+[Green3.E136]+[Green4.E136])/5" office:value-type="float" office:value="-82.41322" calcext:value-type="float">
            <text:p>-82,41322</text:p>
          </table:table-cell>
        </table:table-row>
        <table:table-row table:style-name="ro1">
          <table:table-cell table:formula="of:=([Green.D137]+[Green1.D137]+[Green2.D137]+[Green3.D137]+[Green4.D137])/5" office:value-type="float" office:value="0.33585" calcext:value-type="float">
            <text:p>0,33585</text:p>
          </table:table-cell>
          <table:table-cell table:formula="of:=([Green.E137]+[Green1.E137]+[Green2.E137]+[Green3.E137]+[Green4.E137])/5" office:value-type="float" office:value="-86.65322" calcext:value-type="float">
            <text:p>-86,65322</text:p>
          </table:table-cell>
        </table:table-row>
        <table:table-row table:style-name="ro1">
          <table:table-cell table:formula="of:=([Green.D138]+[Green1.D138]+[Green2.D138]+[Green3.D138]+[Green4.D138])/5" office:value-type="float" office:value="0.33832" calcext:value-type="float">
            <text:p>0,33832</text:p>
          </table:table-cell>
          <table:table-cell table:formula="of:=([Green.E138]+[Green1.E138]+[Green2.E138]+[Green3.E138]+[Green4.E138])/5" office:value-type="float" office:value="-85.69322" calcext:value-type="float">
            <text:p>-85,69322</text:p>
          </table:table-cell>
        </table:table-row>
        <table:table-row table:style-name="ro1">
          <table:table-cell table:formula="of:=([Green.D139]+[Green1.D139]+[Green2.D139]+[Green3.D139]+[Green4.D139])/5" office:value-type="float" office:value="0.34079" calcext:value-type="float">
            <text:p>0,34079</text:p>
          </table:table-cell>
          <table:table-cell table:formula="of:=([Green.E139]+[Green1.E139]+[Green2.E139]+[Green3.E139]+[Green4.E139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140]+[Green1.D140]+[Green2.D140]+[Green3.D140]+[Green4.D140])/5" office:value-type="float" office:value="0.34326" calcext:value-type="float">
            <text:p>0,34326</text:p>
          </table:table-cell>
          <table:table-cell table:formula="of:=([Green.E140]+[Green1.E140]+[Green2.E140]+[Green3.E140]+[Green4.E140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141]+[Green1.D141]+[Green2.D141]+[Green3.D141]+[Green4.D141])/5" office:value-type="float" office:value="0.34573" calcext:value-type="float">
            <text:p>0,34573</text:p>
          </table:table-cell>
          <table:table-cell table:formula="of:=([Green.E141]+[Green1.E141]+[Green2.E141]+[Green3.E141]+[Green4.E141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142]+[Green1.D142]+[Green2.D142]+[Green3.D142]+[Green4.D142])/5" office:value-type="float" office:value="0.3482" calcext:value-type="float">
            <text:p>0,3482</text:p>
          </table:table-cell>
          <table:table-cell table:formula="of:=([Green.E142]+[Green1.E142]+[Green2.E142]+[Green3.E142]+[Green4.E142])/5" office:value-type="float" office:value="-91.21322" calcext:value-type="float">
            <text:p>-91,21322</text:p>
          </table:table-cell>
        </table:table-row>
        <table:table-row table:style-name="ro1">
          <table:table-cell table:formula="of:=([Green.D143]+[Green1.D143]+[Green2.D143]+[Green3.D143]+[Green4.D143])/5" office:value-type="float" office:value="0.35067" calcext:value-type="float">
            <text:p>0,35067</text:p>
          </table:table-cell>
          <table:table-cell table:formula="of:=([Green.E143]+[Green1.E143]+[Green2.E143]+[Green3.E143]+[Green4.E143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144]+[Green1.D144]+[Green2.D144]+[Green3.D144]+[Green4.D144])/5" office:value-type="float" office:value="0.35314" calcext:value-type="float">
            <text:p>0,35314</text:p>
          </table:table-cell>
          <table:table-cell table:formula="of:=([Green.E144]+[Green1.E144]+[Green2.E144]+[Green3.E144]+[Green4.E144])/5" office:value-type="float" office:value="-83.77322" calcext:value-type="float">
            <text:p>-83,77322</text:p>
          </table:table-cell>
        </table:table-row>
        <table:table-row table:style-name="ro1">
          <table:table-cell table:formula="of:=([Green.D145]+[Green1.D145]+[Green2.D145]+[Green3.D145]+[Green4.D145])/5" office:value-type="float" office:value="0.35561" calcext:value-type="float">
            <text:p>0,35561</text:p>
          </table:table-cell>
          <table:table-cell table:formula="of:=([Green.E145]+[Green1.E145]+[Green2.E145]+[Green3.E145]+[Green4.E145])/5" office:value-type="float" office:value="-84.49322" calcext:value-type="float">
            <text:p>-84,49322</text:p>
          </table:table-cell>
        </table:table-row>
        <table:table-row table:style-name="ro1">
          <table:table-cell table:formula="of:=([Green.D146]+[Green1.D146]+[Green2.D146]+[Green3.D146]+[Green4.D146])/5" office:value-type="float" office:value="0.35808" calcext:value-type="float">
            <text:p>0,35808</text:p>
          </table:table-cell>
          <table:table-cell table:formula="of:=([Green.E146]+[Green1.E146]+[Green2.E146]+[Green3.E146]+[Green4.E146])/5" office:value-type="float" office:value="-87.21322" calcext:value-type="float">
            <text:p>-87,21322</text:p>
          </table:table-cell>
        </table:table-row>
        <table:table-row table:style-name="ro1">
          <table:table-cell table:formula="of:=([Green.D147]+[Green1.D147]+[Green2.D147]+[Green3.D147]+[Green4.D147])/5" office:value-type="float" office:value="0.36055" calcext:value-type="float">
            <text:p>0,36055</text:p>
          </table:table-cell>
          <table:table-cell table:formula="of:=([Green.E147]+[Green1.E147]+[Green2.E147]+[Green3.E147]+[Green4.E147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148]+[Green1.D148]+[Green2.D148]+[Green3.D148]+[Green4.D148])/5" office:value-type="float" office:value="0.36302" calcext:value-type="float">
            <text:p>0,36302</text:p>
          </table:table-cell>
          <table:table-cell table:formula="of:=([Green.E148]+[Green1.E148]+[Green2.E148]+[Green3.E148]+[Green4.E148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149]+[Green1.D149]+[Green2.D149]+[Green3.D149]+[Green4.D149])/5" office:value-type="float" office:value="0.36549" calcext:value-type="float">
            <text:p>0,36549</text:p>
          </table:table-cell>
          <table:table-cell table:formula="of:=([Green.E149]+[Green1.E149]+[Green2.E149]+[Green3.E149]+[Green4.E149])/5" office:value-type="float" office:value="-91.85322" calcext:value-type="float">
            <text:p>-91,85322</text:p>
          </table:table-cell>
        </table:table-row>
        <table:table-row table:style-name="ro1">
          <table:table-cell table:formula="of:=([Green.D150]+[Green1.D150]+[Green2.D150]+[Green3.D150]+[Green4.D150])/5" office:value-type="float" office:value="0.36796" calcext:value-type="float">
            <text:p>0,36796</text:p>
          </table:table-cell>
          <table:table-cell table:formula="of:=([Green.E150]+[Green1.E150]+[Green2.E150]+[Green3.E150]+[Green4.E150])/5" office:value-type="float" office:value="-87.05322" calcext:value-type="float">
            <text:p>-87,05322</text:p>
          </table:table-cell>
        </table:table-row>
        <table:table-row table:style-name="ro1">
          <table:table-cell table:formula="of:=([Green.D151]+[Green1.D151]+[Green2.D151]+[Green3.D151]+[Green4.D151])/5" office:value-type="float" office:value="0.37043" calcext:value-type="float">
            <text:p>0,37043</text:p>
          </table:table-cell>
          <table:table-cell table:formula="of:=([Green.E151]+[Green1.E151]+[Green2.E151]+[Green3.E151]+[Green4.E151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152]+[Green1.D152]+[Green2.D152]+[Green3.D152]+[Green4.D152])/5" office:value-type="float" office:value="0.3729" calcext:value-type="float">
            <text:p>0,3729</text:p>
          </table:table-cell>
          <table:table-cell table:formula="of:=([Green.E152]+[Green1.E152]+[Green2.E152]+[Green3.E152]+[Green4.E152])/5" office:value-type="float" office:value="-86.33322" calcext:value-type="float">
            <text:p>-86,33322</text:p>
          </table:table-cell>
        </table:table-row>
        <table:table-row table:style-name="ro1">
          <table:table-cell table:formula="of:=([Green.D153]+[Green1.D153]+[Green2.D153]+[Green3.D153]+[Green4.D153])/5" office:value-type="float" office:value="0.37537" calcext:value-type="float">
            <text:p>0,37537</text:p>
          </table:table-cell>
          <table:table-cell table:formula="of:=([Green.E153]+[Green1.E153]+[Green2.E153]+[Green3.E153]+[Green4.E153])/5" office:value-type="float" office:value="-89.29322" calcext:value-type="float">
            <text:p>-89,29322</text:p>
          </table:table-cell>
        </table:table-row>
        <table:table-row table:style-name="ro1">
          <table:table-cell table:formula="of:=([Green.D154]+[Green1.D154]+[Green2.D154]+[Green3.D154]+[Green4.D154])/5" office:value-type="float" office:value="0.37784" calcext:value-type="float">
            <text:p>0,37784</text:p>
          </table:table-cell>
          <table:table-cell table:formula="of:=([Green.E154]+[Green1.E154]+[Green2.E154]+[Green3.E154]+[Green4.E154])/5" office:value-type="float" office:value="-93.05322" calcext:value-type="float">
            <text:p>-93,05322</text:p>
          </table:table-cell>
        </table:table-row>
        <table:table-row table:style-name="ro1">
          <table:table-cell table:formula="of:=([Green.D155]+[Green1.D155]+[Green2.D155]+[Green3.D155]+[Green4.D155])/5" office:value-type="float" office:value="0.38031" calcext:value-type="float">
            <text:p>0,38031</text:p>
          </table:table-cell>
          <table:table-cell table:formula="of:=([Green.E155]+[Green1.E155]+[Green2.E155]+[Green3.E155]+[Green4.E155])/5" office:value-type="float" office:value="-86.33322" calcext:value-type="float">
            <text:p>-86,33322</text:p>
          </table:table-cell>
        </table:table-row>
        <table:table-row table:style-name="ro1">
          <table:table-cell table:formula="of:=([Green.D156]+[Green1.D156]+[Green2.D156]+[Green3.D156]+[Green4.D156])/5" office:value-type="float" office:value="0.38278" calcext:value-type="float">
            <text:p>0,38278</text:p>
          </table:table-cell>
          <table:table-cell table:formula="of:=([Green.E156]+[Green1.E156]+[Green2.E156]+[Green3.E156]+[Green4.E156])/5" office:value-type="float" office:value="-85.29322" calcext:value-type="float">
            <text:p>-85,29322</text:p>
          </table:table-cell>
        </table:table-row>
        <table:table-row table:style-name="ro1">
          <table:table-cell table:formula="of:=([Green.D157]+[Green1.D157]+[Green2.D157]+[Green3.D157]+[Green4.D157])/5" office:value-type="float" office:value="0.38525" calcext:value-type="float">
            <text:p>0,38525</text:p>
          </table:table-cell>
          <table:table-cell table:formula="of:=([Green.E157]+[Green1.E157]+[Green2.E157]+[Green3.E157]+[Green4.E157])/5" office:value-type="float" office:value="-82.33322" calcext:value-type="float">
            <text:p>-82,33322</text:p>
          </table:table-cell>
        </table:table-row>
        <table:table-row table:style-name="ro1">
          <table:table-cell table:formula="of:=([Green.D158]+[Green1.D158]+[Green2.D158]+[Green3.D158]+[Green4.D158])/5" office:value-type="float" office:value="0.38772" calcext:value-type="float">
            <text:p>0,38772</text:p>
          </table:table-cell>
          <table:table-cell table:formula="of:=([Green.E158]+[Green1.E158]+[Green2.E158]+[Green3.E158]+[Green4.E158])/5" office:value-type="float" office:value="-84.97322" calcext:value-type="float">
            <text:p>-84,97322</text:p>
          </table:table-cell>
        </table:table-row>
        <table:table-row table:style-name="ro1">
          <table:table-cell table:formula="of:=([Green.D159]+[Green1.D159]+[Green2.D159]+[Green3.D159]+[Green4.D159])/5" office:value-type="float" office:value="0.39019" calcext:value-type="float">
            <text:p>0,39019</text:p>
          </table:table-cell>
          <table:table-cell table:formula="of:=([Green.E159]+[Green1.E159]+[Green2.E159]+[Green3.E159]+[Green4.E159])/5" office:value-type="float" office:value="-83.05322" calcext:value-type="float">
            <text:p>-83,05322</text:p>
          </table:table-cell>
        </table:table-row>
        <table:table-row table:style-name="ro1">
          <table:table-cell table:formula="of:=([Green.D160]+[Green1.D160]+[Green2.D160]+[Green3.D160]+[Green4.D160])/5" office:value-type="float" office:value="0.39266" calcext:value-type="float">
            <text:p>0,39266</text:p>
          </table:table-cell>
          <table:table-cell table:formula="of:=([Green.E160]+[Green1.E160]+[Green2.E160]+[Green3.E160]+[Green4.E160])/5" office:value-type="float" office:value="-81.21322" calcext:value-type="float">
            <text:p>-81,21322</text:p>
          </table:table-cell>
        </table:table-row>
        <table:table-row table:style-name="ro1">
          <table:table-cell table:formula="of:=([Green.D161]+[Green1.D161]+[Green2.D161]+[Green3.D161]+[Green4.D161])/5" office:value-type="float" office:value="0.39513" calcext:value-type="float">
            <text:p>0,39513</text:p>
          </table:table-cell>
          <table:table-cell table:formula="of:=([Green.E161]+[Green1.E161]+[Green2.E161]+[Green3.E161]+[Green4.E161])/5" office:value-type="float" office:value="-86.81322" calcext:value-type="float">
            <text:p>-86,81322</text:p>
          </table:table-cell>
        </table:table-row>
        <table:table-row table:style-name="ro1">
          <table:table-cell table:formula="of:=([Green.D162]+[Green1.D162]+[Green2.D162]+[Green3.D162]+[Green4.D162])/5" office:value-type="float" office:value="0.3976" calcext:value-type="float">
            <text:p>0,3976</text:p>
          </table:table-cell>
          <table:table-cell table:formula="of:=([Green.E162]+[Green1.E162]+[Green2.E162]+[Green3.E162]+[Green4.E162])/5" office:value-type="float" office:value="-86.33322" calcext:value-type="float">
            <text:p>-86,33322</text:p>
          </table:table-cell>
        </table:table-row>
        <table:table-row table:style-name="ro1">
          <table:table-cell table:formula="of:=([Green.D163]+[Green1.D163]+[Green2.D163]+[Green3.D163]+[Green4.D163])/5" office:value-type="float" office:value="0.40007" calcext:value-type="float">
            <text:p>0,40007</text:p>
          </table:table-cell>
          <table:table-cell table:formula="of:=([Green.E163]+[Green1.E163]+[Green2.E163]+[Green3.E163]+[Green4.E163])/5" office:value-type="float" office:value="-88.01322" calcext:value-type="float">
            <text:p>-88,01322</text:p>
          </table:table-cell>
        </table:table-row>
        <table:table-row table:style-name="ro1">
          <table:table-cell table:formula="of:=([Green.D164]+[Green1.D164]+[Green2.D164]+[Green3.D164]+[Green4.D164])/5" office:value-type="float" office:value="0.40254" calcext:value-type="float">
            <text:p>0,40254</text:p>
          </table:table-cell>
          <table:table-cell table:formula="of:=([Green.E164]+[Green1.E164]+[Green2.E164]+[Green3.E164]+[Green4.E164])/5" office:value-type="float" office:value="-86.33322" calcext:value-type="float">
            <text:p>-86,33322</text:p>
          </table:table-cell>
        </table:table-row>
        <table:table-row table:style-name="ro1">
          <table:table-cell table:formula="of:=([Green.D165]+[Green1.D165]+[Green2.D165]+[Green3.D165]+[Green4.D165])/5" office:value-type="float" office:value="0.40501" calcext:value-type="float">
            <text:p>0,40501</text:p>
          </table:table-cell>
          <table:table-cell table:formula="of:=([Green.E165]+[Green1.E165]+[Green2.E165]+[Green3.E165]+[Green4.E165])/5" office:value-type="float" office:value="-85.05322" calcext:value-type="float">
            <text:p>-85,05322</text:p>
          </table:table-cell>
        </table:table-row>
        <table:table-row table:style-name="ro1">
          <table:table-cell table:formula="of:=([Green.D166]+[Green1.D166]+[Green2.D166]+[Green3.D166]+[Green4.D166])/5" office:value-type="float" office:value="0.40748" calcext:value-type="float">
            <text:p>0,40748</text:p>
          </table:table-cell>
          <table:table-cell table:formula="of:=([Green.E166]+[Green1.E166]+[Green2.E166]+[Green3.E166]+[Green4.E166])/5" office:value-type="float" office:value="-86.33322" calcext:value-type="float">
            <text:p>-86,33322</text:p>
          </table:table-cell>
        </table:table-row>
        <table:table-row table:style-name="ro1">
          <table:table-cell table:formula="of:=([Green.D167]+[Green1.D167]+[Green2.D167]+[Green3.D167]+[Green4.D167])/5" office:value-type="float" office:value="0.40995" calcext:value-type="float">
            <text:p>0,40995</text:p>
          </table:table-cell>
          <table:table-cell table:formula="of:=([Green.E167]+[Green1.E167]+[Green2.E167]+[Green3.E167]+[Green4.E167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168]+[Green1.D168]+[Green2.D168]+[Green3.D168]+[Green4.D168])/5" office:value-type="float" office:value="0.41242" calcext:value-type="float">
            <text:p>0,41242</text:p>
          </table:table-cell>
          <table:table-cell table:formula="of:=([Green.E168]+[Green1.E168]+[Green2.E168]+[Green3.E168]+[Green4.E168])/5" office:value-type="float" office:value="-85.85322" calcext:value-type="float">
            <text:p>-85,85322</text:p>
          </table:table-cell>
        </table:table-row>
        <table:table-row table:style-name="ro1">
          <table:table-cell table:formula="of:=([Green.D169]+[Green1.D169]+[Green2.D169]+[Green3.D169]+[Green4.D169])/5" office:value-type="float" office:value="0.41489" calcext:value-type="float">
            <text:p>0,41489</text:p>
          </table:table-cell>
          <table:table-cell table:formula="of:=([Green.E169]+[Green1.E169]+[Green2.E169]+[Green3.E169]+[Green4.E169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170]+[Green1.D170]+[Green2.D170]+[Green3.D170]+[Green4.D170])/5" office:value-type="float" office:value="0.41736" calcext:value-type="float">
            <text:p>0,41736</text:p>
          </table:table-cell>
          <table:table-cell table:formula="of:=([Green.E170]+[Green1.E170]+[Green2.E170]+[Green3.E170]+[Green4.E170])/5" office:value-type="float" office:value="-90.09322" calcext:value-type="float">
            <text:p>-90,09322</text:p>
          </table:table-cell>
        </table:table-row>
        <table:table-row table:style-name="ro1">
          <table:table-cell table:formula="of:=([Green.D171]+[Green1.D171]+[Green2.D171]+[Green3.D171]+[Green4.D171])/5" office:value-type="float" office:value="0.41983" calcext:value-type="float">
            <text:p>0,41983</text:p>
          </table:table-cell>
          <table:table-cell table:formula="of:=([Green.E171]+[Green1.E171]+[Green2.E171]+[Green3.E171]+[Green4.E171])/5" office:value-type="float" office:value="-85.77322" calcext:value-type="float">
            <text:p>-85,77322</text:p>
          </table:table-cell>
        </table:table-row>
        <table:table-row table:style-name="ro1">
          <table:table-cell table:formula="of:=([Green.D172]+[Green1.D172]+[Green2.D172]+[Green3.D172]+[Green4.D172])/5" office:value-type="float" office:value="0.4223" calcext:value-type="float">
            <text:p>0,4223</text:p>
          </table:table-cell>
          <table:table-cell table:formula="of:=([Green.E172]+[Green1.E172]+[Green2.E172]+[Green3.E172]+[Green4.E172])/5" office:value-type="float" office:value="-88.57322" calcext:value-type="float">
            <text:p>-88,57322</text:p>
          </table:table-cell>
        </table:table-row>
        <table:table-row table:style-name="ro1">
          <table:table-cell table:formula="of:=([Green.D173]+[Green1.D173]+[Green2.D173]+[Green3.D173]+[Green4.D173])/5" office:value-type="float" office:value="0.42477" calcext:value-type="float">
            <text:p>0,42477</text:p>
          </table:table-cell>
          <table:table-cell table:formula="of:=([Green.E173]+[Green1.E173]+[Green2.E173]+[Green3.E173]+[Green4.E173])/5" office:value-type="float" office:value="-85.45322" calcext:value-type="float">
            <text:p>-85,45322</text:p>
          </table:table-cell>
        </table:table-row>
        <table:table-row table:style-name="ro1">
          <table:table-cell table:formula="of:=([Green.D174]+[Green1.D174]+[Green2.D174]+[Green3.D174]+[Green4.D174])/5" office:value-type="float" office:value="0.42724" calcext:value-type="float">
            <text:p>0,42724</text:p>
          </table:table-cell>
          <table:table-cell table:formula="of:=([Green.E174]+[Green1.E174]+[Green2.E174]+[Green3.E174]+[Green4.E174])/5" office:value-type="float" office:value="-82.65322" calcext:value-type="float">
            <text:p>-82,65322</text:p>
          </table:table-cell>
        </table:table-row>
        <table:table-row table:style-name="ro1">
          <table:table-cell table:formula="of:=([Green.D175]+[Green1.D175]+[Green2.D175]+[Green3.D175]+[Green4.D175])/5" office:value-type="float" office:value="0.42971" calcext:value-type="float">
            <text:p>0,42971</text:p>
          </table:table-cell>
          <table:table-cell table:formula="of:=([Green.E175]+[Green1.E175]+[Green2.E175]+[Green3.E175]+[Green4.E175])/5" office:value-type="float" office:value="-86.09322" calcext:value-type="float">
            <text:p>-86,09322</text:p>
          </table:table-cell>
        </table:table-row>
        <table:table-row table:style-name="ro1">
          <table:table-cell table:formula="of:=([Green.D176]+[Green1.D176]+[Green2.D176]+[Green3.D176]+[Green4.D176])/5" office:value-type="float" office:value="0.43218" calcext:value-type="float">
            <text:p>0,43218</text:p>
          </table:table-cell>
          <table:table-cell table:formula="of:=([Green.E176]+[Green1.E176]+[Green2.E176]+[Green3.E176]+[Green4.E176])/5" office:value-type="float" office:value="-89.69322" calcext:value-type="float">
            <text:p>-89,69322</text:p>
          </table:table-cell>
        </table:table-row>
        <table:table-row table:style-name="ro1">
          <table:table-cell table:formula="of:=([Green.D177]+[Green1.D177]+[Green2.D177]+[Green3.D177]+[Green4.D177])/5" office:value-type="float" office:value="0.43465" calcext:value-type="float">
            <text:p>0,43465</text:p>
          </table:table-cell>
          <table:table-cell table:formula="of:=([Green.E177]+[Green1.E177]+[Green2.E177]+[Green3.E177]+[Green4.E177])/5" office:value-type="float" office:value="-86.09322" calcext:value-type="float">
            <text:p>-86,09322</text:p>
          </table:table-cell>
        </table:table-row>
        <table:table-row table:style-name="ro1">
          <table:table-cell table:formula="of:=([Green.D178]+[Green1.D178]+[Green2.D178]+[Green3.D178]+[Green4.D178])/5" office:value-type="float" office:value="0.43712" calcext:value-type="float">
            <text:p>0,43712</text:p>
          </table:table-cell>
          <table:table-cell table:formula="of:=([Green.E178]+[Green1.E178]+[Green2.E178]+[Green3.E178]+[Green4.E178])/5" office:value-type="float" office:value="-84.89322" calcext:value-type="float">
            <text:p>-84,89322</text:p>
          </table:table-cell>
        </table:table-row>
        <table:table-row table:style-name="ro1">
          <table:table-cell table:formula="of:=([Green.D179]+[Green1.D179]+[Green2.D179]+[Green3.D179]+[Green4.D179])/5" office:value-type="float" office:value="0.43959" calcext:value-type="float">
            <text:p>0,43959</text:p>
          </table:table-cell>
          <table:table-cell table:formula="of:=([Green.E179]+[Green1.E179]+[Green2.E179]+[Green3.E179]+[Green4.E179])/5" office:value-type="float" office:value="-84.41322" calcext:value-type="float">
            <text:p>-84,41322</text:p>
          </table:table-cell>
        </table:table-row>
        <table:table-row table:style-name="ro1">
          <table:table-cell table:formula="of:=([Green.D180]+[Green1.D180]+[Green2.D180]+[Green3.D180]+[Green4.D180])/5" office:value-type="float" office:value="0.44206" calcext:value-type="float">
            <text:p>0,44206</text:p>
          </table:table-cell>
          <table:table-cell table:formula="of:=([Green.E180]+[Green1.E180]+[Green2.E180]+[Green3.E180]+[Green4.E180])/5" office:value-type="float" office:value="-85.29322" calcext:value-type="float">
            <text:p>-85,29322</text:p>
          </table:table-cell>
        </table:table-row>
        <table:table-row table:style-name="ro1">
          <table:table-cell table:formula="of:=([Green.D181]+[Green1.D181]+[Green2.D181]+[Green3.D181]+[Green4.D181])/5" office:value-type="float" office:value="0.44453" calcext:value-type="float">
            <text:p>0,44453</text:p>
          </table:table-cell>
          <table:table-cell table:formula="of:=([Green.E181]+[Green1.E181]+[Green2.E181]+[Green3.E181]+[Green4.E181])/5" office:value-type="float" office:value="-89.21322" calcext:value-type="float">
            <text:p>-89,21322</text:p>
          </table:table-cell>
        </table:table-row>
        <table:table-row table:style-name="ro1">
          <table:table-cell table:formula="of:=([Green.D182]+[Green1.D182]+[Green2.D182]+[Green3.D182]+[Green4.D182])/5" office:value-type="float" office:value="0.447" calcext:value-type="float">
            <text:p>0,447</text:p>
          </table:table-cell>
          <table:table-cell table:formula="of:=([Green.E182]+[Green1.E182]+[Green2.E182]+[Green3.E182]+[Green4.E182])/5" office:value-type="float" office:value="-88.25322" calcext:value-type="float">
            <text:p>-88,25322</text:p>
          </table:table-cell>
        </table:table-row>
        <table:table-row table:style-name="ro1">
          <table:table-cell table:formula="of:=([Green.D183]+[Green1.D183]+[Green2.D183]+[Green3.D183]+[Green4.D183])/5" office:value-type="float" office:value="0.44947" calcext:value-type="float">
            <text:p>0,44947</text:p>
          </table:table-cell>
          <table:table-cell table:formula="of:=([Green.E183]+[Green1.E183]+[Green2.E183]+[Green3.E183]+[Green4.E183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184]+[Green1.D184]+[Green2.D184]+[Green3.D184]+[Green4.D184])/5" office:value-type="float" office:value="0.45194" calcext:value-type="float">
            <text:p>0,45194</text:p>
          </table:table-cell>
          <table:table-cell table:formula="of:=([Green.E184]+[Green1.E184]+[Green2.E184]+[Green3.E184]+[Green4.E184])/5" office:value-type="float" office:value="-83.85322" calcext:value-type="float">
            <text:p>-83,85322</text:p>
          </table:table-cell>
        </table:table-row>
        <table:table-row table:style-name="ro1">
          <table:table-cell table:formula="of:=([Green.D185]+[Green1.D185]+[Green2.D185]+[Green3.D185]+[Green4.D185])/5" office:value-type="float" office:value="0.45441" calcext:value-type="float">
            <text:p>0,45441</text:p>
          </table:table-cell>
          <table:table-cell table:formula="of:=([Green.E185]+[Green1.E185]+[Green2.E185]+[Green3.E185]+[Green4.E185])/5" office:value-type="float" office:value="-82.49322" calcext:value-type="float">
            <text:p>-82,49322</text:p>
          </table:table-cell>
        </table:table-row>
        <table:table-row table:style-name="ro1">
          <table:table-cell table:formula="of:=([Green.D186]+[Green1.D186]+[Green2.D186]+[Green3.D186]+[Green4.D186])/5" office:value-type="float" office:value="0.45688" calcext:value-type="float">
            <text:p>0,45688</text:p>
          </table:table-cell>
          <table:table-cell table:formula="of:=([Green.E186]+[Green1.E186]+[Green2.E186]+[Green3.E186]+[Green4.E186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187]+[Green1.D187]+[Green2.D187]+[Green3.D187]+[Green4.D187])/5" office:value-type="float" office:value="0.45935" calcext:value-type="float">
            <text:p>0,45935</text:p>
          </table:table-cell>
          <table:table-cell table:formula="of:=([Green.E187]+[Green1.E187]+[Green2.E187]+[Green3.E187]+[Green4.E187])/5" office:value-type="float" office:value="-86.73322" calcext:value-type="float">
            <text:p>-86,73322</text:p>
          </table:table-cell>
        </table:table-row>
        <table:table-row table:style-name="ro1">
          <table:table-cell table:formula="of:=([Green.D188]+[Green1.D188]+[Green2.D188]+[Green3.D188]+[Green4.D188])/5" office:value-type="float" office:value="0.46182" calcext:value-type="float">
            <text:p>0,46182</text:p>
          </table:table-cell>
          <table:table-cell table:formula="of:=([Green.E188]+[Green1.E188]+[Green2.E188]+[Green3.E188]+[Green4.E188])/5" office:value-type="float" office:value="-86.65322" calcext:value-type="float">
            <text:p>-86,65322</text:p>
          </table:table-cell>
        </table:table-row>
        <table:table-row table:style-name="ro1">
          <table:table-cell table:formula="of:=([Green.D189]+[Green1.D189]+[Green2.D189]+[Green3.D189]+[Green4.D189])/5" office:value-type="float" office:value="0.46429" calcext:value-type="float">
            <text:p>0,46429</text:p>
          </table:table-cell>
          <table:table-cell table:formula="of:=([Green.E189]+[Green1.E189]+[Green2.E189]+[Green3.E189]+[Green4.E189])/5" office:value-type="float" office:value="-85.85322" calcext:value-type="float">
            <text:p>-85,85322</text:p>
          </table:table-cell>
        </table:table-row>
        <table:table-row table:style-name="ro1">
          <table:table-cell table:formula="of:=([Green.D190]+[Green1.D190]+[Green2.D190]+[Green3.D190]+[Green4.D190])/5" office:value-type="float" office:value="0.46676" calcext:value-type="float">
            <text:p>0,46676</text:p>
          </table:table-cell>
          <table:table-cell table:formula="of:=([Green.E190]+[Green1.E190]+[Green2.E190]+[Green3.E190]+[Green4.E190])/5" office:value-type="float" office:value="-85.29322" calcext:value-type="float">
            <text:p>-85,29322</text:p>
          </table:table-cell>
        </table:table-row>
        <table:table-row table:style-name="ro1">
          <table:table-cell table:formula="of:=([Green.D191]+[Green1.D191]+[Green2.D191]+[Green3.D191]+[Green4.D191])/5" office:value-type="float" office:value="0.46923" calcext:value-type="float">
            <text:p>0,46923</text:p>
          </table:table-cell>
          <table:table-cell table:formula="of:=([Green.E191]+[Green1.E191]+[Green2.E191]+[Green3.E191]+[Green4.E191])/5" office:value-type="float" office:value="-84.01322" calcext:value-type="float">
            <text:p>-84,01322</text:p>
          </table:table-cell>
        </table:table-row>
        <table:table-row table:style-name="ro1">
          <table:table-cell table:formula="of:=([Green.D192]+[Green1.D192]+[Green2.D192]+[Green3.D192]+[Green4.D192])/5" office:value-type="float" office:value="0.4717" calcext:value-type="float">
            <text:p>0,4717</text:p>
          </table:table-cell>
          <table:table-cell table:formula="of:=([Green.E192]+[Green1.E192]+[Green2.E192]+[Green3.E192]+[Green4.E192])/5" office:value-type="float" office:value="-85.29322" calcext:value-type="float">
            <text:p>-85,29322</text:p>
          </table:table-cell>
        </table:table-row>
        <table:table-row table:style-name="ro1">
          <table:table-cell table:formula="of:=([Green.D193]+[Green1.D193]+[Green2.D193]+[Green3.D193]+[Green4.D193])/5" office:value-type="float" office:value="0.47417" calcext:value-type="float">
            <text:p>0,47417</text:p>
          </table:table-cell>
          <table:table-cell table:formula="of:=([Green.E193]+[Green1.E193]+[Green2.E193]+[Green3.E193]+[Green4.E193])/5" office:value-type="float" office:value="-88.01322" calcext:value-type="float">
            <text:p>-88,01322</text:p>
          </table:table-cell>
        </table:table-row>
        <table:table-row table:style-name="ro1">
          <table:table-cell table:formula="of:=([Green.D194]+[Green1.D194]+[Green2.D194]+[Green3.D194]+[Green4.D194])/5" office:value-type="float" office:value="0.47664" calcext:value-type="float">
            <text:p>0,47664</text:p>
          </table:table-cell>
          <table:table-cell table:formula="of:=([Green.E194]+[Green1.E194]+[Green2.E194]+[Green3.E194]+[Green4.E194])/5" office:value-type="float" office:value="-87.13322" calcext:value-type="float">
            <text:p>-87,13322</text:p>
          </table:table-cell>
        </table:table-row>
        <table:table-row table:style-name="ro1">
          <table:table-cell table:formula="of:=([Green.D195]+[Green1.D195]+[Green2.D195]+[Green3.D195]+[Green4.D195])/5" office:value-type="float" office:value="0.47911" calcext:value-type="float">
            <text:p>0,47911</text:p>
          </table:table-cell>
          <table:table-cell table:formula="of:=([Green.E195]+[Green1.E195]+[Green2.E195]+[Green3.E195]+[Green4.E195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196]+[Green1.D196]+[Green2.D196]+[Green3.D196]+[Green4.D196])/5" office:value-type="float" office:value="0.48158" calcext:value-type="float">
            <text:p>0,48158</text:p>
          </table:table-cell>
          <table:table-cell table:formula="of:=([Green.E196]+[Green1.E196]+[Green2.E196]+[Green3.E196]+[Green4.E196])/5" office:value-type="float" office:value="-90.41322" calcext:value-type="float">
            <text:p>-90,41322</text:p>
          </table:table-cell>
        </table:table-row>
        <table:table-row table:style-name="ro1">
          <table:table-cell table:formula="of:=([Green.D197]+[Green1.D197]+[Green2.D197]+[Green3.D197]+[Green4.D197])/5" office:value-type="float" office:value="0.48405" calcext:value-type="float">
            <text:p>0,48405</text:p>
          </table:table-cell>
          <table:table-cell table:formula="of:=([Green.E197]+[Green1.E197]+[Green2.E197]+[Green3.E197]+[Green4.E197])/5" office:value-type="float" office:value="-90.33322" calcext:value-type="float">
            <text:p>-90,33322</text:p>
          </table:table-cell>
        </table:table-row>
        <table:table-row table:style-name="ro1">
          <table:table-cell table:formula="of:=([Green.D198]+[Green1.D198]+[Green2.D198]+[Green3.D198]+[Green4.D198])/5" office:value-type="float" office:value="0.48652" calcext:value-type="float">
            <text:p>0,48652</text:p>
          </table:table-cell>
          <table:table-cell table:formula="of:=([Green.E198]+[Green1.E198]+[Green2.E198]+[Green3.E198]+[Green4.E198])/5" office:value-type="float" office:value="-89.21322" calcext:value-type="float">
            <text:p>-89,21322</text:p>
          </table:table-cell>
        </table:table-row>
        <table:table-row table:style-name="ro1">
          <table:table-cell table:formula="of:=([Green.D199]+[Green1.D199]+[Green2.D199]+[Green3.D199]+[Green4.D199])/5" office:value-type="float" office:value="0.48899" calcext:value-type="float">
            <text:p>0,48899</text:p>
          </table:table-cell>
          <table:table-cell table:formula="of:=([Green.E199]+[Green1.E199]+[Green2.E199]+[Green3.E199]+[Green4.E199])/5" office:value-type="float" office:value="-85.05322" calcext:value-type="float">
            <text:p>-85,05322</text:p>
          </table:table-cell>
        </table:table-row>
        <table:table-row table:style-name="ro1">
          <table:table-cell table:formula="of:=([Green.D200]+[Green1.D200]+[Green2.D200]+[Green3.D200]+[Green4.D200])/5" office:value-type="float" office:value="0.49146" calcext:value-type="float">
            <text:p>0,49146</text:p>
          </table:table-cell>
          <table:table-cell table:formula="of:=([Green.E200]+[Green1.E200]+[Green2.E200]+[Green3.E200]+[Green4.E200])/5" office:value-type="float" office:value="-85.13322" calcext:value-type="float">
            <text:p>-85,13322</text:p>
          </table:table-cell>
        </table:table-row>
        <table:table-row table:style-name="ro1">
          <table:table-cell table:formula="of:=([Green.D201]+[Green1.D201]+[Green2.D201]+[Green3.D201]+[Green4.D201])/5" office:value-type="float" office:value="0.49393" calcext:value-type="float">
            <text:p>0,49393</text:p>
          </table:table-cell>
          <table:table-cell table:formula="of:=([Green.E201]+[Green1.E201]+[Green2.E201]+[Green3.E201]+[Green4.E201])/5" office:value-type="float" office:value="-83.69322" calcext:value-type="float">
            <text:p>-83,69322</text:p>
          </table:table-cell>
        </table:table-row>
        <table:table-row table:style-name="ro1">
          <table:table-cell table:formula="of:=([Green.D202]+[Green1.D202]+[Green2.D202]+[Green3.D202]+[Green4.D202])/5" office:value-type="float" office:value="0.4964" calcext:value-type="float">
            <text:p>0,4964</text:p>
          </table:table-cell>
          <table:table-cell table:formula="of:=([Green.E202]+[Green1.E202]+[Green2.E202]+[Green3.E202]+[Green4.E202])/5" office:value-type="float" office:value="-86.33322" calcext:value-type="float">
            <text:p>-86,33322</text:p>
          </table:table-cell>
        </table:table-row>
        <table:table-row table:style-name="ro1">
          <table:table-cell table:formula="of:=([Green.D203]+[Green1.D203]+[Green2.D203]+[Green3.D203]+[Green4.D203])/5" office:value-type="float" office:value="0.49887" calcext:value-type="float">
            <text:p>0,49887</text:p>
          </table:table-cell>
          <table:table-cell table:formula="of:=([Green.E203]+[Green1.E203]+[Green2.E203]+[Green3.E203]+[Green4.E203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204]+[Green1.D204]+[Green2.D204]+[Green3.D204]+[Green4.D204])/5" office:value-type="float" office:value="0.50134" calcext:value-type="float">
            <text:p>0,50134</text:p>
          </table:table-cell>
          <table:table-cell table:formula="of:=([Green.E204]+[Green1.E204]+[Green2.E204]+[Green3.E204]+[Green4.E204])/5" office:value-type="float" office:value="-85.29322" calcext:value-type="float">
            <text:p>-85,29322</text:p>
          </table:table-cell>
        </table:table-row>
        <table:table-row table:style-name="ro1">
          <table:table-cell table:formula="of:=([Green.D205]+[Green1.D205]+[Green2.D205]+[Green3.D205]+[Green4.D205])/5" office:value-type="float" office:value="0.50381" calcext:value-type="float">
            <text:p>0,50381</text:p>
          </table:table-cell>
          <table:table-cell table:formula="of:=([Green.E205]+[Green1.E205]+[Green2.E205]+[Green3.E205]+[Green4.E205])/5" office:value-type="float" office:value="-83.77322" calcext:value-type="float">
            <text:p>-83,77322</text:p>
          </table:table-cell>
        </table:table-row>
        <table:table-row table:style-name="ro1">
          <table:table-cell table:formula="of:=([Green.D206]+[Green1.D206]+[Green2.D206]+[Green3.D206]+[Green4.D206])/5" office:value-type="float" office:value="0.50628" calcext:value-type="float">
            <text:p>0,50628</text:p>
          </table:table-cell>
          <table:table-cell table:formula="of:=([Green.E206]+[Green1.E206]+[Green2.E206]+[Green3.E206]+[Green4.E206])/5" office:value-type="float" office:value="-88.25322" calcext:value-type="float">
            <text:p>-88,25322</text:p>
          </table:table-cell>
        </table:table-row>
        <table:table-row table:style-name="ro1">
          <table:table-cell table:formula="of:=([Green.D207]+[Green1.D207]+[Green2.D207]+[Green3.D207]+[Green4.D207])/5" office:value-type="float" office:value="0.50875" calcext:value-type="float">
            <text:p>0,50875</text:p>
          </table:table-cell>
          <table:table-cell table:formula="of:=([Green.E207]+[Green1.E207]+[Green2.E207]+[Green3.E207]+[Green4.E207])/5" office:value-type="float" office:value="-86.97322" calcext:value-type="float">
            <text:p>-86,97322</text:p>
          </table:table-cell>
        </table:table-row>
        <table:table-row table:style-name="ro1">
          <table:table-cell table:formula="of:=([Green.D208]+[Green1.D208]+[Green2.D208]+[Green3.D208]+[Green4.D208])/5" office:value-type="float" office:value="0.51122" calcext:value-type="float">
            <text:p>0,51122</text:p>
          </table:table-cell>
          <table:table-cell table:formula="of:=([Green.E208]+[Green1.E208]+[Green2.E208]+[Green3.E208]+[Green4.E208])/5" office:value-type="float" office:value="-85.45322" calcext:value-type="float">
            <text:p>-85,45322</text:p>
          </table:table-cell>
        </table:table-row>
        <table:table-row table:style-name="ro1">
          <table:table-cell table:formula="of:=([Green.D209]+[Green1.D209]+[Green2.D209]+[Green3.D209]+[Green4.D209])/5" office:value-type="float" office:value="0.51369" calcext:value-type="float">
            <text:p>0,51369</text:p>
          </table:table-cell>
          <table:table-cell table:formula="of:=([Green.E209]+[Green1.E209]+[Green2.E209]+[Green3.E209]+[Green4.E209])/5" office:value-type="float" office:value="-84.33322" calcext:value-type="float">
            <text:p>-84,33322</text:p>
          </table:table-cell>
        </table:table-row>
        <table:table-row table:style-name="ro1">
          <table:table-cell table:formula="of:=([Green.D210]+[Green1.D210]+[Green2.D210]+[Green3.D210]+[Green4.D210])/5" office:value-type="float" office:value="0.51616" calcext:value-type="float">
            <text:p>0,51616</text:p>
          </table:table-cell>
          <table:table-cell table:formula="of:=([Green.E210]+[Green1.E210]+[Green2.E210]+[Green3.E210]+[Green4.E210])/5" office:value-type="float" office:value="-86.25322" calcext:value-type="float">
            <text:p>-86,25322</text:p>
          </table:table-cell>
        </table:table-row>
        <table:table-row table:style-name="ro1">
          <table:table-cell table:formula="of:=([Green.D211]+[Green1.D211]+[Green2.D211]+[Green3.D211]+[Green4.D211])/5" office:value-type="float" office:value="0.51863" calcext:value-type="float">
            <text:p>0,51863</text:p>
          </table:table-cell>
          <table:table-cell table:formula="of:=([Green.E211]+[Green1.E211]+[Green2.E211]+[Green3.E211]+[Green4.E211])/5" office:value-type="float" office:value="-83.61322" calcext:value-type="float">
            <text:p>-83,61322</text:p>
          </table:table-cell>
        </table:table-row>
        <table:table-row table:style-name="ro1">
          <table:table-cell table:formula="of:=([Green.D212]+[Green1.D212]+[Green2.D212]+[Green3.D212]+[Green4.D212])/5" office:value-type="float" office:value="0.5211" calcext:value-type="float">
            <text:p>0,5211</text:p>
          </table:table-cell>
          <table:table-cell table:formula="of:=([Green.E212]+[Green1.E212]+[Green2.E212]+[Green3.E212]+[Green4.E212])/5" office:value-type="float" office:value="-85.93322" calcext:value-type="float">
            <text:p>-85,93322</text:p>
          </table:table-cell>
        </table:table-row>
        <table:table-row table:style-name="ro1">
          <table:table-cell table:formula="of:=([Green.D213]+[Green1.D213]+[Green2.D213]+[Green3.D213]+[Green4.D213])/5" office:value-type="float" office:value="0.52357" calcext:value-type="float">
            <text:p>0,52357</text:p>
          </table:table-cell>
          <table:table-cell table:formula="of:=([Green.E213]+[Green1.E213]+[Green2.E213]+[Green3.E213]+[Green4.E213])/5" office:value-type="float" office:value="-84.97322" calcext:value-type="float">
            <text:p>-84,97322</text:p>
          </table:table-cell>
        </table:table-row>
        <table:table-row table:style-name="ro1">
          <table:table-cell table:formula="of:=([Green.D214]+[Green1.D214]+[Green2.D214]+[Green3.D214]+[Green4.D214])/5" office:value-type="float" office:value="0.52604" calcext:value-type="float">
            <text:p>0,52604</text:p>
          </table:table-cell>
          <table:table-cell table:formula="of:=([Green.E214]+[Green1.E214]+[Green2.E214]+[Green3.E214]+[Green4.E214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215]+[Green1.D215]+[Green2.D215]+[Green3.D215]+[Green4.D215])/5" office:value-type="float" office:value="0.52851" calcext:value-type="float">
            <text:p>0,52851</text:p>
          </table:table-cell>
          <table:table-cell table:formula="of:=([Green.E215]+[Green1.E215]+[Green2.E215]+[Green3.E215]+[Green4.E215])/5" office:value-type="float" office:value="-86.81322" calcext:value-type="float">
            <text:p>-86,81322</text:p>
          </table:table-cell>
        </table:table-row>
        <table:table-row table:style-name="ro1">
          <table:table-cell table:formula="of:=([Green.D216]+[Green1.D216]+[Green2.D216]+[Green3.D216]+[Green4.D216])/5" office:value-type="float" office:value="0.53098" calcext:value-type="float">
            <text:p>0,53098</text:p>
          </table:table-cell>
          <table:table-cell table:formula="of:=([Green.E216]+[Green1.E216]+[Green2.E216]+[Green3.E216]+[Green4.E216])/5" office:value-type="float" office:value="-90.49322" calcext:value-type="float">
            <text:p>-90,49322</text:p>
          </table:table-cell>
        </table:table-row>
        <table:table-row table:style-name="ro1">
          <table:table-cell table:formula="of:=([Green.D217]+[Green1.D217]+[Green2.D217]+[Green3.D217]+[Green4.D217])/5" office:value-type="float" office:value="0.53345" calcext:value-type="float">
            <text:p>0,53345</text:p>
          </table:table-cell>
          <table:table-cell table:formula="of:=([Green.E217]+[Green1.E217]+[Green2.E217]+[Green3.E217]+[Green4.E217])/5" office:value-type="float" office:value="-82.89322" calcext:value-type="float">
            <text:p>-82,89322</text:p>
          </table:table-cell>
        </table:table-row>
        <table:table-row table:style-name="ro1">
          <table:table-cell table:formula="of:=([Green.D218]+[Green1.D218]+[Green2.D218]+[Green3.D218]+[Green4.D218])/5" office:value-type="float" office:value="0.53592" calcext:value-type="float">
            <text:p>0,53592</text:p>
          </table:table-cell>
          <table:table-cell table:formula="of:=([Green.E218]+[Green1.E218]+[Green2.E218]+[Green3.E218]+[Green4.E218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219]+[Green1.D219]+[Green2.D219]+[Green3.D219]+[Green4.D219])/5" office:value-type="float" office:value="0.53839" calcext:value-type="float">
            <text:p>0,53839</text:p>
          </table:table-cell>
          <table:table-cell table:formula="of:=([Green.E219]+[Green1.E219]+[Green2.E219]+[Green3.E219]+[Green4.E219])/5" office:value-type="float" office:value="-88.65322" calcext:value-type="float">
            <text:p>-88,65322</text:p>
          </table:table-cell>
        </table:table-row>
        <table:table-row table:style-name="ro1">
          <table:table-cell table:formula="of:=([Green.D220]+[Green1.D220]+[Green2.D220]+[Green3.D220]+[Green4.D220])/5" office:value-type="float" office:value="0.54086" calcext:value-type="float">
            <text:p>0,54086</text:p>
          </table:table-cell>
          <table:table-cell table:formula="of:=([Green.E220]+[Green1.E220]+[Green2.E220]+[Green3.E220]+[Green4.E220])/5" office:value-type="float" office:value="-85.93322" calcext:value-type="float">
            <text:p>-85,93322</text:p>
          </table:table-cell>
        </table:table-row>
        <table:table-row table:style-name="ro1">
          <table:table-cell table:formula="of:=([Green.D221]+[Green1.D221]+[Green2.D221]+[Green3.D221]+[Green4.D221])/5" office:value-type="float" office:value="0.54333" calcext:value-type="float">
            <text:p>0,54333</text:p>
          </table:table-cell>
          <table:table-cell table:formula="of:=([Green.E221]+[Green1.E221]+[Green2.E221]+[Green3.E221]+[Green4.E221])/5" office:value-type="float" office:value="-85.77322" calcext:value-type="float">
            <text:p>-85,77322</text:p>
          </table:table-cell>
        </table:table-row>
        <table:table-row table:style-name="ro1">
          <table:table-cell table:formula="of:=([Green.D222]+[Green1.D222]+[Green2.D222]+[Green3.D222]+[Green4.D222])/5" office:value-type="float" office:value="0.5458" calcext:value-type="float">
            <text:p>0,5458</text:p>
          </table:table-cell>
          <table:table-cell table:formula="of:=([Green.E222]+[Green1.E222]+[Green2.E222]+[Green3.E222]+[Green4.E222])/5" office:value-type="float" office:value="-85.13322" calcext:value-type="float">
            <text:p>-85,13322</text:p>
          </table:table-cell>
        </table:table-row>
        <table:table-row table:style-name="ro1">
          <table:table-cell table:formula="of:=([Green.D223]+[Green1.D223]+[Green2.D223]+[Green3.D223]+[Green4.D223])/5" office:value-type="float" office:value="0.54827" calcext:value-type="float">
            <text:p>0,54827</text:p>
          </table:table-cell>
          <table:table-cell table:formula="of:=([Green.E223]+[Green1.E223]+[Green2.E223]+[Green3.E223]+[Green4.E223])/5" office:value-type="float" office:value="-83.77322" calcext:value-type="float">
            <text:p>-83,77322</text:p>
          </table:table-cell>
        </table:table-row>
        <table:table-row table:style-name="ro1">
          <table:table-cell table:formula="of:=([Green.D224]+[Green1.D224]+[Green2.D224]+[Green3.D224]+[Green4.D224])/5" office:value-type="float" office:value="0.55074" calcext:value-type="float">
            <text:p>0,55074</text:p>
          </table:table-cell>
          <table:table-cell table:formula="of:=([Green.E224]+[Green1.E224]+[Green2.E224]+[Green3.E224]+[Green4.E224])/5" office:value-type="float" office:value="-84.09322" calcext:value-type="float">
            <text:p>-84,09322</text:p>
          </table:table-cell>
        </table:table-row>
        <table:table-row table:style-name="ro1">
          <table:table-cell table:formula="of:=([Green.D225]+[Green1.D225]+[Green2.D225]+[Green3.D225]+[Green4.D225])/5" office:value-type="float" office:value="0.55321" calcext:value-type="float">
            <text:p>0,55321</text:p>
          </table:table-cell>
          <table:table-cell table:formula="of:=([Green.E225]+[Green1.E225]+[Green2.E225]+[Green3.E225]+[Green4.E225])/5" office:value-type="float" office:value="-82.41322" calcext:value-type="float">
            <text:p>-82,41322</text:p>
          </table:table-cell>
        </table:table-row>
        <table:table-row table:style-name="ro1">
          <table:table-cell table:formula="of:=([Green.D226]+[Green1.D226]+[Green2.D226]+[Green3.D226]+[Green4.D226])/5" office:value-type="float" office:value="0.55568" calcext:value-type="float">
            <text:p>0,55568</text:p>
          </table:table-cell>
          <table:table-cell table:formula="of:=([Green.E226]+[Green1.E226]+[Green2.E226]+[Green3.E226]+[Green4.E226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227]+[Green1.D227]+[Green2.D227]+[Green3.D227]+[Green4.D227])/5" office:value-type="float" office:value="0.55815" calcext:value-type="float">
            <text:p>0,55815</text:p>
          </table:table-cell>
          <table:table-cell table:formula="of:=([Green.E227]+[Green1.E227]+[Green2.E227]+[Green3.E227]+[Green4.E227])/5" office:value-type="float" office:value="-85.21322" calcext:value-type="float">
            <text:p>-85,21322</text:p>
          </table:table-cell>
        </table:table-row>
        <table:table-row table:style-name="ro1">
          <table:table-cell table:formula="of:=([Green.D228]+[Green1.D228]+[Green2.D228]+[Green3.D228]+[Green4.D228])/5" office:value-type="float" office:value="0.56062" calcext:value-type="float">
            <text:p>0,56062</text:p>
          </table:table-cell>
          <table:table-cell table:formula="of:=([Green.E228]+[Green1.E228]+[Green2.E228]+[Green3.E228]+[Green4.E228])/5" office:value-type="float" office:value="-82.01322" calcext:value-type="float">
            <text:p>-82,01322</text:p>
          </table:table-cell>
        </table:table-row>
        <table:table-row table:style-name="ro1">
          <table:table-cell table:formula="of:=([Green.D229]+[Green1.D229]+[Green2.D229]+[Green3.D229]+[Green4.D229])/5" office:value-type="float" office:value="0.56309" calcext:value-type="float">
            <text:p>0,56309</text:p>
          </table:table-cell>
          <table:table-cell table:formula="of:=([Green.E229]+[Green1.E229]+[Green2.E229]+[Green3.E229]+[Green4.E229])/5" office:value-type="float" office:value="-83.05322" calcext:value-type="float">
            <text:p>-83,05322</text:p>
          </table:table-cell>
        </table:table-row>
        <table:table-row table:style-name="ro1">
          <table:table-cell table:formula="of:=([Green.D230]+[Green1.D230]+[Green2.D230]+[Green3.D230]+[Green4.D230])/5" office:value-type="float" office:value="0.56556" calcext:value-type="float">
            <text:p>0,56556</text:p>
          </table:table-cell>
          <table:table-cell table:formula="of:=([Green.E230]+[Green1.E230]+[Green2.E230]+[Green3.E230]+[Green4.E230])/5" office:value-type="float" office:value="-84.97322" calcext:value-type="float">
            <text:p>-84,97322</text:p>
          </table:table-cell>
        </table:table-row>
        <table:table-row table:style-name="ro1">
          <table:table-cell table:formula="of:=([Green.D231]+[Green1.D231]+[Green2.D231]+[Green3.D231]+[Green4.D231])/5" office:value-type="float" office:value="0.56803" calcext:value-type="float">
            <text:p>0,56803</text:p>
          </table:table-cell>
          <table:table-cell table:formula="of:=([Green.E231]+[Green1.E231]+[Green2.E231]+[Green3.E231]+[Green4.E231])/5" office:value-type="float" office:value="-83.37322" calcext:value-type="float">
            <text:p>-83,37322</text:p>
          </table:table-cell>
        </table:table-row>
        <table:table-row table:style-name="ro1">
          <table:table-cell table:formula="of:=([Green.D232]+[Green1.D232]+[Green2.D232]+[Green3.D232]+[Green4.D232])/5" office:value-type="float" office:value="0.5705" calcext:value-type="float">
            <text:p>0,5705</text:p>
          </table:table-cell>
          <table:table-cell table:formula="of:=([Green.E232]+[Green1.E232]+[Green2.E232]+[Green3.E232]+[Green4.E232])/5" office:value-type="float" office:value="-83.37322" calcext:value-type="float">
            <text:p>-83,37322</text:p>
          </table:table-cell>
        </table:table-row>
        <table:table-row table:style-name="ro1">
          <table:table-cell table:formula="of:=([Green.D233]+[Green1.D233]+[Green2.D233]+[Green3.D233]+[Green4.D233])/5" office:value-type="float" office:value="0.57297" calcext:value-type="float">
            <text:p>0,57297</text:p>
          </table:table-cell>
          <table:table-cell table:formula="of:=([Green.E233]+[Green1.E233]+[Green2.E233]+[Green3.E233]+[Green4.E233])/5" office:value-type="float" office:value="-81.77322" calcext:value-type="float">
            <text:p>-81,77322</text:p>
          </table:table-cell>
        </table:table-row>
        <table:table-row table:style-name="ro1">
          <table:table-cell table:formula="of:=([Green.D234]+[Green1.D234]+[Green2.D234]+[Green3.D234]+[Green4.D234])/5" office:value-type="float" office:value="0.57544" calcext:value-type="float">
            <text:p>0,57544</text:p>
          </table:table-cell>
          <table:table-cell table:formula="of:=([Green.E234]+[Green1.E234]+[Green2.E234]+[Green3.E234]+[Green4.E234])/5" office:value-type="float" office:value="-81.77322" calcext:value-type="float">
            <text:p>-81,77322</text:p>
          </table:table-cell>
        </table:table-row>
        <table:table-row table:style-name="ro1">
          <table:table-cell table:formula="of:=([Green.D235]+[Green1.D235]+[Green2.D235]+[Green3.D235]+[Green4.D235])/5" office:value-type="float" office:value="0.57791" calcext:value-type="float">
            <text:p>0,57791</text:p>
          </table:table-cell>
          <table:table-cell table:formula="of:=([Green.E235]+[Green1.E235]+[Green2.E235]+[Green3.E235]+[Green4.E235])/5" office:value-type="float" office:value="-81.85322" calcext:value-type="float">
            <text:p>-81,85322</text:p>
          </table:table-cell>
        </table:table-row>
        <table:table-row table:style-name="ro1">
          <table:table-cell table:formula="of:=([Green.D236]+[Green1.D236]+[Green2.D236]+[Green3.D236]+[Green4.D236])/5" office:value-type="float" office:value="0.58038" calcext:value-type="float">
            <text:p>0,58038</text:p>
          </table:table-cell>
          <table:table-cell table:formula="of:=([Green.E236]+[Green1.E236]+[Green2.E236]+[Green3.E236]+[Green4.E236])/5" office:value-type="float" office:value="-81.37322" calcext:value-type="float">
            <text:p>-81,37322</text:p>
          </table:table-cell>
        </table:table-row>
        <table:table-row table:style-name="ro1">
          <table:table-cell table:formula="of:=([Green.D237]+[Green1.D237]+[Green2.D237]+[Green3.D237]+[Green4.D237])/5" office:value-type="float" office:value="0.58285" calcext:value-type="float">
            <text:p>0,58285</text:p>
          </table:table-cell>
          <table:table-cell table:formula="of:=([Green.E237]+[Green1.E237]+[Green2.E237]+[Green3.E237]+[Green4.E237])/5" office:value-type="float" office:value="-84.89322" calcext:value-type="float">
            <text:p>-84,89322</text:p>
          </table:table-cell>
        </table:table-row>
        <table:table-row table:style-name="ro1">
          <table:table-cell table:formula="of:=([Green.D238]+[Green1.D238]+[Green2.D238]+[Green3.D238]+[Green4.D238])/5" office:value-type="float" office:value="0.58532" calcext:value-type="float">
            <text:p>0,58532</text:p>
          </table:table-cell>
          <table:table-cell table:formula="of:=([Green.E238]+[Green1.E238]+[Green2.E238]+[Green3.E238]+[Green4.E238])/5" office:value-type="float" office:value="-83.69322" calcext:value-type="float">
            <text:p>-83,69322</text:p>
          </table:table-cell>
        </table:table-row>
        <table:table-row table:style-name="ro1">
          <table:table-cell table:formula="of:=([Green.D239]+[Green1.D239]+[Green2.D239]+[Green3.D239]+[Green4.D239])/5" office:value-type="float" office:value="0.58779" calcext:value-type="float">
            <text:p>0,58779</text:p>
          </table:table-cell>
          <table:table-cell table:formula="of:=([Green.E239]+[Green1.E239]+[Green2.E239]+[Green3.E239]+[Green4.E239])/5" office:value-type="float" office:value="-85.69322" calcext:value-type="float">
            <text:p>-85,69322</text:p>
          </table:table-cell>
        </table:table-row>
        <table:table-row table:style-name="ro1">
          <table:table-cell table:formula="of:=([Green.D240]+[Green1.D240]+[Green2.D240]+[Green3.D240]+[Green4.D240])/5" office:value-type="float" office:value="0.59026" calcext:value-type="float">
            <text:p>0,59026</text:p>
          </table:table-cell>
          <table:table-cell table:formula="of:=([Green.E240]+[Green1.E240]+[Green2.E240]+[Green3.E240]+[Green4.E240])/5" office:value-type="float" office:value="-84.41322" calcext:value-type="float">
            <text:p>-84,41322</text:p>
          </table:table-cell>
        </table:table-row>
        <table:table-row table:style-name="ro1">
          <table:table-cell table:formula="of:=([Green.D241]+[Green1.D241]+[Green2.D241]+[Green3.D241]+[Green4.D241])/5" office:value-type="float" office:value="0.59273" calcext:value-type="float">
            <text:p>0,59273</text:p>
          </table:table-cell>
          <table:table-cell table:formula="of:=([Green.E241]+[Green1.E241]+[Green2.E241]+[Green3.E241]+[Green4.E241])/5" office:value-type="float" office:value="-81.53322" calcext:value-type="float">
            <text:p>-81,53322</text:p>
          </table:table-cell>
        </table:table-row>
        <table:table-row table:style-name="ro1">
          <table:table-cell table:formula="of:=([Green.D242]+[Green1.D242]+[Green2.D242]+[Green3.D242]+[Green4.D242])/5" office:value-type="float" office:value="0.5952" calcext:value-type="float">
            <text:p>0,5952</text:p>
          </table:table-cell>
          <table:table-cell table:formula="of:=([Green.E242]+[Green1.E242]+[Green2.E242]+[Green3.E242]+[Green4.E242])/5" office:value-type="float" office:value="-82.73322" calcext:value-type="float">
            <text:p>-82,73322</text:p>
          </table:table-cell>
        </table:table-row>
        <table:table-row table:style-name="ro1">
          <table:table-cell table:formula="of:=([Green.D243]+[Green1.D243]+[Green2.D243]+[Green3.D243]+[Green4.D243])/5" office:value-type="float" office:value="0.59767" calcext:value-type="float">
            <text:p>0,59767</text:p>
          </table:table-cell>
          <table:table-cell table:formula="of:=([Green.E243]+[Green1.E243]+[Green2.E243]+[Green3.E243]+[Green4.E243])/5" office:value-type="float" office:value="-81.77322" calcext:value-type="float">
            <text:p>-81,77322</text:p>
          </table:table-cell>
        </table:table-row>
        <table:table-row table:style-name="ro1">
          <table:table-cell table:formula="of:=([Green.D244]+[Green1.D244]+[Green2.D244]+[Green3.D244]+[Green4.D244])/5" office:value-type="float" office:value="0.60014" calcext:value-type="float">
            <text:p>0,60014</text:p>
          </table:table-cell>
          <table:table-cell table:formula="of:=([Green.E244]+[Green1.E244]+[Green2.E244]+[Green3.E244]+[Green4.E244])/5" office:value-type="float" office:value="-83.61322" calcext:value-type="float">
            <text:p>-83,61322</text:p>
          </table:table-cell>
        </table:table-row>
        <table:table-row table:style-name="ro1">
          <table:table-cell table:formula="of:=([Green.D245]+[Green1.D245]+[Green2.D245]+[Green3.D245]+[Green4.D245])/5" office:value-type="float" office:value="0.60261" calcext:value-type="float">
            <text:p>0,60261</text:p>
          </table:table-cell>
          <table:table-cell table:formula="of:=([Green.E245]+[Green1.E245]+[Green2.E245]+[Green3.E245]+[Green4.E245])/5" office:value-type="float" office:value="-88.17322" calcext:value-type="float">
            <text:p>-88,17322</text:p>
          </table:table-cell>
        </table:table-row>
        <table:table-row table:style-name="ro1">
          <table:table-cell table:formula="of:=([Green.D246]+[Green1.D246]+[Green2.D246]+[Green3.D246]+[Green4.D246])/5" office:value-type="float" office:value="0.60508" calcext:value-type="float">
            <text:p>0,60508</text:p>
          </table:table-cell>
          <table:table-cell table:formula="of:=([Green.E246]+[Green1.E246]+[Green2.E246]+[Green3.E246]+[Green4.E246])/5" office:value-type="float" office:value="-85.61322" calcext:value-type="float">
            <text:p>-85,61322</text:p>
          </table:table-cell>
        </table:table-row>
        <table:table-row table:style-name="ro1">
          <table:table-cell table:formula="of:=([Green.D247]+[Green1.D247]+[Green2.D247]+[Green3.D247]+[Green4.D247])/5" office:value-type="float" office:value="0.60755" calcext:value-type="float">
            <text:p>0,60755</text:p>
          </table:table-cell>
          <table:table-cell table:formula="of:=([Green.E247]+[Green1.E247]+[Green2.E247]+[Green3.E247]+[Green4.E247])/5" office:value-type="float" office:value="-85.45322" calcext:value-type="float">
            <text:p>-85,45322</text:p>
          </table:table-cell>
        </table:table-row>
        <table:table-row table:style-name="ro1">
          <table:table-cell table:formula="of:=([Green.D248]+[Green1.D248]+[Green2.D248]+[Green3.D248]+[Green4.D248])/5" office:value-type="float" office:value="0.61002" calcext:value-type="float">
            <text:p>0,61002</text:p>
          </table:table-cell>
          <table:table-cell table:formula="of:=([Green.E248]+[Green1.E248]+[Green2.E248]+[Green3.E248]+[Green4.E248])/5" office:value-type="float" office:value="-86.09322" calcext:value-type="float">
            <text:p>-86,09322</text:p>
          </table:table-cell>
        </table:table-row>
        <table:table-row table:style-name="ro1">
          <table:table-cell table:formula="of:=([Green.D249]+[Green1.D249]+[Green2.D249]+[Green3.D249]+[Green4.D249])/5" office:value-type="float" office:value="0.61249" calcext:value-type="float">
            <text:p>0,61249</text:p>
          </table:table-cell>
          <table:table-cell table:formula="of:=([Green.E249]+[Green1.E249]+[Green2.E249]+[Green3.E249]+[Green4.E249])/5" office:value-type="float" office:value="-89.29322" calcext:value-type="float">
            <text:p>-89,29322</text:p>
          </table:table-cell>
        </table:table-row>
        <table:table-row table:style-name="ro1">
          <table:table-cell table:formula="of:=([Green.D250]+[Green1.D250]+[Green2.D250]+[Green3.D250]+[Green4.D250])/5" office:value-type="float" office:value="0.61496" calcext:value-type="float">
            <text:p>0,61496</text:p>
          </table:table-cell>
          <table:table-cell table:formula="of:=([Green.E250]+[Green1.E250]+[Green2.E250]+[Green3.E250]+[Green4.E250])/5" office:value-type="float" office:value="-87.13322" calcext:value-type="float">
            <text:p>-87,13322</text:p>
          </table:table-cell>
        </table:table-row>
        <table:table-row table:style-name="ro1">
          <table:table-cell table:formula="of:=([Green.D251]+[Green1.D251]+[Green2.D251]+[Green3.D251]+[Green4.D251])/5" office:value-type="float" office:value="0.61743" calcext:value-type="float">
            <text:p>0,61743</text:p>
          </table:table-cell>
          <table:table-cell table:formula="of:=([Green.E251]+[Green1.E251]+[Green2.E251]+[Green3.E251]+[Green4.E251])/5" office:value-type="float" office:value="-89.45322" calcext:value-type="float">
            <text:p>-89,45322</text:p>
          </table:table-cell>
        </table:table-row>
        <table:table-row table:style-name="ro1">
          <table:table-cell table:formula="of:=([Green.D252]+[Green1.D252]+[Green2.D252]+[Green3.D252]+[Green4.D252])/5" office:value-type="float" office:value="0.6199" calcext:value-type="float">
            <text:p>0,6199</text:p>
          </table:table-cell>
          <table:table-cell table:formula="of:=([Green.E252]+[Green1.E252]+[Green2.E252]+[Green3.E252]+[Green4.E252])/5" office:value-type="float" office:value="-84.17322" calcext:value-type="float">
            <text:p>-84,17322</text:p>
          </table:table-cell>
        </table:table-row>
        <table:table-row table:style-name="ro1">
          <table:table-cell table:formula="of:=([Green.D253]+[Green1.D253]+[Green2.D253]+[Green3.D253]+[Green4.D253])/5" office:value-type="float" office:value="0.62237" calcext:value-type="float">
            <text:p>0,62237</text:p>
          </table:table-cell>
          <table:table-cell table:formula="of:=([Green.E253]+[Green1.E253]+[Green2.E253]+[Green3.E253]+[Green4.E253])/5" office:value-type="float" office:value="-84.17322" calcext:value-type="float">
            <text:p>-84,17322</text:p>
          </table:table-cell>
        </table:table-row>
        <table:table-row table:style-name="ro1">
          <table:table-cell table:formula="of:=([Green.D254]+[Green1.D254]+[Green2.D254]+[Green3.D254]+[Green4.D254])/5" office:value-type="float" office:value="0.62484" calcext:value-type="float">
            <text:p>0,62484</text:p>
          </table:table-cell>
          <table:table-cell table:formula="of:=([Green.E254]+[Green1.E254]+[Green2.E254]+[Green3.E254]+[Green4.E254])/5" office:value-type="float" office:value="-83.77322" calcext:value-type="float">
            <text:p>-83,77322</text:p>
          </table:table-cell>
        </table:table-row>
        <table:table-row table:style-name="ro1">
          <table:table-cell table:formula="of:=([Green.D255]+[Green1.D255]+[Green2.D255]+[Green3.D255]+[Green4.D255])/5" office:value-type="float" office:value="0.62731" calcext:value-type="float">
            <text:p>0,62731</text:p>
          </table:table-cell>
          <table:table-cell table:formula="of:=([Green.E255]+[Green1.E255]+[Green2.E255]+[Green3.E255]+[Green4.E255])/5" office:value-type="float" office:value="-84.65322" calcext:value-type="float">
            <text:p>-84,65322</text:p>
          </table:table-cell>
        </table:table-row>
        <table:table-row table:style-name="ro1">
          <table:table-cell table:formula="of:=([Green.D256]+[Green1.D256]+[Green2.D256]+[Green3.D256]+[Green4.D256])/5" office:value-type="float" office:value="0.62978" calcext:value-type="float">
            <text:p>0,62978</text:p>
          </table:table-cell>
          <table:table-cell table:formula="of:=([Green.E256]+[Green1.E256]+[Green2.E256]+[Green3.E256]+[Green4.E256])/5" office:value-type="float" office:value="-84.09322" calcext:value-type="float">
            <text:p>-84,09322</text:p>
          </table:table-cell>
        </table:table-row>
        <table:table-row table:style-name="ro1">
          <table:table-cell table:formula="of:=([Green.D257]+[Green1.D257]+[Green2.D257]+[Green3.D257]+[Green4.D257])/5" office:value-type="float" office:value="0.63225" calcext:value-type="float">
            <text:p>0,63225</text:p>
          </table:table-cell>
          <table:table-cell table:formula="of:=([Green.E257]+[Green1.E257]+[Green2.E257]+[Green3.E257]+[Green4.E257])/5" office:value-type="float" office:value="-84.97322" calcext:value-type="float">
            <text:p>-84,97322</text:p>
          </table:table-cell>
        </table:table-row>
        <table:table-row table:style-name="ro1">
          <table:table-cell table:formula="of:=([Green.D258]+[Green1.D258]+[Green2.D258]+[Green3.D258]+[Green4.D258])/5" office:value-type="float" office:value="0.63472" calcext:value-type="float">
            <text:p>0,63472</text:p>
          </table:table-cell>
          <table:table-cell table:formula="of:=([Green.E258]+[Green1.E258]+[Green2.E258]+[Green3.E258]+[Green4.E258])/5" office:value-type="float" office:value="-82.33322" calcext:value-type="float">
            <text:p>-82,33322</text:p>
          </table:table-cell>
        </table:table-row>
        <table:table-row table:style-name="ro1">
          <table:table-cell table:formula="of:=([Green.D259]+[Green1.D259]+[Green2.D259]+[Green3.D259]+[Green4.D259])/5" office:value-type="float" office:value="0.63719" calcext:value-type="float">
            <text:p>0,63719</text:p>
          </table:table-cell>
          <table:table-cell table:formula="of:=([Green.E259]+[Green1.E259]+[Green2.E259]+[Green3.E259]+[Green4.E259])/5" office:value-type="float" office:value="-84.01322" calcext:value-type="float">
            <text:p>-84,01322</text:p>
          </table:table-cell>
        </table:table-row>
        <table:table-row table:style-name="ro1">
          <table:table-cell table:formula="of:=([Green.D260]+[Green1.D260]+[Green2.D260]+[Green3.D260]+[Green4.D260])/5" office:value-type="float" office:value="0.63966" calcext:value-type="float">
            <text:p>0,63966</text:p>
          </table:table-cell>
          <table:table-cell table:formula="of:=([Green.E260]+[Green1.E260]+[Green2.E260]+[Green3.E260]+[Green4.E260])/5" office:value-type="float" office:value="-85.45322" calcext:value-type="float">
            <text:p>-85,45322</text:p>
          </table:table-cell>
        </table:table-row>
        <table:table-row table:style-name="ro1">
          <table:table-cell table:formula="of:=([Green.D261]+[Green1.D261]+[Green2.D261]+[Green3.D261]+[Green4.D261])/5" office:value-type="float" office:value="0.64213" calcext:value-type="float">
            <text:p>0,64213</text:p>
          </table:table-cell>
          <table:table-cell table:formula="of:=([Green.E261]+[Green1.E261]+[Green2.E261]+[Green3.E261]+[Green4.E261])/5" office:value-type="float" office:value="-85.85322" calcext:value-type="float">
            <text:p>-85,85322</text:p>
          </table:table-cell>
        </table:table-row>
        <table:table-row table:style-name="ro1">
          <table:table-cell table:formula="of:=([Green.D262]+[Green1.D262]+[Green2.D262]+[Green3.D262]+[Green4.D262])/5" office:value-type="float" office:value="0.6446" calcext:value-type="float">
            <text:p>0,6446</text:p>
          </table:table-cell>
          <table:table-cell table:formula="of:=([Green.E262]+[Green1.E262]+[Green2.E262]+[Green3.E262]+[Green4.E262])/5" office:value-type="float" office:value="-83.53322" calcext:value-type="float">
            <text:p>-83,53322</text:p>
          </table:table-cell>
        </table:table-row>
        <table:table-row table:style-name="ro1">
          <table:table-cell table:formula="of:=([Green.D263]+[Green1.D263]+[Green2.D263]+[Green3.D263]+[Green4.D263])/5" office:value-type="float" office:value="0.64707" calcext:value-type="float">
            <text:p>0,64707</text:p>
          </table:table-cell>
          <table:table-cell table:formula="of:=([Green.E263]+[Green1.E263]+[Green2.E263]+[Green3.E263]+[Green4.E263])/5" office:value-type="float" office:value="-84.25322" calcext:value-type="float">
            <text:p>-84,25322</text:p>
          </table:table-cell>
        </table:table-row>
        <table:table-row table:style-name="ro1">
          <table:table-cell table:formula="of:=([Green.D264]+[Green1.D264]+[Green2.D264]+[Green3.D264]+[Green4.D264])/5" office:value-type="float" office:value="0.64954" calcext:value-type="float">
            <text:p>0,64954</text:p>
          </table:table-cell>
          <table:table-cell table:formula="of:=([Green.E264]+[Green1.E264]+[Green2.E264]+[Green3.E264]+[Green4.E264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265]+[Green1.D265]+[Green2.D265]+[Green3.D265]+[Green4.D265])/5" office:value-type="float" office:value="0.65201" calcext:value-type="float">
            <text:p>0,65201</text:p>
          </table:table-cell>
          <table:table-cell table:formula="of:=([Green.E265]+[Green1.E265]+[Green2.E265]+[Green3.E265]+[Green4.E265])/5" office:value-type="float" office:value="-85.45322" calcext:value-type="float">
            <text:p>-85,45322</text:p>
          </table:table-cell>
        </table:table-row>
        <table:table-row table:style-name="ro1">
          <table:table-cell table:formula="of:=([Green.D266]+[Green1.D266]+[Green2.D266]+[Green3.D266]+[Green4.D266])/5" office:value-type="float" office:value="0.65448" calcext:value-type="float">
            <text:p>0,65448</text:p>
          </table:table-cell>
          <table:table-cell table:formula="of:=([Green.E266]+[Green1.E266]+[Green2.E266]+[Green3.E266]+[Green4.E266])/5" office:value-type="float" office:value="-84.73322" calcext:value-type="float">
            <text:p>-84,73322</text:p>
          </table:table-cell>
        </table:table-row>
        <table:table-row table:style-name="ro1">
          <table:table-cell table:formula="of:=([Green.D267]+[Green1.D267]+[Green2.D267]+[Green3.D267]+[Green4.D267])/5" office:value-type="float" office:value="0.65695" calcext:value-type="float">
            <text:p>0,65695</text:p>
          </table:table-cell>
          <table:table-cell table:formula="of:=([Green.E267]+[Green1.E267]+[Green2.E267]+[Green3.E267]+[Green4.E267])/5" office:value-type="float" office:value="-83.85322" calcext:value-type="float">
            <text:p>-83,85322</text:p>
          </table:table-cell>
        </table:table-row>
        <table:table-row table:style-name="ro1">
          <table:table-cell table:formula="of:=([Green.D268]+[Green1.D268]+[Green2.D268]+[Green3.D268]+[Green4.D268])/5" office:value-type="float" office:value="0.65942" calcext:value-type="float">
            <text:p>0,65942</text:p>
          </table:table-cell>
          <table:table-cell table:formula="of:=([Green.E268]+[Green1.E268]+[Green2.E268]+[Green3.E268]+[Green4.E268])/5" office:value-type="float" office:value="-82.01322" calcext:value-type="float">
            <text:p>-82,01322</text:p>
          </table:table-cell>
        </table:table-row>
        <table:table-row table:style-name="ro1">
          <table:table-cell table:formula="of:=([Green.D269]+[Green1.D269]+[Green2.D269]+[Green3.D269]+[Green4.D269])/5" office:value-type="float" office:value="0.66189" calcext:value-type="float">
            <text:p>0,66189</text:p>
          </table:table-cell>
          <table:table-cell table:formula="of:=([Green.E269]+[Green1.E269]+[Green2.E269]+[Green3.E269]+[Green4.E269])/5" office:value-type="float" office:value="-81.93322" calcext:value-type="float">
            <text:p>-81,93322</text:p>
          </table:table-cell>
        </table:table-row>
        <table:table-row table:style-name="ro1">
          <table:table-cell table:formula="of:=([Green.D270]+[Green1.D270]+[Green2.D270]+[Green3.D270]+[Green4.D270])/5" office:value-type="float" office:value="0.66436" calcext:value-type="float">
            <text:p>0,66436</text:p>
          </table:table-cell>
          <table:table-cell table:formula="of:=([Green.E270]+[Green1.E270]+[Green2.E270]+[Green3.E270]+[Green4.E270])/5" office:value-type="float" office:value="-81.69322" calcext:value-type="float">
            <text:p>-81,69322</text:p>
          </table:table-cell>
        </table:table-row>
        <table:table-row table:style-name="ro1">
          <table:table-cell table:formula="of:=([Green.D271]+[Green1.D271]+[Green2.D271]+[Green3.D271]+[Green4.D271])/5" office:value-type="float" office:value="0.66683" calcext:value-type="float">
            <text:p>0,66683</text:p>
          </table:table-cell>
          <table:table-cell table:formula="of:=([Green.E271]+[Green1.E271]+[Green2.E271]+[Green3.E271]+[Green4.E271])/5" office:value-type="float" office:value="-84.97322" calcext:value-type="float">
            <text:p>-84,97322</text:p>
          </table:table-cell>
        </table:table-row>
        <table:table-row table:style-name="ro1">
          <table:table-cell table:formula="of:=([Green.D272]+[Green1.D272]+[Green2.D272]+[Green3.D272]+[Green4.D272])/5" office:value-type="float" office:value="0.6693" calcext:value-type="float">
            <text:p>0,6693</text:p>
          </table:table-cell>
          <table:table-cell table:formula="of:=([Green.E272]+[Green1.E272]+[Green2.E272]+[Green3.E272]+[Green4.E272])/5" office:value-type="float" office:value="-92.17322" calcext:value-type="float">
            <text:p>-92,17322</text:p>
          </table:table-cell>
        </table:table-row>
        <table:table-row table:style-name="ro1">
          <table:table-cell table:formula="of:=([Green.D273]+[Green1.D273]+[Green2.D273]+[Green3.D273]+[Green4.D273])/5" office:value-type="float" office:value="0.67177" calcext:value-type="float">
            <text:p>0,67177</text:p>
          </table:table-cell>
          <table:table-cell table:formula="of:=([Green.E273]+[Green1.E273]+[Green2.E273]+[Green3.E273]+[Green4.E273])/5" office:value-type="float" office:value="-89.69322" calcext:value-type="float">
            <text:p>-89,69322</text:p>
          </table:table-cell>
        </table:table-row>
        <table:table-row table:style-name="ro1">
          <table:table-cell table:formula="of:=([Green.D274]+[Green1.D274]+[Green2.D274]+[Green3.D274]+[Green4.D274])/5" office:value-type="float" office:value="0.67424" calcext:value-type="float">
            <text:p>0,67424</text:p>
          </table:table-cell>
          <table:table-cell table:formula="of:=([Green.E274]+[Green1.E274]+[Green2.E274]+[Green3.E274]+[Green4.E274])/5" office:value-type="float" office:value="-87.37322" calcext:value-type="float">
            <text:p>-87,37322</text:p>
          </table:table-cell>
        </table:table-row>
        <table:table-row table:style-name="ro1">
          <table:table-cell table:formula="of:=([Green.D275]+[Green1.D275]+[Green2.D275]+[Green3.D275]+[Green4.D275])/5" office:value-type="float" office:value="0.67671" calcext:value-type="float">
            <text:p>0,67671</text:p>
          </table:table-cell>
          <table:table-cell table:formula="of:=([Green.E275]+[Green1.E275]+[Green2.E275]+[Green3.E275]+[Green4.E275])/5" office:value-type="float" office:value="-85.93322" calcext:value-type="float">
            <text:p>-85,93322</text:p>
          </table:table-cell>
        </table:table-row>
        <table:table-row table:style-name="ro1">
          <table:table-cell table:formula="of:=([Green.D276]+[Green1.D276]+[Green2.D276]+[Green3.D276]+[Green4.D276])/5" office:value-type="float" office:value="0.67918" calcext:value-type="float">
            <text:p>0,67918</text:p>
          </table:table-cell>
          <table:table-cell table:formula="of:=([Green.E276]+[Green1.E276]+[Green2.E276]+[Green3.E276]+[Green4.E276])/5" office:value-type="float" office:value="-81.29322" calcext:value-type="float">
            <text:p>-81,29322</text:p>
          </table:table-cell>
        </table:table-row>
        <table:table-row table:style-name="ro1">
          <table:table-cell table:formula="of:=([Green.D277]+[Green1.D277]+[Green2.D277]+[Green3.D277]+[Green4.D277])/5" office:value-type="float" office:value="0.68165" calcext:value-type="float">
            <text:p>0,68165</text:p>
          </table:table-cell>
          <table:table-cell table:formula="of:=([Green.E277]+[Green1.E277]+[Green2.E277]+[Green3.E277]+[Green4.E277])/5" office:value-type="float" office:value="-81.85322" calcext:value-type="float">
            <text:p>-81,85322</text:p>
          </table:table-cell>
        </table:table-row>
        <table:table-row table:style-name="ro1">
          <table:table-cell table:formula="of:=([Green.D278]+[Green1.D278]+[Green2.D278]+[Green3.D278]+[Green4.D278])/5" office:value-type="float" office:value="0.68412" calcext:value-type="float">
            <text:p>0,68412</text:p>
          </table:table-cell>
          <table:table-cell table:formula="of:=([Green.E278]+[Green1.E278]+[Green2.E278]+[Green3.E278]+[Green4.E278])/5" office:value-type="float" office:value="-82.25322" calcext:value-type="float">
            <text:p>-82,25322</text:p>
          </table:table-cell>
        </table:table-row>
        <table:table-row table:style-name="ro1">
          <table:table-cell table:formula="of:=([Green.D279]+[Green1.D279]+[Green2.D279]+[Green3.D279]+[Green4.D279])/5" office:value-type="float" office:value="0.68659" calcext:value-type="float">
            <text:p>0,68659</text:p>
          </table:table-cell>
          <table:table-cell table:formula="of:=([Green.E279]+[Green1.E279]+[Green2.E279]+[Green3.E279]+[Green4.E279])/5" office:value-type="float" office:value="-82.17322" calcext:value-type="float">
            <text:p>-82,17322</text:p>
          </table:table-cell>
        </table:table-row>
        <table:table-row table:style-name="ro1">
          <table:table-cell table:formula="of:=([Green.D280]+[Green1.D280]+[Green2.D280]+[Green3.D280]+[Green4.D280])/5" office:value-type="float" office:value="0.68906" calcext:value-type="float">
            <text:p>0,68906</text:p>
          </table:table-cell>
          <table:table-cell table:formula="of:=([Green.E280]+[Green1.E280]+[Green2.E280]+[Green3.E280]+[Green4.E280])/5" office:value-type="float" office:value="-84.57322" calcext:value-type="float">
            <text:p>-84,57322</text:p>
          </table:table-cell>
        </table:table-row>
        <table:table-row table:style-name="ro1">
          <table:table-cell table:formula="of:=([Green.D281]+[Green1.D281]+[Green2.D281]+[Green3.D281]+[Green4.D281])/5" office:value-type="float" office:value="0.69153" calcext:value-type="float">
            <text:p>0,69153</text:p>
          </table:table-cell>
          <table:table-cell table:formula="of:=([Green.E281]+[Green1.E281]+[Green2.E281]+[Green3.E281]+[Green4.E281])/5" office:value-type="float" office:value="-84.73322" calcext:value-type="float">
            <text:p>-84,73322</text:p>
          </table:table-cell>
        </table:table-row>
        <table:table-row table:style-name="ro1">
          <table:table-cell table:formula="of:=([Green.D282]+[Green1.D282]+[Green2.D282]+[Green3.D282]+[Green4.D282])/5" office:value-type="float" office:value="0.694" calcext:value-type="float">
            <text:p>0,694</text:p>
          </table:table-cell>
          <table:table-cell table:formula="of:=([Green.E282]+[Green1.E282]+[Green2.E282]+[Green3.E282]+[Green4.E282])/5" office:value-type="float" office:value="-88.25322" calcext:value-type="float">
            <text:p>-88,25322</text:p>
          </table:table-cell>
        </table:table-row>
        <table:table-row table:style-name="ro1">
          <table:table-cell table:formula="of:=([Green.D283]+[Green1.D283]+[Green2.D283]+[Green3.D283]+[Green4.D283])/5" office:value-type="float" office:value="0.69647" calcext:value-type="float">
            <text:p>0,69647</text:p>
          </table:table-cell>
          <table:table-cell table:formula="of:=([Green.E283]+[Green1.E283]+[Green2.E283]+[Green3.E283]+[Green4.E283])/5" office:value-type="float" office:value="-84.97322" calcext:value-type="float">
            <text:p>-84,97322</text:p>
          </table:table-cell>
        </table:table-row>
        <table:table-row table:style-name="ro1">
          <table:table-cell table:formula="of:=([Green.D284]+[Green1.D284]+[Green2.D284]+[Green3.D284]+[Green4.D284])/5" office:value-type="float" office:value="0.69894" calcext:value-type="float">
            <text:p>0,69894</text:p>
          </table:table-cell>
          <table:table-cell table:formula="of:=([Green.E284]+[Green1.E284]+[Green2.E284]+[Green3.E284]+[Green4.E284])/5" office:value-type="float" office:value="-82.33322" calcext:value-type="float">
            <text:p>-82,33322</text:p>
          </table:table-cell>
        </table:table-row>
        <table:table-row table:style-name="ro1">
          <table:table-cell table:formula="of:=([Green.D285]+[Green1.D285]+[Green2.D285]+[Green3.D285]+[Green4.D285])/5" office:value-type="float" office:value="0.70141" calcext:value-type="float">
            <text:p>0,70141</text:p>
          </table:table-cell>
          <table:table-cell table:formula="of:=([Green.E285]+[Green1.E285]+[Green2.E285]+[Green3.E285]+[Green4.E285])/5" office:value-type="float" office:value="-82.01322" calcext:value-type="float">
            <text:p>-82,01322</text:p>
          </table:table-cell>
        </table:table-row>
        <table:table-row table:style-name="ro1">
          <table:table-cell table:formula="of:=([Green.D286]+[Green1.D286]+[Green2.D286]+[Green3.D286]+[Green4.D286])/5" office:value-type="float" office:value="0.70388" calcext:value-type="float">
            <text:p>0,70388</text:p>
          </table:table-cell>
          <table:table-cell table:formula="of:=([Green.E286]+[Green1.E286]+[Green2.E286]+[Green3.E286]+[Green4.E286])/5" office:value-type="float" office:value="-82.17322" calcext:value-type="float">
            <text:p>-82,17322</text:p>
          </table:table-cell>
        </table:table-row>
        <table:table-row table:style-name="ro1">
          <table:table-cell table:formula="of:=([Green.D287]+[Green1.D287]+[Green2.D287]+[Green3.D287]+[Green4.D287])/5" office:value-type="float" office:value="0.70635" calcext:value-type="float">
            <text:p>0,70635</text:p>
          </table:table-cell>
          <table:table-cell table:formula="of:=([Green.E287]+[Green1.E287]+[Green2.E287]+[Green3.E287]+[Green4.E287])/5" office:value-type="float" office:value="-82.25322" calcext:value-type="float">
            <text:p>-82,25322</text:p>
          </table:table-cell>
        </table:table-row>
        <table:table-row table:style-name="ro1">
          <table:table-cell table:formula="of:=([Green.D288]+[Green1.D288]+[Green2.D288]+[Green3.D288]+[Green4.D288])/5" office:value-type="float" office:value="0.70882" calcext:value-type="float">
            <text:p>0,70882</text:p>
          </table:table-cell>
          <table:table-cell table:formula="of:=([Green.E288]+[Green1.E288]+[Green2.E288]+[Green3.E288]+[Green4.E288])/5" office:value-type="float" office:value="-84.65322" calcext:value-type="float">
            <text:p>-84,65322</text:p>
          </table:table-cell>
        </table:table-row>
        <table:table-row table:style-name="ro1">
          <table:table-cell table:formula="of:=([Green.D289]+[Green1.D289]+[Green2.D289]+[Green3.D289]+[Green4.D289])/5" office:value-type="float" office:value="0.71129" calcext:value-type="float">
            <text:p>0,71129</text:p>
          </table:table-cell>
          <table:table-cell table:formula="of:=([Green.E289]+[Green1.E289]+[Green2.E289]+[Green3.E289]+[Green4.E289])/5" office:value-type="float" office:value="-82.89322" calcext:value-type="float">
            <text:p>-82,89322</text:p>
          </table:table-cell>
        </table:table-row>
        <table:table-row table:style-name="ro1">
          <table:table-cell table:formula="of:=([Green.D290]+[Green1.D290]+[Green2.D290]+[Green3.D290]+[Green4.D290])/5" office:value-type="float" office:value="0.71376" calcext:value-type="float">
            <text:p>0,71376</text:p>
          </table:table-cell>
          <table:table-cell table:formula="of:=([Green.E290]+[Green1.E290]+[Green2.E290]+[Green3.E290]+[Green4.E290])/5" office:value-type="float" office:value="-81.77322" calcext:value-type="float">
            <text:p>-81,77322</text:p>
          </table:table-cell>
        </table:table-row>
        <table:table-row table:style-name="ro1">
          <table:table-cell table:formula="of:=([Green.D291]+[Green1.D291]+[Green2.D291]+[Green3.D291]+[Green4.D291])/5" office:value-type="float" office:value="0.71623" calcext:value-type="float">
            <text:p>0,71623</text:p>
          </table:table-cell>
          <table:table-cell table:formula="of:=([Green.E291]+[Green1.E291]+[Green2.E291]+[Green3.E291]+[Green4.E291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292]+[Green1.D292]+[Green2.D292]+[Green3.D292]+[Green4.D292])/5" office:value-type="float" office:value="0.7187" calcext:value-type="float">
            <text:p>0,7187</text:p>
          </table:table-cell>
          <table:table-cell table:formula="of:=([Green.E292]+[Green1.E292]+[Green2.E292]+[Green3.E292]+[Green4.E292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293]+[Green1.D293]+[Green2.D293]+[Green3.D293]+[Green4.D293])/5" office:value-type="float" office:value="0.72117" calcext:value-type="float">
            <text:p>0,72117</text:p>
          </table:table-cell>
          <table:table-cell table:formula="of:=([Green.E293]+[Green1.E293]+[Green2.E293]+[Green3.E293]+[Green4.E293])/5" office:value-type="float" office:value="-88.89322" calcext:value-type="float">
            <text:p>-88,89322</text:p>
          </table:table-cell>
        </table:table-row>
        <table:table-row table:style-name="ro1">
          <table:table-cell table:formula="of:=([Green.D294]+[Green1.D294]+[Green2.D294]+[Green3.D294]+[Green4.D294])/5" office:value-type="float" office:value="0.72364" calcext:value-type="float">
            <text:p>0,72364</text:p>
          </table:table-cell>
          <table:table-cell table:formula="of:=([Green.E294]+[Green1.E294]+[Green2.E294]+[Green3.E294]+[Green4.E294])/5" office:value-type="float" office:value="-82.41322" calcext:value-type="float">
            <text:p>-82,41322</text:p>
          </table:table-cell>
        </table:table-row>
        <table:table-row table:style-name="ro1">
          <table:table-cell table:formula="of:=([Green.D295]+[Green1.D295]+[Green2.D295]+[Green3.D295]+[Green4.D295])/5" office:value-type="float" office:value="0.72611" calcext:value-type="float">
            <text:p>0,72611</text:p>
          </table:table-cell>
          <table:table-cell table:formula="of:=([Green.E295]+[Green1.E295]+[Green2.E295]+[Green3.E295]+[Green4.E295])/5" office:value-type="float" office:value="-83.45322" calcext:value-type="float">
            <text:p>-83,45322</text:p>
          </table:table-cell>
        </table:table-row>
        <table:table-row table:style-name="ro1">
          <table:table-cell table:formula="of:=([Green.D296]+[Green1.D296]+[Green2.D296]+[Green3.D296]+[Green4.D296])/5" office:value-type="float" office:value="0.72858" calcext:value-type="float">
            <text:p>0,72858</text:p>
          </table:table-cell>
          <table:table-cell table:formula="of:=([Green.E296]+[Green1.E296]+[Green2.E296]+[Green3.E296]+[Green4.E296])/5" office:value-type="float" office:value="-86.09322" calcext:value-type="float">
            <text:p>-86,09322</text:p>
          </table:table-cell>
        </table:table-row>
        <table:table-row table:style-name="ro1">
          <table:table-cell table:formula="of:=([Green.D297]+[Green1.D297]+[Green2.D297]+[Green3.D297]+[Green4.D297])/5" office:value-type="float" office:value="0.73105" calcext:value-type="float">
            <text:p>0,73105</text:p>
          </table:table-cell>
          <table:table-cell table:formula="of:=([Green.E297]+[Green1.E297]+[Green2.E297]+[Green3.E297]+[Green4.E297])/5" office:value-type="float" office:value="-81.21322" calcext:value-type="float">
            <text:p>-81,21322</text:p>
          </table:table-cell>
        </table:table-row>
        <table:table-row table:style-name="ro1">
          <table:table-cell table:formula="of:=([Green.D298]+[Green1.D298]+[Green2.D298]+[Green3.D298]+[Green4.D298])/5" office:value-type="float" office:value="0.73352" calcext:value-type="float">
            <text:p>0,73352</text:p>
          </table:table-cell>
          <table:table-cell table:formula="of:=([Green.E298]+[Green1.E298]+[Green2.E298]+[Green3.E298]+[Green4.E298])/5" office:value-type="float" office:value="-82.33322" calcext:value-type="float">
            <text:p>-82,33322</text:p>
          </table:table-cell>
        </table:table-row>
        <table:table-row table:style-name="ro1">
          <table:table-cell table:formula="of:=([Green.D299]+[Green1.D299]+[Green2.D299]+[Green3.D299]+[Green4.D299])/5" office:value-type="float" office:value="0.73599" calcext:value-type="float">
            <text:p>0,73599</text:p>
          </table:table-cell>
          <table:table-cell table:formula="of:=([Green.E299]+[Green1.E299]+[Green2.E299]+[Green3.E299]+[Green4.E299])/5" office:value-type="float" office:value="-81.53322" calcext:value-type="float">
            <text:p>-81,53322</text:p>
          </table:table-cell>
        </table:table-row>
        <table:table-row table:style-name="ro1">
          <table:table-cell table:formula="of:=([Green.D300]+[Green1.D300]+[Green2.D300]+[Green3.D300]+[Green4.D300])/5" office:value-type="float" office:value="0.73846" calcext:value-type="float">
            <text:p>0,73846</text:p>
          </table:table-cell>
          <table:table-cell table:formula="of:=([Green.E300]+[Green1.E300]+[Green2.E300]+[Green3.E300]+[Green4.E300])/5" office:value-type="float" office:value="-81.61322" calcext:value-type="float">
            <text:p>-81,61322</text:p>
          </table:table-cell>
        </table:table-row>
        <table:table-row table:style-name="ro1">
          <table:table-cell table:formula="of:=([Green.D301]+[Green1.D301]+[Green2.D301]+[Green3.D301]+[Green4.D301])/5" office:value-type="float" office:value="0.74093" calcext:value-type="float">
            <text:p>0,74093</text:p>
          </table:table-cell>
          <table:table-cell table:formula="of:=([Green.E301]+[Green1.E301]+[Green2.E301]+[Green3.E301]+[Green4.E301])/5" office:value-type="float" office:value="-81.29322" calcext:value-type="float">
            <text:p>-81,29322</text:p>
          </table:table-cell>
        </table:table-row>
        <table:table-row table:style-name="ro1">
          <table:table-cell table:formula="of:=([Green.D302]+[Green1.D302]+[Green2.D302]+[Green3.D302]+[Green4.D302])/5" office:value-type="float" office:value="0.7434" calcext:value-type="float">
            <text:p>0,7434</text:p>
          </table:table-cell>
          <table:table-cell table:formula="of:=([Green.E302]+[Green1.E302]+[Green2.E302]+[Green3.E302]+[Green4.E302])/5" office:value-type="float" office:value="-82.89322" calcext:value-type="float">
            <text:p>-82,89322</text:p>
          </table:table-cell>
        </table:table-row>
        <table:table-row table:style-name="ro1">
          <table:table-cell table:formula="of:=([Green.D303]+[Green1.D303]+[Green2.D303]+[Green3.D303]+[Green4.D303])/5" office:value-type="float" office:value="0.74587" calcext:value-type="float">
            <text:p>0,74587</text:p>
          </table:table-cell>
          <table:table-cell table:formula="of:=([Green.E303]+[Green1.E303]+[Green2.E303]+[Green3.E303]+[Green4.E303])/5" office:value-type="float" office:value="-81.93322" calcext:value-type="float">
            <text:p>-81,93322</text:p>
          </table:table-cell>
        </table:table-row>
        <table:table-row table:style-name="ro1">
          <table:table-cell table:formula="of:=([Green.D304]+[Green1.D304]+[Green2.D304]+[Green3.D304]+[Green4.D304])/5" office:value-type="float" office:value="0.74834" calcext:value-type="float">
            <text:p>0,74834</text:p>
          </table:table-cell>
          <table:table-cell table:formula="of:=([Green.E304]+[Green1.E304]+[Green2.E304]+[Green3.E304]+[Green4.E304])/5" office:value-type="float" office:value="-83.45322" calcext:value-type="float">
            <text:p>-83,45322</text:p>
          </table:table-cell>
        </table:table-row>
        <table:table-row table:style-name="ro1">
          <table:table-cell table:formula="of:=([Green.D305]+[Green1.D305]+[Green2.D305]+[Green3.D305]+[Green4.D305])/5" office:value-type="float" office:value="0.75081" calcext:value-type="float">
            <text:p>0,75081</text:p>
          </table:table-cell>
          <table:table-cell table:formula="of:=([Green.E305]+[Green1.E305]+[Green2.E305]+[Green3.E305]+[Green4.E305])/5" office:value-type="float" office:value="-80.73322" calcext:value-type="float">
            <text:p>-80,73322</text:p>
          </table:table-cell>
        </table:table-row>
        <table:table-row table:style-name="ro1">
          <table:table-cell table:formula="of:=([Green.D306]+[Green1.D306]+[Green2.D306]+[Green3.D306]+[Green4.D306])/5" office:value-type="float" office:value="0.75328" calcext:value-type="float">
            <text:p>0,75328</text:p>
          </table:table-cell>
          <table:table-cell table:formula="of:=([Green.E306]+[Green1.E306]+[Green2.E306]+[Green3.E306]+[Green4.E306])/5" office:value-type="float" office:value="-79.05322" calcext:value-type="float">
            <text:p>-79,05322</text:p>
          </table:table-cell>
        </table:table-row>
        <table:table-row table:style-name="ro1">
          <table:table-cell table:formula="of:=([Green.D307]+[Green1.D307]+[Green2.D307]+[Green3.D307]+[Green4.D307])/5" office:value-type="float" office:value="0.75575" calcext:value-type="float">
            <text:p>0,75575</text:p>
          </table:table-cell>
          <table:table-cell table:formula="of:=([Green.E307]+[Green1.E307]+[Green2.E307]+[Green3.E307]+[Green4.E307])/5" office:value-type="float" office:value="-82.73322" calcext:value-type="float">
            <text:p>-82,73322</text:p>
          </table:table-cell>
        </table:table-row>
        <table:table-row table:style-name="ro1">
          <table:table-cell table:formula="of:=([Green.D308]+[Green1.D308]+[Green2.D308]+[Green3.D308]+[Green4.D308])/5" office:value-type="float" office:value="0.75822" calcext:value-type="float">
            <text:p>0,75822</text:p>
          </table:table-cell>
          <table:table-cell table:formula="of:=([Green.E308]+[Green1.E308]+[Green2.E308]+[Green3.E308]+[Green4.E308])/5" office:value-type="float" office:value="-85.29322" calcext:value-type="float">
            <text:p>-85,29322</text:p>
          </table:table-cell>
        </table:table-row>
        <table:table-row table:style-name="ro1">
          <table:table-cell table:formula="of:=([Green.D309]+[Green1.D309]+[Green2.D309]+[Green3.D309]+[Green4.D309])/5" office:value-type="float" office:value="0.76069" calcext:value-type="float">
            <text:p>0,76069</text:p>
          </table:table-cell>
          <table:table-cell table:formula="of:=([Green.E309]+[Green1.E309]+[Green2.E309]+[Green3.E309]+[Green4.E309])/5" office:value-type="float" office:value="-84.73322" calcext:value-type="float">
            <text:p>-84,73322</text:p>
          </table:table-cell>
        </table:table-row>
        <table:table-row table:style-name="ro1">
          <table:table-cell table:formula="of:=([Green.D310]+[Green1.D310]+[Green2.D310]+[Green3.D310]+[Green4.D310])/5" office:value-type="float" office:value="0.76316" calcext:value-type="float">
            <text:p>0,76316</text:p>
          </table:table-cell>
          <table:table-cell table:formula="of:=([Green.E310]+[Green1.E310]+[Green2.E310]+[Green3.E310]+[Green4.E310])/5" office:value-type="float" office:value="-83.85322" calcext:value-type="float">
            <text:p>-83,85322</text:p>
          </table:table-cell>
        </table:table-row>
        <table:table-row table:style-name="ro1">
          <table:table-cell table:formula="of:=([Green.D311]+[Green1.D311]+[Green2.D311]+[Green3.D311]+[Green4.D311])/5" office:value-type="float" office:value="0.76563" calcext:value-type="float">
            <text:p>0,76563</text:p>
          </table:table-cell>
          <table:table-cell table:formula="of:=([Green.E311]+[Green1.E311]+[Green2.E311]+[Green3.E311]+[Green4.E311])/5" office:value-type="float" office:value="-81.93322" calcext:value-type="float">
            <text:p>-81,93322</text:p>
          </table:table-cell>
        </table:table-row>
        <table:table-row table:style-name="ro1">
          <table:table-cell table:formula="of:=([Green.D312]+[Green1.D312]+[Green2.D312]+[Green3.D312]+[Green4.D312])/5" office:value-type="float" office:value="0.7681" calcext:value-type="float">
            <text:p>0,7681</text:p>
          </table:table-cell>
          <table:table-cell table:formula="of:=([Green.E312]+[Green1.E312]+[Green2.E312]+[Green3.E312]+[Green4.E312])/5" office:value-type="float" office:value="-84.81322" calcext:value-type="float">
            <text:p>-84,81322</text:p>
          </table:table-cell>
        </table:table-row>
        <table:table-row table:style-name="ro1">
          <table:table-cell table:formula="of:=([Green.D313]+[Green1.D313]+[Green2.D313]+[Green3.D313]+[Green4.D313])/5" office:value-type="float" office:value="0.77057" calcext:value-type="float">
            <text:p>0,77057</text:p>
          </table:table-cell>
          <table:table-cell table:formula="of:=([Green.E313]+[Green1.E313]+[Green2.E313]+[Green3.E313]+[Green4.E313])/5" office:value-type="float" office:value="-85.61322" calcext:value-type="float">
            <text:p>-85,61322</text:p>
          </table:table-cell>
        </table:table-row>
        <table:table-row table:style-name="ro1">
          <table:table-cell table:formula="of:=([Green.D314]+[Green1.D314]+[Green2.D314]+[Green3.D314]+[Green4.D314])/5" office:value-type="float" office:value="0.77304" calcext:value-type="float">
            <text:p>0,77304</text:p>
          </table:table-cell>
          <table:table-cell table:formula="of:=([Green.E314]+[Green1.E314]+[Green2.E314]+[Green3.E314]+[Green4.E314])/5" office:value-type="float" office:value="-83.93322" calcext:value-type="float">
            <text:p>-83,93322</text:p>
          </table:table-cell>
        </table:table-row>
        <table:table-row table:style-name="ro1">
          <table:table-cell table:formula="of:=([Green.D315]+[Green1.D315]+[Green2.D315]+[Green3.D315]+[Green4.D315])/5" office:value-type="float" office:value="0.77551" calcext:value-type="float">
            <text:p>0,77551</text:p>
          </table:table-cell>
          <table:table-cell table:formula="of:=([Green.E315]+[Green1.E315]+[Green2.E315]+[Green3.E315]+[Green4.E315])/5" office:value-type="float" office:value="-82.89322" calcext:value-type="float">
            <text:p>-82,89322</text:p>
          </table:table-cell>
        </table:table-row>
        <table:table-row table:style-name="ro1">
          <table:table-cell table:formula="of:=([Green.D316]+[Green1.D316]+[Green2.D316]+[Green3.D316]+[Green4.D316])/5" office:value-type="float" office:value="0.77798" calcext:value-type="float">
            <text:p>0,77798</text:p>
          </table:table-cell>
          <table:table-cell table:formula="of:=([Green.E316]+[Green1.E316]+[Green2.E316]+[Green3.E316]+[Green4.E316])/5" office:value-type="float" office:value="-84.33322" calcext:value-type="float">
            <text:p>-84,33322</text:p>
          </table:table-cell>
        </table:table-row>
        <table:table-row table:style-name="ro1">
          <table:table-cell table:formula="of:=([Green.D317]+[Green1.D317]+[Green2.D317]+[Green3.D317]+[Green4.D317])/5" office:value-type="float" office:value="0.78045" calcext:value-type="float">
            <text:p>0,78045</text:p>
          </table:table-cell>
          <table:table-cell table:formula="of:=([Green.E317]+[Green1.E317]+[Green2.E317]+[Green3.E317]+[Green4.E317])/5" office:value-type="float" office:value="-81.93322" calcext:value-type="float">
            <text:p>-81,93322</text:p>
          </table:table-cell>
        </table:table-row>
        <table:table-row table:style-name="ro1">
          <table:table-cell table:formula="of:=([Green.D318]+[Green1.D318]+[Green2.D318]+[Green3.D318]+[Green4.D318])/5" office:value-type="float" office:value="0.78292" calcext:value-type="float">
            <text:p>0,78292</text:p>
          </table:table-cell>
          <table:table-cell table:formula="of:=([Green.E318]+[Green1.E318]+[Green2.E318]+[Green3.E318]+[Green4.E318])/5" office:value-type="float" office:value="-85.69322" calcext:value-type="float">
            <text:p>-85,69322</text:p>
          </table:table-cell>
        </table:table-row>
        <table:table-row table:style-name="ro1">
          <table:table-cell table:formula="of:=([Green.D319]+[Green1.D319]+[Green2.D319]+[Green3.D319]+[Green4.D319])/5" office:value-type="float" office:value="0.78539" calcext:value-type="float">
            <text:p>0,78539</text:p>
          </table:table-cell>
          <table:table-cell table:formula="of:=([Green.E319]+[Green1.E319]+[Green2.E319]+[Green3.E319]+[Green4.E319])/5" office:value-type="float" office:value="-84.81322" calcext:value-type="float">
            <text:p>-84,81322</text:p>
          </table:table-cell>
        </table:table-row>
        <table:table-row table:style-name="ro1">
          <table:table-cell table:formula="of:=([Green.D320]+[Green1.D320]+[Green2.D320]+[Green3.D320]+[Green4.D320])/5" office:value-type="float" office:value="0.78786" calcext:value-type="float">
            <text:p>0,78786</text:p>
          </table:table-cell>
          <table:table-cell table:formula="of:=([Green.E320]+[Green1.E320]+[Green2.E320]+[Green3.E320]+[Green4.E320])/5" office:value-type="float" office:value="-82.49322" calcext:value-type="float">
            <text:p>-82,49322</text:p>
          </table:table-cell>
        </table:table-row>
        <table:table-row table:style-name="ro1">
          <table:table-cell table:formula="of:=([Green.D321]+[Green1.D321]+[Green2.D321]+[Green3.D321]+[Green4.D321])/5" office:value-type="float" office:value="0.79033" calcext:value-type="float">
            <text:p>0,79033</text:p>
          </table:table-cell>
          <table:table-cell table:formula="of:=([Green.E321]+[Green1.E321]+[Green2.E321]+[Green3.E321]+[Green4.E321])/5" office:value-type="float" office:value="-83.77322" calcext:value-type="float">
            <text:p>-83,77322</text:p>
          </table:table-cell>
        </table:table-row>
        <table:table-row table:style-name="ro1">
          <table:table-cell table:formula="of:=([Green.D322]+[Green1.D322]+[Green2.D322]+[Green3.D322]+[Green4.D322])/5" office:value-type="float" office:value="0.7928" calcext:value-type="float">
            <text:p>0,7928</text:p>
          </table:table-cell>
          <table:table-cell table:formula="of:=([Green.E322]+[Green1.E322]+[Green2.E322]+[Green3.E322]+[Green4.E322])/5" office:value-type="float" office:value="-83.05322" calcext:value-type="float">
            <text:p>-83,05322</text:p>
          </table:table-cell>
        </table:table-row>
        <table:table-row table:style-name="ro1">
          <table:table-cell table:formula="of:=([Green.D323]+[Green1.D323]+[Green2.D323]+[Green3.D323]+[Green4.D323])/5" office:value-type="float" office:value="0.79527" calcext:value-type="float">
            <text:p>0,79527</text:p>
          </table:table-cell>
          <table:table-cell table:formula="of:=([Green.E323]+[Green1.E323]+[Green2.E323]+[Green3.E323]+[Green4.E323])/5" office:value-type="float" office:value="-83.93322" calcext:value-type="float">
            <text:p>-83,93322</text:p>
          </table:table-cell>
        </table:table-row>
        <table:table-row table:style-name="ro1">
          <table:table-cell table:formula="of:=([Green.D324]+[Green1.D324]+[Green2.D324]+[Green3.D324]+[Green4.D324])/5" office:value-type="float" office:value="0.79774" calcext:value-type="float">
            <text:p>0,79774</text:p>
          </table:table-cell>
          <table:table-cell table:formula="of:=([Green.E324]+[Green1.E324]+[Green2.E324]+[Green3.E324]+[Green4.E324])/5" office:value-type="float" office:value="-79.13322" calcext:value-type="float">
            <text:p>-79,13322</text:p>
          </table:table-cell>
        </table:table-row>
        <table:table-row table:style-name="ro1">
          <table:table-cell table:formula="of:=([Green.D325]+[Green1.D325]+[Green2.D325]+[Green3.D325]+[Green4.D325])/5" office:value-type="float" office:value="0.80021" calcext:value-type="float">
            <text:p>0,80021</text:p>
          </table:table-cell>
          <table:table-cell table:formula="of:=([Green.E325]+[Green1.E325]+[Green2.E325]+[Green3.E325]+[Green4.E325])/5" office:value-type="float" office:value="-80.65322" calcext:value-type="float">
            <text:p>-80,65322</text:p>
          </table:table-cell>
        </table:table-row>
        <table:table-row table:style-name="ro1">
          <table:table-cell table:formula="of:=([Green.D326]+[Green1.D326]+[Green2.D326]+[Green3.D326]+[Green4.D326])/5" office:value-type="float" office:value="0.80268" calcext:value-type="float">
            <text:p>0,80268</text:p>
          </table:table-cell>
          <table:table-cell table:formula="of:=([Green.E326]+[Green1.E326]+[Green2.E326]+[Green3.E326]+[Green4.E326])/5" office:value-type="float" office:value="-79.37322" calcext:value-type="float">
            <text:p>-79,37322</text:p>
          </table:table-cell>
        </table:table-row>
        <table:table-row table:style-name="ro1">
          <table:table-cell table:formula="of:=([Green.D327]+[Green1.D327]+[Green2.D327]+[Green3.D327]+[Green4.D327])/5" office:value-type="float" office:value="0.80515" calcext:value-type="float">
            <text:p>0,80515</text:p>
          </table:table-cell>
          <table:table-cell table:formula="of:=([Green.E327]+[Green1.E327]+[Green2.E327]+[Green3.E327]+[Green4.E327])/5" office:value-type="float" office:value="-83.05322" calcext:value-type="float">
            <text:p>-83,05322</text:p>
          </table:table-cell>
        </table:table-row>
        <table:table-row table:style-name="ro1">
          <table:table-cell table:formula="of:=([Green.D328]+[Green1.D328]+[Green2.D328]+[Green3.D328]+[Green4.D328])/5" office:value-type="float" office:value="0.80762" calcext:value-type="float">
            <text:p>0,80762</text:p>
          </table:table-cell>
          <table:table-cell table:formula="of:=([Green.E328]+[Green1.E328]+[Green2.E328]+[Green3.E328]+[Green4.E328])/5" office:value-type="float" office:value="-84.49322" calcext:value-type="float">
            <text:p>-84,49322</text:p>
          </table:table-cell>
        </table:table-row>
        <table:table-row table:style-name="ro1">
          <table:table-cell table:formula="of:=([Green.D329]+[Green1.D329]+[Green2.D329]+[Green3.D329]+[Green4.D329])/5" office:value-type="float" office:value="0.81009" calcext:value-type="float">
            <text:p>0,81009</text:p>
          </table:table-cell>
          <table:table-cell table:formula="of:=([Green.E329]+[Green1.E329]+[Green2.E329]+[Green3.E329]+[Green4.E329])/5" office:value-type="float" office:value="-85.05322" calcext:value-type="float">
            <text:p>-85,05322</text:p>
          </table:table-cell>
        </table:table-row>
        <table:table-row table:style-name="ro1">
          <table:table-cell table:formula="of:=([Green.D330]+[Green1.D330]+[Green2.D330]+[Green3.D330]+[Green4.D330])/5" office:value-type="float" office:value="0.81256" calcext:value-type="float">
            <text:p>0,81256</text:p>
          </table:table-cell>
          <table:table-cell table:formula="of:=([Green.E330]+[Green1.E330]+[Green2.E330]+[Green3.E330]+[Green4.E330])/5" office:value-type="float" office:value="-82.09322" calcext:value-type="float">
            <text:p>-82,09322</text:p>
          </table:table-cell>
        </table:table-row>
        <table:table-row table:style-name="ro1">
          <table:table-cell table:formula="of:=([Green.D331]+[Green1.D331]+[Green2.D331]+[Green3.D331]+[Green4.D331])/5" office:value-type="float" office:value="0.81503" calcext:value-type="float">
            <text:p>0,81503</text:p>
          </table:table-cell>
          <table:table-cell table:formula="of:=([Green.E331]+[Green1.E331]+[Green2.E331]+[Green3.E331]+[Green4.E331])/5" office:value-type="float" office:value="-81.21322" calcext:value-type="float">
            <text:p>-81,21322</text:p>
          </table:table-cell>
        </table:table-row>
        <table:table-row table:style-name="ro1">
          <table:table-cell table:formula="of:=([Green.D332]+[Green1.D332]+[Green2.D332]+[Green3.D332]+[Green4.D332])/5" office:value-type="float" office:value="0.8175" calcext:value-type="float">
            <text:p>0,8175</text:p>
          </table:table-cell>
          <table:table-cell table:formula="of:=([Green.E332]+[Green1.E332]+[Green2.E332]+[Green3.E332]+[Green4.E332])/5" office:value-type="float" office:value="-86.33322" calcext:value-type="float">
            <text:p>-86,33322</text:p>
          </table:table-cell>
        </table:table-row>
        <table:table-row table:style-name="ro1">
          <table:table-cell table:formula="of:=([Green.D333]+[Green1.D333]+[Green2.D333]+[Green3.D333]+[Green4.D333])/5" office:value-type="float" office:value="0.81997" calcext:value-type="float">
            <text:p>0,81997</text:p>
          </table:table-cell>
          <table:table-cell table:formula="of:=([Green.E333]+[Green1.E333]+[Green2.E333]+[Green3.E333]+[Green4.E333])/5" office:value-type="float" office:value="-84.49322" calcext:value-type="float">
            <text:p>-84,49322</text:p>
          </table:table-cell>
        </table:table-row>
        <table:table-row table:style-name="ro1">
          <table:table-cell table:formula="of:=([Green.D334]+[Green1.D334]+[Green2.D334]+[Green3.D334]+[Green4.D334])/5" office:value-type="float" office:value="0.82244" calcext:value-type="float">
            <text:p>0,82244</text:p>
          </table:table-cell>
          <table:table-cell table:formula="of:=([Green.E334]+[Green1.E334]+[Green2.E334]+[Green3.E334]+[Green4.E334])/5" office:value-type="float" office:value="-87.77322" calcext:value-type="float">
            <text:p>-87,77322</text:p>
          </table:table-cell>
        </table:table-row>
        <table:table-row table:style-name="ro1">
          <table:table-cell table:formula="of:=([Green.D335]+[Green1.D335]+[Green2.D335]+[Green3.D335]+[Green4.D335])/5" office:value-type="float" office:value="0.82491" calcext:value-type="float">
            <text:p>0,82491</text:p>
          </table:table-cell>
          <table:table-cell table:formula="of:=([Green.E335]+[Green1.E335]+[Green2.E335]+[Green3.E335]+[Green4.E335])/5" office:value-type="float" office:value="-82.73322" calcext:value-type="float">
            <text:p>-82,73322</text:p>
          </table:table-cell>
        </table:table-row>
        <table:table-row table:style-name="ro1">
          <table:table-cell table:formula="of:=([Green.D336]+[Green1.D336]+[Green2.D336]+[Green3.D336]+[Green4.D336])/5" office:value-type="float" office:value="0.82738" calcext:value-type="float">
            <text:p>0,82738</text:p>
          </table:table-cell>
          <table:table-cell table:formula="of:=([Green.E336]+[Green1.E336]+[Green2.E336]+[Green3.E336]+[Green4.E336])/5" office:value-type="float" office:value="-81.21322" calcext:value-type="float">
            <text:p>-81,21322</text:p>
          </table:table-cell>
        </table:table-row>
        <table:table-row table:style-name="ro1">
          <table:table-cell table:formula="of:=([Green.D337]+[Green1.D337]+[Green2.D337]+[Green3.D337]+[Green4.D337])/5" office:value-type="float" office:value="0.82985" calcext:value-type="float">
            <text:p>0,82985</text:p>
          </table:table-cell>
          <table:table-cell table:formula="of:=([Green.E337]+[Green1.E337]+[Green2.E337]+[Green3.E337]+[Green4.E337])/5" office:value-type="float" office:value="-85.77322" calcext:value-type="float">
            <text:p>-85,77322</text:p>
          </table:table-cell>
        </table:table-row>
        <table:table-row table:style-name="ro1">
          <table:table-cell table:formula="of:=([Green.D338]+[Green1.D338]+[Green2.D338]+[Green3.D338]+[Green4.D338])/5" office:value-type="float" office:value="0.83232" calcext:value-type="float">
            <text:p>0,83232</text:p>
          </table:table-cell>
          <table:table-cell table:formula="of:=([Green.E338]+[Green1.E338]+[Green2.E338]+[Green3.E338]+[Green4.E338])/5" office:value-type="float" office:value="-83.85322" calcext:value-type="float">
            <text:p>-83,85322</text:p>
          </table:table-cell>
        </table:table-row>
        <table:table-row table:style-name="ro1">
          <table:table-cell table:formula="of:=([Green.D339]+[Green1.D339]+[Green2.D339]+[Green3.D339]+[Green4.D339])/5" office:value-type="float" office:value="0.83479" calcext:value-type="float">
            <text:p>0,83479</text:p>
          </table:table-cell>
          <table:table-cell table:formula="of:=([Green.E339]+[Green1.E339]+[Green2.E339]+[Green3.E339]+[Green4.E339])/5" office:value-type="float" office:value="-81.93322" calcext:value-type="float">
            <text:p>-81,93322</text:p>
          </table:table-cell>
        </table:table-row>
        <table:table-row table:style-name="ro1">
          <table:table-cell table:formula="of:=([Green.D340]+[Green1.D340]+[Green2.D340]+[Green3.D340]+[Green4.D340])/5" office:value-type="float" office:value="0.83726" calcext:value-type="float">
            <text:p>0,83726</text:p>
          </table:table-cell>
          <table:table-cell table:formula="of:=([Green.E340]+[Green1.E340]+[Green2.E340]+[Green3.E340]+[Green4.E340])/5" office:value-type="float" office:value="-82.01322" calcext:value-type="float">
            <text:p>-82,01322</text:p>
          </table:table-cell>
        </table:table-row>
        <table:table-row table:style-name="ro1">
          <table:table-cell table:formula="of:=([Green.D341]+[Green1.D341]+[Green2.D341]+[Green3.D341]+[Green4.D341])/5" office:value-type="float" office:value="0.83973" calcext:value-type="float">
            <text:p>0,83973</text:p>
          </table:table-cell>
          <table:table-cell table:formula="of:=([Green.E341]+[Green1.E341]+[Green2.E341]+[Green3.E341]+[Green4.E341])/5" office:value-type="float" office:value="-84.17322" calcext:value-type="float">
            <text:p>-84,17322</text:p>
          </table:table-cell>
        </table:table-row>
        <table:table-row table:style-name="ro1">
          <table:table-cell table:formula="of:=([Green.D342]+[Green1.D342]+[Green2.D342]+[Green3.D342]+[Green4.D342])/5" office:value-type="float" office:value="0.8422" calcext:value-type="float">
            <text:p>0,8422</text:p>
          </table:table-cell>
          <table:table-cell table:formula="of:=([Green.E342]+[Green1.E342]+[Green2.E342]+[Green3.E342]+[Green4.E342])/5" office:value-type="float" office:value="-82.17322" calcext:value-type="float">
            <text:p>-82,17322</text:p>
          </table:table-cell>
        </table:table-row>
        <table:table-row table:style-name="ro1">
          <table:table-cell table:formula="of:=([Green.D343]+[Green1.D343]+[Green2.D343]+[Green3.D343]+[Green4.D343])/5" office:value-type="float" office:value="0.84467" calcext:value-type="float">
            <text:p>0,84467</text:p>
          </table:table-cell>
          <table:table-cell table:formula="of:=([Green.E343]+[Green1.E343]+[Green2.E343]+[Green3.E343]+[Green4.E343])/5" office:value-type="float" office:value="-79.53322" calcext:value-type="float">
            <text:p>-79,53322</text:p>
          </table:table-cell>
        </table:table-row>
        <table:table-row table:style-name="ro1">
          <table:table-cell table:formula="of:=([Green.D344]+[Green1.D344]+[Green2.D344]+[Green3.D344]+[Green4.D344])/5" office:value-type="float" office:value="0.84714" calcext:value-type="float">
            <text:p>0,84714</text:p>
          </table:table-cell>
          <table:table-cell table:formula="of:=([Green.E344]+[Green1.E344]+[Green2.E344]+[Green3.E344]+[Green4.E344])/5" office:value-type="float" office:value="-84.01322" calcext:value-type="float">
            <text:p>-84,01322</text:p>
          </table:table-cell>
        </table:table-row>
        <table:table-row table:style-name="ro1">
          <table:table-cell table:formula="of:=([Green.D345]+[Green1.D345]+[Green2.D345]+[Green3.D345]+[Green4.D345])/5" office:value-type="float" office:value="0.84961" calcext:value-type="float">
            <text:p>0,84961</text:p>
          </table:table-cell>
          <table:table-cell table:formula="of:=([Green.E345]+[Green1.E345]+[Green2.E345]+[Green3.E345]+[Green4.E345])/5" office:value-type="float" office:value="-85.53322" calcext:value-type="float">
            <text:p>-85,53322</text:p>
          </table:table-cell>
        </table:table-row>
        <table:table-row table:style-name="ro1">
          <table:table-cell table:formula="of:=([Green.D346]+[Green1.D346]+[Green2.D346]+[Green3.D346]+[Green4.D346])/5" office:value-type="float" office:value="0.85208" calcext:value-type="float">
            <text:p>0,85208</text:p>
          </table:table-cell>
          <table:table-cell table:formula="of:=([Green.E346]+[Green1.E346]+[Green2.E346]+[Green3.E346]+[Green4.E346])/5" office:value-type="float" office:value="-83.69322" calcext:value-type="float">
            <text:p>-83,69322</text:p>
          </table:table-cell>
        </table:table-row>
        <table:table-row table:style-name="ro1">
          <table:table-cell table:formula="of:=([Green.D347]+[Green1.D347]+[Green2.D347]+[Green3.D347]+[Green4.D347])/5" office:value-type="float" office:value="0.85455" calcext:value-type="float">
            <text:p>0,85455</text:p>
          </table:table-cell>
          <table:table-cell table:formula="of:=([Green.E347]+[Green1.E347]+[Green2.E347]+[Green3.E347]+[Green4.E347])/5" office:value-type="float" office:value="-80.81322" calcext:value-type="float">
            <text:p>-80,81322</text:p>
          </table:table-cell>
        </table:table-row>
        <table:table-row table:style-name="ro1">
          <table:table-cell table:formula="of:=([Green.D348]+[Green1.D348]+[Green2.D348]+[Green3.D348]+[Green4.D348])/5" office:value-type="float" office:value="0.85702" calcext:value-type="float">
            <text:p>0,85702</text:p>
          </table:table-cell>
          <table:table-cell table:formula="of:=([Green.E348]+[Green1.E348]+[Green2.E348]+[Green3.E348]+[Green4.E348])/5" office:value-type="float" office:value="-81.29322" calcext:value-type="float">
            <text:p>-81,29322</text:p>
          </table:table-cell>
        </table:table-row>
        <table:table-row table:style-name="ro1">
          <table:table-cell table:formula="of:=([Green.D349]+[Green1.D349]+[Green2.D349]+[Green3.D349]+[Green4.D349])/5" office:value-type="float" office:value="0.85949" calcext:value-type="float">
            <text:p>0,85949</text:p>
          </table:table-cell>
          <table:table-cell table:formula="of:=([Green.E349]+[Green1.E349]+[Green2.E349]+[Green3.E349]+[Green4.E349])/5" office:value-type="float" office:value="-78.89322" calcext:value-type="float">
            <text:p>-78,89322</text:p>
          </table:table-cell>
        </table:table-row>
        <table:table-row table:style-name="ro1">
          <table:table-cell table:formula="of:=([Green.D350]+[Green1.D350]+[Green2.D350]+[Green3.D350]+[Green4.D350])/5" office:value-type="float" office:value="0.86196" calcext:value-type="float">
            <text:p>0,86196</text:p>
          </table:table-cell>
          <table:table-cell table:formula="of:=([Green.E350]+[Green1.E350]+[Green2.E350]+[Green3.E350]+[Green4.E350])/5" office:value-type="float" office:value="-80.73322" calcext:value-type="float">
            <text:p>-80,73322</text:p>
          </table:table-cell>
        </table:table-row>
        <table:table-row table:style-name="ro1">
          <table:table-cell table:formula="of:=([Green.D351]+[Green1.D351]+[Green2.D351]+[Green3.D351]+[Green4.D351])/5" office:value-type="float" office:value="0.86443" calcext:value-type="float">
            <text:p>0,86443</text:p>
          </table:table-cell>
          <table:table-cell table:formula="of:=([Green.E351]+[Green1.E351]+[Green2.E351]+[Green3.E351]+[Green4.E351])/5" office:value-type="float" office:value="-80.25322" calcext:value-type="float">
            <text:p>-80,25322</text:p>
          </table:table-cell>
        </table:table-row>
        <table:table-row table:style-name="ro1">
          <table:table-cell table:formula="of:=([Green.D352]+[Green1.D352]+[Green2.D352]+[Green3.D352]+[Green4.D352])/5" office:value-type="float" office:value="0.8669" calcext:value-type="float">
            <text:p>0,8669</text:p>
          </table:table-cell>
          <table:table-cell table:formula="of:=([Green.E352]+[Green1.E352]+[Green2.E352]+[Green3.E352]+[Green4.E352])/5" office:value-type="float" office:value="-79.45322" calcext:value-type="float">
            <text:p>-79,45322</text:p>
          </table:table-cell>
        </table:table-row>
        <table:table-row table:style-name="ro1">
          <table:table-cell table:formula="of:=([Green.D353]+[Green1.D353]+[Green2.D353]+[Green3.D353]+[Green4.D353])/5" office:value-type="float" office:value="0.86937" calcext:value-type="float">
            <text:p>0,86937</text:p>
          </table:table-cell>
          <table:table-cell table:formula="of:=([Green.E353]+[Green1.E353]+[Green2.E353]+[Green3.E353]+[Green4.E353])/5" office:value-type="float" office:value="-78.89322" calcext:value-type="float">
            <text:p>-78,89322</text:p>
          </table:table-cell>
        </table:table-row>
        <table:table-row table:style-name="ro1">
          <table:table-cell table:formula="of:=([Green.D354]+[Green1.D354]+[Green2.D354]+[Green3.D354]+[Green4.D354])/5" office:value-type="float" office:value="0.87184" calcext:value-type="float">
            <text:p>0,87184</text:p>
          </table:table-cell>
          <table:table-cell table:formula="of:=([Green.E354]+[Green1.E354]+[Green2.E354]+[Green3.E354]+[Green4.E354])/5" office:value-type="float" office:value="-80.97322" calcext:value-type="float">
            <text:p>-80,97322</text:p>
          </table:table-cell>
        </table:table-row>
        <table:table-row table:style-name="ro1">
          <table:table-cell table:formula="of:=([Green.D355]+[Green1.D355]+[Green2.D355]+[Green3.D355]+[Green4.D355])/5" office:value-type="float" office:value="0.87431" calcext:value-type="float">
            <text:p>0,87431</text:p>
          </table:table-cell>
          <table:table-cell table:formula="of:=([Green.E355]+[Green1.E355]+[Green2.E355]+[Green3.E355]+[Green4.E355])/5" office:value-type="float" office:value="-82.97322" calcext:value-type="float">
            <text:p>-82,97322</text:p>
          </table:table-cell>
        </table:table-row>
        <table:table-row table:style-name="ro1">
          <table:table-cell table:formula="of:=([Green.D356]+[Green1.D356]+[Green2.D356]+[Green3.D356]+[Green4.D356])/5" office:value-type="float" office:value="0.87678" calcext:value-type="float">
            <text:p>0,87678</text:p>
          </table:table-cell>
          <table:table-cell table:formula="of:=([Green.E356]+[Green1.E356]+[Green2.E356]+[Green3.E356]+[Green4.E356])/5" office:value-type="float" office:value="-83.69322" calcext:value-type="float">
            <text:p>-83,69322</text:p>
          </table:table-cell>
        </table:table-row>
        <table:table-row table:style-name="ro1">
          <table:table-cell table:formula="of:=([Green.D357]+[Green1.D357]+[Green2.D357]+[Green3.D357]+[Green4.D357])/5" office:value-type="float" office:value="0.87925" calcext:value-type="float">
            <text:p>0,87925</text:p>
          </table:table-cell>
          <table:table-cell table:formula="of:=([Green.E357]+[Green1.E357]+[Green2.E357]+[Green3.E357]+[Green4.E357])/5" office:value-type="float" office:value="-80.49322" calcext:value-type="float">
            <text:p>-80,49322</text:p>
          </table:table-cell>
        </table:table-row>
        <table:table-row table:style-name="ro1">
          <table:table-cell table:formula="of:=([Green.D358]+[Green1.D358]+[Green2.D358]+[Green3.D358]+[Green4.D358])/5" office:value-type="float" office:value="0.88172" calcext:value-type="float">
            <text:p>0,88172</text:p>
          </table:table-cell>
          <table:table-cell table:formula="of:=([Green.E358]+[Green1.E358]+[Green2.E358]+[Green3.E358]+[Green4.E358])/5" office:value-type="float" office:value="-78.65322" calcext:value-type="float">
            <text:p>-78,65322</text:p>
          </table:table-cell>
        </table:table-row>
        <table:table-row table:style-name="ro1">
          <table:table-cell table:formula="of:=([Green.D359]+[Green1.D359]+[Green2.D359]+[Green3.D359]+[Green4.D359])/5" office:value-type="float" office:value="0.88419" calcext:value-type="float">
            <text:p>0,88419</text:p>
          </table:table-cell>
          <table:table-cell table:formula="of:=([Green.E359]+[Green1.E359]+[Green2.E359]+[Green3.E359]+[Green4.E359])/5" office:value-type="float" office:value="-80.41322" calcext:value-type="float">
            <text:p>-80,41322</text:p>
          </table:table-cell>
        </table:table-row>
        <table:table-row table:style-name="ro1">
          <table:table-cell table:formula="of:=([Green.D360]+[Green1.D360]+[Green2.D360]+[Green3.D360]+[Green4.D360])/5" office:value-type="float" office:value="0.88666" calcext:value-type="float">
            <text:p>0,88666</text:p>
          </table:table-cell>
          <table:table-cell table:formula="of:=([Green.E360]+[Green1.E360]+[Green2.E360]+[Green3.E360]+[Green4.E360])/5" office:value-type="float" office:value="-80.73322" calcext:value-type="float">
            <text:p>-80,73322</text:p>
          </table:table-cell>
        </table:table-row>
        <table:table-row table:style-name="ro1">
          <table:table-cell table:formula="of:=([Green.D361]+[Green1.D361]+[Green2.D361]+[Green3.D361]+[Green4.D361])/5" office:value-type="float" office:value="0.88913" calcext:value-type="float">
            <text:p>0,88913</text:p>
          </table:table-cell>
          <table:table-cell table:formula="of:=([Green.E361]+[Green1.E361]+[Green2.E361]+[Green3.E361]+[Green4.E361])/5" office:value-type="float" office:value="-82.01322" calcext:value-type="float">
            <text:p>-82,01322</text:p>
          </table:table-cell>
        </table:table-row>
        <table:table-row table:style-name="ro1">
          <table:table-cell table:formula="of:=([Green.D362]+[Green1.D362]+[Green2.D362]+[Green3.D362]+[Green4.D362])/5" office:value-type="float" office:value="0.8916" calcext:value-type="float">
            <text:p>0,8916</text:p>
          </table:table-cell>
          <table:table-cell table:formula="of:=([Green.E362]+[Green1.E362]+[Green2.E362]+[Green3.E362]+[Green4.E362])/5" office:value-type="float" office:value="-80.25322" calcext:value-type="float">
            <text:p>-80,25322</text:p>
          </table:table-cell>
        </table:table-row>
        <table:table-row table:style-name="ro1">
          <table:table-cell table:formula="of:=([Green.D363]+[Green1.D363]+[Green2.D363]+[Green3.D363]+[Green4.D363])/5" office:value-type="float" office:value="0.89407" calcext:value-type="float">
            <text:p>0,89407</text:p>
          </table:table-cell>
          <table:table-cell table:formula="of:=([Green.E363]+[Green1.E363]+[Green2.E363]+[Green3.E363]+[Green4.E363])/5" office:value-type="float" office:value="-80.25322" calcext:value-type="float">
            <text:p>-80,25322</text:p>
          </table:table-cell>
        </table:table-row>
        <table:table-row table:style-name="ro1">
          <table:table-cell table:formula="of:=([Green.D364]+[Green1.D364]+[Green2.D364]+[Green3.D364]+[Green4.D364])/5" office:value-type="float" office:value="0.89654" calcext:value-type="float">
            <text:p>0,89654</text:p>
          </table:table-cell>
          <table:table-cell table:formula="of:=([Green.E364]+[Green1.E364]+[Green2.E364]+[Green3.E364]+[Green4.E364])/5" office:value-type="float" office:value="-80.49322" calcext:value-type="float">
            <text:p>-80,49322</text:p>
          </table:table-cell>
        </table:table-row>
        <table:table-row table:style-name="ro1">
          <table:table-cell table:formula="of:=([Green.D365]+[Green1.D365]+[Green2.D365]+[Green3.D365]+[Green4.D365])/5" office:value-type="float" office:value="0.89901" calcext:value-type="float">
            <text:p>0,89901</text:p>
          </table:table-cell>
          <table:table-cell table:formula="of:=([Green.E365]+[Green1.E365]+[Green2.E365]+[Green3.E365]+[Green4.E365])/5" office:value-type="float" office:value="-81.21322" calcext:value-type="float">
            <text:p>-81,21322</text:p>
          </table:table-cell>
        </table:table-row>
        <table:table-row table:style-name="ro1">
          <table:table-cell table:formula="of:=([Green.D366]+[Green1.D366]+[Green2.D366]+[Green3.D366]+[Green4.D366])/5" office:value-type="float" office:value="0.90148" calcext:value-type="float">
            <text:p>0,90148</text:p>
          </table:table-cell>
          <table:table-cell table:formula="of:=([Green.E366]+[Green1.E366]+[Green2.E366]+[Green3.E366]+[Green4.E366])/5" office:value-type="float" office:value="-80.97322" calcext:value-type="float">
            <text:p>-80,97322</text:p>
          </table:table-cell>
        </table:table-row>
        <table:table-row table:style-name="ro1">
          <table:table-cell table:formula="of:=([Green.D367]+[Green1.D367]+[Green2.D367]+[Green3.D367]+[Green4.D367])/5" office:value-type="float" office:value="0.90395" calcext:value-type="float">
            <text:p>0,90395</text:p>
          </table:table-cell>
          <table:table-cell table:formula="of:=([Green.E367]+[Green1.E367]+[Green2.E367]+[Green3.E367]+[Green4.E367])/5" office:value-type="float" office:value="-81.53322" calcext:value-type="float">
            <text:p>-81,53322</text:p>
          </table:table-cell>
        </table:table-row>
        <table:table-row table:style-name="ro1">
          <table:table-cell table:formula="of:=([Green.D368]+[Green1.D368]+[Green2.D368]+[Green3.D368]+[Green4.D368])/5" office:value-type="float" office:value="0.90642" calcext:value-type="float">
            <text:p>0,90642</text:p>
          </table:table-cell>
          <table:table-cell table:formula="of:=([Green.E368]+[Green1.E368]+[Green2.E368]+[Green3.E368]+[Green4.E368])/5" office:value-type="float" office:value="-80.17322" calcext:value-type="float">
            <text:p>-80,17322</text:p>
          </table:table-cell>
        </table:table-row>
        <table:table-row table:style-name="ro1">
          <table:table-cell table:formula="of:=([Green.D369]+[Green1.D369]+[Green2.D369]+[Green3.D369]+[Green4.D369])/5" office:value-type="float" office:value="0.90889" calcext:value-type="float">
            <text:p>0,90889</text:p>
          </table:table-cell>
          <table:table-cell table:formula="of:=([Green.E369]+[Green1.E369]+[Green2.E369]+[Green3.E369]+[Green4.E369])/5" office:value-type="float" office:value="-78.57322" calcext:value-type="float">
            <text:p>-78,57322</text:p>
          </table:table-cell>
        </table:table-row>
        <table:table-row table:style-name="ro1">
          <table:table-cell table:formula="of:=([Green.D370]+[Green1.D370]+[Green2.D370]+[Green3.D370]+[Green4.D370])/5" office:value-type="float" office:value="0.91136" calcext:value-type="float">
            <text:p>0,91136</text:p>
          </table:table-cell>
          <table:table-cell table:formula="of:=([Green.E370]+[Green1.E370]+[Green2.E370]+[Green3.E370]+[Green4.E370])/5" office:value-type="float" office:value="-77.13322" calcext:value-type="float">
            <text:p>-77,13322</text:p>
          </table:table-cell>
        </table:table-row>
        <table:table-row table:style-name="ro1">
          <table:table-cell table:formula="of:=([Green.D371]+[Green1.D371]+[Green2.D371]+[Green3.D371]+[Green4.D371])/5" office:value-type="float" office:value="0.91383" calcext:value-type="float">
            <text:p>0,91383</text:p>
          </table:table-cell>
          <table:table-cell table:formula="of:=([Green.E371]+[Green1.E371]+[Green2.E371]+[Green3.E371]+[Green4.E371])/5" office:value-type="float" office:value="-77.13322" calcext:value-type="float">
            <text:p>-77,13322</text:p>
          </table:table-cell>
        </table:table-row>
        <table:table-row table:style-name="ro1">
          <table:table-cell table:formula="of:=([Green.D372]+[Green1.D372]+[Green2.D372]+[Green3.D372]+[Green4.D372])/5" office:value-type="float" office:value="0.9163" calcext:value-type="float">
            <text:p>0,9163</text:p>
          </table:table-cell>
          <table:table-cell table:formula="of:=([Green.E372]+[Green1.E372]+[Green2.E372]+[Green3.E372]+[Green4.E372])/5" office:value-type="float" office:value="-76.97322" calcext:value-type="float">
            <text:p>-76,97322</text:p>
          </table:table-cell>
        </table:table-row>
        <table:table-row table:style-name="ro1">
          <table:table-cell table:formula="of:=([Green.D373]+[Green1.D373]+[Green2.D373]+[Green3.D373]+[Green4.D373])/5" office:value-type="float" office:value="0.91877" calcext:value-type="float">
            <text:p>0,91877</text:p>
          </table:table-cell>
          <table:table-cell table:formula="of:=([Green.E373]+[Green1.E373]+[Green2.E373]+[Green3.E373]+[Green4.E373])/5" office:value-type="float" office:value="-79.69322" calcext:value-type="float">
            <text:p>-79,69322</text:p>
          </table:table-cell>
        </table:table-row>
        <table:table-row table:style-name="ro1">
          <table:table-cell table:formula="of:=([Green.D374]+[Green1.D374]+[Green2.D374]+[Green3.D374]+[Green4.D374])/5" office:value-type="float" office:value="0.92124" calcext:value-type="float">
            <text:p>0,92124</text:p>
          </table:table-cell>
          <table:table-cell table:formula="of:=([Green.E374]+[Green1.E374]+[Green2.E374]+[Green3.E374]+[Green4.E374])/5" office:value-type="float" office:value="-77.69322" calcext:value-type="float">
            <text:p>-77,69322</text:p>
          </table:table-cell>
        </table:table-row>
        <table:table-row table:style-name="ro1">
          <table:table-cell table:formula="of:=([Green.D375]+[Green1.D375]+[Green2.D375]+[Green3.D375]+[Green4.D375])/5" office:value-type="float" office:value="0.92371" calcext:value-type="float">
            <text:p>0,92371</text:p>
          </table:table-cell>
          <table:table-cell table:formula="of:=([Green.E375]+[Green1.E375]+[Green2.E375]+[Green3.E375]+[Green4.E375])/5" office:value-type="float" office:value="-77.53322" calcext:value-type="float">
            <text:p>-77,53322</text:p>
          </table:table-cell>
        </table:table-row>
        <table:table-row table:style-name="ro1">
          <table:table-cell table:formula="of:=([Green.D376]+[Green1.D376]+[Green2.D376]+[Green3.D376]+[Green4.D376])/5" office:value-type="float" office:value="0.92618" calcext:value-type="float">
            <text:p>0,92618</text:p>
          </table:table-cell>
          <table:table-cell table:formula="of:=([Green.E376]+[Green1.E376]+[Green2.E376]+[Green3.E376]+[Green4.E376])/5" office:value-type="float" office:value="-74.25322" calcext:value-type="float">
            <text:p>-74,25322</text:p>
          </table:table-cell>
        </table:table-row>
        <table:table-row table:style-name="ro1">
          <table:table-cell table:formula="of:=([Green.D377]+[Green1.D377]+[Green2.D377]+[Green3.D377]+[Green4.D377])/5" office:value-type="float" office:value="0.92865" calcext:value-type="float">
            <text:p>0,92865</text:p>
          </table:table-cell>
          <table:table-cell table:formula="of:=([Green.E377]+[Green1.E377]+[Green2.E377]+[Green3.E377]+[Green4.E377])/5" office:value-type="float" office:value="-74.89322" calcext:value-type="float">
            <text:p>-74,89322</text:p>
          </table:table-cell>
        </table:table-row>
        <table:table-row table:style-name="ro1">
          <table:table-cell table:formula="of:=([Green.D378]+[Green1.D378]+[Green2.D378]+[Green3.D378]+[Green4.D378])/5" office:value-type="float" office:value="0.93112" calcext:value-type="float">
            <text:p>0,93112</text:p>
          </table:table-cell>
          <table:table-cell table:formula="of:=([Green.E378]+[Green1.E378]+[Green2.E378]+[Green3.E378]+[Green4.E378])/5" office:value-type="float" office:value="-83.85322" calcext:value-type="float">
            <text:p>-83,85322</text:p>
          </table:table-cell>
        </table:table-row>
        <table:table-row table:style-name="ro1">
          <table:table-cell table:formula="of:=([Green.D379]+[Green1.D379]+[Green2.D379]+[Green3.D379]+[Green4.D379])/5" office:value-type="float" office:value="0.93359" calcext:value-type="float">
            <text:p>0,93359</text:p>
          </table:table-cell>
          <table:table-cell table:formula="of:=([Green.E379]+[Green1.E379]+[Green2.E379]+[Green3.E379]+[Green4.E379])/5" office:value-type="float" office:value="-77.61322" calcext:value-type="float">
            <text:p>-77,61322</text:p>
          </table:table-cell>
        </table:table-row>
        <table:table-row table:style-name="ro1">
          <table:table-cell table:formula="of:=([Green.D380]+[Green1.D380]+[Green2.D380]+[Green3.D380]+[Green4.D380])/5" office:value-type="float" office:value="0.93606" calcext:value-type="float">
            <text:p>0,93606</text:p>
          </table:table-cell>
          <table:table-cell table:formula="of:=([Green.E380]+[Green1.E380]+[Green2.E380]+[Green3.E380]+[Green4.E380])/5" office:value-type="float" office:value="-76.25322" calcext:value-type="float">
            <text:p>-76,25322</text:p>
          </table:table-cell>
        </table:table-row>
        <table:table-row table:style-name="ro1">
          <table:table-cell table:formula="of:=([Green.D381]+[Green1.D381]+[Green2.D381]+[Green3.D381]+[Green4.D381])/5" office:value-type="float" office:value="0.93853" calcext:value-type="float">
            <text:p>0,93853</text:p>
          </table:table-cell>
          <table:table-cell table:formula="of:=([Green.E381]+[Green1.E381]+[Green2.E381]+[Green3.E381]+[Green4.E381])/5" office:value-type="float" office:value="-74.25322" calcext:value-type="float">
            <text:p>-74,25322</text:p>
          </table:table-cell>
        </table:table-row>
        <table:table-row table:style-name="ro1">
          <table:table-cell table:formula="of:=([Green.D382]+[Green1.D382]+[Green2.D382]+[Green3.D382]+[Green4.D382])/5" office:value-type="float" office:value="0.941" calcext:value-type="float">
            <text:p>0,941</text:p>
          </table:table-cell>
          <table:table-cell table:formula="of:=([Green.E382]+[Green1.E382]+[Green2.E382]+[Green3.E382]+[Green4.E382])/5" office:value-type="float" office:value="-75.13322" calcext:value-type="float">
            <text:p>-75,13322</text:p>
          </table:table-cell>
        </table:table-row>
        <table:table-row table:style-name="ro1">
          <table:table-cell table:formula="of:=([Green.D383]+[Green1.D383]+[Green2.D383]+[Green3.D383]+[Green4.D383])/5" office:value-type="float" office:value="0.94347" calcext:value-type="float">
            <text:p>0,94347</text:p>
          </table:table-cell>
          <table:table-cell table:formula="of:=([Green.E383]+[Green1.E383]+[Green2.E383]+[Green3.E383]+[Green4.E383])/5" office:value-type="float" office:value="-77.05322" calcext:value-type="float">
            <text:p>-77,05322</text:p>
          </table:table-cell>
        </table:table-row>
        <table:table-row table:style-name="ro1">
          <table:table-cell table:formula="of:=([Green.D384]+[Green1.D384]+[Green2.D384]+[Green3.D384]+[Green4.D384])/5" office:value-type="float" office:value="0.94594" calcext:value-type="float">
            <text:p>0,94594</text:p>
          </table:table-cell>
          <table:table-cell table:formula="of:=([Green.E384]+[Green1.E384]+[Green2.E384]+[Green3.E384]+[Green4.E384])/5" office:value-type="float" office:value="-73.21322" calcext:value-type="float">
            <text:p>-73,21322</text:p>
          </table:table-cell>
        </table:table-row>
        <table:table-row table:style-name="ro1">
          <table:table-cell table:formula="of:=([Green.D385]+[Green1.D385]+[Green2.D385]+[Green3.D385]+[Green4.D385])/5" office:value-type="float" office:value="0.94841" calcext:value-type="float">
            <text:p>0,94841</text:p>
          </table:table-cell>
          <table:table-cell table:formula="of:=([Green.E385]+[Green1.E385]+[Green2.E385]+[Green3.E385]+[Green4.E385])/5" office:value-type="float" office:value="-76.65322" calcext:value-type="float">
            <text:p>-76,65322</text:p>
          </table:table-cell>
        </table:table-row>
        <table:table-row table:style-name="ro1">
          <table:table-cell table:formula="of:=([Green.D386]+[Green1.D386]+[Green2.D386]+[Green3.D386]+[Green4.D386])/5" office:value-type="float" office:value="0.95088" calcext:value-type="float">
            <text:p>0,95088</text:p>
          </table:table-cell>
          <table:table-cell table:formula="of:=([Green.E386]+[Green1.E386]+[Green2.E386]+[Green3.E386]+[Green4.E386])/5" office:value-type="float" office:value="-77.61322" calcext:value-type="float">
            <text:p>-77,61322</text:p>
          </table:table-cell>
        </table:table-row>
        <table:table-row table:style-name="ro1">
          <table:table-cell table:formula="of:=([Green.D387]+[Green1.D387]+[Green2.D387]+[Green3.D387]+[Green4.D387])/5" office:value-type="float" office:value="0.95335" calcext:value-type="float">
            <text:p>0,95335</text:p>
          </table:table-cell>
          <table:table-cell table:formula="of:=([Green.E387]+[Green1.E387]+[Green2.E387]+[Green3.E387]+[Green4.E387])/5" office:value-type="float" office:value="-77.53322" calcext:value-type="float">
            <text:p>-77,53322</text:p>
          </table:table-cell>
        </table:table-row>
        <table:table-row table:style-name="ro1">
          <table:table-cell table:formula="of:=([Green.D388]+[Green1.D388]+[Green2.D388]+[Green3.D388]+[Green4.D388])/5" office:value-type="float" office:value="0.95582" calcext:value-type="float">
            <text:p>0,95582</text:p>
          </table:table-cell>
          <table:table-cell table:formula="of:=([Green.E388]+[Green1.E388]+[Green2.E388]+[Green3.E388]+[Green4.E388])/5" office:value-type="float" office:value="-74.57322" calcext:value-type="float">
            <text:p>-74,57322</text:p>
          </table:table-cell>
        </table:table-row>
        <table:table-row table:style-name="ro1">
          <table:table-cell table:formula="of:=([Green.D389]+[Green1.D389]+[Green2.D389]+[Green3.D389]+[Green4.D389])/5" office:value-type="float" office:value="0.95829" calcext:value-type="float">
            <text:p>0,95829</text:p>
          </table:table-cell>
          <table:table-cell table:formula="of:=([Green.E389]+[Green1.E389]+[Green2.E389]+[Green3.E389]+[Green4.E389])/5" office:value-type="float" office:value="-73.53322" calcext:value-type="float">
            <text:p>-73,53322</text:p>
          </table:table-cell>
        </table:table-row>
        <table:table-row table:style-name="ro1">
          <table:table-cell table:formula="of:=([Green.D390]+[Green1.D390]+[Green2.D390]+[Green3.D390]+[Green4.D390])/5" office:value-type="float" office:value="0.96076" calcext:value-type="float">
            <text:p>0,96076</text:p>
          </table:table-cell>
          <table:table-cell table:formula="of:=([Green.E390]+[Green1.E390]+[Green2.E390]+[Green3.E390]+[Green4.E390])/5" office:value-type="float" office:value="-77.77322" calcext:value-type="float">
            <text:p>-77,77322</text:p>
          </table:table-cell>
        </table:table-row>
        <table:table-row table:style-name="ro1">
          <table:table-cell table:formula="of:=([Green.D391]+[Green1.D391]+[Green2.D391]+[Green3.D391]+[Green4.D391])/5" office:value-type="float" office:value="0.96323" calcext:value-type="float">
            <text:p>0,96323</text:p>
          </table:table-cell>
          <table:table-cell table:formula="of:=([Green.E391]+[Green1.E391]+[Green2.E391]+[Green3.E391]+[Green4.E391])/5" office:value-type="float" office:value="-75.85322" calcext:value-type="float">
            <text:p>-75,85322</text:p>
          </table:table-cell>
        </table:table-row>
        <table:table-row table:style-name="ro1">
          <table:table-cell table:formula="of:=([Green.D392]+[Green1.D392]+[Green2.D392]+[Green3.D392]+[Green4.D392])/5" office:value-type="float" office:value="0.9657" calcext:value-type="float">
            <text:p>0,9657</text:p>
          </table:table-cell>
          <table:table-cell table:formula="of:=([Green.E392]+[Green1.E392]+[Green2.E392]+[Green3.E392]+[Green4.E392])/5" office:value-type="float" office:value="-70.73322" calcext:value-type="float">
            <text:p>-70,73322</text:p>
          </table:table-cell>
        </table:table-row>
        <table:table-row table:style-name="ro1">
          <table:table-cell table:formula="of:=([Green.D393]+[Green1.D393]+[Green2.D393]+[Green3.D393]+[Green4.D393])/5" office:value-type="float" office:value="0.96817" calcext:value-type="float">
            <text:p>0,96817</text:p>
          </table:table-cell>
          <table:table-cell table:formula="of:=([Green.E393]+[Green1.E393]+[Green2.E393]+[Green3.E393]+[Green4.E393])/5" office:value-type="float" office:value="-72.33322" calcext:value-type="float">
            <text:p>-72,33322</text:p>
          </table:table-cell>
        </table:table-row>
        <table:table-row table:style-name="ro1">
          <table:table-cell table:formula="of:=([Green.D394]+[Green1.D394]+[Green2.D394]+[Green3.D394]+[Green4.D394])/5" office:value-type="float" office:value="0.97064" calcext:value-type="float">
            <text:p>0,97064</text:p>
          </table:table-cell>
          <table:table-cell table:formula="of:=([Green.E394]+[Green1.E394]+[Green2.E394]+[Green3.E394]+[Green4.E394])/5" office:value-type="float" office:value="-70.17322" calcext:value-type="float">
            <text:p>-70,17322</text:p>
          </table:table-cell>
        </table:table-row>
        <table:table-row table:style-name="ro1">
          <table:table-cell table:formula="of:=([Green.D395]+[Green1.D395]+[Green2.D395]+[Green3.D395]+[Green4.D395])/5" office:value-type="float" office:value="0.97311" calcext:value-type="float">
            <text:p>0,97311</text:p>
          </table:table-cell>
          <table:table-cell table:formula="of:=([Green.E395]+[Green1.E395]+[Green2.E395]+[Green3.E395]+[Green4.E395])/5" office:value-type="float" office:value="-73.85322" calcext:value-type="float">
            <text:p>-73,85322</text:p>
          </table:table-cell>
        </table:table-row>
        <table:table-row table:style-name="ro1">
          <table:table-cell table:formula="of:=([Green.D396]+[Green1.D396]+[Green2.D396]+[Green3.D396]+[Green4.D396])/5" office:value-type="float" office:value="0.97558" calcext:value-type="float">
            <text:p>0,97558</text:p>
          </table:table-cell>
          <table:table-cell table:formula="of:=([Green.E396]+[Green1.E396]+[Green2.E396]+[Green3.E396]+[Green4.E396])/5" office:value-type="float" office:value="-75.69322" calcext:value-type="float">
            <text:p>-75,69322</text:p>
          </table:table-cell>
        </table:table-row>
        <table:table-row table:style-name="ro1">
          <table:table-cell table:formula="of:=([Green.D397]+[Green1.D397]+[Green2.D397]+[Green3.D397]+[Green4.D397])/5" office:value-type="float" office:value="0.97805" calcext:value-type="float">
            <text:p>0,97805</text:p>
          </table:table-cell>
          <table:table-cell table:formula="of:=([Green.E397]+[Green1.E397]+[Green2.E397]+[Green3.E397]+[Green4.E397])/5" office:value-type="float" office:value="-76.65322" calcext:value-type="float">
            <text:p>-76,65322</text:p>
          </table:table-cell>
        </table:table-row>
        <table:table-row table:style-name="ro1">
          <table:table-cell table:formula="of:=([Green.D398]+[Green1.D398]+[Green2.D398]+[Green3.D398]+[Green4.D398])/5" office:value-type="float" office:value="0.98052" calcext:value-type="float">
            <text:p>0,98052</text:p>
          </table:table-cell>
          <table:table-cell table:formula="of:=([Green.E398]+[Green1.E398]+[Green2.E398]+[Green3.E398]+[Green4.E398])/5" office:value-type="float" office:value="-79.37322" calcext:value-type="float">
            <text:p>-79,37322</text:p>
          </table:table-cell>
        </table:table-row>
        <table:table-row table:style-name="ro1">
          <table:table-cell table:formula="of:=([Green.D399]+[Green1.D399]+[Green2.D399]+[Green3.D399]+[Green4.D399])/5" office:value-type="float" office:value="0.98299" calcext:value-type="float">
            <text:p>0,98299</text:p>
          </table:table-cell>
          <table:table-cell table:formula="of:=([Green.E399]+[Green1.E399]+[Green2.E399]+[Green3.E399]+[Green4.E399])/5" office:value-type="float" office:value="-77.37322" calcext:value-type="float">
            <text:p>-77,37322</text:p>
          </table:table-cell>
        </table:table-row>
        <table:table-row table:style-name="ro1">
          <table:table-cell table:formula="of:=([Green.D400]+[Green1.D400]+[Green2.D400]+[Green3.D400]+[Green4.D400])/5" office:value-type="float" office:value="0.98546" calcext:value-type="float">
            <text:p>0,98546</text:p>
          </table:table-cell>
          <table:table-cell table:formula="of:=([Green.E400]+[Green1.E400]+[Green2.E400]+[Green3.E400]+[Green4.E400])/5" office:value-type="float" office:value="-79.37322" calcext:value-type="float">
            <text:p>-79,37322</text:p>
          </table:table-cell>
        </table:table-row>
        <table:table-row table:style-name="ro1">
          <table:table-cell table:formula="of:=([Green.D401]+[Green1.D401]+[Green2.D401]+[Green3.D401]+[Green4.D401])/5" office:value-type="float" office:value="0.98793" calcext:value-type="float">
            <text:p>0,98793</text:p>
          </table:table-cell>
          <table:table-cell table:formula="of:=([Green.E401]+[Green1.E401]+[Green2.E401]+[Green3.E401]+[Green4.E401])/5" office:value-type="float" office:value="-77.13322" calcext:value-type="float">
            <text:p>-77,13322</text:p>
          </table:table-cell>
        </table:table-row>
        <table:table-row table:style-name="ro1">
          <table:table-cell table:formula="of:=([Green.D402]+[Green1.D402]+[Green2.D402]+[Green3.D402]+[Green4.D402])/5" office:value-type="float" office:value="0.9904" calcext:value-type="float">
            <text:p>0,9904</text:p>
          </table:table-cell>
          <table:table-cell table:formula="of:=([Green.E402]+[Green1.E402]+[Green2.E402]+[Green3.E402]+[Green4.E402])/5" office:value-type="float" office:value="-77.13322" calcext:value-type="float">
            <text:p>-77,13322</text:p>
          </table:table-cell>
        </table:table-row>
        <table:table-row table:style-name="ro1">
          <table:table-cell table:formula="of:=([Green.D403]+[Green1.D403]+[Green2.D403]+[Green3.D403]+[Green4.D403])/5" office:value-type="float" office:value="0.99287" calcext:value-type="float">
            <text:p>0,99287</text:p>
          </table:table-cell>
          <table:table-cell table:formula="of:=([Green.E403]+[Green1.E403]+[Green2.E403]+[Green3.E403]+[Green4.E403])/5" office:value-type="float" office:value="-75.29322" calcext:value-type="float">
            <text:p>-75,29322</text:p>
          </table:table-cell>
        </table:table-row>
        <table:table-row table:style-name="ro1">
          <table:table-cell table:formula="of:=([Green.D404]+[Green1.D404]+[Green2.D404]+[Green3.D404]+[Green4.D404])/5" office:value-type="float" office:value="0.99534" calcext:value-type="float">
            <text:p>0,99534</text:p>
          </table:table-cell>
          <table:table-cell table:formula="of:=([Green.E404]+[Green1.E404]+[Green2.E404]+[Green3.E404]+[Green4.E404])/5" office:value-type="float" office:value="-74.25322" calcext:value-type="float">
            <text:p>-74,25322</text:p>
          </table:table-cell>
        </table:table-row>
        <table:table-row table:style-name="ro1">
          <table:table-cell table:formula="of:=([Green.D405]+[Green1.D405]+[Green2.D405]+[Green3.D405]+[Green4.D405])/5" office:value-type="float" office:value="0.99781" calcext:value-type="float">
            <text:p>0,99781</text:p>
          </table:table-cell>
          <table:table-cell table:formula="of:=([Green.E405]+[Green1.E405]+[Green2.E405]+[Green3.E405]+[Green4.E405])/5" office:value-type="float" office:value="-74.89322" calcext:value-type="float">
            <text:p>-74,89322</text:p>
          </table:table-cell>
        </table:table-row>
        <table:table-row table:style-name="ro1">
          <table:table-cell table:formula="of:=([Green.D406]+[Green1.D406]+[Green2.D406]+[Green3.D406]+[Green4.D406])/5" office:value-type="float" office:value="1.00028" calcext:value-type="float">
            <text:p>1,00028</text:p>
          </table:table-cell>
          <table:table-cell table:formula="of:=([Green.E406]+[Green1.E406]+[Green2.E406]+[Green3.E406]+[Green4.E406])/5" office:value-type="float" office:value="-76.49322" calcext:value-type="float">
            <text:p>-76,49322</text:p>
          </table:table-cell>
        </table:table-row>
        <table:table-row table:style-name="ro1">
          <table:table-cell table:formula="of:=([Green.D407]+[Green1.D407]+[Green2.D407]+[Green3.D407]+[Green4.D407])/5" office:value-type="float" office:value="1.00275" calcext:value-type="float">
            <text:p>1,00275</text:p>
          </table:table-cell>
          <table:table-cell table:formula="of:=([Green.E407]+[Green1.E407]+[Green2.E407]+[Green3.E407]+[Green4.E407])/5" office:value-type="float" office:value="-78.89322" calcext:value-type="float">
            <text:p>-78,89322</text:p>
          </table:table-cell>
        </table:table-row>
        <table:table-row table:style-name="ro1">
          <table:table-cell table:formula="of:=([Green.D408]+[Green1.D408]+[Green2.D408]+[Green3.D408]+[Green4.D408])/5" office:value-type="float" office:value="1.00522" calcext:value-type="float">
            <text:p>1,00522</text:p>
          </table:table-cell>
          <table:table-cell table:formula="of:=([Green.E408]+[Green1.E408]+[Green2.E408]+[Green3.E408]+[Green4.E408])/5" office:value-type="float" office:value="-76.25322" calcext:value-type="float">
            <text:p>-76,25322</text:p>
          </table:table-cell>
        </table:table-row>
        <table:table-row table:style-name="ro1">
          <table:table-cell table:formula="of:=([Green.D409]+[Green1.D409]+[Green2.D409]+[Green3.D409]+[Green4.D409])/5" office:value-type="float" office:value="1.00769" calcext:value-type="float">
            <text:p>1,00769</text:p>
          </table:table-cell>
          <table:table-cell table:formula="of:=([Green.E409]+[Green1.E409]+[Green2.E409]+[Green3.E409]+[Green4.E409])/5" office:value-type="float" office:value="-76.97322" calcext:value-type="float">
            <text:p>-76,97322</text:p>
          </table:table-cell>
        </table:table-row>
        <table:table-row table:style-name="ro1">
          <table:table-cell table:formula="of:=([Green.D410]+[Green1.D410]+[Green2.D410]+[Green3.D410]+[Green4.D410])/5" office:value-type="float" office:value="1.01016" calcext:value-type="float">
            <text:p>1,01016</text:p>
          </table:table-cell>
          <table:table-cell table:formula="of:=([Green.E410]+[Green1.E410]+[Green2.E410]+[Green3.E410]+[Green4.E410])/5" office:value-type="float" office:value="-76.33322" calcext:value-type="float">
            <text:p>-76,33322</text:p>
          </table:table-cell>
        </table:table-row>
        <table:table-row table:style-name="ro1">
          <table:table-cell table:formula="of:=([Green.D411]+[Green1.D411]+[Green2.D411]+[Green3.D411]+[Green4.D411])/5" office:value-type="float" office:value="1.01263" calcext:value-type="float">
            <text:p>1,01263</text:p>
          </table:table-cell>
          <table:table-cell table:formula="of:=([Green.E411]+[Green1.E411]+[Green2.E411]+[Green3.E411]+[Green4.E411])/5" office:value-type="float" office:value="-70.33322" calcext:value-type="float">
            <text:p>-70,33322</text:p>
          </table:table-cell>
        </table:table-row>
        <table:table-row table:style-name="ro1">
          <table:table-cell table:formula="of:=([Green.D412]+[Green1.D412]+[Green2.D412]+[Green3.D412]+[Green4.D412])/5" office:value-type="float" office:value="1.0151" calcext:value-type="float">
            <text:p>1,0151</text:p>
          </table:table-cell>
          <table:table-cell table:formula="of:=([Green.E412]+[Green1.E412]+[Green2.E412]+[Green3.E412]+[Green4.E412])/5" office:value-type="float" office:value="-70.89322" calcext:value-type="float">
            <text:p>-70,89322</text:p>
          </table:table-cell>
        </table:table-row>
        <table:table-row table:style-name="ro1">
          <table:table-cell table:formula="of:=([Green.D413]+[Green1.D413]+[Green2.D413]+[Green3.D413]+[Green4.D413])/5" office:value-type="float" office:value="1.01757" calcext:value-type="float">
            <text:p>1,01757</text:p>
          </table:table-cell>
          <table:table-cell table:formula="of:=([Green.E413]+[Green1.E413]+[Green2.E413]+[Green3.E413]+[Green4.E413])/5" office:value-type="float" office:value="-69.93322" calcext:value-type="float">
            <text:p>-69,93322</text:p>
          </table:table-cell>
        </table:table-row>
        <table:table-row table:style-name="ro1">
          <table:table-cell table:formula="of:=([Green.D414]+[Green1.D414]+[Green2.D414]+[Green3.D414]+[Green4.D414])/5" office:value-type="float" office:value="1.02004" calcext:value-type="float">
            <text:p>1,02004</text:p>
          </table:table-cell>
          <table:table-cell table:formula="of:=([Green.E414]+[Green1.E414]+[Green2.E414]+[Green3.E414]+[Green4.E414])/5" office:value-type="float" office:value="-71.45322" calcext:value-type="float">
            <text:p>-71,45322</text:p>
          </table:table-cell>
        </table:table-row>
        <table:table-row table:style-name="ro1">
          <table:table-cell table:formula="of:=([Green.D415]+[Green1.D415]+[Green2.D415]+[Green3.D415]+[Green4.D415])/5" office:value-type="float" office:value="1.02251" calcext:value-type="float">
            <text:p>1,02251</text:p>
          </table:table-cell>
          <table:table-cell table:formula="of:=([Green.E415]+[Green1.E415]+[Green2.E415]+[Green3.E415]+[Green4.E415])/5" office:value-type="float" office:value="-75.37322" calcext:value-type="float">
            <text:p>-75,37322</text:p>
          </table:table-cell>
        </table:table-row>
        <table:table-row table:style-name="ro1">
          <table:table-cell table:formula="of:=([Green.D416]+[Green1.D416]+[Green2.D416]+[Green3.D416]+[Green4.D416])/5" office:value-type="float" office:value="1.02498" calcext:value-type="float">
            <text:p>1,02498</text:p>
          </table:table-cell>
          <table:table-cell table:formula="of:=([Green.E416]+[Green1.E416]+[Green2.E416]+[Green3.E416]+[Green4.E416])/5" office:value-type="float" office:value="-72.73322" calcext:value-type="float">
            <text:p>-72,73322</text:p>
          </table:table-cell>
        </table:table-row>
        <table:table-row table:style-name="ro1">
          <table:table-cell table:formula="of:=([Green.D417]+[Green1.D417]+[Green2.D417]+[Green3.D417]+[Green4.D417])/5" office:value-type="float" office:value="1.02745" calcext:value-type="float">
            <text:p>1,02745</text:p>
          </table:table-cell>
          <table:table-cell table:formula="of:=([Green.E417]+[Green1.E417]+[Green2.E417]+[Green3.E417]+[Green4.E417])/5" office:value-type="float" office:value="-73.61322" calcext:value-type="float">
            <text:p>-73,61322</text:p>
          </table:table-cell>
        </table:table-row>
        <table:table-row table:style-name="ro1">
          <table:table-cell table:formula="of:=([Green.D418]+[Green1.D418]+[Green2.D418]+[Green3.D418]+[Green4.D418])/5" office:value-type="float" office:value="1.02992" calcext:value-type="float">
            <text:p>1,02992</text:p>
          </table:table-cell>
          <table:table-cell table:formula="of:=([Green.E418]+[Green1.E418]+[Green2.E418]+[Green3.E418]+[Green4.E418])/5" office:value-type="float" office:value="-71.85322" calcext:value-type="float">
            <text:p>-71,85322</text:p>
          </table:table-cell>
        </table:table-row>
        <table:table-row table:style-name="ro1">
          <table:table-cell table:formula="of:=([Green.D419]+[Green1.D419]+[Green2.D419]+[Green3.D419]+[Green4.D419])/5" office:value-type="float" office:value="1.03239" calcext:value-type="float">
            <text:p>1,03239</text:p>
          </table:table-cell>
          <table:table-cell table:formula="of:=([Green.E419]+[Green1.E419]+[Green2.E419]+[Green3.E419]+[Green4.E419])/5" office:value-type="float" office:value="-65.29322" calcext:value-type="float">
            <text:p>-65,29322</text:p>
          </table:table-cell>
        </table:table-row>
        <table:table-row table:style-name="ro1">
          <table:table-cell table:formula="of:=([Green.D420]+[Green1.D420]+[Green2.D420]+[Green3.D420]+[Green4.D420])/5" office:value-type="float" office:value="1.03486" calcext:value-type="float">
            <text:p>1,03486</text:p>
          </table:table-cell>
          <table:table-cell table:formula="of:=([Green.E420]+[Green1.E420]+[Green2.E420]+[Green3.E420]+[Green4.E420])/5" office:value-type="float" office:value="-68.49322" calcext:value-type="float">
            <text:p>-68,49322</text:p>
          </table:table-cell>
        </table:table-row>
        <table:table-row table:style-name="ro1">
          <table:table-cell table:formula="of:=([Green.D421]+[Green1.D421]+[Green2.D421]+[Green3.D421]+[Green4.D421])/5" office:value-type="float" office:value="1.03733" calcext:value-type="float">
            <text:p>1,03733</text:p>
          </table:table-cell>
          <table:table-cell table:formula="of:=([Green.E421]+[Green1.E421]+[Green2.E421]+[Green3.E421]+[Green4.E421])/5" office:value-type="float" office:value="-67.61322" calcext:value-type="float">
            <text:p>-67,61322</text:p>
          </table:table-cell>
        </table:table-row>
        <table:table-row table:style-name="ro1">
          <table:table-cell table:formula="of:=([Green.D422]+[Green1.D422]+[Green2.D422]+[Green3.D422]+[Green4.D422])/5" office:value-type="float" office:value="1.0398" calcext:value-type="float">
            <text:p>1,0398</text:p>
          </table:table-cell>
          <table:table-cell table:formula="of:=([Green.E422]+[Green1.E422]+[Green2.E422]+[Green3.E422]+[Green4.E422])/5" office:value-type="float" office:value="-69.61322" calcext:value-type="float">
            <text:p>-69,61322</text:p>
          </table:table-cell>
        </table:table-row>
        <table:table-row table:style-name="ro1">
          <table:table-cell table:formula="of:=([Green.D423]+[Green1.D423]+[Green2.D423]+[Green3.D423]+[Green4.D423])/5" office:value-type="float" office:value="1.04227" calcext:value-type="float">
            <text:p>1,04227</text:p>
          </table:table-cell>
          <table:table-cell table:formula="of:=([Green.E423]+[Green1.E423]+[Green2.E423]+[Green3.E423]+[Green4.E423])/5" office:value-type="float" office:value="-71.45322" calcext:value-type="float">
            <text:p>-71,45322</text:p>
          </table:table-cell>
        </table:table-row>
        <table:table-row table:style-name="ro1">
          <table:table-cell table:formula="of:=([Green.D424]+[Green1.D424]+[Green2.D424]+[Green3.D424]+[Green4.D424])/5" office:value-type="float" office:value="1.04474" calcext:value-type="float">
            <text:p>1,04474</text:p>
          </table:table-cell>
          <table:table-cell table:formula="of:=([Green.E424]+[Green1.E424]+[Green2.E424]+[Green3.E424]+[Green4.E424])/5" office:value-type="float" office:value="-68.65322" calcext:value-type="float">
            <text:p>-68,65322</text:p>
          </table:table-cell>
        </table:table-row>
        <table:table-row table:style-name="ro1">
          <table:table-cell table:formula="of:=([Green.D425]+[Green1.D425]+[Green2.D425]+[Green3.D425]+[Green4.D425])/5" office:value-type="float" office:value="1.04721" calcext:value-type="float">
            <text:p>1,04721</text:p>
          </table:table-cell>
          <table:table-cell table:formula="of:=([Green.E425]+[Green1.E425]+[Green2.E425]+[Green3.E425]+[Green4.E425])/5" office:value-type="float" office:value="-67.77322" calcext:value-type="float">
            <text:p>-67,77322</text:p>
          </table:table-cell>
        </table:table-row>
        <table:table-row table:style-name="ro1">
          <table:table-cell table:formula="of:=([Green.D426]+[Green1.D426]+[Green2.D426]+[Green3.D426]+[Green4.D426])/5" office:value-type="float" office:value="1.04968" calcext:value-type="float">
            <text:p>1,04968</text:p>
          </table:table-cell>
          <table:table-cell table:formula="of:=([Green.E426]+[Green1.E426]+[Green2.E426]+[Green3.E426]+[Green4.E426])/5" office:value-type="float" office:value="-65.13322" calcext:value-type="float">
            <text:p>-65,13322</text:p>
          </table:table-cell>
        </table:table-row>
        <table:table-row table:style-name="ro1">
          <table:table-cell table:formula="of:=([Green.D427]+[Green1.D427]+[Green2.D427]+[Green3.D427]+[Green4.D427])/5" office:value-type="float" office:value="1.05215" calcext:value-type="float">
            <text:p>1,05215</text:p>
          </table:table-cell>
          <table:table-cell table:formula="of:=([Green.E427]+[Green1.E427]+[Green2.E427]+[Green3.E427]+[Green4.E427])/5" office:value-type="float" office:value="-60.97322" calcext:value-type="float">
            <text:p>-60,97322</text:p>
          </table:table-cell>
        </table:table-row>
        <table:table-row table:style-name="ro1">
          <table:table-cell table:formula="of:=([Green.D428]+[Green1.D428]+[Green2.D428]+[Green3.D428]+[Green4.D428])/5" office:value-type="float" office:value="1.05462" calcext:value-type="float">
            <text:p>1,05462</text:p>
          </table:table-cell>
          <table:table-cell table:formula="of:=([Green.E428]+[Green1.E428]+[Green2.E428]+[Green3.E428]+[Green4.E428])/5" office:value-type="float" office:value="-63.85322" calcext:value-type="float">
            <text:p>-63,85322</text:p>
          </table:table-cell>
        </table:table-row>
        <table:table-row table:style-name="ro1">
          <table:table-cell table:formula="of:=([Green.D429]+[Green1.D429]+[Green2.D429]+[Green3.D429]+[Green4.D429])/5" office:value-type="float" office:value="1.05709" calcext:value-type="float">
            <text:p>1,05709</text:p>
          </table:table-cell>
          <table:table-cell table:formula="of:=([Green.E429]+[Green1.E429]+[Green2.E429]+[Green3.E429]+[Green4.E429])/5" office:value-type="float" office:value="-63.21322" calcext:value-type="float">
            <text:p>-63,21322</text:p>
          </table:table-cell>
        </table:table-row>
        <table:table-row table:style-name="ro1">
          <table:table-cell table:formula="of:=([Green.D430]+[Green1.D430]+[Green2.D430]+[Green3.D430]+[Green4.D430])/5" office:value-type="float" office:value="1.05956" calcext:value-type="float">
            <text:p>1,05956</text:p>
          </table:table-cell>
          <table:table-cell table:formula="of:=([Green.E430]+[Green1.E430]+[Green2.E430]+[Green3.E430]+[Green4.E430])/5" office:value-type="float" office:value="-60.97322" calcext:value-type="float">
            <text:p>-60,97322</text:p>
          </table:table-cell>
        </table:table-row>
        <table:table-row table:style-name="ro1">
          <table:table-cell table:formula="of:=([Green.D431]+[Green1.D431]+[Green2.D431]+[Green3.D431]+[Green4.D431])/5" office:value-type="float" office:value="1.06203" calcext:value-type="float">
            <text:p>1,06203</text:p>
          </table:table-cell>
          <table:table-cell table:formula="of:=([Green.E431]+[Green1.E431]+[Green2.E431]+[Green3.E431]+[Green4.E431])/5" office:value-type="float" office:value="-58.81322" calcext:value-type="float">
            <text:p>-58,81322</text:p>
          </table:table-cell>
        </table:table-row>
        <table:table-row table:style-name="ro1">
          <table:table-cell table:formula="of:=([Green.D432]+[Green1.D432]+[Green2.D432]+[Green3.D432]+[Green4.D432])/5" office:value-type="float" office:value="1.0645" calcext:value-type="float">
            <text:p>1,0645</text:p>
          </table:table-cell>
          <table:table-cell table:formula="of:=([Green.E432]+[Green1.E432]+[Green2.E432]+[Green3.E432]+[Green4.E432])/5" office:value-type="float" office:value="-57.61322" calcext:value-type="float">
            <text:p>-57,61322</text:p>
          </table:table-cell>
        </table:table-row>
        <table:table-row table:style-name="ro1">
          <table:table-cell table:formula="of:=([Green.D433]+[Green1.D433]+[Green2.D433]+[Green3.D433]+[Green4.D433])/5" office:value-type="float" office:value="1.06697" calcext:value-type="float">
            <text:p>1,06697</text:p>
          </table:table-cell>
          <table:table-cell table:formula="of:=([Green.E433]+[Green1.E433]+[Green2.E433]+[Green3.E433]+[Green4.E433])/5" office:value-type="float" office:value="-58.97322" calcext:value-type="float">
            <text:p>-58,97322</text:p>
          </table:table-cell>
        </table:table-row>
        <table:table-row table:style-name="ro1">
          <table:table-cell table:formula="of:=([Green.D434]+[Green1.D434]+[Green2.D434]+[Green3.D434]+[Green4.D434])/5" office:value-type="float" office:value="1.06944" calcext:value-type="float">
            <text:p>1,06944</text:p>
          </table:table-cell>
          <table:table-cell table:formula="of:=([Green.E434]+[Green1.E434]+[Green2.E434]+[Green3.E434]+[Green4.E434])/5" office:value-type="float" office:value="-59.77322" calcext:value-type="float">
            <text:p>-59,77322</text:p>
          </table:table-cell>
        </table:table-row>
        <table:table-row table:style-name="ro1">
          <table:table-cell table:formula="of:=([Green.D435]+[Green1.D435]+[Green2.D435]+[Green3.D435]+[Green4.D435])/5" office:value-type="float" office:value="1.07191" calcext:value-type="float">
            <text:p>1,07191</text:p>
          </table:table-cell>
          <table:table-cell table:formula="of:=([Green.E435]+[Green1.E435]+[Green2.E435]+[Green3.E435]+[Green4.E435])/5" office:value-type="float" office:value="-54.81322" calcext:value-type="float">
            <text:p>-54,81322</text:p>
          </table:table-cell>
        </table:table-row>
        <table:table-row table:style-name="ro1">
          <table:table-cell table:formula="of:=([Green.D436]+[Green1.D436]+[Green2.D436]+[Green3.D436]+[Green4.D436])/5" office:value-type="float" office:value="1.07438" calcext:value-type="float">
            <text:p>1,07438</text:p>
          </table:table-cell>
          <table:table-cell table:formula="of:=([Green.E436]+[Green1.E436]+[Green2.E436]+[Green3.E436]+[Green4.E436])/5" office:value-type="float" office:value="-56.49322" calcext:value-type="float">
            <text:p>-56,49322</text:p>
          </table:table-cell>
        </table:table-row>
        <table:table-row table:style-name="ro1">
          <table:table-cell table:formula="of:=([Green.D437]+[Green1.D437]+[Green2.D437]+[Green3.D437]+[Green4.D437])/5" office:value-type="float" office:value="1.07685" calcext:value-type="float">
            <text:p>1,07685</text:p>
          </table:table-cell>
          <table:table-cell table:formula="of:=([Green.E437]+[Green1.E437]+[Green2.E437]+[Green3.E437]+[Green4.E437])/5" office:value-type="float" office:value="-56.33322" calcext:value-type="float">
            <text:p>-56,33322</text:p>
          </table:table-cell>
        </table:table-row>
        <table:table-row table:style-name="ro1">
          <table:table-cell table:formula="of:=([Green.D438]+[Green1.D438]+[Green2.D438]+[Green3.D438]+[Green4.D438])/5" office:value-type="float" office:value="1.07932" calcext:value-type="float">
            <text:p>1,07932</text:p>
          </table:table-cell>
          <table:table-cell table:formula="of:=([Green.E438]+[Green1.E438]+[Green2.E438]+[Green3.E438]+[Green4.E438])/5" office:value-type="float" office:value="-58.97322" calcext:value-type="float">
            <text:p>-58,97322</text:p>
          </table:table-cell>
        </table:table-row>
        <table:table-row table:style-name="ro1">
          <table:table-cell table:formula="of:=([Green.D439]+[Green1.D439]+[Green2.D439]+[Green3.D439]+[Green4.D439])/5" office:value-type="float" office:value="1.08179" calcext:value-type="float">
            <text:p>1,08179</text:p>
          </table:table-cell>
          <table:table-cell table:formula="of:=([Green.E439]+[Green1.E439]+[Green2.E439]+[Green3.E439]+[Green4.E439])/5" office:value-type="float" office:value="-55.13322" calcext:value-type="float">
            <text:p>-55,13322</text:p>
          </table:table-cell>
        </table:table-row>
        <table:table-row table:style-name="ro1">
          <table:table-cell table:formula="of:=([Green.D440]+[Green1.D440]+[Green2.D440]+[Green3.D440]+[Green4.D440])/5" office:value-type="float" office:value="1.08426" calcext:value-type="float">
            <text:p>1,08426</text:p>
          </table:table-cell>
          <table:table-cell table:formula="of:=([Green.E440]+[Green1.E440]+[Green2.E440]+[Green3.E440]+[Green4.E440])/5" office:value-type="float" office:value="-55.21322" calcext:value-type="float">
            <text:p>-55,21322</text:p>
          </table:table-cell>
        </table:table-row>
        <table:table-row table:style-name="ro1">
          <table:table-cell table:formula="of:=([Green.D441]+[Green1.D441]+[Green2.D441]+[Green3.D441]+[Green4.D441])/5" office:value-type="float" office:value="1.08673" calcext:value-type="float">
            <text:p>1,08673</text:p>
          </table:table-cell>
          <table:table-cell table:formula="of:=([Green.E441]+[Green1.E441]+[Green2.E441]+[Green3.E441]+[Green4.E441])/5" office:value-type="float" office:value="-53.69322" calcext:value-type="float">
            <text:p>-53,69322</text:p>
          </table:table-cell>
        </table:table-row>
        <table:table-row table:style-name="ro1">
          <table:table-cell table:formula="of:=([Green.D442]+[Green1.D442]+[Green2.D442]+[Green3.D442]+[Green4.D442])/5" office:value-type="float" office:value="1.0892" calcext:value-type="float">
            <text:p>1,0892</text:p>
          </table:table-cell>
          <table:table-cell table:formula="of:=([Green.E442]+[Green1.E442]+[Green2.E442]+[Green3.E442]+[Green4.E442])/5" office:value-type="float" office:value="-52.73322" calcext:value-type="float">
            <text:p>-52,73322</text:p>
          </table:table-cell>
        </table:table-row>
        <table:table-row table:style-name="ro1">
          <table:table-cell table:style-name="ce2" table:formula="of:=([Green.D443]+[Green1.D443]+[Green2.D443]+[Green3.D443]+[Green4.D443])/5" office:value-type="float" office:value="1.09167" calcext:value-type="float">
            <text:p>1,09167</text:p>
          </table:table-cell>
          <table:table-cell table:style-name="ce2" table:formula="of:=([Green.E443]+[Green1.E443]+[Green2.E443]+[Green3.E443]+[Green4.E443])/5" office:value-type="float" office:value="-52.33322" calcext:value-type="float">
            <text:p>-52,33322</text:p>
          </table:table-cell>
        </table:table-row>
        <table:table-row table:style-name="ro1">
          <table:table-cell table:formula="of:=([Green.D444]+[Green1.D444]+[Green2.D444]+[Green3.D444]+[Green4.D444])/5" office:value-type="float" office:value="1.09414" calcext:value-type="float">
            <text:p>1,09414</text:p>
          </table:table-cell>
          <table:table-cell table:formula="of:=([Green.E444]+[Green1.E444]+[Green2.E444]+[Green3.E444]+[Green4.E444])/5" office:value-type="float" office:value="-54.33322" calcext:value-type="float">
            <text:p>-54,33322</text:p>
          </table:table-cell>
        </table:table-row>
        <table:table-row table:style-name="ro1">
          <table:table-cell table:formula="of:=([Green.D445]+[Green1.D445]+[Green2.D445]+[Green3.D445]+[Green4.D445])/5" office:value-type="float" office:value="1.09661" calcext:value-type="float">
            <text:p>1,09661</text:p>
          </table:table-cell>
          <table:table-cell table:formula="of:=([Green.E445]+[Green1.E445]+[Green2.E445]+[Green3.E445]+[Green4.E445])/5" office:value-type="float" office:value="-57.53322" calcext:value-type="float">
            <text:p>-57,53322</text:p>
          </table:table-cell>
        </table:table-row>
        <table:table-row table:style-name="ro1">
          <table:table-cell table:formula="of:=([Green.D446]+[Green1.D446]+[Green2.D446]+[Green3.D446]+[Green4.D446])/5" office:value-type="float" office:value="1.09908" calcext:value-type="float">
            <text:p>1,09908</text:p>
          </table:table-cell>
          <table:table-cell table:formula="of:=([Green.E446]+[Green1.E446]+[Green2.E446]+[Green3.E446]+[Green4.E446])/5" office:value-type="float" office:value="-63.13322" calcext:value-type="float">
            <text:p>-63,13322</text:p>
          </table:table-cell>
        </table:table-row>
        <table:table-row table:style-name="ro1">
          <table:table-cell table:formula="of:=([Green.D447]+[Green1.D447]+[Green2.D447]+[Green3.D447]+[Green4.D447])/5" office:value-type="float" office:value="1.10155" calcext:value-type="float">
            <text:p>1,10155</text:p>
          </table:table-cell>
          <table:table-cell table:formula="of:=([Green.E447]+[Green1.E447]+[Green2.E447]+[Green3.E447]+[Green4.E447])/5" office:value-type="float" office:value="-70.81322" calcext:value-type="float">
            <text:p>-70,81322</text:p>
          </table:table-cell>
        </table:table-row>
        <table:table-row table:style-name="ro1">
          <table:table-cell table:formula="of:=([Green.D448]+[Green1.D448]+[Green2.D448]+[Green3.D448]+[Green4.D448])/5" office:value-type="float" office:value="1.10402" calcext:value-type="float">
            <text:p>1,10402</text:p>
          </table:table-cell>
          <table:table-cell table:formula="of:=([Green.E448]+[Green1.E448]+[Green2.E448]+[Green3.E448]+[Green4.E448])/5" office:value-type="float" office:value="-65.45322" calcext:value-type="float">
            <text:p>-65,45322</text:p>
          </table:table-cell>
        </table:table-row>
        <table:table-row table:style-name="ro1">
          <table:table-cell table:formula="of:=([Green.D449]+[Green1.D449]+[Green2.D449]+[Green3.D449]+[Green4.D449])/5" office:value-type="float" office:value="1.10649" calcext:value-type="float">
            <text:p>1,10649</text:p>
          </table:table-cell>
          <table:table-cell table:formula="of:=([Green.E449]+[Green1.E449]+[Green2.E449]+[Green3.E449]+[Green4.E449])/5" office:value-type="float" office:value="-67.13322" calcext:value-type="float">
            <text:p>-67,13322</text:p>
          </table:table-cell>
        </table:table-row>
        <table:table-row table:style-name="ro1">
          <table:table-cell table:formula="of:=([Green.D450]+[Green1.D450]+[Green2.D450]+[Green3.D450]+[Green4.D450])/5" office:value-type="float" office:value="1.10896" calcext:value-type="float">
            <text:p>1,10896</text:p>
          </table:table-cell>
          <table:table-cell table:formula="of:=([Green.E450]+[Green1.E450]+[Green2.E450]+[Green3.E450]+[Green4.E450])/5" office:value-type="float" office:value="-68.81322" calcext:value-type="float">
            <text:p>-68,81322</text:p>
          </table:table-cell>
        </table:table-row>
        <table:table-row table:style-name="ro1">
          <table:table-cell table:formula="of:=([Green.D451]+[Green1.D451]+[Green2.D451]+[Green3.D451]+[Green4.D451])/5" office:value-type="float" office:value="1.11143" calcext:value-type="float">
            <text:p>1,11143</text:p>
          </table:table-cell>
          <table:table-cell table:formula="of:=([Green.E451]+[Green1.E451]+[Green2.E451]+[Green3.E451]+[Green4.E451])/5" office:value-type="float" office:value="-71.13322" calcext:value-type="float">
            <text:p>-71,13322</text:p>
          </table:table-cell>
        </table:table-row>
        <table:table-row table:style-name="ro1">
          <table:table-cell table:formula="of:=([Green.D452]+[Green1.D452]+[Green2.D452]+[Green3.D452]+[Green4.D452])/5" office:value-type="float" office:value="1.1139" calcext:value-type="float">
            <text:p>1,1139</text:p>
          </table:table-cell>
          <table:table-cell table:formula="of:=([Green.E452]+[Green1.E452]+[Green2.E452]+[Green3.E452]+[Green4.E452])/5" office:value-type="float" office:value="-65.77322" calcext:value-type="float">
            <text:p>-65,77322</text:p>
          </table:table-cell>
        </table:table-row>
        <table:table-row table:style-name="ro1">
          <table:table-cell table:formula="of:=([Green.D453]+[Green1.D453]+[Green2.D453]+[Green3.D453]+[Green4.D453])/5" office:value-type="float" office:value="1.11637" calcext:value-type="float">
            <text:p>1,11637</text:p>
          </table:table-cell>
          <table:table-cell table:formula="of:=([Green.E453]+[Green1.E453]+[Green2.E453]+[Green3.E453]+[Green4.E453])/5" office:value-type="float" office:value="-66.09322" calcext:value-type="float">
            <text:p>-66,09322</text:p>
          </table:table-cell>
        </table:table-row>
        <table:table-row table:style-name="ro1">
          <table:table-cell table:formula="of:=([Green.D454]+[Green1.D454]+[Green2.D454]+[Green3.D454]+[Green4.D454])/5" office:value-type="float" office:value="1.11884" calcext:value-type="float">
            <text:p>1,11884</text:p>
          </table:table-cell>
          <table:table-cell table:formula="of:=([Green.E454]+[Green1.E454]+[Green2.E454]+[Green3.E454]+[Green4.E454])/5" office:value-type="float" office:value="-66.17322" calcext:value-type="float">
            <text:p>-66,17322</text:p>
          </table:table-cell>
        </table:table-row>
        <table:table-row table:style-name="ro1">
          <table:table-cell table:formula="of:=([Green.D455]+[Green1.D455]+[Green2.D455]+[Green3.D455]+[Green4.D455])/5" office:value-type="float" office:value="1.12131" calcext:value-type="float">
            <text:p>1,12131</text:p>
          </table:table-cell>
          <table:table-cell table:formula="of:=([Green.E455]+[Green1.E455]+[Green2.E455]+[Green3.E455]+[Green4.E455])/5" office:value-type="float" office:value="-68.57322" calcext:value-type="float">
            <text:p>-68,57322</text:p>
          </table:table-cell>
        </table:table-row>
        <table:table-row table:style-name="ro1">
          <table:table-cell table:formula="of:=([Green.D456]+[Green1.D456]+[Green2.D456]+[Green3.D456]+[Green4.D456])/5" office:value-type="float" office:value="1.12378" calcext:value-type="float">
            <text:p>1,12378</text:p>
          </table:table-cell>
          <table:table-cell table:formula="of:=([Green.E456]+[Green1.E456]+[Green2.E456]+[Green3.E456]+[Green4.E456])/5" office:value-type="float" office:value="-72.57322" calcext:value-type="float">
            <text:p>-72,57322</text:p>
          </table:table-cell>
        </table:table-row>
        <table:table-row table:style-name="ro1">
          <table:table-cell table:formula="of:=([Green.D457]+[Green1.D457]+[Green2.D457]+[Green3.D457]+[Green4.D457])/5" office:value-type="float" office:value="1.12625" calcext:value-type="float">
            <text:p>1,12625</text:p>
          </table:table-cell>
          <table:table-cell table:formula="of:=([Green.E457]+[Green1.E457]+[Green2.E457]+[Green3.E457]+[Green4.E457])/5" office:value-type="float" office:value="-73.21322" calcext:value-type="float">
            <text:p>-73,21322</text:p>
          </table:table-cell>
        </table:table-row>
        <table:table-row table:style-name="ro1">
          <table:table-cell table:formula="of:=([Green.D458]+[Green1.D458]+[Green2.D458]+[Green3.D458]+[Green4.D458])/5" office:value-type="float" office:value="1.12872" calcext:value-type="float">
            <text:p>1,12872</text:p>
          </table:table-cell>
          <table:table-cell table:formula="of:=([Green.E458]+[Green1.E458]+[Green2.E458]+[Green3.E458]+[Green4.E458])/5" office:value-type="float" office:value="-74.33322" calcext:value-type="float">
            <text:p>-74,33322</text:p>
          </table:table-cell>
        </table:table-row>
        <table:table-row table:style-name="ro1">
          <table:table-cell table:formula="of:=([Green.D459]+[Green1.D459]+[Green2.D459]+[Green3.D459]+[Green4.D459])/5" office:value-type="float" office:value="1.13119" calcext:value-type="float">
            <text:p>1,13119</text:p>
          </table:table-cell>
          <table:table-cell table:formula="of:=([Green.E459]+[Green1.E459]+[Green2.E459]+[Green3.E459]+[Green4.E459])/5" office:value-type="float" office:value="-76.17322" calcext:value-type="float">
            <text:p>-76,17322</text:p>
          </table:table-cell>
        </table:table-row>
        <table:table-row table:style-name="ro1">
          <table:table-cell table:formula="of:=([Green.D460]+[Green1.D460]+[Green2.D460]+[Green3.D460]+[Green4.D460])/5" office:value-type="float" office:value="1.13366" calcext:value-type="float">
            <text:p>1,13366</text:p>
          </table:table-cell>
          <table:table-cell table:formula="of:=([Green.E460]+[Green1.E460]+[Green2.E460]+[Green3.E460]+[Green4.E460])/5" office:value-type="float" office:value="-79.21322" calcext:value-type="float">
            <text:p>-79,21322</text:p>
          </table:table-cell>
        </table:table-row>
        <table:table-row table:style-name="ro1">
          <table:table-cell table:formula="of:=([Green.D461]+[Green1.D461]+[Green2.D461]+[Green3.D461]+[Green4.D461])/5" office:value-type="float" office:value="1.13613" calcext:value-type="float">
            <text:p>1,13613</text:p>
          </table:table-cell>
          <table:table-cell table:formula="of:=([Green.E461]+[Green1.E461]+[Green2.E461]+[Green3.E461]+[Green4.E461])/5" office:value-type="float" office:value="-77.37322" calcext:value-type="float">
            <text:p>-77,37322</text:p>
          </table:table-cell>
        </table:table-row>
        <table:table-row table:style-name="ro1">
          <table:table-cell table:formula="of:=([Green.D462]+[Green1.D462]+[Green2.D462]+[Green3.D462]+[Green4.D462])/5" office:value-type="float" office:value="1.1386" calcext:value-type="float">
            <text:p>1,1386</text:p>
          </table:table-cell>
          <table:table-cell table:formula="of:=([Green.E462]+[Green1.E462]+[Green2.E462]+[Green3.E462]+[Green4.E462])/5" office:value-type="float" office:value="-75.69322" calcext:value-type="float">
            <text:p>-75,69322</text:p>
          </table:table-cell>
        </table:table-row>
        <table:table-row table:style-name="ro1">
          <table:table-cell table:formula="of:=([Green.D463]+[Green1.D463]+[Green2.D463]+[Green3.D463]+[Green4.D463])/5" office:value-type="float" office:value="1.14107" calcext:value-type="float">
            <text:p>1,14107</text:p>
          </table:table-cell>
          <table:table-cell table:formula="of:=([Green.E463]+[Green1.E463]+[Green2.E463]+[Green3.E463]+[Green4.E463])/5" office:value-type="float" office:value="-76.97322" calcext:value-type="float">
            <text:p>-76,97322</text:p>
          </table:table-cell>
        </table:table-row>
        <table:table-row table:style-name="ro1">
          <table:table-cell table:formula="of:=([Green.D464]+[Green1.D464]+[Green2.D464]+[Green3.D464]+[Green4.D464])/5" office:value-type="float" office:value="1.14354" calcext:value-type="float">
            <text:p>1,14354</text:p>
          </table:table-cell>
          <table:table-cell table:formula="of:=([Green.E464]+[Green1.E464]+[Green2.E464]+[Green3.E464]+[Green4.E464])/5" office:value-type="float" office:value="-74.57322" calcext:value-type="float">
            <text:p>-74,57322</text:p>
          </table:table-cell>
        </table:table-row>
        <table:table-row table:style-name="ro1">
          <table:table-cell table:formula="of:=([Green.D465]+[Green1.D465]+[Green2.D465]+[Green3.D465]+[Green4.D465])/5" office:value-type="float" office:value="1.14601" calcext:value-type="float">
            <text:p>1,14601</text:p>
          </table:table-cell>
          <table:table-cell table:formula="of:=([Green.E465]+[Green1.E465]+[Green2.E465]+[Green3.E465]+[Green4.E465])/5" office:value-type="float" office:value="-74.09322" calcext:value-type="float">
            <text:p>-74,09322</text:p>
          </table:table-cell>
        </table:table-row>
        <table:table-row table:style-name="ro1">
          <table:table-cell table:formula="of:=([Green.D466]+[Green1.D466]+[Green2.D466]+[Green3.D466]+[Green4.D466])/5" office:value-type="float" office:value="1.14848" calcext:value-type="float">
            <text:p>1,14848</text:p>
          </table:table-cell>
          <table:table-cell table:formula="of:=([Green.E466]+[Green1.E466]+[Green2.E466]+[Green3.E466]+[Green4.E466])/5" office:value-type="float" office:value="-78.49322" calcext:value-type="float">
            <text:p>-78,49322</text:p>
          </table:table-cell>
        </table:table-row>
        <table:table-row table:style-name="ro1">
          <table:table-cell table:formula="of:=([Green.D467]+[Green1.D467]+[Green2.D467]+[Green3.D467]+[Green4.D467])/5" office:value-type="float" office:value="1.15095" calcext:value-type="float">
            <text:p>1,15095</text:p>
          </table:table-cell>
          <table:table-cell table:formula="of:=([Green.E467]+[Green1.E467]+[Green2.E467]+[Green3.E467]+[Green4.E467])/5" office:value-type="float" office:value="-76.97322" calcext:value-type="float">
            <text:p>-76,97322</text:p>
          </table:table-cell>
        </table:table-row>
        <table:table-row table:style-name="ro1">
          <table:table-cell table:formula="of:=([Green.D468]+[Green1.D468]+[Green2.D468]+[Green3.D468]+[Green4.D468])/5" office:value-type="float" office:value="1.15342" calcext:value-type="float">
            <text:p>1,15342</text:p>
          </table:table-cell>
          <table:table-cell table:formula="of:=([Green.E468]+[Green1.E468]+[Green2.E468]+[Green3.E468]+[Green4.E468])/5" office:value-type="float" office:value="-76.17322" calcext:value-type="float">
            <text:p>-76,17322</text:p>
          </table:table-cell>
        </table:table-row>
        <table:table-row table:style-name="ro1">
          <table:table-cell table:formula="of:=([Green.D469]+[Green1.D469]+[Green2.D469]+[Green3.D469]+[Green4.D469])/5" office:value-type="float" office:value="1.15589" calcext:value-type="float">
            <text:p>1,15589</text:p>
          </table:table-cell>
          <table:table-cell table:formula="of:=([Green.E469]+[Green1.E469]+[Green2.E469]+[Green3.E469]+[Green4.E469])/5" office:value-type="float" office:value="-74.09322" calcext:value-type="float">
            <text:p>-74,09322</text:p>
          </table:table-cell>
        </table:table-row>
        <table:table-row table:style-name="ro1">
          <table:table-cell table:formula="of:=([Green.D470]+[Green1.D470]+[Green2.D470]+[Green3.D470]+[Green4.D470])/5" office:value-type="float" office:value="1.15836" calcext:value-type="float">
            <text:p>1,15836</text:p>
          </table:table-cell>
          <table:table-cell table:formula="of:=([Green.E470]+[Green1.E470]+[Green2.E470]+[Green3.E470]+[Green4.E470])/5" office:value-type="float" office:value="-75.45322" calcext:value-type="float">
            <text:p>-75,45322</text:p>
          </table:table-cell>
        </table:table-row>
        <table:table-row table:style-name="ro1">
          <table:table-cell table:formula="of:=([Green.D471]+[Green1.D471]+[Green2.D471]+[Green3.D471]+[Green4.D471])/5" office:value-type="float" office:value="1.16083" calcext:value-type="float">
            <text:p>1,16083</text:p>
          </table:table-cell>
          <table:table-cell table:formula="of:=([Green.E471]+[Green1.E471]+[Green2.E471]+[Green3.E471]+[Green4.E471])/5" office:value-type="float" office:value="-74.57322" calcext:value-type="float">
            <text:p>-74,57322</text:p>
          </table:table-cell>
        </table:table-row>
        <table:table-row table:style-name="ro1">
          <table:table-cell table:formula="of:=([Green.D472]+[Green1.D472]+[Green2.D472]+[Green3.D472]+[Green4.D472])/5" office:value-type="float" office:value="1.1633" calcext:value-type="float">
            <text:p>1,1633</text:p>
          </table:table-cell>
          <table:table-cell table:formula="of:=([Green.E472]+[Green1.E472]+[Green2.E472]+[Green3.E472]+[Green4.E472])/5" office:value-type="float" office:value="-78.73322" calcext:value-type="float">
            <text:p>-78,73322</text:p>
          </table:table-cell>
        </table:table-row>
        <table:table-row table:style-name="ro1">
          <table:table-cell table:formula="of:=([Green.D473]+[Green1.D473]+[Green2.D473]+[Green3.D473]+[Green4.D473])/5" office:value-type="float" office:value="1.16577" calcext:value-type="float">
            <text:p>1,16577</text:p>
          </table:table-cell>
          <table:table-cell table:formula="of:=([Green.E473]+[Green1.E473]+[Green2.E473]+[Green3.E473]+[Green4.E473])/5" office:value-type="float" office:value="-78.49322" calcext:value-type="float">
            <text:p>-78,49322</text:p>
          </table:table-cell>
        </table:table-row>
        <table:table-row table:style-name="ro1">
          <table:table-cell table:formula="of:=([Green.D474]+[Green1.D474]+[Green2.D474]+[Green3.D474]+[Green4.D474])/5" office:value-type="float" office:value="1.16824" calcext:value-type="float">
            <text:p>1,16824</text:p>
          </table:table-cell>
          <table:table-cell table:formula="of:=([Green.E474]+[Green1.E474]+[Green2.E474]+[Green3.E474]+[Green4.E474])/5" office:value-type="float" office:value="-72.89322" calcext:value-type="float">
            <text:p>-72,89322</text:p>
          </table:table-cell>
        </table:table-row>
        <table:table-row table:style-name="ro1">
          <table:table-cell table:formula="of:=([Green.D475]+[Green1.D475]+[Green2.D475]+[Green3.D475]+[Green4.D475])/5" office:value-type="float" office:value="1.17071" calcext:value-type="float">
            <text:p>1,17071</text:p>
          </table:table-cell>
          <table:table-cell table:formula="of:=([Green.E475]+[Green1.E475]+[Green2.E475]+[Green3.E475]+[Green4.E475])/5" office:value-type="float" office:value="-72.81322" calcext:value-type="float">
            <text:p>-72,81322</text:p>
          </table:table-cell>
        </table:table-row>
        <table:table-row table:style-name="ro1">
          <table:table-cell table:formula="of:=([Green.D476]+[Green1.D476]+[Green2.D476]+[Green3.D476]+[Green4.D476])/5" office:value-type="float" office:value="1.17318" calcext:value-type="float">
            <text:p>1,17318</text:p>
          </table:table-cell>
          <table:table-cell table:formula="of:=([Green.E476]+[Green1.E476]+[Green2.E476]+[Green3.E476]+[Green4.E476])/5" office:value-type="float" office:value="-76.09322" calcext:value-type="float">
            <text:p>-76,09322</text:p>
          </table:table-cell>
        </table:table-row>
        <table:table-row table:style-name="ro1">
          <table:table-cell table:formula="of:=([Green.D477]+[Green1.D477]+[Green2.D477]+[Green3.D477]+[Green4.D477])/5" office:value-type="float" office:value="1.17565" calcext:value-type="float">
            <text:p>1,17565</text:p>
          </table:table-cell>
          <table:table-cell table:formula="of:=([Green.E477]+[Green1.E477]+[Green2.E477]+[Green3.E477]+[Green4.E477])/5" office:value-type="float" office:value="-77.69322" calcext:value-type="float">
            <text:p>-77,69322</text:p>
          </table:table-cell>
        </table:table-row>
        <table:table-row table:style-name="ro1">
          <table:table-cell table:formula="of:=([Green.D478]+[Green1.D478]+[Green2.D478]+[Green3.D478]+[Green4.D478])/5" office:value-type="float" office:value="1.17812" calcext:value-type="float">
            <text:p>1,17812</text:p>
          </table:table-cell>
          <table:table-cell table:formula="of:=([Green.E478]+[Green1.E478]+[Green2.E478]+[Green3.E478]+[Green4.E478])/5" office:value-type="float" office:value="-83.93322" calcext:value-type="float">
            <text:p>-83,93322</text:p>
          </table:table-cell>
        </table:table-row>
        <table:table-row table:style-name="ro1">
          <table:table-cell table:formula="of:=([Green.D479]+[Green1.D479]+[Green2.D479]+[Green3.D479]+[Green4.D479])/5" office:value-type="float" office:value="1.18059" calcext:value-type="float">
            <text:p>1,18059</text:p>
          </table:table-cell>
          <table:table-cell table:formula="of:=([Green.E479]+[Green1.E479]+[Green2.E479]+[Green3.E479]+[Green4.E479])/5" office:value-type="float" office:value="-77.29322" calcext:value-type="float">
            <text:p>-77,29322</text:p>
          </table:table-cell>
        </table:table-row>
        <table:table-row table:style-name="ro1">
          <table:table-cell table:formula="of:=([Green.D480]+[Green1.D480]+[Green2.D480]+[Green3.D480]+[Green4.D480])/5" office:value-type="float" office:value="1.18306" calcext:value-type="float">
            <text:p>1,18306</text:p>
          </table:table-cell>
          <table:table-cell table:formula="of:=([Green.E480]+[Green1.E480]+[Green2.E480]+[Green3.E480]+[Green4.E480])/5" office:value-type="float" office:value="-76.57322" calcext:value-type="float">
            <text:p>-76,57322</text:p>
          </table:table-cell>
        </table:table-row>
        <table:table-row table:style-name="ro1">
          <table:table-cell table:formula="of:=([Green.D481]+[Green1.D481]+[Green2.D481]+[Green3.D481]+[Green4.D481])/5" office:value-type="float" office:value="1.18553" calcext:value-type="float">
            <text:p>1,18553</text:p>
          </table:table-cell>
          <table:table-cell table:formula="of:=([Green.E481]+[Green1.E481]+[Green2.E481]+[Green3.E481]+[Green4.E481])/5" office:value-type="float" office:value="-76.09322" calcext:value-type="float">
            <text:p>-76,09322</text:p>
          </table:table-cell>
        </table:table-row>
        <table:table-row table:style-name="ro1">
          <table:table-cell table:formula="of:=([Green.D482]+[Green1.D482]+[Green2.D482]+[Green3.D482]+[Green4.D482])/5" office:value-type="float" office:value="1.188" calcext:value-type="float">
            <text:p>1,188</text:p>
          </table:table-cell>
          <table:table-cell table:formula="of:=([Green.E482]+[Green1.E482]+[Green2.E482]+[Green3.E482]+[Green4.E482])/5" office:value-type="float" office:value="-74.09322" calcext:value-type="float">
            <text:p>-74,09322</text:p>
          </table:table-cell>
        </table:table-row>
        <table:table-row table:style-name="ro1">
          <table:table-cell table:formula="of:=([Green.D483]+[Green1.D483]+[Green2.D483]+[Green3.D483]+[Green4.D483])/5" office:value-type="float" office:value="1.19047" calcext:value-type="float">
            <text:p>1,19047</text:p>
          </table:table-cell>
          <table:table-cell table:formula="of:=([Green.E483]+[Green1.E483]+[Green2.E483]+[Green3.E483]+[Green4.E483])/5" office:value-type="float" office:value="-71.53322" calcext:value-type="float">
            <text:p>-71,53322</text:p>
          </table:table-cell>
        </table:table-row>
        <table:table-row table:style-name="ro1">
          <table:table-cell table:formula="of:=([Green.D484]+[Green1.D484]+[Green2.D484]+[Green3.D484]+[Green4.D484])/5" office:value-type="float" office:value="1.19294" calcext:value-type="float">
            <text:p>1,19294</text:p>
          </table:table-cell>
          <table:table-cell table:formula="of:=([Green.E484]+[Green1.E484]+[Green2.E484]+[Green3.E484]+[Green4.E484])/5" office:value-type="float" office:value="-72.81322" calcext:value-type="float">
            <text:p>-72,81322</text:p>
          </table:table-cell>
        </table:table-row>
        <table:table-row table:style-name="ro1">
          <table:table-cell table:formula="of:=([Green.D485]+[Green1.D485]+[Green2.D485]+[Green3.D485]+[Green4.D485])/5" office:value-type="float" office:value="1.19541" calcext:value-type="float">
            <text:p>1,19541</text:p>
          </table:table-cell>
          <table:table-cell table:formula="of:=([Green.E485]+[Green1.E485]+[Green2.E485]+[Green3.E485]+[Green4.E485])/5" office:value-type="float" office:value="-76.57322" calcext:value-type="float">
            <text:p>-76,57322</text:p>
          </table:table-cell>
        </table:table-row>
        <table:table-row table:style-name="ro1">
          <table:table-cell table:formula="of:=([Green.D486]+[Green1.D486]+[Green2.D486]+[Green3.D486]+[Green4.D486])/5" office:value-type="float" office:value="1.19788" calcext:value-type="float">
            <text:p>1,19788</text:p>
          </table:table-cell>
          <table:table-cell table:formula="of:=([Green.E486]+[Green1.E486]+[Green2.E486]+[Green3.E486]+[Green4.E486])/5" office:value-type="float" office:value="-74.01322" calcext:value-type="float">
            <text:p>-74,01322</text:p>
          </table:table-cell>
        </table:table-row>
        <table:table-row table:style-name="ro1">
          <table:table-cell table:formula="of:=([Green.D487]+[Green1.D487]+[Green2.D487]+[Green3.D487]+[Green4.D487])/5" office:value-type="float" office:value="1.20035" calcext:value-type="float">
            <text:p>1,20035</text:p>
          </table:table-cell>
          <table:table-cell table:formula="of:=([Green.E487]+[Green1.E487]+[Green2.E487]+[Green3.E487]+[Green4.E487])/5" office:value-type="float" office:value="-73.45322" calcext:value-type="float">
            <text:p>-73,45322</text:p>
          </table:table-cell>
        </table:table-row>
        <table:table-row table:style-name="ro1">
          <table:table-cell table:formula="of:=([Green.D488]+[Green1.D488]+[Green2.D488]+[Green3.D488]+[Green4.D488])/5" office:value-type="float" office:value="1.20282" calcext:value-type="float">
            <text:p>1,20282</text:p>
          </table:table-cell>
          <table:table-cell table:formula="of:=([Green.E488]+[Green1.E488]+[Green2.E488]+[Green3.E488]+[Green4.E488])/5" office:value-type="float" office:value="-76.73322" calcext:value-type="float">
            <text:p>-76,73322</text:p>
          </table:table-cell>
        </table:table-row>
        <table:table-row table:style-name="ro1">
          <table:table-cell table:formula="of:=([Green.D489]+[Green1.D489]+[Green2.D489]+[Green3.D489]+[Green4.D489])/5" office:value-type="float" office:value="1.20529" calcext:value-type="float">
            <text:p>1,20529</text:p>
          </table:table-cell>
          <table:table-cell table:formula="of:=([Green.E489]+[Green1.E489]+[Green2.E489]+[Green3.E489]+[Green4.E489])/5" office:value-type="float" office:value="-79.85322" calcext:value-type="float">
            <text:p>-79,85322</text:p>
          </table:table-cell>
        </table:table-row>
        <table:table-row table:style-name="ro1">
          <table:table-cell table:formula="of:=([Green.D490]+[Green1.D490]+[Green2.D490]+[Green3.D490]+[Green4.D490])/5" office:value-type="float" office:value="1.20776" calcext:value-type="float">
            <text:p>1,20776</text:p>
          </table:table-cell>
          <table:table-cell table:formula="of:=([Green.E490]+[Green1.E490]+[Green2.E490]+[Green3.E490]+[Green4.E490])/5" office:value-type="float" office:value="-75.93322" calcext:value-type="float">
            <text:p>-75,93322</text:p>
          </table:table-cell>
        </table:table-row>
        <table:table-row table:style-name="ro1">
          <table:table-cell table:formula="of:=([Green.D491]+[Green1.D491]+[Green2.D491]+[Green3.D491]+[Green4.D491])/5" office:value-type="float" office:value="1.21023" calcext:value-type="float">
            <text:p>1,21023</text:p>
          </table:table-cell>
          <table:table-cell table:formula="of:=([Green.E491]+[Green1.E491]+[Green2.E491]+[Green3.E491]+[Green4.E491])/5" office:value-type="float" office:value="-73.45322" calcext:value-type="float">
            <text:p>-73,45322</text:p>
          </table:table-cell>
        </table:table-row>
        <table:table-row table:style-name="ro1">
          <table:table-cell table:formula="of:=([Green.D492]+[Green1.D492]+[Green2.D492]+[Green3.D492]+[Green4.D492])/5" office:value-type="float" office:value="1.2127" calcext:value-type="float">
            <text:p>1,2127</text:p>
          </table:table-cell>
          <table:table-cell table:formula="of:=([Green.E492]+[Green1.E492]+[Green2.E492]+[Green3.E492]+[Green4.E492])/5" office:value-type="float" office:value="-74.25322" calcext:value-type="float">
            <text:p>-74,25322</text:p>
          </table:table-cell>
        </table:table-row>
        <table:table-row table:style-name="ro1">
          <table:table-cell table:formula="of:=([Green.D493]+[Green1.D493]+[Green2.D493]+[Green3.D493]+[Green4.D493])/5" office:value-type="float" office:value="1.21517" calcext:value-type="float">
            <text:p>1,21517</text:p>
          </table:table-cell>
          <table:table-cell table:formula="of:=([Green.E493]+[Green1.E493]+[Green2.E493]+[Green3.E493]+[Green4.E493])/5" office:value-type="float" office:value="-74.73322" calcext:value-type="float">
            <text:p>-74,73322</text:p>
          </table:table-cell>
        </table:table-row>
        <table:table-row table:style-name="ro1">
          <table:table-cell table:formula="of:=([Green.D494]+[Green1.D494]+[Green2.D494]+[Green3.D494]+[Green4.D494])/5" office:value-type="float" office:value="1.21764" calcext:value-type="float">
            <text:p>1,21764</text:p>
          </table:table-cell>
          <table:table-cell table:formula="of:=([Green.E494]+[Green1.E494]+[Green2.E494]+[Green3.E494]+[Green4.E494])/5" office:value-type="float" office:value="-74.41322" calcext:value-type="float">
            <text:p>-74,41322</text:p>
          </table:table-cell>
        </table:table-row>
        <table:table-row table:style-name="ro1">
          <table:table-cell table:formula="of:=([Green.D495]+[Green1.D495]+[Green2.D495]+[Green3.D495]+[Green4.D495])/5" office:value-type="float" office:value="1.22011" calcext:value-type="float">
            <text:p>1,22011</text:p>
          </table:table-cell>
          <table:table-cell table:formula="of:=([Green.E495]+[Green1.E495]+[Green2.E495]+[Green3.E495]+[Green4.E495])/5" office:value-type="float" office:value="-74.33322" calcext:value-type="float">
            <text:p>-74,33322</text:p>
          </table:table-cell>
        </table:table-row>
        <table:table-row table:style-name="ro1">
          <table:table-cell table:formula="of:=([Green.D496]+[Green1.D496]+[Green2.D496]+[Green3.D496]+[Green4.D496])/5" office:value-type="float" office:value="1.22258" calcext:value-type="float">
            <text:p>1,22258</text:p>
          </table:table-cell>
          <table:table-cell table:formula="of:=([Green.E496]+[Green1.E496]+[Green2.E496]+[Green3.E496]+[Green4.E496])/5" office:value-type="float" office:value="-74.25322" calcext:value-type="float">
            <text:p>-74,25322</text:p>
          </table:table-cell>
        </table:table-row>
        <table:table-row table:style-name="ro1">
          <table:table-cell table:formula="of:=([Green.D497]+[Green1.D497]+[Green2.D497]+[Green3.D497]+[Green4.D497])/5" office:value-type="float" office:value="1.22505" calcext:value-type="float">
            <text:p>1,22505</text:p>
          </table:table-cell>
          <table:table-cell table:formula="of:=([Green.E497]+[Green1.E497]+[Green2.E497]+[Green3.E497]+[Green4.E497])/5" office:value-type="float" office:value="-72.81322" calcext:value-type="float">
            <text:p>-72,81322</text:p>
          </table:table-cell>
        </table:table-row>
        <table:table-row table:style-name="ro1">
          <table:table-cell table:formula="of:=([Green.D498]+[Green1.D498]+[Green2.D498]+[Green3.D498]+[Green4.D498])/5" office:value-type="float" office:value="1.22752" calcext:value-type="float">
            <text:p>1,22752</text:p>
          </table:table-cell>
          <table:table-cell table:formula="of:=([Green.E498]+[Green1.E498]+[Green2.E498]+[Green3.E498]+[Green4.E498])/5" office:value-type="float" office:value="-78.41322" calcext:value-type="float">
            <text:p>-78,41322</text:p>
          </table:table-cell>
        </table:table-row>
        <table:table-row table:style-name="ro1">
          <table:table-cell table:formula="of:=([Green.D499]+[Green1.D499]+[Green2.D499]+[Green3.D499]+[Green4.D499])/5" office:value-type="float" office:value="1.22999" calcext:value-type="float">
            <text:p>1,22999</text:p>
          </table:table-cell>
          <table:table-cell table:formula="of:=([Green.E499]+[Green1.E499]+[Green2.E499]+[Green3.E499]+[Green4.E499])/5" office:value-type="float" office:value="-78.97322" calcext:value-type="float">
            <text:p>-78,97322</text:p>
          </table:table-cell>
        </table:table-row>
        <table:table-row table:style-name="ro1">
          <table:table-cell table:formula="of:=([Green.D500]+[Green1.D500]+[Green2.D500]+[Green3.D500]+[Green4.D500])/5" office:value-type="float" office:value="1.23246" calcext:value-type="float">
            <text:p>1,23246</text:p>
          </table:table-cell>
          <table:table-cell table:formula="of:=([Green.E500]+[Green1.E500]+[Green2.E500]+[Green3.E500]+[Green4.E500])/5" office:value-type="float" office:value="-78.73322" calcext:value-type="float">
            <text:p>-78,73322</text:p>
          </table:table-cell>
        </table:table-row>
        <table:table-row table:style-name="ro1">
          <table:table-cell table:formula="of:=([Green.D501]+[Green1.D501]+[Green2.D501]+[Green3.D501]+[Green4.D501])/5" office:value-type="float" office:value="1.23493" calcext:value-type="float">
            <text:p>1,23493</text:p>
          </table:table-cell>
          <table:table-cell table:formula="of:=([Green.E501]+[Green1.E501]+[Green2.E501]+[Green3.E501]+[Green4.E501])/5" office:value-type="float" office:value="-79.61322" calcext:value-type="float">
            <text:p>-79,61322</text:p>
          </table:table-cell>
        </table:table-row>
        <table:table-row table:style-name="ro1">
          <table:table-cell table:formula="of:=([Green.D502]+[Green1.D502]+[Green2.D502]+[Green3.D502]+[Green4.D502])/5" office:value-type="float" office:value="1.2374" calcext:value-type="float">
            <text:p>1,2374</text:p>
          </table:table-cell>
          <table:table-cell table:formula="of:=([Green.E502]+[Green1.E502]+[Green2.E502]+[Green3.E502]+[Green4.E502])/5" office:value-type="float" office:value="-77.45322" calcext:value-type="float">
            <text:p>-77,45322</text:p>
          </table:table-cell>
        </table:table-row>
        <table:table-row table:style-name="ro1">
          <table:table-cell table:formula="of:=([Green.D503]+[Green1.D503]+[Green2.D503]+[Green3.D503]+[Green4.D503])/5" office:value-type="float" office:value="1.23987" calcext:value-type="float">
            <text:p>1,23987</text:p>
          </table:table-cell>
          <table:table-cell table:formula="of:=([Green.E503]+[Green1.E503]+[Green2.E503]+[Green3.E503]+[Green4.E503])/5" office:value-type="float" office:value="-79.37322" calcext:value-type="float">
            <text:p>-79,37322</text:p>
          </table:table-cell>
        </table:table-row>
        <table:table-row table:style-name="ro1">
          <table:table-cell table:formula="of:=([Green.D504]+[Green1.D504]+[Green2.D504]+[Green3.D504]+[Green4.D504])/5" office:value-type="float" office:value="1.24234" calcext:value-type="float">
            <text:p>1,24234</text:p>
          </table:table-cell>
          <table:table-cell table:formula="of:=([Green.E504]+[Green1.E504]+[Green2.E504]+[Green3.E504]+[Green4.E504])/5" office:value-type="float" office:value="-82.73322" calcext:value-type="float">
            <text:p>-82,73322</text:p>
          </table:table-cell>
        </table:table-row>
        <table:table-row table:style-name="ro1">
          <table:table-cell table:formula="of:=([Green.D505]+[Green1.D505]+[Green2.D505]+[Green3.D505]+[Green4.D505])/5" office:value-type="float" office:value="1.24481" calcext:value-type="float">
            <text:p>1,24481</text:p>
          </table:table-cell>
          <table:table-cell table:formula="of:=([Green.E505]+[Green1.E505]+[Green2.E505]+[Green3.E505]+[Green4.E505])/5" office:value-type="float" office:value="-84.25322" calcext:value-type="float">
            <text:p>-84,25322</text:p>
          </table:table-cell>
        </table:table-row>
        <table:table-row table:style-name="ro1">
          <table:table-cell table:formula="of:=([Green.D506]+[Green1.D506]+[Green2.D506]+[Green3.D506]+[Green4.D506])/5" office:value-type="float" office:value="1.24728" calcext:value-type="float">
            <text:p>1,24728</text:p>
          </table:table-cell>
          <table:table-cell table:formula="of:=([Green.E506]+[Green1.E506]+[Green2.E506]+[Green3.E506]+[Green4.E506])/5" office:value-type="float" office:value="-79.45322" calcext:value-type="float">
            <text:p>-79,45322</text:p>
          </table:table-cell>
        </table:table-row>
        <table:table-row table:style-name="ro1">
          <table:table-cell table:formula="of:=([Green.D507]+[Green1.D507]+[Green2.D507]+[Green3.D507]+[Green4.D507])/5" office:value-type="float" office:value="1.24975" calcext:value-type="float">
            <text:p>1,24975</text:p>
          </table:table-cell>
          <table:table-cell table:formula="of:=([Green.E507]+[Green1.E507]+[Green2.E507]+[Green3.E507]+[Green4.E507])/5" office:value-type="float" office:value="-79.29322" calcext:value-type="float">
            <text:p>-79,29322</text:p>
          </table:table-cell>
        </table:table-row>
        <table:table-row table:style-name="ro1">
          <table:table-cell table:formula="of:=([Green.D508]+[Green1.D508]+[Green2.D508]+[Green3.D508]+[Green4.D508])/5" office:value-type="float" office:value="1.25222" calcext:value-type="float">
            <text:p>1,25222</text:p>
          </table:table-cell>
          <table:table-cell table:formula="of:=([Green.E508]+[Green1.E508]+[Green2.E508]+[Green3.E508]+[Green4.E508])/5" office:value-type="float" office:value="-82.97322" calcext:value-type="float">
            <text:p>-82,97322</text:p>
          </table:table-cell>
        </table:table-row>
        <table:table-row table:style-name="ro1">
          <table:table-cell table:formula="of:=([Green.D509]+[Green1.D509]+[Green2.D509]+[Green3.D509]+[Green4.D509])/5" office:value-type="float" office:value="1.25469" calcext:value-type="float">
            <text:p>1,25469</text:p>
          </table:table-cell>
          <table:table-cell table:formula="of:=([Green.E509]+[Green1.E509]+[Green2.E509]+[Green3.E509]+[Green4.E509])/5" office:value-type="float" office:value="-80.33322" calcext:value-type="float">
            <text:p>-80,33322</text:p>
          </table:table-cell>
        </table:table-row>
        <table:table-row table:style-name="ro1">
          <table:table-cell table:formula="of:=([Green.D510]+[Green1.D510]+[Green2.D510]+[Green3.D510]+[Green4.D510])/5" office:value-type="float" office:value="1.25716" calcext:value-type="float">
            <text:p>1,25716</text:p>
          </table:table-cell>
          <table:table-cell table:formula="of:=([Green.E510]+[Green1.E510]+[Green2.E510]+[Green3.E510]+[Green4.E510])/5" office:value-type="float" office:value="-81.29322" calcext:value-type="float">
            <text:p>-81,29322</text:p>
          </table:table-cell>
        </table:table-row>
        <table:table-row table:style-name="ro1">
          <table:table-cell table:formula="of:=([Green.D511]+[Green1.D511]+[Green2.D511]+[Green3.D511]+[Green4.D511])/5" office:value-type="float" office:value="1.25963" calcext:value-type="float">
            <text:p>1,25963</text:p>
          </table:table-cell>
          <table:table-cell table:formula="of:=([Green.E511]+[Green1.E511]+[Green2.E511]+[Green3.E511]+[Green4.E511])/5" office:value-type="float" office:value="-82.01322" calcext:value-type="float">
            <text:p>-82,01322</text:p>
          </table:table-cell>
        </table:table-row>
        <table:table-row table:style-name="ro1">
          <table:table-cell table:formula="of:=([Green.D512]+[Green1.D512]+[Green2.D512]+[Green3.D512]+[Green4.D512])/5" office:value-type="float" office:value="1.2621" calcext:value-type="float">
            <text:p>1,2621</text:p>
          </table:table-cell>
          <table:table-cell table:formula="of:=([Green.E512]+[Green1.E512]+[Green2.E512]+[Green3.E512]+[Green4.E512])/5" office:value-type="float" office:value="-83.21322" calcext:value-type="float">
            <text:p>-83,21322</text:p>
          </table:table-cell>
        </table:table-row>
        <table:table-row table:style-name="ro1">
          <table:table-cell table:formula="of:=([Green.D513]+[Green1.D513]+[Green2.D513]+[Green3.D513]+[Green4.D513])/5" office:value-type="float" office:value="1.26457" calcext:value-type="float">
            <text:p>1,26457</text:p>
          </table:table-cell>
          <table:table-cell table:formula="of:=([Green.E513]+[Green1.E513]+[Green2.E513]+[Green3.E513]+[Green4.E513])/5" office:value-type="float" office:value="-83.05322" calcext:value-type="float">
            <text:p>-83,05322</text:p>
          </table:table-cell>
        </table:table-row>
        <table:table-row table:style-name="ro1">
          <table:table-cell table:formula="of:=([Green.D514]+[Green1.D514]+[Green2.D514]+[Green3.D514]+[Green4.D514])/5" office:value-type="float" office:value="1.26704" calcext:value-type="float">
            <text:p>1,26704</text:p>
          </table:table-cell>
          <table:table-cell table:formula="of:=([Green.E514]+[Green1.E514]+[Green2.E514]+[Green3.E514]+[Green4.E514])/5" office:value-type="float" office:value="-80.97322" calcext:value-type="float">
            <text:p>-80,97322</text:p>
          </table:table-cell>
        </table:table-row>
        <table:table-row table:style-name="ro1">
          <table:table-cell table:formula="of:=([Green.D515]+[Green1.D515]+[Green2.D515]+[Green3.D515]+[Green4.D515])/5" office:value-type="float" office:value="1.26951" calcext:value-type="float">
            <text:p>1,26951</text:p>
          </table:table-cell>
          <table:table-cell table:formula="of:=([Green.E515]+[Green1.E515]+[Green2.E515]+[Green3.E515]+[Green4.E515])/5" office:value-type="float" office:value="-78.17322" calcext:value-type="float">
            <text:p>-78,17322</text:p>
          </table:table-cell>
        </table:table-row>
        <table:table-row table:style-name="ro1">
          <table:table-cell table:formula="of:=([Green.D516]+[Green1.D516]+[Green2.D516]+[Green3.D516]+[Green4.D516])/5" office:value-type="float" office:value="1.27198" calcext:value-type="float">
            <text:p>1,27198</text:p>
          </table:table-cell>
          <table:table-cell table:formula="of:=([Green.E516]+[Green1.E516]+[Green2.E516]+[Green3.E516]+[Green4.E516])/5" office:value-type="float" office:value="-78.81322" calcext:value-type="float">
            <text:p>-78,81322</text:p>
          </table:table-cell>
        </table:table-row>
        <table:table-row table:style-name="ro1">
          <table:table-cell table:formula="of:=([Green.D517]+[Green1.D517]+[Green2.D517]+[Green3.D517]+[Green4.D517])/5" office:value-type="float" office:value="1.27445" calcext:value-type="float">
            <text:p>1,27445</text:p>
          </table:table-cell>
          <table:table-cell table:formula="of:=([Green.E517]+[Green1.E517]+[Green2.E517]+[Green3.E517]+[Green4.E517])/5" office:value-type="float" office:value="-80.65322" calcext:value-type="float">
            <text:p>-80,65322</text:p>
          </table:table-cell>
        </table:table-row>
        <table:table-row table:style-name="ro1">
          <table:table-cell table:formula="of:=([Green.D518]+[Green1.D518]+[Green2.D518]+[Green3.D518]+[Green4.D518])/5" office:value-type="float" office:value="1.27692" calcext:value-type="float">
            <text:p>1,27692</text:p>
          </table:table-cell>
          <table:table-cell table:formula="of:=([Green.E518]+[Green1.E518]+[Green2.E518]+[Green3.E518]+[Green4.E518])/5" office:value-type="float" office:value="-78.49322" calcext:value-type="float">
            <text:p>-78,49322</text:p>
          </table:table-cell>
        </table:table-row>
        <table:table-row table:style-name="ro1">
          <table:table-cell table:formula="of:=([Green.D519]+[Green1.D519]+[Green2.D519]+[Green3.D519]+[Green4.D519])/5" office:value-type="float" office:value="1.27939" calcext:value-type="float">
            <text:p>1,27939</text:p>
          </table:table-cell>
          <table:table-cell table:formula="of:=([Green.E519]+[Green1.E519]+[Green2.E519]+[Green3.E519]+[Green4.E519])/5" office:value-type="float" office:value="-81.21322" calcext:value-type="float">
            <text:p>-81,21322</text:p>
          </table:table-cell>
        </table:table-row>
        <table:table-row table:style-name="ro1">
          <table:table-cell table:formula="of:=([Green.D520]+[Green1.D520]+[Green2.D520]+[Green3.D520]+[Green4.D520])/5" office:value-type="float" office:value="1.28186" calcext:value-type="float">
            <text:p>1,28186</text:p>
          </table:table-cell>
          <table:table-cell table:formula="of:=([Green.E520]+[Green1.E520]+[Green2.E520]+[Green3.E520]+[Green4.E520])/5" office:value-type="float" office:value="-81.21322" calcext:value-type="float">
            <text:p>-81,21322</text:p>
          </table:table-cell>
        </table:table-row>
        <table:table-row table:style-name="ro1">
          <table:table-cell table:formula="of:=([Green.D521]+[Green1.D521]+[Green2.D521]+[Green3.D521]+[Green4.D521])/5" office:value-type="float" office:value="1.28433" calcext:value-type="float">
            <text:p>1,28433</text:p>
          </table:table-cell>
          <table:table-cell table:formula="of:=([Green.E521]+[Green1.E521]+[Green2.E521]+[Green3.E521]+[Green4.E521])/5" office:value-type="float" office:value="-82.01322" calcext:value-type="float">
            <text:p>-82,01322</text:p>
          </table:table-cell>
        </table:table-row>
        <table:table-row table:style-name="ro1">
          <table:table-cell table:formula="of:=([Green.D522]+[Green1.D522]+[Green2.D522]+[Green3.D522]+[Green4.D522])/5" office:value-type="float" office:value="1.2868" calcext:value-type="float">
            <text:p>1,2868</text:p>
          </table:table-cell>
          <table:table-cell table:formula="of:=([Green.E522]+[Green1.E522]+[Green2.E522]+[Green3.E522]+[Green4.E522])/5" office:value-type="float" office:value="-78.81322" calcext:value-type="float">
            <text:p>-78,81322</text:p>
          </table:table-cell>
        </table:table-row>
        <table:table-row table:style-name="ro1">
          <table:table-cell table:formula="of:=([Green.D523]+[Green1.D523]+[Green2.D523]+[Green3.D523]+[Green4.D523])/5" office:value-type="float" office:value="1.28927" calcext:value-type="float">
            <text:p>1,28927</text:p>
          </table:table-cell>
          <table:table-cell table:formula="of:=([Green.E523]+[Green1.E523]+[Green2.E523]+[Green3.E523]+[Green4.E523])/5" office:value-type="float" office:value="-77.37322" calcext:value-type="float">
            <text:p>-77,37322</text:p>
          </table:table-cell>
        </table:table-row>
        <table:table-row table:style-name="ro1">
          <table:table-cell table:formula="of:=([Green.D524]+[Green1.D524]+[Green2.D524]+[Green3.D524]+[Green4.D524])/5" office:value-type="float" office:value="1.29174" calcext:value-type="float">
            <text:p>1,29174</text:p>
          </table:table-cell>
          <table:table-cell table:formula="of:=([Green.E524]+[Green1.E524]+[Green2.E524]+[Green3.E524]+[Green4.E524])/5" office:value-type="float" office:value="-78.41322" calcext:value-type="float">
            <text:p>-78,41322</text:p>
          </table:table-cell>
        </table:table-row>
        <table:table-row table:style-name="ro1">
          <table:table-cell table:formula="of:=([Green.D525]+[Green1.D525]+[Green2.D525]+[Green3.D525]+[Green4.D525])/5" office:value-type="float" office:value="1.29421" calcext:value-type="float">
            <text:p>1,29421</text:p>
          </table:table-cell>
          <table:table-cell table:formula="of:=([Green.E525]+[Green1.E525]+[Green2.E525]+[Green3.E525]+[Green4.E525])/5" office:value-type="float" office:value="-80.25322" calcext:value-type="float">
            <text:p>-80,25322</text:p>
          </table:table-cell>
        </table:table-row>
        <table:table-row table:style-name="ro1">
          <table:table-cell table:formula="of:=([Green.D526]+[Green1.D526]+[Green2.D526]+[Green3.D526]+[Green4.D526])/5" office:value-type="float" office:value="1.29668" calcext:value-type="float">
            <text:p>1,29668</text:p>
          </table:table-cell>
          <table:table-cell table:formula="of:=([Green.E526]+[Green1.E526]+[Green2.E526]+[Green3.E526]+[Green4.E526])/5" office:value-type="float" office:value="-80.41322" calcext:value-type="float">
            <text:p>-80,41322</text:p>
          </table:table-cell>
        </table:table-row>
        <table:table-row table:style-name="ro1">
          <table:table-cell table:formula="of:=([Green.D527]+[Green1.D527]+[Green2.D527]+[Green3.D527]+[Green4.D527])/5" office:value-type="float" office:value="1.29915" calcext:value-type="float">
            <text:p>1,29915</text:p>
          </table:table-cell>
          <table:table-cell table:formula="of:=([Green.E527]+[Green1.E527]+[Green2.E527]+[Green3.E527]+[Green4.E527])/5" office:value-type="float" office:value="-81.61322" calcext:value-type="float">
            <text:p>-81,61322</text:p>
          </table:table-cell>
        </table:table-row>
        <table:table-row table:style-name="ro1">
          <table:table-cell table:formula="of:=([Green.D528]+[Green1.D528]+[Green2.D528]+[Green3.D528]+[Green4.D528])/5" office:value-type="float" office:value="1.30162" calcext:value-type="float">
            <text:p>1,30162</text:p>
          </table:table-cell>
          <table:table-cell table:formula="of:=([Green.E528]+[Green1.E528]+[Green2.E528]+[Green3.E528]+[Green4.E528])/5" office:value-type="float" office:value="-76.49322" calcext:value-type="float">
            <text:p>-76,49322</text:p>
          </table:table-cell>
        </table:table-row>
        <table:table-row table:style-name="ro1">
          <table:table-cell table:formula="of:=([Green.D529]+[Green1.D529]+[Green2.D529]+[Green3.D529]+[Green4.D529])/5" office:value-type="float" office:value="1.30409" calcext:value-type="float">
            <text:p>1,30409</text:p>
          </table:table-cell>
          <table:table-cell table:formula="of:=([Green.E529]+[Green1.E529]+[Green2.E529]+[Green3.E529]+[Green4.E529])/5" office:value-type="float" office:value="-78.41322" calcext:value-type="float">
            <text:p>-78,41322</text:p>
          </table:table-cell>
        </table:table-row>
        <table:table-row table:style-name="ro1">
          <table:table-cell table:formula="of:=([Green.D530]+[Green1.D530]+[Green2.D530]+[Green3.D530]+[Green4.D530])/5" office:value-type="float" office:value="1.30656" calcext:value-type="float">
            <text:p>1,30656</text:p>
          </table:table-cell>
          <table:table-cell table:formula="of:=([Green.E530]+[Green1.E530]+[Green2.E530]+[Green3.E530]+[Green4.E530])/5" office:value-type="float" office:value="-80.41322" calcext:value-type="float">
            <text:p>-80,41322</text:p>
          </table:table-cell>
        </table:table-row>
        <table:table-row table:style-name="ro1">
          <table:table-cell table:formula="of:=([Green.D531]+[Green1.D531]+[Green2.D531]+[Green3.D531]+[Green4.D531])/5" office:value-type="float" office:value="1.30903" calcext:value-type="float">
            <text:p>1,30903</text:p>
          </table:table-cell>
          <table:table-cell table:formula="of:=([Green.E531]+[Green1.E531]+[Green2.E531]+[Green3.E531]+[Green4.E531])/5" office:value-type="float" office:value="-81.61322" calcext:value-type="float">
            <text:p>-81,61322</text:p>
          </table:table-cell>
        </table:table-row>
        <table:table-row table:style-name="ro1">
          <table:table-cell table:formula="of:=([Green.D532]+[Green1.D532]+[Green2.D532]+[Green3.D532]+[Green4.D532])/5" office:value-type="float" office:value="1.3115" calcext:value-type="float">
            <text:p>1,3115</text:p>
          </table:table-cell>
          <table:table-cell table:formula="of:=([Green.E532]+[Green1.E532]+[Green2.E532]+[Green3.E532]+[Green4.E532])/5" office:value-type="float" office:value="-81.45322" calcext:value-type="float">
            <text:p>-81,45322</text:p>
          </table:table-cell>
        </table:table-row>
        <table:table-row table:style-name="ro1">
          <table:table-cell table:formula="of:=([Green.D533]+[Green1.D533]+[Green2.D533]+[Green3.D533]+[Green4.D533])/5" office:value-type="float" office:value="1.31397" calcext:value-type="float">
            <text:p>1,31397</text:p>
          </table:table-cell>
          <table:table-cell table:formula="of:=([Green.E533]+[Green1.E533]+[Green2.E533]+[Green3.E533]+[Green4.E533])/5" office:value-type="float" office:value="-83.53322" calcext:value-type="float">
            <text:p>-83,53322</text:p>
          </table:table-cell>
        </table:table-row>
        <table:table-row table:style-name="ro1">
          <table:table-cell table:formula="of:=([Green.D534]+[Green1.D534]+[Green2.D534]+[Green3.D534]+[Green4.D534])/5" office:value-type="float" office:value="1.31644" calcext:value-type="float">
            <text:p>1,31644</text:p>
          </table:table-cell>
          <table:table-cell table:formula="of:=([Green.E534]+[Green1.E534]+[Green2.E534]+[Green3.E534]+[Green4.E534])/5" office:value-type="float" office:value="-85.29322" calcext:value-type="float">
            <text:p>-85,29322</text:p>
          </table:table-cell>
        </table:table-row>
        <table:table-row table:style-name="ro1">
          <table:table-cell table:formula="of:=([Green.D535]+[Green1.D535]+[Green2.D535]+[Green3.D535]+[Green4.D535])/5" office:value-type="float" office:value="1.31891" calcext:value-type="float">
            <text:p>1,31891</text:p>
          </table:table-cell>
          <table:table-cell table:formula="of:=([Green.E535]+[Green1.E535]+[Green2.E535]+[Green3.E535]+[Green4.E535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536]+[Green1.D536]+[Green2.D536]+[Green3.D536]+[Green4.D536])/5" office:value-type="float" office:value="1.32138" calcext:value-type="float">
            <text:p>1,32138</text:p>
          </table:table-cell>
          <table:table-cell table:formula="of:=([Green.E536]+[Green1.E536]+[Green2.E536]+[Green3.E536]+[Green4.E536])/5" office:value-type="float" office:value="-81.93322" calcext:value-type="float">
            <text:p>-81,93322</text:p>
          </table:table-cell>
        </table:table-row>
        <table:table-row table:style-name="ro1">
          <table:table-cell table:formula="of:=([Green.D537]+[Green1.D537]+[Green2.D537]+[Green3.D537]+[Green4.D537])/5" office:value-type="float" office:value="1.32385" calcext:value-type="float">
            <text:p>1,32385</text:p>
          </table:table-cell>
          <table:table-cell table:formula="of:=([Green.E537]+[Green1.E537]+[Green2.E537]+[Green3.E537]+[Green4.E537])/5" office:value-type="float" office:value="-80.09322" calcext:value-type="float">
            <text:p>-80,09322</text:p>
          </table:table-cell>
        </table:table-row>
        <table:table-row table:style-name="ro1">
          <table:table-cell table:formula="of:=([Green.D538]+[Green1.D538]+[Green2.D538]+[Green3.D538]+[Green4.D538])/5" office:value-type="float" office:value="1.32632" calcext:value-type="float">
            <text:p>1,32632</text:p>
          </table:table-cell>
          <table:table-cell table:formula="of:=([Green.E538]+[Green1.E538]+[Green2.E538]+[Green3.E538]+[Green4.E538])/5" office:value-type="float" office:value="-83.05322" calcext:value-type="float">
            <text:p>-83,05322</text:p>
          </table:table-cell>
        </table:table-row>
        <table:table-row table:style-name="ro1">
          <table:table-cell table:formula="of:=([Green.D539]+[Green1.D539]+[Green2.D539]+[Green3.D539]+[Green4.D539])/5" office:value-type="float" office:value="1.32879" calcext:value-type="float">
            <text:p>1,32879</text:p>
          </table:table-cell>
          <table:table-cell table:formula="of:=([Green.E539]+[Green1.E539]+[Green2.E539]+[Green3.E539]+[Green4.E539])/5" office:value-type="float" office:value="-82.65322" calcext:value-type="float">
            <text:p>-82,65322</text:p>
          </table:table-cell>
        </table:table-row>
        <table:table-row table:style-name="ro1">
          <table:table-cell table:formula="of:=([Green.D540]+[Green1.D540]+[Green2.D540]+[Green3.D540]+[Green4.D540])/5" office:value-type="float" office:value="1.33126" calcext:value-type="float">
            <text:p>1,33126</text:p>
          </table:table-cell>
          <table:table-cell table:formula="of:=([Green.E540]+[Green1.E540]+[Green2.E540]+[Green3.E540]+[Green4.E540])/5" office:value-type="float" office:value="-85.77322" calcext:value-type="float">
            <text:p>-85,77322</text:p>
          </table:table-cell>
        </table:table-row>
        <table:table-row table:style-name="ro1">
          <table:table-cell table:formula="of:=([Green.D541]+[Green1.D541]+[Green2.D541]+[Green3.D541]+[Green4.D541])/5" office:value-type="float" office:value="1.33373" calcext:value-type="float">
            <text:p>1,33373</text:p>
          </table:table-cell>
          <table:table-cell table:formula="of:=([Green.E541]+[Green1.E541]+[Green2.E541]+[Green3.E541]+[Green4.E541])/5" office:value-type="float" office:value="-83.37322" calcext:value-type="float">
            <text:p>-83,37322</text:p>
          </table:table-cell>
        </table:table-row>
        <table:table-row table:style-name="ro1">
          <table:table-cell table:formula="of:=([Green.D542]+[Green1.D542]+[Green2.D542]+[Green3.D542]+[Green4.D542])/5" office:value-type="float" office:value="1.3362" calcext:value-type="float">
            <text:p>1,3362</text:p>
          </table:table-cell>
          <table:table-cell table:formula="of:=([Green.E542]+[Green1.E542]+[Green2.E542]+[Green3.E542]+[Green4.E542])/5" office:value-type="float" office:value="-84.09322" calcext:value-type="float">
            <text:p>-84,09322</text:p>
          </table:table-cell>
        </table:table-row>
        <table:table-row table:style-name="ro1">
          <table:table-cell table:formula="of:=([Green.D543]+[Green1.D543]+[Green2.D543]+[Green3.D543]+[Green4.D543])/5" office:value-type="float" office:value="1.33867" calcext:value-type="float">
            <text:p>1,33867</text:p>
          </table:table-cell>
          <table:table-cell table:formula="of:=([Green.E543]+[Green1.E543]+[Green2.E543]+[Green3.E543]+[Green4.E543])/5" office:value-type="float" office:value="-81.77322" calcext:value-type="float">
            <text:p>-81,77322</text:p>
          </table:table-cell>
        </table:table-row>
        <table:table-row table:style-name="ro1">
          <table:table-cell table:formula="of:=([Green.D544]+[Green1.D544]+[Green2.D544]+[Green3.D544]+[Green4.D544])/5" office:value-type="float" office:value="1.34114" calcext:value-type="float">
            <text:p>1,34114</text:p>
          </table:table-cell>
          <table:table-cell table:formula="of:=([Green.E544]+[Green1.E544]+[Green2.E544]+[Green3.E544]+[Green4.E544])/5" office:value-type="float" office:value="-80.41322" calcext:value-type="float">
            <text:p>-80,41322</text:p>
          </table:table-cell>
        </table:table-row>
        <table:table-row table:style-name="ro1">
          <table:table-cell table:formula="of:=([Green.D545]+[Green1.D545]+[Green2.D545]+[Green3.D545]+[Green4.D545])/5" office:value-type="float" office:value="1.34361" calcext:value-type="float">
            <text:p>1,34361</text:p>
          </table:table-cell>
          <table:table-cell table:formula="of:=([Green.E545]+[Green1.E545]+[Green2.E545]+[Green3.E545]+[Green4.E545])/5" office:value-type="float" office:value="-85.05322" calcext:value-type="float">
            <text:p>-85,05322</text:p>
          </table:table-cell>
        </table:table-row>
        <table:table-row table:style-name="ro1">
          <table:table-cell table:formula="of:=([Green.D546]+[Green1.D546]+[Green2.D546]+[Green3.D546]+[Green4.D546])/5" office:value-type="float" office:value="1.34608" calcext:value-type="float">
            <text:p>1,34608</text:p>
          </table:table-cell>
          <table:table-cell table:formula="of:=([Green.E546]+[Green1.E546]+[Green2.E546]+[Green3.E546]+[Green4.E546])/5" office:value-type="float" office:value="-82.25322" calcext:value-type="float">
            <text:p>-82,25322</text:p>
          </table:table-cell>
        </table:table-row>
        <table:table-row table:style-name="ro1">
          <table:table-cell table:formula="of:=([Green.D547]+[Green1.D547]+[Green2.D547]+[Green3.D547]+[Green4.D547])/5" office:value-type="float" office:value="1.34855" calcext:value-type="float">
            <text:p>1,34855</text:p>
          </table:table-cell>
          <table:table-cell table:formula="of:=([Green.E547]+[Green1.E547]+[Green2.E547]+[Green3.E547]+[Green4.E547])/5" office:value-type="float" office:value="-82.73322" calcext:value-type="float">
            <text:p>-82,73322</text:p>
          </table:table-cell>
        </table:table-row>
        <table:table-row table:style-name="ro1">
          <table:table-cell table:formula="of:=([Green.D548]+[Green1.D548]+[Green2.D548]+[Green3.D548]+[Green4.D548])/5" office:value-type="float" office:value="1.35102" calcext:value-type="float">
            <text:p>1,35102</text:p>
          </table:table-cell>
          <table:table-cell table:formula="of:=([Green.E548]+[Green1.E548]+[Green2.E548]+[Green3.E548]+[Green4.E548])/5" office:value-type="float" office:value="-79.05322" calcext:value-type="float">
            <text:p>-79,05322</text:p>
          </table:table-cell>
        </table:table-row>
        <table:table-row table:style-name="ro1">
          <table:table-cell table:formula="of:=([Green.D549]+[Green1.D549]+[Green2.D549]+[Green3.D549]+[Green4.D549])/5" office:value-type="float" office:value="1.35349" calcext:value-type="float">
            <text:p>1,35349</text:p>
          </table:table-cell>
          <table:table-cell table:formula="of:=([Green.E549]+[Green1.E549]+[Green2.E549]+[Green3.E549]+[Green4.E549])/5" office:value-type="float" office:value="-78.81322" calcext:value-type="float">
            <text:p>-78,81322</text:p>
          </table:table-cell>
        </table:table-row>
        <table:table-row table:style-name="ro1">
          <table:table-cell table:formula="of:=([Green.D550]+[Green1.D550]+[Green2.D550]+[Green3.D550]+[Green4.D550])/5" office:value-type="float" office:value="1.35596" calcext:value-type="float">
            <text:p>1,35596</text:p>
          </table:table-cell>
          <table:table-cell table:formula="of:=([Green.E550]+[Green1.E550]+[Green2.E550]+[Green3.E550]+[Green4.E550])/5" office:value-type="float" office:value="-80.81322" calcext:value-type="float">
            <text:p>-80,81322</text:p>
          </table:table-cell>
        </table:table-row>
        <table:table-row table:style-name="ro1">
          <table:table-cell table:formula="of:=([Green.D551]+[Green1.D551]+[Green2.D551]+[Green3.D551]+[Green4.D551])/5" office:value-type="float" office:value="1.35843" calcext:value-type="float">
            <text:p>1,35843</text:p>
          </table:table-cell>
          <table:table-cell table:formula="of:=([Green.E551]+[Green1.E551]+[Green2.E551]+[Green3.E551]+[Green4.E551])/5" office:value-type="float" office:value="-78.97322" calcext:value-type="float">
            <text:p>-78,97322</text:p>
          </table:table-cell>
        </table:table-row>
        <table:table-row table:style-name="ro1">
          <table:table-cell table:formula="of:=([Green.D552]+[Green1.D552]+[Green2.D552]+[Green3.D552]+[Green4.D552])/5" office:value-type="float" office:value="1.3609" calcext:value-type="float">
            <text:p>1,3609</text:p>
          </table:table-cell>
          <table:table-cell table:formula="of:=([Green.E552]+[Green1.E552]+[Green2.E552]+[Green3.E552]+[Green4.E552])/5" office:value-type="float" office:value="-81.53322" calcext:value-type="float">
            <text:p>-81,53322</text:p>
          </table:table-cell>
        </table:table-row>
        <table:table-row table:style-name="ro1">
          <table:table-cell table:formula="of:=([Green.D553]+[Green1.D553]+[Green2.D553]+[Green3.D553]+[Green4.D553])/5" office:value-type="float" office:value="1.36337" calcext:value-type="float">
            <text:p>1,36337</text:p>
          </table:table-cell>
          <table:table-cell table:formula="of:=([Green.E553]+[Green1.E553]+[Green2.E553]+[Green3.E553]+[Green4.E553])/5" office:value-type="float" office:value="-85.61322" calcext:value-type="float">
            <text:p>-85,61322</text:p>
          </table:table-cell>
        </table:table-row>
        <table:table-row table:style-name="ro1">
          <table:table-cell table:formula="of:=([Green.D554]+[Green1.D554]+[Green2.D554]+[Green3.D554]+[Green4.D554])/5" office:value-type="float" office:value="1.36584" calcext:value-type="float">
            <text:p>1,36584</text:p>
          </table:table-cell>
          <table:table-cell table:formula="of:=([Green.E554]+[Green1.E554]+[Green2.E554]+[Green3.E554]+[Green4.E554])/5" office:value-type="float" office:value="-85.21322" calcext:value-type="float">
            <text:p>-85,21322</text:p>
          </table:table-cell>
        </table:table-row>
        <table:table-row table:style-name="ro1">
          <table:table-cell table:formula="of:=([Green.D555]+[Green1.D555]+[Green2.D555]+[Green3.D555]+[Green4.D555])/5" office:value-type="float" office:value="1.36831" calcext:value-type="float">
            <text:p>1,36831</text:p>
          </table:table-cell>
          <table:table-cell table:formula="of:=([Green.E555]+[Green1.E555]+[Green2.E555]+[Green3.E555]+[Green4.E555])/5" office:value-type="float" office:value="-80.09322" calcext:value-type="float">
            <text:p>-80,09322</text:p>
          </table:table-cell>
        </table:table-row>
        <table:table-row table:style-name="ro1">
          <table:table-cell table:formula="of:=([Green.D556]+[Green1.D556]+[Green2.D556]+[Green3.D556]+[Green4.D556])/5" office:value-type="float" office:value="1.37078" calcext:value-type="float">
            <text:p>1,37078</text:p>
          </table:table-cell>
          <table:table-cell table:formula="of:=([Green.E556]+[Green1.E556]+[Green2.E556]+[Green3.E556]+[Green4.E556])/5" office:value-type="float" office:value="-78.57322" calcext:value-type="float">
            <text:p>-78,57322</text:p>
          </table:table-cell>
        </table:table-row>
        <table:table-row table:style-name="ro1">
          <table:table-cell table:formula="of:=([Green.D557]+[Green1.D557]+[Green2.D557]+[Green3.D557]+[Green4.D557])/5" office:value-type="float" office:value="1.37325" calcext:value-type="float">
            <text:p>1,37325</text:p>
          </table:table-cell>
          <table:table-cell table:formula="of:=([Green.E557]+[Green1.E557]+[Green2.E557]+[Green3.E557]+[Green4.E557])/5" office:value-type="float" office:value="-81.93322" calcext:value-type="float">
            <text:p>-81,93322</text:p>
          </table:table-cell>
        </table:table-row>
        <table:table-row table:style-name="ro1">
          <table:table-cell table:formula="of:=([Green.D558]+[Green1.D558]+[Green2.D558]+[Green3.D558]+[Green4.D558])/5" office:value-type="float" office:value="1.37572" calcext:value-type="float">
            <text:p>1,37572</text:p>
          </table:table-cell>
          <table:table-cell table:formula="of:=([Green.E558]+[Green1.E558]+[Green2.E558]+[Green3.E558]+[Green4.E558])/5" office:value-type="float" office:value="-85.45322" calcext:value-type="float">
            <text:p>-85,45322</text:p>
          </table:table-cell>
        </table:table-row>
        <table:table-row table:style-name="ro1">
          <table:table-cell table:formula="of:=([Green.D559]+[Green1.D559]+[Green2.D559]+[Green3.D559]+[Green4.D559])/5" office:value-type="float" office:value="1.37819" calcext:value-type="float">
            <text:p>1,37819</text:p>
          </table:table-cell>
          <table:table-cell table:formula="of:=([Green.E559]+[Green1.E559]+[Green2.E559]+[Green3.E559]+[Green4.E559])/5" office:value-type="float" office:value="-84.41322" calcext:value-type="float">
            <text:p>-84,41322</text:p>
          </table:table-cell>
        </table:table-row>
        <table:table-row table:style-name="ro1">
          <table:table-cell table:formula="of:=([Green.D560]+[Green1.D560]+[Green2.D560]+[Green3.D560]+[Green4.D560])/5" office:value-type="float" office:value="1.38066" calcext:value-type="float">
            <text:p>1,38066</text:p>
          </table:table-cell>
          <table:table-cell table:formula="of:=([Green.E560]+[Green1.E560]+[Green2.E560]+[Green3.E560]+[Green4.E560])/5" office:value-type="float" office:value="-84.57322" calcext:value-type="float">
            <text:p>-84,57322</text:p>
          </table:table-cell>
        </table:table-row>
        <table:table-row table:style-name="ro1">
          <table:table-cell table:formula="of:=([Green.D561]+[Green1.D561]+[Green2.D561]+[Green3.D561]+[Green4.D561])/5" office:value-type="float" office:value="1.38313" calcext:value-type="float">
            <text:p>1,38313</text:p>
          </table:table-cell>
          <table:table-cell table:formula="of:=([Green.E561]+[Green1.E561]+[Green2.E561]+[Green3.E561]+[Green4.E561])/5" office:value-type="float" office:value="-83.45322" calcext:value-type="float">
            <text:p>-83,45322</text:p>
          </table:table-cell>
        </table:table-row>
        <table:table-row table:style-name="ro1">
          <table:table-cell table:formula="of:=([Green.D562]+[Green1.D562]+[Green2.D562]+[Green3.D562]+[Green4.D562])/5" office:value-type="float" office:value="1.3856" calcext:value-type="float">
            <text:p>1,3856</text:p>
          </table:table-cell>
          <table:table-cell table:formula="of:=([Green.E562]+[Green1.E562]+[Green2.E562]+[Green3.E562]+[Green4.E562])/5" office:value-type="float" office:value="-83.21322" calcext:value-type="float">
            <text:p>-83,21322</text:p>
          </table:table-cell>
        </table:table-row>
        <table:table-row table:style-name="ro1">
          <table:table-cell table:formula="of:=([Green.D563]+[Green1.D563]+[Green2.D563]+[Green3.D563]+[Green4.D563])/5" office:value-type="float" office:value="1.38807" calcext:value-type="float">
            <text:p>1,38807</text:p>
          </table:table-cell>
          <table:table-cell table:formula="of:=([Green.E563]+[Green1.E563]+[Green2.E563]+[Green3.E563]+[Green4.E563])/5" office:value-type="float" office:value="-85.53322" calcext:value-type="float">
            <text:p>-85,53322</text:p>
          </table:table-cell>
        </table:table-row>
        <table:table-row table:style-name="ro1">
          <table:table-cell table:formula="of:=([Green.D564]+[Green1.D564]+[Green2.D564]+[Green3.D564]+[Green4.D564])/5" office:value-type="float" office:value="1.39054" calcext:value-type="float">
            <text:p>1,39054</text:p>
          </table:table-cell>
          <table:table-cell table:formula="of:=([Green.E564]+[Green1.E564]+[Green2.E564]+[Green3.E564]+[Green4.E564])/5" office:value-type="float" office:value="-84.17322" calcext:value-type="float">
            <text:p>-84,17322</text:p>
          </table:table-cell>
        </table:table-row>
        <table:table-row table:style-name="ro1">
          <table:table-cell table:formula="of:=([Green.D565]+[Green1.D565]+[Green2.D565]+[Green3.D565]+[Green4.D565])/5" office:value-type="float" office:value="1.39301" calcext:value-type="float">
            <text:p>1,39301</text:p>
          </table:table-cell>
          <table:table-cell table:formula="of:=([Green.E565]+[Green1.E565]+[Green2.E565]+[Green3.E565]+[Green4.E565])/5" office:value-type="float" office:value="-81.05322" calcext:value-type="float">
            <text:p>-81,05322</text:p>
          </table:table-cell>
        </table:table-row>
        <table:table-row table:style-name="ro1">
          <table:table-cell table:formula="of:=([Green.D566]+[Green1.D566]+[Green2.D566]+[Green3.D566]+[Green4.D566])/5" office:value-type="float" office:value="1.39548" calcext:value-type="float">
            <text:p>1,39548</text:p>
          </table:table-cell>
          <table:table-cell table:formula="of:=([Green.E566]+[Green1.E566]+[Green2.E566]+[Green3.E566]+[Green4.E566])/5" office:value-type="float" office:value="-82.81322" calcext:value-type="float">
            <text:p>-82,81322</text:p>
          </table:table-cell>
        </table:table-row>
        <table:table-row table:style-name="ro1">
          <table:table-cell table:formula="of:=([Green.D567]+[Green1.D567]+[Green2.D567]+[Green3.D567]+[Green4.D567])/5" office:value-type="float" office:value="1.39795" calcext:value-type="float">
            <text:p>1,39795</text:p>
          </table:table-cell>
          <table:table-cell table:formula="of:=([Green.E567]+[Green1.E567]+[Green2.E567]+[Green3.E567]+[Green4.E567])/5" office:value-type="float" office:value="-85.45322" calcext:value-type="float">
            <text:p>-85,45322</text:p>
          </table:table-cell>
        </table:table-row>
        <table:table-row table:style-name="ro1">
          <table:table-cell table:formula="of:=([Green.D568]+[Green1.D568]+[Green2.D568]+[Green3.D568]+[Green4.D568])/5" office:value-type="float" office:value="1.40042" calcext:value-type="float">
            <text:p>1,40042</text:p>
          </table:table-cell>
          <table:table-cell table:formula="of:=([Green.E568]+[Green1.E568]+[Green2.E568]+[Green3.E568]+[Green4.E568])/5" office:value-type="float" office:value="-82.65322" calcext:value-type="float">
            <text:p>-82,65322</text:p>
          </table:table-cell>
        </table:table-row>
        <table:table-row table:style-name="ro1">
          <table:table-cell table:formula="of:=([Green.D569]+[Green1.D569]+[Green2.D569]+[Green3.D569]+[Green4.D569])/5" office:value-type="float" office:value="1.40289" calcext:value-type="float">
            <text:p>1,40289</text:p>
          </table:table-cell>
          <table:table-cell table:formula="of:=([Green.E569]+[Green1.E569]+[Green2.E569]+[Green3.E569]+[Green4.E569])/5" office:value-type="float" office:value="-83.37322" calcext:value-type="float">
            <text:p>-83,37322</text:p>
          </table:table-cell>
        </table:table-row>
        <table:table-row table:style-name="ro1">
          <table:table-cell table:formula="of:=([Green.D570]+[Green1.D570]+[Green2.D570]+[Green3.D570]+[Green4.D570])/5" office:value-type="float" office:value="1.40536" calcext:value-type="float">
            <text:p>1,40536</text:p>
          </table:table-cell>
          <table:table-cell table:formula="of:=([Green.E570]+[Green1.E570]+[Green2.E570]+[Green3.E570]+[Green4.E570])/5" office:value-type="float" office:value="-83.29322" calcext:value-type="float">
            <text:p>-83,29322</text:p>
          </table:table-cell>
        </table:table-row>
        <table:table-row table:style-name="ro1">
          <table:table-cell table:formula="of:=([Green.D571]+[Green1.D571]+[Green2.D571]+[Green3.D571]+[Green4.D571])/5" office:value-type="float" office:value="1.40783" calcext:value-type="float">
            <text:p>1,40783</text:p>
          </table:table-cell>
          <table:table-cell table:formula="of:=([Green.E571]+[Green1.E571]+[Green2.E571]+[Green3.E571]+[Green4.E571])/5" office:value-type="float" office:value="-80.33322" calcext:value-type="float">
            <text:p>-80,33322</text:p>
          </table:table-cell>
        </table:table-row>
        <table:table-row table:style-name="ro1">
          <table:table-cell table:formula="of:=([Green.D572]+[Green1.D572]+[Green2.D572]+[Green3.D572]+[Green4.D572])/5" office:value-type="float" office:value="1.4103" calcext:value-type="float">
            <text:p>1,4103</text:p>
          </table:table-cell>
          <table:table-cell table:formula="of:=([Green.E572]+[Green1.E572]+[Green2.E572]+[Green3.E572]+[Green4.E572])/5" office:value-type="float" office:value="-78.17322" calcext:value-type="float">
            <text:p>-78,17322</text:p>
          </table:table-cell>
        </table:table-row>
        <table:table-row table:style-name="ro1">
          <table:table-cell table:formula="of:=([Green.D573]+[Green1.D573]+[Green2.D573]+[Green3.D573]+[Green4.D573])/5" office:value-type="float" office:value="1.41277" calcext:value-type="float">
            <text:p>1,41277</text:p>
          </table:table-cell>
          <table:table-cell table:formula="of:=([Green.E573]+[Green1.E573]+[Green2.E573]+[Green3.E573]+[Green4.E573])/5" office:value-type="float" office:value="-81.53322" calcext:value-type="float">
            <text:p>-81,53322</text:p>
          </table:table-cell>
        </table:table-row>
        <table:table-row table:style-name="ro1">
          <table:table-cell table:formula="of:=([Green.D574]+[Green1.D574]+[Green2.D574]+[Green3.D574]+[Green4.D574])/5" office:value-type="float" office:value="1.41524" calcext:value-type="float">
            <text:p>1,41524</text:p>
          </table:table-cell>
          <table:table-cell table:formula="of:=([Green.E574]+[Green1.E574]+[Green2.E574]+[Green3.E574]+[Green4.E574])/5" office:value-type="float" office:value="-82.65322" calcext:value-type="float">
            <text:p>-82,65322</text:p>
          </table:table-cell>
        </table:table-row>
        <table:table-row table:style-name="ro1">
          <table:table-cell table:formula="of:=([Green.D575]+[Green1.D575]+[Green2.D575]+[Green3.D575]+[Green4.D575])/5" office:value-type="float" office:value="1.41771" calcext:value-type="float">
            <text:p>1,41771</text:p>
          </table:table-cell>
          <table:table-cell table:formula="of:=([Green.E575]+[Green1.E575]+[Green2.E575]+[Green3.E575]+[Green4.E575])/5" office:value-type="float" office:value="-84.17322" calcext:value-type="float">
            <text:p>-84,17322</text:p>
          </table:table-cell>
        </table:table-row>
        <table:table-row table:style-name="ro1">
          <table:table-cell table:formula="of:=([Green.D576]+[Green1.D576]+[Green2.D576]+[Green3.D576]+[Green4.D576])/5" office:value-type="float" office:value="1.42018" calcext:value-type="float">
            <text:p>1,42018</text:p>
          </table:table-cell>
          <table:table-cell table:formula="of:=([Green.E576]+[Green1.E576]+[Green2.E576]+[Green3.E576]+[Green4.E576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577]+[Green1.D577]+[Green2.D577]+[Green3.D577]+[Green4.D577])/5" office:value-type="float" office:value="1.42265" calcext:value-type="float">
            <text:p>1,42265</text:p>
          </table:table-cell>
          <table:table-cell table:formula="of:=([Green.E577]+[Green1.E577]+[Green2.E577]+[Green3.E577]+[Green4.E577])/5" office:value-type="float" office:value="-83.93322" calcext:value-type="float">
            <text:p>-83,93322</text:p>
          </table:table-cell>
        </table:table-row>
        <table:table-row table:style-name="ro1">
          <table:table-cell table:formula="of:=([Green.D578]+[Green1.D578]+[Green2.D578]+[Green3.D578]+[Green4.D578])/5" office:value-type="float" office:value="1.42512" calcext:value-type="float">
            <text:p>1,42512</text:p>
          </table:table-cell>
          <table:table-cell table:formula="of:=([Green.E578]+[Green1.E578]+[Green2.E578]+[Green3.E578]+[Green4.E578])/5" office:value-type="float" office:value="-82.33322" calcext:value-type="float">
            <text:p>-82,33322</text:p>
          </table:table-cell>
        </table:table-row>
        <table:table-row table:style-name="ro1">
          <table:table-cell table:formula="of:=([Green.D579]+[Green1.D579]+[Green2.D579]+[Green3.D579]+[Green4.D579])/5" office:value-type="float" office:value="1.42759" calcext:value-type="float">
            <text:p>1,42759</text:p>
          </table:table-cell>
          <table:table-cell table:formula="of:=([Green.E579]+[Green1.E579]+[Green2.E579]+[Green3.E579]+[Green4.E579])/5" office:value-type="float" office:value="-87.61322" calcext:value-type="float">
            <text:p>-87,61322</text:p>
          </table:table-cell>
        </table:table-row>
        <table:table-row table:style-name="ro1">
          <table:table-cell table:formula="of:=([Green.D580]+[Green1.D580]+[Green2.D580]+[Green3.D580]+[Green4.D580])/5" office:value-type="float" office:value="1.43006" calcext:value-type="float">
            <text:p>1,43006</text:p>
          </table:table-cell>
          <table:table-cell table:formula="of:=([Green.E580]+[Green1.E580]+[Green2.E580]+[Green3.E580]+[Green4.E580])/5" office:value-type="float" office:value="-86.41322" calcext:value-type="float">
            <text:p>-86,41322</text:p>
          </table:table-cell>
        </table:table-row>
        <table:table-row table:style-name="ro1">
          <table:table-cell table:formula="of:=([Green.D581]+[Green1.D581]+[Green2.D581]+[Green3.D581]+[Green4.D581])/5" office:value-type="float" office:value="1.43253" calcext:value-type="float">
            <text:p>1,43253</text:p>
          </table:table-cell>
          <table:table-cell table:formula="of:=([Green.E581]+[Green1.E581]+[Green2.E581]+[Green3.E581]+[Green4.E581])/5" office:value-type="float" office:value="-90.01322" calcext:value-type="float">
            <text:p>-90,01322</text:p>
          </table:table-cell>
        </table:table-row>
        <table:table-row table:style-name="ro1">
          <table:table-cell table:formula="of:=([Green.D582]+[Green1.D582]+[Green2.D582]+[Green3.D582]+[Green4.D582])/5" office:value-type="float" office:value="1.435" calcext:value-type="float">
            <text:p>1,435</text:p>
          </table:table-cell>
          <table:table-cell table:formula="of:=([Green.E582]+[Green1.E582]+[Green2.E582]+[Green3.E582]+[Green4.E582])/5" office:value-type="float" office:value="-83.37322" calcext:value-type="float">
            <text:p>-83,37322</text:p>
          </table:table-cell>
        </table:table-row>
        <table:table-row table:style-name="ro1">
          <table:table-cell table:formula="of:=([Green.D583]+[Green1.D583]+[Green2.D583]+[Green3.D583]+[Green4.D583])/5" office:value-type="float" office:value="1.43747" calcext:value-type="float">
            <text:p>1,43747</text:p>
          </table:table-cell>
          <table:table-cell table:formula="of:=([Green.E583]+[Green1.E583]+[Green2.E583]+[Green3.E583]+[Green4.E583])/5" office:value-type="float" office:value="-82.49322" calcext:value-type="float">
            <text:p>-82,49322</text:p>
          </table:table-cell>
        </table:table-row>
        <table:table-row table:style-name="ro1">
          <table:table-cell table:formula="of:=([Green.D584]+[Green1.D584]+[Green2.D584]+[Green3.D584]+[Green4.D584])/5" office:value-type="float" office:value="1.43994" calcext:value-type="float">
            <text:p>1,43994</text:p>
          </table:table-cell>
          <table:table-cell table:formula="of:=([Green.E584]+[Green1.E584]+[Green2.E584]+[Green3.E584]+[Green4.E584])/5" office:value-type="float" office:value="-84.01322" calcext:value-type="float">
            <text:p>-84,01322</text:p>
          </table:table-cell>
        </table:table-row>
        <table:table-row table:style-name="ro1">
          <table:table-cell table:formula="of:=([Green.D585]+[Green1.D585]+[Green2.D585]+[Green3.D585]+[Green4.D585])/5" office:value-type="float" office:value="1.44241" calcext:value-type="float">
            <text:p>1,44241</text:p>
          </table:table-cell>
          <table:table-cell table:formula="of:=([Green.E585]+[Green1.E585]+[Green2.E585]+[Green3.E585]+[Green4.E585])/5" office:value-type="float" office:value="-84.81322" calcext:value-type="float">
            <text:p>-84,81322</text:p>
          </table:table-cell>
        </table:table-row>
        <table:table-row table:style-name="ro1">
          <table:table-cell table:formula="of:=([Green.D586]+[Green1.D586]+[Green2.D586]+[Green3.D586]+[Green4.D586])/5" office:value-type="float" office:value="1.44488" calcext:value-type="float">
            <text:p>1,44488</text:p>
          </table:table-cell>
          <table:table-cell table:formula="of:=([Green.E586]+[Green1.E586]+[Green2.E586]+[Green3.E586]+[Green4.E586])/5" office:value-type="float" office:value="-84.17322" calcext:value-type="float">
            <text:p>-84,17322</text:p>
          </table:table-cell>
        </table:table-row>
        <table:table-row table:style-name="ro1">
          <table:table-cell table:formula="of:=([Green.D587]+[Green1.D587]+[Green2.D587]+[Green3.D587]+[Green4.D587])/5" office:value-type="float" office:value="1.44735" calcext:value-type="float">
            <text:p>1,44735</text:p>
          </table:table-cell>
          <table:table-cell table:formula="of:=([Green.E587]+[Green1.E587]+[Green2.E587]+[Green3.E587]+[Green4.E587])/5" office:value-type="float" office:value="-81.45322" calcext:value-type="float">
            <text:p>-81,45322</text:p>
          </table:table-cell>
        </table:table-row>
        <table:table-row table:style-name="ro1">
          <table:table-cell table:formula="of:=([Green.D588]+[Green1.D588]+[Green2.D588]+[Green3.D588]+[Green4.D588])/5" office:value-type="float" office:value="1.44982" calcext:value-type="float">
            <text:p>1,44982</text:p>
          </table:table-cell>
          <table:table-cell table:formula="of:=([Green.E588]+[Green1.E588]+[Green2.E588]+[Green3.E588]+[Green4.E588])/5" office:value-type="float" office:value="-82.33322" calcext:value-type="float">
            <text:p>-82,33322</text:p>
          </table:table-cell>
        </table:table-row>
        <table:table-row table:style-name="ro1">
          <table:table-cell table:formula="of:=([Green.D589]+[Green1.D589]+[Green2.D589]+[Green3.D589]+[Green4.D589])/5" office:value-type="float" office:value="1.45229" calcext:value-type="float">
            <text:p>1,45229</text:p>
          </table:table-cell>
          <table:table-cell table:formula="of:=([Green.E589]+[Green1.E589]+[Green2.E589]+[Green3.E589]+[Green4.E589])/5" office:value-type="float" office:value="-81.37322" calcext:value-type="float">
            <text:p>-81,37322</text:p>
          </table:table-cell>
        </table:table-row>
        <table:table-row table:style-name="ro1">
          <table:table-cell table:formula="of:=([Green.D590]+[Green1.D590]+[Green2.D590]+[Green3.D590]+[Green4.D590])/5" office:value-type="float" office:value="1.45476" calcext:value-type="float">
            <text:p>1,45476</text:p>
          </table:table-cell>
          <table:table-cell table:formula="of:=([Green.E590]+[Green1.E590]+[Green2.E590]+[Green3.E590]+[Green4.E590])/5" office:value-type="float" office:value="-83.53322" calcext:value-type="float">
            <text:p>-83,53322</text:p>
          </table:table-cell>
        </table:table-row>
        <table:table-row table:style-name="ro1">
          <table:table-cell table:formula="of:=([Green.D591]+[Green1.D591]+[Green2.D591]+[Green3.D591]+[Green4.D591])/5" office:value-type="float" office:value="1.45723" calcext:value-type="float">
            <text:p>1,45723</text:p>
          </table:table-cell>
          <table:table-cell table:formula="of:=([Green.E591]+[Green1.E591]+[Green2.E591]+[Green3.E591]+[Green4.E591])/5" office:value-type="float" office:value="-84.09322" calcext:value-type="float">
            <text:p>-84,09322</text:p>
          </table:table-cell>
        </table:table-row>
        <table:table-row table:style-name="ro1">
          <table:table-cell table:formula="of:=([Green.D592]+[Green1.D592]+[Green2.D592]+[Green3.D592]+[Green4.D592])/5" office:value-type="float" office:value="1.4597" calcext:value-type="float">
            <text:p>1,4597</text:p>
          </table:table-cell>
          <table:table-cell table:formula="of:=([Green.E592]+[Green1.E592]+[Green2.E592]+[Green3.E592]+[Green4.E592])/5" office:value-type="float" office:value="-80.73322" calcext:value-type="float">
            <text:p>-80,73322</text:p>
          </table:table-cell>
        </table:table-row>
        <table:table-row table:style-name="ro1">
          <table:table-cell table:formula="of:=([Green.D593]+[Green1.D593]+[Green2.D593]+[Green3.D593]+[Green4.D593])/5" office:value-type="float" office:value="1.46217" calcext:value-type="float">
            <text:p>1,46217</text:p>
          </table:table-cell>
          <table:table-cell table:formula="of:=([Green.E593]+[Green1.E593]+[Green2.E593]+[Green3.E593]+[Green4.E593])/5" office:value-type="float" office:value="-83.37322" calcext:value-type="float">
            <text:p>-83,37322</text:p>
          </table:table-cell>
        </table:table-row>
        <table:table-row table:style-name="ro1">
          <table:table-cell table:formula="of:=([Green.D594]+[Green1.D594]+[Green2.D594]+[Green3.D594]+[Green4.D594])/5" office:value-type="float" office:value="1.46464" calcext:value-type="float">
            <text:p>1,46464</text:p>
          </table:table-cell>
          <table:table-cell table:formula="of:=([Green.E594]+[Green1.E594]+[Green2.E594]+[Green3.E594]+[Green4.E594])/5" office:value-type="float" office:value="-83.53322" calcext:value-type="float">
            <text:p>-83,53322</text:p>
          </table:table-cell>
        </table:table-row>
        <table:table-row table:style-name="ro1">
          <table:table-cell table:formula="of:=([Green.D595]+[Green1.D595]+[Green2.D595]+[Green3.D595]+[Green4.D595])/5" office:value-type="float" office:value="1.46711" calcext:value-type="float">
            <text:p>1,46711</text:p>
          </table:table-cell>
          <table:table-cell table:formula="of:=([Green.E595]+[Green1.E595]+[Green2.E595]+[Green3.E595]+[Green4.E595])/5" office:value-type="float" office:value="-86.65322" calcext:value-type="float">
            <text:p>-86,65322</text:p>
          </table:table-cell>
        </table:table-row>
        <table:table-row table:style-name="ro1">
          <table:table-cell table:formula="of:=([Green.D596]+[Green1.D596]+[Green2.D596]+[Green3.D596]+[Green4.D596])/5" office:value-type="float" office:value="1.46958" calcext:value-type="float">
            <text:p>1,46958</text:p>
          </table:table-cell>
          <table:table-cell table:formula="of:=([Green.E596]+[Green1.E596]+[Green2.E596]+[Green3.E596]+[Green4.E596])/5" office:value-type="float" office:value="-83.85322" calcext:value-type="float">
            <text:p>-83,85322</text:p>
          </table:table-cell>
        </table:table-row>
        <table:table-row table:style-name="ro1">
          <table:table-cell table:formula="of:=([Green.D597]+[Green1.D597]+[Green2.D597]+[Green3.D597]+[Green4.D597])/5" office:value-type="float" office:value="1.47205" calcext:value-type="float">
            <text:p>1,47205</text:p>
          </table:table-cell>
          <table:table-cell table:formula="of:=([Green.E597]+[Green1.E597]+[Green2.E597]+[Green3.E597]+[Green4.E597])/5" office:value-type="float" office:value="-88.17322" calcext:value-type="float">
            <text:p>-88,17322</text:p>
          </table:table-cell>
        </table:table-row>
        <table:table-row table:style-name="ro1">
          <table:table-cell table:formula="of:=([Green.D598]+[Green1.D598]+[Green2.D598]+[Green3.D598]+[Green4.D598])/5" office:value-type="float" office:value="1.47452" calcext:value-type="float">
            <text:p>1,47452</text:p>
          </table:table-cell>
          <table:table-cell table:formula="of:=([Green.E598]+[Green1.E598]+[Green2.E598]+[Green3.E598]+[Green4.E598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599]+[Green1.D599]+[Green2.D599]+[Green3.D599]+[Green4.D599])/5" office:value-type="float" office:value="1.47699" calcext:value-type="float">
            <text:p>1,47699</text:p>
          </table:table-cell>
          <table:table-cell table:formula="of:=([Green.E599]+[Green1.E599]+[Green2.E599]+[Green3.E599]+[Green4.E599])/5" office:value-type="float" office:value="-83.93322" calcext:value-type="float">
            <text:p>-83,93322</text:p>
          </table:table-cell>
        </table:table-row>
        <table:table-row table:style-name="ro1">
          <table:table-cell table:formula="of:=([Green.D600]+[Green1.D600]+[Green2.D600]+[Green3.D600]+[Green4.D600])/5" office:value-type="float" office:value="1.47946" calcext:value-type="float">
            <text:p>1,47946</text:p>
          </table:table-cell>
          <table:table-cell table:formula="of:=([Green.E600]+[Green1.E600]+[Green2.E600]+[Green3.E600]+[Green4.E600])/5" office:value-type="float" office:value="-84.57322" calcext:value-type="float">
            <text:p>-84,57322</text:p>
          </table:table-cell>
        </table:table-row>
        <table:table-row table:style-name="ro1">
          <table:table-cell table:formula="of:=([Green.D601]+[Green1.D601]+[Green2.D601]+[Green3.D601]+[Green4.D601])/5" office:value-type="float" office:value="1.48193" calcext:value-type="float">
            <text:p>1,48193</text:p>
          </table:table-cell>
          <table:table-cell table:formula="of:=([Green.E601]+[Green1.E601]+[Green2.E601]+[Green3.E601]+[Green4.E601])/5" office:value-type="float" office:value="-86.65322" calcext:value-type="float">
            <text:p>-86,65322</text:p>
          </table:table-cell>
        </table:table-row>
        <table:table-row table:style-name="ro1">
          <table:table-cell table:formula="of:=([Green.D602]+[Green1.D602]+[Green2.D602]+[Green3.D602]+[Green4.D602])/5" office:value-type="float" office:value="1.4844" calcext:value-type="float">
            <text:p>1,4844</text:p>
          </table:table-cell>
          <table:table-cell table:formula="of:=([Green.E602]+[Green1.E602]+[Green2.E602]+[Green3.E602]+[Green4.E602])/5" office:value-type="float" office:value="-87.05322" calcext:value-type="float">
            <text:p>-87,05322</text:p>
          </table:table-cell>
        </table:table-row>
        <table:table-row table:style-name="ro1">
          <table:table-cell table:formula="of:=([Green.D603]+[Green1.D603]+[Green2.D603]+[Green3.D603]+[Green4.D603])/5" office:value-type="float" office:value="1.48687" calcext:value-type="float">
            <text:p>1,48687</text:p>
          </table:table-cell>
          <table:table-cell table:formula="of:=([Green.E603]+[Green1.E603]+[Green2.E603]+[Green3.E603]+[Green4.E603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604]+[Green1.D604]+[Green2.D604]+[Green3.D604]+[Green4.D604])/5" office:value-type="float" office:value="1.48934" calcext:value-type="float">
            <text:p>1,48934</text:p>
          </table:table-cell>
          <table:table-cell table:formula="of:=([Green.E604]+[Green1.E604]+[Green2.E604]+[Green3.E604]+[Green4.E604])/5" office:value-type="float" office:value="-83.53322" calcext:value-type="float">
            <text:p>-83,53322</text:p>
          </table:table-cell>
        </table:table-row>
        <table:table-row table:style-name="ro1">
          <table:table-cell table:formula="of:=([Green.D605]+[Green1.D605]+[Green2.D605]+[Green3.D605]+[Green4.D605])/5" office:value-type="float" office:value="1.49181" calcext:value-type="float">
            <text:p>1,49181</text:p>
          </table:table-cell>
          <table:table-cell table:formula="of:=([Green.E605]+[Green1.E605]+[Green2.E605]+[Green3.E605]+[Green4.E605])/5" office:value-type="float" office:value="-85.93322" calcext:value-type="float">
            <text:p>-85,93322</text:p>
          </table:table-cell>
        </table:table-row>
        <table:table-row table:style-name="ro1">
          <table:table-cell table:formula="of:=([Green.D606]+[Green1.D606]+[Green2.D606]+[Green3.D606]+[Green4.D606])/5" office:value-type="float" office:value="1.49428" calcext:value-type="float">
            <text:p>1,49428</text:p>
          </table:table-cell>
          <table:table-cell table:formula="of:=([Green.E606]+[Green1.E606]+[Green2.E606]+[Green3.E606]+[Green4.E606])/5" office:value-type="float" office:value="-83.69322" calcext:value-type="float">
            <text:p>-83,69322</text:p>
          </table:table-cell>
        </table:table-row>
        <table:table-row table:style-name="ro1">
          <table:table-cell table:formula="of:=([Green.D607]+[Green1.D607]+[Green2.D607]+[Green3.D607]+[Green4.D607])/5" office:value-type="float" office:value="1.49675" calcext:value-type="float">
            <text:p>1,49675</text:p>
          </table:table-cell>
          <table:table-cell table:formula="of:=([Green.E607]+[Green1.E607]+[Green2.E607]+[Green3.E607]+[Green4.E607])/5" office:value-type="float" office:value="-84.01322" calcext:value-type="float">
            <text:p>-84,01322</text:p>
          </table:table-cell>
        </table:table-row>
        <table:table-row table:style-name="ro1">
          <table:table-cell table:formula="of:=([Green.D608]+[Green1.D608]+[Green2.D608]+[Green3.D608]+[Green4.D608])/5" office:value-type="float" office:value="1.49922" calcext:value-type="float">
            <text:p>1,49922</text:p>
          </table:table-cell>
          <table:table-cell table:formula="of:=([Green.E608]+[Green1.E608]+[Green2.E608]+[Green3.E608]+[Green4.E608])/5" office:value-type="float" office:value="-84.33322" calcext:value-type="float">
            <text:p>-84,33322</text:p>
          </table:table-cell>
        </table:table-row>
        <table:table-row table:style-name="ro1">
          <table:table-cell table:formula="of:=([Green.D609]+[Green1.D609]+[Green2.D609]+[Green3.D609]+[Green4.D609])/5" office:value-type="float" office:value="1.50169" calcext:value-type="float">
            <text:p>1,50169</text:p>
          </table:table-cell>
          <table:table-cell table:formula="of:=([Green.E609]+[Green1.E609]+[Green2.E609]+[Green3.E609]+[Green4.E609])/5" office:value-type="float" office:value="-84.33322" calcext:value-type="float">
            <text:p>-84,33322</text:p>
          </table:table-cell>
        </table:table-row>
        <table:table-row table:style-name="ro1">
          <table:table-cell table:formula="of:=([Green.D610]+[Green1.D610]+[Green2.D610]+[Green3.D610]+[Green4.D610])/5" office:value-type="float" office:value="1.50416" calcext:value-type="float">
            <text:p>1,50416</text:p>
          </table:table-cell>
          <table:table-cell table:formula="of:=([Green.E610]+[Green1.E610]+[Green2.E610]+[Green3.E610]+[Green4.E610])/5" office:value-type="float" office:value="-82.49322" calcext:value-type="float">
            <text:p>-82,49322</text:p>
          </table:table-cell>
        </table:table-row>
        <table:table-row table:style-name="ro1">
          <table:table-cell table:formula="of:=([Green.D611]+[Green1.D611]+[Green2.D611]+[Green3.D611]+[Green4.D611])/5" office:value-type="float" office:value="1.50663" calcext:value-type="float">
            <text:p>1,50663</text:p>
          </table:table-cell>
          <table:table-cell table:formula="of:=([Green.E611]+[Green1.E611]+[Green2.E611]+[Green3.E611]+[Green4.E611])/5" office:value-type="float" office:value="-83.53322" calcext:value-type="float">
            <text:p>-83,53322</text:p>
          </table:table-cell>
        </table:table-row>
        <table:table-row table:style-name="ro1">
          <table:table-cell table:formula="of:=([Green.D612]+[Green1.D612]+[Green2.D612]+[Green3.D612]+[Green4.D612])/5" office:value-type="float" office:value="1.5091" calcext:value-type="float">
            <text:p>1,5091</text:p>
          </table:table-cell>
          <table:table-cell table:formula="of:=([Green.E612]+[Green1.E612]+[Green2.E612]+[Green3.E612]+[Green4.E612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613]+[Green1.D613]+[Green2.D613]+[Green3.D613]+[Green4.D613])/5" office:value-type="float" office:value="1.51157" calcext:value-type="float">
            <text:p>1,51157</text:p>
          </table:table-cell>
          <table:table-cell table:formula="of:=([Green.E613]+[Green1.E613]+[Green2.E613]+[Green3.E613]+[Green4.E613])/5" office:value-type="float" office:value="-90.57322" calcext:value-type="float">
            <text:p>-90,57322</text:p>
          </table:table-cell>
        </table:table-row>
        <table:table-row table:style-name="ro1">
          <table:table-cell table:formula="of:=([Green.D614]+[Green1.D614]+[Green2.D614]+[Green3.D614]+[Green4.D614])/5" office:value-type="float" office:value="1.51404" calcext:value-type="float">
            <text:p>1,51404</text:p>
          </table:table-cell>
          <table:table-cell table:formula="of:=([Green.E614]+[Green1.E614]+[Green2.E614]+[Green3.E614]+[Green4.E614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615]+[Green1.D615]+[Green2.D615]+[Green3.D615]+[Green4.D615])/5" office:value-type="float" office:value="1.51651" calcext:value-type="float">
            <text:p>1,51651</text:p>
          </table:table-cell>
          <table:table-cell table:formula="of:=([Green.E615]+[Green1.E615]+[Green2.E615]+[Green3.E615]+[Green4.E615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616]+[Green1.D616]+[Green2.D616]+[Green3.D616]+[Green4.D616])/5" office:value-type="float" office:value="1.51898" calcext:value-type="float">
            <text:p>1,51898</text:p>
          </table:table-cell>
          <table:table-cell table:formula="of:=([Green.E616]+[Green1.E616]+[Green2.E616]+[Green3.E616]+[Green4.E616])/5" office:value-type="float" office:value="-87.93322" calcext:value-type="float">
            <text:p>-87,93322</text:p>
          </table:table-cell>
        </table:table-row>
        <table:table-row table:style-name="ro1">
          <table:table-cell table:formula="of:=([Green.D617]+[Green1.D617]+[Green2.D617]+[Green3.D617]+[Green4.D617])/5" office:value-type="float" office:value="1.52145" calcext:value-type="float">
            <text:p>1,52145</text:p>
          </table:table-cell>
          <table:table-cell table:formula="of:=([Green.E617]+[Green1.E617]+[Green2.E617]+[Green3.E617]+[Green4.E617])/5" office:value-type="float" office:value="-88.17322" calcext:value-type="float">
            <text:p>-88,17322</text:p>
          </table:table-cell>
        </table:table-row>
        <table:table-row table:style-name="ro1">
          <table:table-cell table:formula="of:=([Green.D618]+[Green1.D618]+[Green2.D618]+[Green3.D618]+[Green4.D618])/5" office:value-type="float" office:value="1.52392" calcext:value-type="float">
            <text:p>1,52392</text:p>
          </table:table-cell>
          <table:table-cell table:formula="of:=([Green.E618]+[Green1.E618]+[Green2.E618]+[Green3.E618]+[Green4.E618])/5" office:value-type="float" office:value="-85.53322" calcext:value-type="float">
            <text:p>-85,53322</text:p>
          </table:table-cell>
        </table:table-row>
        <table:table-row table:style-name="ro1">
          <table:table-cell table:formula="of:=([Green.D619]+[Green1.D619]+[Green2.D619]+[Green3.D619]+[Green4.D619])/5" office:value-type="float" office:value="1.52639" calcext:value-type="float">
            <text:p>1,52639</text:p>
          </table:table-cell>
          <table:table-cell table:formula="of:=([Green.E619]+[Green1.E619]+[Green2.E619]+[Green3.E619]+[Green4.E619])/5" office:value-type="float" office:value="-82.73322" calcext:value-type="float">
            <text:p>-82,73322</text:p>
          </table:table-cell>
        </table:table-row>
        <table:table-row table:style-name="ro1">
          <table:table-cell table:formula="of:=([Green.D620]+[Green1.D620]+[Green2.D620]+[Green3.D620]+[Green4.D620])/5" office:value-type="float" office:value="1.52886" calcext:value-type="float">
            <text:p>1,52886</text:p>
          </table:table-cell>
          <table:table-cell table:formula="of:=([Green.E620]+[Green1.E620]+[Green2.E620]+[Green3.E620]+[Green4.E620])/5" office:value-type="float" office:value="-81.29322" calcext:value-type="float">
            <text:p>-81,29322</text:p>
          </table:table-cell>
        </table:table-row>
        <table:table-row table:style-name="ro1">
          <table:table-cell table:formula="of:=([Green.D621]+[Green1.D621]+[Green2.D621]+[Green3.D621]+[Green4.D621])/5" office:value-type="float" office:value="1.53133" calcext:value-type="float">
            <text:p>1,53133</text:p>
          </table:table-cell>
          <table:table-cell table:formula="of:=([Green.E621]+[Green1.E621]+[Green2.E621]+[Green3.E621]+[Green4.E621])/5" office:value-type="float" office:value="-84.41322" calcext:value-type="float">
            <text:p>-84,41322</text:p>
          </table:table-cell>
        </table:table-row>
        <table:table-row table:style-name="ro1">
          <table:table-cell table:formula="of:=([Green.D622]+[Green1.D622]+[Green2.D622]+[Green3.D622]+[Green4.D622])/5" office:value-type="float" office:value="1.5338" calcext:value-type="float">
            <text:p>1,5338</text:p>
          </table:table-cell>
          <table:table-cell table:formula="of:=([Green.E622]+[Green1.E622]+[Green2.E622]+[Green3.E622]+[Green4.E622])/5" office:value-type="float" office:value="-84.01322" calcext:value-type="float">
            <text:p>-84,01322</text:p>
          </table:table-cell>
        </table:table-row>
        <table:table-row table:style-name="ro1">
          <table:table-cell table:formula="of:=([Green.D623]+[Green1.D623]+[Green2.D623]+[Green3.D623]+[Green4.D623])/5" office:value-type="float" office:value="1.53627" calcext:value-type="float">
            <text:p>1,53627</text:p>
          </table:table-cell>
          <table:table-cell table:formula="of:=([Green.E623]+[Green1.E623]+[Green2.E623]+[Green3.E623]+[Green4.E623])/5" office:value-type="float" office:value="-86.09322" calcext:value-type="float">
            <text:p>-86,09322</text:p>
          </table:table-cell>
        </table:table-row>
        <table:table-row table:style-name="ro1">
          <table:table-cell table:formula="of:=([Green.D624]+[Green1.D624]+[Green2.D624]+[Green3.D624]+[Green4.D624])/5" office:value-type="float" office:value="1.53874" calcext:value-type="float">
            <text:p>1,53874</text:p>
          </table:table-cell>
          <table:table-cell table:formula="of:=([Green.E624]+[Green1.E624]+[Green2.E624]+[Green3.E624]+[Green4.E624])/5" office:value-type="float" office:value="-84.33322" calcext:value-type="float">
            <text:p>-84,33322</text:p>
          </table:table-cell>
        </table:table-row>
        <table:table-row table:style-name="ro1">
          <table:table-cell table:formula="of:=([Green.D625]+[Green1.D625]+[Green2.D625]+[Green3.D625]+[Green4.D625])/5" office:value-type="float" office:value="1.54121" calcext:value-type="float">
            <text:p>1,54121</text:p>
          </table:table-cell>
          <table:table-cell table:formula="of:=([Green.E625]+[Green1.E625]+[Green2.E625]+[Green3.E625]+[Green4.E625])/5" office:value-type="float" office:value="-85.85322" calcext:value-type="float">
            <text:p>-85,85322</text:p>
          </table:table-cell>
        </table:table-row>
        <table:table-row table:style-name="ro1">
          <table:table-cell table:formula="of:=([Green.D626]+[Green1.D626]+[Green2.D626]+[Green3.D626]+[Green4.D626])/5" office:value-type="float" office:value="1.54368" calcext:value-type="float">
            <text:p>1,54368</text:p>
          </table:table-cell>
          <table:table-cell table:formula="of:=([Green.E626]+[Green1.E626]+[Green2.E626]+[Green3.E626]+[Green4.E626])/5" office:value-type="float" office:value="-87.37322" calcext:value-type="float">
            <text:p>-87,37322</text:p>
          </table:table-cell>
        </table:table-row>
        <table:table-row table:style-name="ro1">
          <table:table-cell table:formula="of:=([Green.D627]+[Green1.D627]+[Green2.D627]+[Green3.D627]+[Green4.D627])/5" office:value-type="float" office:value="1.54615" calcext:value-type="float">
            <text:p>1,54615</text:p>
          </table:table-cell>
          <table:table-cell table:formula="of:=([Green.E627]+[Green1.E627]+[Green2.E627]+[Green3.E627]+[Green4.E627])/5" office:value-type="float" office:value="-90.17322" calcext:value-type="float">
            <text:p>-90,17322</text:p>
          </table:table-cell>
        </table:table-row>
        <table:table-row table:style-name="ro1">
          <table:table-cell table:formula="of:=([Green.D628]+[Green1.D628]+[Green2.D628]+[Green3.D628]+[Green4.D628])/5" office:value-type="float" office:value="1.54862" calcext:value-type="float">
            <text:p>1,54862</text:p>
          </table:table-cell>
          <table:table-cell table:formula="of:=([Green.E628]+[Green1.E628]+[Green2.E628]+[Green3.E628]+[Green4.E628])/5" office:value-type="float" office:value="-85.21322" calcext:value-type="float">
            <text:p>-85,21322</text:p>
          </table:table-cell>
        </table:table-row>
        <table:table-row table:style-name="ro1">
          <table:table-cell table:formula="of:=([Green.D629]+[Green1.D629]+[Green2.D629]+[Green3.D629]+[Green4.D629])/5" office:value-type="float" office:value="1.55109" calcext:value-type="float">
            <text:p>1,55109</text:p>
          </table:table-cell>
          <table:table-cell table:formula="of:=([Green.E629]+[Green1.E629]+[Green2.E629]+[Green3.E629]+[Green4.E629])/5" office:value-type="float" office:value="-84.41322" calcext:value-type="float">
            <text:p>-84,41322</text:p>
          </table:table-cell>
        </table:table-row>
        <table:table-row table:style-name="ro1">
          <table:table-cell table:formula="of:=([Green.D630]+[Green1.D630]+[Green2.D630]+[Green3.D630]+[Green4.D630])/5" office:value-type="float" office:value="1.55356" calcext:value-type="float">
            <text:p>1,55356</text:p>
          </table:table-cell>
          <table:table-cell table:formula="of:=([Green.E630]+[Green1.E630]+[Green2.E630]+[Green3.E630]+[Green4.E630])/5" office:value-type="float" office:value="-85.77322" calcext:value-type="float">
            <text:p>-85,77322</text:p>
          </table:table-cell>
        </table:table-row>
        <table:table-row table:style-name="ro1">
          <table:table-cell table:formula="of:=([Green.D631]+[Green1.D631]+[Green2.D631]+[Green3.D631]+[Green4.D631])/5" office:value-type="float" office:value="1.55603" calcext:value-type="float">
            <text:p>1,55603</text:p>
          </table:table-cell>
          <table:table-cell table:formula="of:=([Green.E631]+[Green1.E631]+[Green2.E631]+[Green3.E631]+[Green4.E631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632]+[Green1.D632]+[Green2.D632]+[Green3.D632]+[Green4.D632])/5" office:value-type="float" office:value="1.5585" calcext:value-type="float">
            <text:p>1,5585</text:p>
          </table:table-cell>
          <table:table-cell table:formula="of:=([Green.E632]+[Green1.E632]+[Green2.E632]+[Green3.E632]+[Green4.E632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633]+[Green1.D633]+[Green2.D633]+[Green3.D633]+[Green4.D633])/5" office:value-type="float" office:value="1.56097" calcext:value-type="float">
            <text:p>1,56097</text:p>
          </table:table-cell>
          <table:table-cell table:formula="of:=([Green.E633]+[Green1.E633]+[Green2.E633]+[Green3.E633]+[Green4.E633])/5" office:value-type="float" office:value="-82.65322" calcext:value-type="float">
            <text:p>-82,65322</text:p>
          </table:table-cell>
        </table:table-row>
        <table:table-row table:style-name="ro1">
          <table:table-cell table:formula="of:=([Green.D634]+[Green1.D634]+[Green2.D634]+[Green3.D634]+[Green4.D634])/5" office:value-type="float" office:value="1.56344" calcext:value-type="float">
            <text:p>1,56344</text:p>
          </table:table-cell>
          <table:table-cell table:formula="of:=([Green.E634]+[Green1.E634]+[Green2.E634]+[Green3.E634]+[Green4.E634])/5" office:value-type="float" office:value="-88.33322" calcext:value-type="float">
            <text:p>-88,33322</text:p>
          </table:table-cell>
        </table:table-row>
        <table:table-row table:style-name="ro1">
          <table:table-cell table:formula="of:=([Green.D635]+[Green1.D635]+[Green2.D635]+[Green3.D635]+[Green4.D635])/5" office:value-type="float" office:value="1.56591" calcext:value-type="float">
            <text:p>1,56591</text:p>
          </table:table-cell>
          <table:table-cell table:formula="of:=([Green.E635]+[Green1.E635]+[Green2.E635]+[Green3.E635]+[Green4.E635])/5" office:value-type="float" office:value="-85.77322" calcext:value-type="float">
            <text:p>-85,77322</text:p>
          </table:table-cell>
        </table:table-row>
        <table:table-row table:style-name="ro1">
          <table:table-cell table:formula="of:=([Green.D636]+[Green1.D636]+[Green2.D636]+[Green3.D636]+[Green4.D636])/5" office:value-type="float" office:value="1.56838" calcext:value-type="float">
            <text:p>1,56838</text:p>
          </table:table-cell>
          <table:table-cell table:formula="of:=([Green.E636]+[Green1.E636]+[Green2.E636]+[Green3.E636]+[Green4.E636])/5" office:value-type="float" office:value="-85.37322" calcext:value-type="float">
            <text:p>-85,37322</text:p>
          </table:table-cell>
        </table:table-row>
        <table:table-row table:style-name="ro1">
          <table:table-cell table:formula="of:=([Green.D637]+[Green1.D637]+[Green2.D637]+[Green3.D637]+[Green4.D637])/5" office:value-type="float" office:value="1.57085" calcext:value-type="float">
            <text:p>1,57085</text:p>
          </table:table-cell>
          <table:table-cell table:formula="of:=([Green.E637]+[Green1.E637]+[Green2.E637]+[Green3.E637]+[Green4.E637])/5" office:value-type="float" office:value="-84.33322" calcext:value-type="float">
            <text:p>-84,33322</text:p>
          </table:table-cell>
        </table:table-row>
        <table:table-row table:style-name="ro1">
          <table:table-cell table:formula="of:=([Green.D638]+[Green1.D638]+[Green2.D638]+[Green3.D638]+[Green4.D638])/5" office:value-type="float" office:value="1.57332" calcext:value-type="float">
            <text:p>1,57332</text:p>
          </table:table-cell>
          <table:table-cell table:formula="of:=([Green.E638]+[Green1.E638]+[Green2.E638]+[Green3.E638]+[Green4.E638])/5" office:value-type="float" office:value="-84.09322" calcext:value-type="float">
            <text:p>-84,09322</text:p>
          </table:table-cell>
        </table:table-row>
        <table:table-row table:style-name="ro1">
          <table:table-cell table:formula="of:=([Green.D639]+[Green1.D639]+[Green2.D639]+[Green3.D639]+[Green4.D639])/5" office:value-type="float" office:value="1.57579" calcext:value-type="float">
            <text:p>1,57579</text:p>
          </table:table-cell>
          <table:table-cell table:formula="of:=([Green.E639]+[Green1.E639]+[Green2.E639]+[Green3.E639]+[Green4.E639])/5" office:value-type="float" office:value="-87.37322" calcext:value-type="float">
            <text:p>-87,37322</text:p>
          </table:table-cell>
        </table:table-row>
        <table:table-row table:style-name="ro1">
          <table:table-cell table:formula="of:=([Green.D640]+[Green1.D640]+[Green2.D640]+[Green3.D640]+[Green4.D640])/5" office:value-type="float" office:value="1.57826" calcext:value-type="float">
            <text:p>1,57826</text:p>
          </table:table-cell>
          <table:table-cell table:formula="of:=([Green.E640]+[Green1.E640]+[Green2.E640]+[Green3.E640]+[Green4.E640])/5" office:value-type="float" office:value="-83.61322" calcext:value-type="float">
            <text:p>-83,61322</text:p>
          </table:table-cell>
        </table:table-row>
        <table:table-row table:style-name="ro1">
          <table:table-cell table:formula="of:=([Green.D641]+[Green1.D641]+[Green2.D641]+[Green3.D641]+[Green4.D641])/5" office:value-type="float" office:value="1.58073" calcext:value-type="float">
            <text:p>1,58073</text:p>
          </table:table-cell>
          <table:table-cell table:formula="of:=([Green.E641]+[Green1.E641]+[Green2.E641]+[Green3.E641]+[Green4.E641])/5" office:value-type="float" office:value="-84.57322" calcext:value-type="float">
            <text:p>-84,57322</text:p>
          </table:table-cell>
        </table:table-row>
        <table:table-row table:style-name="ro1">
          <table:table-cell table:formula="of:=([Green.D642]+[Green1.D642]+[Green2.D642]+[Green3.D642]+[Green4.D642])/5" office:value-type="float" office:value="1.5832" calcext:value-type="float">
            <text:p>1,5832</text:p>
          </table:table-cell>
          <table:table-cell table:formula="of:=([Green.E642]+[Green1.E642]+[Green2.E642]+[Green3.E642]+[Green4.E642])/5" office:value-type="float" office:value="-82.33322" calcext:value-type="float">
            <text:p>-82,33322</text:p>
          </table:table-cell>
        </table:table-row>
        <table:table-row table:style-name="ro1">
          <table:table-cell table:formula="of:=([Green.D643]+[Green1.D643]+[Green2.D643]+[Green3.D643]+[Green4.D643])/5" office:value-type="float" office:value="1.58567" calcext:value-type="float">
            <text:p>1,58567</text:p>
          </table:table-cell>
          <table:table-cell table:formula="of:=([Green.E643]+[Green1.E643]+[Green2.E643]+[Green3.E643]+[Green4.E643])/5" office:value-type="float" office:value="-84.81322" calcext:value-type="float">
            <text:p>-84,81322</text:p>
          </table:table-cell>
        </table:table-row>
        <table:table-row table:style-name="ro1">
          <table:table-cell table:formula="of:=([Green.D644]+[Green1.D644]+[Green2.D644]+[Green3.D644]+[Green4.D644])/5" office:value-type="float" office:value="1.58814" calcext:value-type="float">
            <text:p>1,58814</text:p>
          </table:table-cell>
          <table:table-cell table:formula="of:=([Green.E644]+[Green1.E644]+[Green2.E644]+[Green3.E644]+[Green4.E644])/5" office:value-type="float" office:value="-82.65322" calcext:value-type="float">
            <text:p>-82,65322</text:p>
          </table:table-cell>
        </table:table-row>
        <table:table-row table:style-name="ro1">
          <table:table-cell table:formula="of:=([Green.D645]+[Green1.D645]+[Green2.D645]+[Green3.D645]+[Green4.D645])/5" office:value-type="float" office:value="1.59061" calcext:value-type="float">
            <text:p>1,59061</text:p>
          </table:table-cell>
          <table:table-cell table:formula="of:=([Green.E645]+[Green1.E645]+[Green2.E645]+[Green3.E645]+[Green4.E645])/5" office:value-type="float" office:value="-81.37322" calcext:value-type="float">
            <text:p>-81,37322</text:p>
          </table:table-cell>
        </table:table-row>
        <table:table-row table:style-name="ro1">
          <table:table-cell table:formula="of:=([Green.D646]+[Green1.D646]+[Green2.D646]+[Green3.D646]+[Green4.D646])/5" office:value-type="float" office:value="1.59308" calcext:value-type="float">
            <text:p>1,59308</text:p>
          </table:table-cell>
          <table:table-cell table:formula="of:=([Green.E646]+[Green1.E646]+[Green2.E646]+[Green3.E646]+[Green4.E646])/5" office:value-type="float" office:value="-82.17322" calcext:value-type="float">
            <text:p>-82,17322</text:p>
          </table:table-cell>
        </table:table-row>
        <table:table-row table:style-name="ro1">
          <table:table-cell table:formula="of:=([Green.D647]+[Green1.D647]+[Green2.D647]+[Green3.D647]+[Green4.D647])/5" office:value-type="float" office:value="1.59555" calcext:value-type="float">
            <text:p>1,59555</text:p>
          </table:table-cell>
          <table:table-cell table:formula="of:=([Green.E647]+[Green1.E647]+[Green2.E647]+[Green3.E647]+[Green4.E647])/5" office:value-type="float" office:value="-86.73322" calcext:value-type="float">
            <text:p>-86,73322</text:p>
          </table:table-cell>
        </table:table-row>
        <table:table-row table:style-name="ro1">
          <table:table-cell table:formula="of:=([Green.D648]+[Green1.D648]+[Green2.D648]+[Green3.D648]+[Green4.D648])/5" office:value-type="float" office:value="1.59802" calcext:value-type="float">
            <text:p>1,59802</text:p>
          </table:table-cell>
          <table:table-cell table:formula="of:=([Green.E648]+[Green1.E648]+[Green2.E648]+[Green3.E648]+[Green4.E648])/5" office:value-type="float" office:value="-88.17322" calcext:value-type="float">
            <text:p>-88,17322</text:p>
          </table:table-cell>
        </table:table-row>
        <table:table-row table:style-name="ro1">
          <table:table-cell table:formula="of:=([Green.D649]+[Green1.D649]+[Green2.D649]+[Green3.D649]+[Green4.D649])/5" office:value-type="float" office:value="1.60049" calcext:value-type="float">
            <text:p>1,60049</text:p>
          </table:table-cell>
          <table:table-cell table:formula="of:=([Green.E649]+[Green1.E649]+[Green2.E649]+[Green3.E649]+[Green4.E649])/5" office:value-type="float" office:value="-85.21322" calcext:value-type="float">
            <text:p>-85,21322</text:p>
          </table:table-cell>
        </table:table-row>
        <table:table-row table:style-name="ro1">
          <table:table-cell table:formula="of:=([Green.D650]+[Green1.D650]+[Green2.D650]+[Green3.D650]+[Green4.D650])/5" office:value-type="float" office:value="1.60296" calcext:value-type="float">
            <text:p>1,60296</text:p>
          </table:table-cell>
          <table:table-cell table:formula="of:=([Green.E650]+[Green1.E650]+[Green2.E650]+[Green3.E650]+[Green4.E650])/5" office:value-type="float" office:value="-87.45322" calcext:value-type="float">
            <text:p>-87,45322</text:p>
          </table:table-cell>
        </table:table-row>
        <table:table-row table:style-name="ro1">
          <table:table-cell table:formula="of:=([Green.D651]+[Green1.D651]+[Green2.D651]+[Green3.D651]+[Green4.D651])/5" office:value-type="float" office:value="1.60543" calcext:value-type="float">
            <text:p>1,60543</text:p>
          </table:table-cell>
          <table:table-cell table:formula="of:=([Green.E651]+[Green1.E651]+[Green2.E651]+[Green3.E651]+[Green4.E651])/5" office:value-type="float" office:value="-88.49322" calcext:value-type="float">
            <text:p>-88,49322</text:p>
          </table:table-cell>
        </table:table-row>
        <table:table-row table:style-name="ro1">
          <table:table-cell table:formula="of:=([Green.D652]+[Green1.D652]+[Green2.D652]+[Green3.D652]+[Green4.D652])/5" office:value-type="float" office:value="1.6079" calcext:value-type="float">
            <text:p>1,6079</text:p>
          </table:table-cell>
          <table:table-cell table:formula="of:=([Green.E652]+[Green1.E652]+[Green2.E652]+[Green3.E652]+[Green4.E652])/5" office:value-type="float" office:value="-89.05322" calcext:value-type="float">
            <text:p>-89,05322</text:p>
          </table:table-cell>
        </table:table-row>
        <table:table-row table:style-name="ro1">
          <table:table-cell table:formula="of:=([Green.D653]+[Green1.D653]+[Green2.D653]+[Green3.D653]+[Green4.D653])/5" office:value-type="float" office:value="1.61037" calcext:value-type="float">
            <text:p>1,61037</text:p>
          </table:table-cell>
          <table:table-cell table:formula="of:=([Green.E653]+[Green1.E653]+[Green2.E653]+[Green3.E653]+[Green4.E653])/5" office:value-type="float" office:value="-89.53322" calcext:value-type="float">
            <text:p>-89,53322</text:p>
          </table:table-cell>
        </table:table-row>
        <table:table-row table:style-name="ro1">
          <table:table-cell table:formula="of:=([Green.D654]+[Green1.D654]+[Green2.D654]+[Green3.D654]+[Green4.D654])/5" office:value-type="float" office:value="1.61284" calcext:value-type="float">
            <text:p>1,61284</text:p>
          </table:table-cell>
          <table:table-cell table:formula="of:=([Green.E654]+[Green1.E654]+[Green2.E654]+[Green3.E654]+[Green4.E654])/5" office:value-type="float" office:value="-91.77322" calcext:value-type="float">
            <text:p>-91,77322</text:p>
          </table:table-cell>
        </table:table-row>
        <table:table-row table:style-name="ro1">
          <table:table-cell table:formula="of:=([Green.D655]+[Green1.D655]+[Green2.D655]+[Green3.D655]+[Green4.D655])/5" office:value-type="float" office:value="1.61531" calcext:value-type="float">
            <text:p>1,61531</text:p>
          </table:table-cell>
          <table:table-cell table:formula="of:=([Green.E655]+[Green1.E655]+[Green2.E655]+[Green3.E655]+[Green4.E655])/5" office:value-type="float" office:value="-87.13322" calcext:value-type="float">
            <text:p>-87,13322</text:p>
          </table:table-cell>
        </table:table-row>
        <table:table-row table:style-name="ro1">
          <table:table-cell table:formula="of:=([Green.D656]+[Green1.D656]+[Green2.D656]+[Green3.D656]+[Green4.D656])/5" office:value-type="float" office:value="1.61778" calcext:value-type="float">
            <text:p>1,61778</text:p>
          </table:table-cell>
          <table:table-cell table:formula="of:=([Green.E656]+[Green1.E656]+[Green2.E656]+[Green3.E656]+[Green4.E656])/5" office:value-type="float" office:value="-85.85322" calcext:value-type="float">
            <text:p>-85,85322</text:p>
          </table:table-cell>
        </table:table-row>
        <table:table-row table:style-name="ro1">
          <table:table-cell table:formula="of:=([Green.D657]+[Green1.D657]+[Green2.D657]+[Green3.D657]+[Green4.D657])/5" office:value-type="float" office:value="1.62025" calcext:value-type="float">
            <text:p>1,62025</text:p>
          </table:table-cell>
          <table:table-cell table:formula="of:=([Green.E657]+[Green1.E657]+[Green2.E657]+[Green3.E657]+[Green4.E657])/5" office:value-type="float" office:value="-89.29322" calcext:value-type="float">
            <text:p>-89,29322</text:p>
          </table:table-cell>
        </table:table-row>
        <table:table-row table:style-name="ro1">
          <table:table-cell table:formula="of:=([Green.D658]+[Green1.D658]+[Green2.D658]+[Green3.D658]+[Green4.D658])/5" office:value-type="float" office:value="1.62272" calcext:value-type="float">
            <text:p>1,62272</text:p>
          </table:table-cell>
          <table:table-cell table:formula="of:=([Green.E658]+[Green1.E658]+[Green2.E658]+[Green3.E658]+[Green4.E658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659]+[Green1.D659]+[Green2.D659]+[Green3.D659]+[Green4.D659])/5" office:value-type="float" office:value="1.62519" calcext:value-type="float">
            <text:p>1,62519</text:p>
          </table:table-cell>
          <table:table-cell table:formula="of:=([Green.E659]+[Green1.E659]+[Green2.E659]+[Green3.E659]+[Green4.E659])/5" office:value-type="float" office:value="-84.97322" calcext:value-type="float">
            <text:p>-84,97322</text:p>
          </table:table-cell>
        </table:table-row>
        <table:table-row table:style-name="ro1">
          <table:table-cell table:formula="of:=([Green.D660]+[Green1.D660]+[Green2.D660]+[Green3.D660]+[Green4.D660])/5" office:value-type="float" office:value="1.62766" calcext:value-type="float">
            <text:p>1,62766</text:p>
          </table:table-cell>
          <table:table-cell table:formula="of:=([Green.E660]+[Green1.E660]+[Green2.E660]+[Green3.E660]+[Green4.E660])/5" office:value-type="float" office:value="-88.09322" calcext:value-type="float">
            <text:p>-88,09322</text:p>
          </table:table-cell>
        </table:table-row>
        <table:table-row table:style-name="ro1">
          <table:table-cell table:formula="of:=([Green.D661]+[Green1.D661]+[Green2.D661]+[Green3.D661]+[Green4.D661])/5" office:value-type="float" office:value="1.63013" calcext:value-type="float">
            <text:p>1,63013</text:p>
          </table:table-cell>
          <table:table-cell table:formula="of:=([Green.E661]+[Green1.E661]+[Green2.E661]+[Green3.E661]+[Green4.E661])/5" office:value-type="float" office:value="-86.65322" calcext:value-type="float">
            <text:p>-86,65322</text:p>
          </table:table-cell>
        </table:table-row>
        <table:table-row table:style-name="ro1">
          <table:table-cell table:formula="of:=([Green.D662]+[Green1.D662]+[Green2.D662]+[Green3.D662]+[Green4.D662])/5" office:value-type="float" office:value="1.6326" calcext:value-type="float">
            <text:p>1,6326</text:p>
          </table:table-cell>
          <table:table-cell table:formula="of:=([Green.E662]+[Green1.E662]+[Green2.E662]+[Green3.E662]+[Green4.E662])/5" office:value-type="float" office:value="-90.41322" calcext:value-type="float">
            <text:p>-90,41322</text:p>
          </table:table-cell>
        </table:table-row>
        <table:table-row table:style-name="ro1">
          <table:table-cell table:formula="of:=([Green.D663]+[Green1.D663]+[Green2.D663]+[Green3.D663]+[Green4.D663])/5" office:value-type="float" office:value="1.63507" calcext:value-type="float">
            <text:p>1,63507</text:p>
          </table:table-cell>
          <table:table-cell table:formula="of:=([Green.E663]+[Green1.E663]+[Green2.E663]+[Green3.E663]+[Green4.E663])/5" office:value-type="float" office:value="-90.65322" calcext:value-type="float">
            <text:p>-90,65322</text:p>
          </table:table-cell>
        </table:table-row>
        <table:table-row table:style-name="ro1">
          <table:table-cell table:formula="of:=([Green.D664]+[Green1.D664]+[Green2.D664]+[Green3.D664]+[Green4.D664])/5" office:value-type="float" office:value="1.63754" calcext:value-type="float">
            <text:p>1,63754</text:p>
          </table:table-cell>
          <table:table-cell table:formula="of:=([Green.E664]+[Green1.E664]+[Green2.E664]+[Green3.E664]+[Green4.E664])/5" office:value-type="float" office:value="-92.01322" calcext:value-type="float">
            <text:p>-92,01322</text:p>
          </table:table-cell>
        </table:table-row>
        <table:table-row table:style-name="ro1">
          <table:table-cell table:formula="of:=([Green.D665]+[Green1.D665]+[Green2.D665]+[Green3.D665]+[Green4.D665])/5" office:value-type="float" office:value="1.64001" calcext:value-type="float">
            <text:p>1,64001</text:p>
          </table:table-cell>
          <table:table-cell table:formula="of:=([Green.E665]+[Green1.E665]+[Green2.E665]+[Green3.E665]+[Green4.E665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666]+[Green1.D666]+[Green2.D666]+[Green3.D666]+[Green4.D666])/5" office:value-type="float" office:value="1.64248" calcext:value-type="float">
            <text:p>1,64248</text:p>
          </table:table-cell>
          <table:table-cell table:formula="of:=([Green.E666]+[Green1.E666]+[Green2.E666]+[Green3.E666]+[Green4.E666])/5" office:value-type="float" office:value="-87.45322" calcext:value-type="float">
            <text:p>-87,45322</text:p>
          </table:table-cell>
        </table:table-row>
        <table:table-row table:style-name="ro1">
          <table:table-cell table:formula="of:=([Green.D667]+[Green1.D667]+[Green2.D667]+[Green3.D667]+[Green4.D667])/5" office:value-type="float" office:value="1.64495" calcext:value-type="float">
            <text:p>1,64495</text:p>
          </table:table-cell>
          <table:table-cell table:formula="of:=([Green.E667]+[Green1.E667]+[Green2.E667]+[Green3.E667]+[Green4.E667])/5" office:value-type="float" office:value="-87.13322" calcext:value-type="float">
            <text:p>-87,13322</text:p>
          </table:table-cell>
        </table:table-row>
        <table:table-row table:style-name="ro1">
          <table:table-cell table:formula="of:=([Green.D668]+[Green1.D668]+[Green2.D668]+[Green3.D668]+[Green4.D668])/5" office:value-type="float" office:value="1.64742" calcext:value-type="float">
            <text:p>1,64742</text:p>
          </table:table-cell>
          <table:table-cell table:formula="of:=([Green.E668]+[Green1.E668]+[Green2.E668]+[Green3.E668]+[Green4.E668])/5" office:value-type="float" office:value="-86.97322" calcext:value-type="float">
            <text:p>-86,97322</text:p>
          </table:table-cell>
        </table:table-row>
        <table:table-row table:style-name="ro1">
          <table:table-cell table:formula="of:=([Green.D669]+[Green1.D669]+[Green2.D669]+[Green3.D669]+[Green4.D669])/5" office:value-type="float" office:value="1.64989" calcext:value-type="float">
            <text:p>1,64989</text:p>
          </table:table-cell>
          <table:table-cell table:formula="of:=([Green.E669]+[Green1.E669]+[Green2.E669]+[Green3.E669]+[Green4.E669])/5" office:value-type="float" office:value="-84.49322" calcext:value-type="float">
            <text:p>-84,49322</text:p>
          </table:table-cell>
        </table:table-row>
        <table:table-row table:style-name="ro1">
          <table:table-cell table:formula="of:=([Green.D670]+[Green1.D670]+[Green2.D670]+[Green3.D670]+[Green4.D670])/5" office:value-type="float" office:value="1.65236" calcext:value-type="float">
            <text:p>1,65236</text:p>
          </table:table-cell>
          <table:table-cell table:formula="of:=([Green.E670]+[Green1.E670]+[Green2.E670]+[Green3.E670]+[Green4.E670])/5" office:value-type="float" office:value="-83.93322" calcext:value-type="float">
            <text:p>-83,93322</text:p>
          </table:table-cell>
        </table:table-row>
        <table:table-row table:style-name="ro1">
          <table:table-cell table:formula="of:=([Green.D671]+[Green1.D671]+[Green2.D671]+[Green3.D671]+[Green4.D671])/5" office:value-type="float" office:value="1.65483" calcext:value-type="float">
            <text:p>1,65483</text:p>
          </table:table-cell>
          <table:table-cell table:formula="of:=([Green.E671]+[Green1.E671]+[Green2.E671]+[Green3.E671]+[Green4.E671])/5" office:value-type="float" office:value="-84.81322" calcext:value-type="float">
            <text:p>-84,81322</text:p>
          </table:table-cell>
        </table:table-row>
        <table:table-row table:style-name="ro1">
          <table:table-cell table:formula="of:=([Green.D672]+[Green1.D672]+[Green2.D672]+[Green3.D672]+[Green4.D672])/5" office:value-type="float" office:value="1.6573" calcext:value-type="float">
            <text:p>1,6573</text:p>
          </table:table-cell>
          <table:table-cell table:formula="of:=([Green.E672]+[Green1.E672]+[Green2.E672]+[Green3.E672]+[Green4.E672])/5" office:value-type="float" office:value="-86.97322" calcext:value-type="float">
            <text:p>-86,97322</text:p>
          </table:table-cell>
        </table:table-row>
        <table:table-row table:style-name="ro1">
          <table:table-cell table:formula="of:=([Green.D673]+[Green1.D673]+[Green2.D673]+[Green3.D673]+[Green4.D673])/5" office:value-type="float" office:value="1.65977" calcext:value-type="float">
            <text:p>1,65977</text:p>
          </table:table-cell>
          <table:table-cell table:formula="of:=([Green.E673]+[Green1.E673]+[Green2.E673]+[Green3.E673]+[Green4.E673])/5" office:value-type="float" office:value="-86.73322" calcext:value-type="float">
            <text:p>-86,73322</text:p>
          </table:table-cell>
        </table:table-row>
        <table:table-row table:style-name="ro1">
          <table:table-cell table:formula="of:=([Green.D674]+[Green1.D674]+[Green2.D674]+[Green3.D674]+[Green4.D674])/5" office:value-type="float" office:value="1.66224" calcext:value-type="float">
            <text:p>1,66224</text:p>
          </table:table-cell>
          <table:table-cell table:formula="of:=([Green.E674]+[Green1.E674]+[Green2.E674]+[Green3.E674]+[Green4.E674])/5" office:value-type="float" office:value="-87.61322" calcext:value-type="float">
            <text:p>-87,61322</text:p>
          </table:table-cell>
        </table:table-row>
        <table:table-row table:style-name="ro1">
          <table:table-cell table:formula="of:=([Green.D675]+[Green1.D675]+[Green2.D675]+[Green3.D675]+[Green4.D675])/5" office:value-type="float" office:value="1.66471" calcext:value-type="float">
            <text:p>1,66471</text:p>
          </table:table-cell>
          <table:table-cell table:formula="of:=([Green.E675]+[Green1.E675]+[Green2.E675]+[Green3.E675]+[Green4.E675])/5" office:value-type="float" office:value="-85.69322" calcext:value-type="float">
            <text:p>-85,69322</text:p>
          </table:table-cell>
        </table:table-row>
        <table:table-row table:style-name="ro1">
          <table:table-cell table:formula="of:=([Green.D676]+[Green1.D676]+[Green2.D676]+[Green3.D676]+[Green4.D676])/5" office:value-type="float" office:value="1.66718" calcext:value-type="float">
            <text:p>1,66718</text:p>
          </table:table-cell>
          <table:table-cell table:formula="of:=([Green.E676]+[Green1.E676]+[Green2.E676]+[Green3.E676]+[Green4.E676])/5" office:value-type="float" office:value="-87.13322" calcext:value-type="float">
            <text:p>-87,13322</text:p>
          </table:table-cell>
        </table:table-row>
        <table:table-row table:style-name="ro1">
          <table:table-cell table:formula="of:=([Green.D677]+[Green1.D677]+[Green2.D677]+[Green3.D677]+[Green4.D677])/5" office:value-type="float" office:value="1.66965" calcext:value-type="float">
            <text:p>1,66965</text:p>
          </table:table-cell>
          <table:table-cell table:formula="of:=([Green.E677]+[Green1.E677]+[Green2.E677]+[Green3.E677]+[Green4.E677])/5" office:value-type="float" office:value="-87.93322" calcext:value-type="float">
            <text:p>-87,93322</text:p>
          </table:table-cell>
        </table:table-row>
        <table:table-row table:style-name="ro1">
          <table:table-cell table:formula="of:=([Green.D678]+[Green1.D678]+[Green2.D678]+[Green3.D678]+[Green4.D678])/5" office:value-type="float" office:value="1.67212" calcext:value-type="float">
            <text:p>1,67212</text:p>
          </table:table-cell>
          <table:table-cell table:formula="of:=([Green.E678]+[Green1.E678]+[Green2.E678]+[Green3.E678]+[Green4.E678])/5" office:value-type="float" office:value="-83.45322" calcext:value-type="float">
            <text:p>-83,45322</text:p>
          </table:table-cell>
        </table:table-row>
        <table:table-row table:style-name="ro1">
          <table:table-cell table:formula="of:=([Green.D679]+[Green1.D679]+[Green2.D679]+[Green3.D679]+[Green4.D679])/5" office:value-type="float" office:value="1.67459" calcext:value-type="float">
            <text:p>1,67459</text:p>
          </table:table-cell>
          <table:table-cell table:formula="of:=([Green.E679]+[Green1.E679]+[Green2.E679]+[Green3.E679]+[Green4.E679])/5" office:value-type="float" office:value="-85.45322" calcext:value-type="float">
            <text:p>-85,45322</text:p>
          </table:table-cell>
        </table:table-row>
        <table:table-row table:style-name="ro1">
          <table:table-cell table:formula="of:=([Green.D680]+[Green1.D680]+[Green2.D680]+[Green3.D680]+[Green4.D680])/5" office:value-type="float" office:value="1.67706" calcext:value-type="float">
            <text:p>1,67706</text:p>
          </table:table-cell>
          <table:table-cell table:formula="of:=([Green.E680]+[Green1.E680]+[Green2.E680]+[Green3.E680]+[Green4.E680])/5" office:value-type="float" office:value="-83.05322" calcext:value-type="float">
            <text:p>-83,05322</text:p>
          </table:table-cell>
        </table:table-row>
        <table:table-row table:style-name="ro1">
          <table:table-cell table:formula="of:=([Green.D681]+[Green1.D681]+[Green2.D681]+[Green3.D681]+[Green4.D681])/5" office:value-type="float" office:value="1.67953" calcext:value-type="float">
            <text:p>1,67953</text:p>
          </table:table-cell>
          <table:table-cell table:formula="of:=([Green.E681]+[Green1.E681]+[Green2.E681]+[Green3.E681]+[Green4.E681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682]+[Green1.D682]+[Green2.D682]+[Green3.D682]+[Green4.D682])/5" office:value-type="float" office:value="1.682" calcext:value-type="float">
            <text:p>1,682</text:p>
          </table:table-cell>
          <table:table-cell table:formula="of:=([Green.E682]+[Green1.E682]+[Green2.E682]+[Green3.E682]+[Green4.E682])/5" office:value-type="float" office:value="-85.13322" calcext:value-type="float">
            <text:p>-85,13322</text:p>
          </table:table-cell>
        </table:table-row>
        <table:table-row table:style-name="ro1">
          <table:table-cell table:formula="of:=([Green.D683]+[Green1.D683]+[Green2.D683]+[Green3.D683]+[Green4.D683])/5" office:value-type="float" office:value="1.68447" calcext:value-type="float">
            <text:p>1,68447</text:p>
          </table:table-cell>
          <table:table-cell table:formula="of:=([Green.E683]+[Green1.E683]+[Green2.E683]+[Green3.E683]+[Green4.E683])/5" office:value-type="float" office:value="-82.09322" calcext:value-type="float">
            <text:p>-82,09322</text:p>
          </table:table-cell>
        </table:table-row>
        <table:table-row table:style-name="ro1">
          <table:table-cell table:formula="of:=([Green.D684]+[Green1.D684]+[Green2.D684]+[Green3.D684]+[Green4.D684])/5" office:value-type="float" office:value="1.68694" calcext:value-type="float">
            <text:p>1,68694</text:p>
          </table:table-cell>
          <table:table-cell table:formula="of:=([Green.E684]+[Green1.E684]+[Green2.E684]+[Green3.E684]+[Green4.E684])/5" office:value-type="float" office:value="-82.17322" calcext:value-type="float">
            <text:p>-82,17322</text:p>
          </table:table-cell>
        </table:table-row>
        <table:table-row table:style-name="ro1">
          <table:table-cell table:formula="of:=([Green.D685]+[Green1.D685]+[Green2.D685]+[Green3.D685]+[Green4.D685])/5" office:value-type="float" office:value="1.68941" calcext:value-type="float">
            <text:p>1,68941</text:p>
          </table:table-cell>
          <table:table-cell table:formula="of:=([Green.E685]+[Green1.E685]+[Green2.E685]+[Green3.E685]+[Green4.E685])/5" office:value-type="float" office:value="-85.13322" calcext:value-type="float">
            <text:p>-85,13322</text:p>
          </table:table-cell>
        </table:table-row>
        <table:table-row table:style-name="ro1">
          <table:table-cell table:formula="of:=([Green.D686]+[Green1.D686]+[Green2.D686]+[Green3.D686]+[Green4.D686])/5" office:value-type="float" office:value="1.69188" calcext:value-type="float">
            <text:p>1,69188</text:p>
          </table:table-cell>
          <table:table-cell table:formula="of:=([Green.E686]+[Green1.E686]+[Green2.E686]+[Green3.E686]+[Green4.E686])/5" office:value-type="float" office:value="-85.05322" calcext:value-type="float">
            <text:p>-85,05322</text:p>
          </table:table-cell>
        </table:table-row>
        <table:table-row table:style-name="ro1">
          <table:table-cell table:formula="of:=([Green.D687]+[Green1.D687]+[Green2.D687]+[Green3.D687]+[Green4.D687])/5" office:value-type="float" office:value="1.69435" calcext:value-type="float">
            <text:p>1,69435</text:p>
          </table:table-cell>
          <table:table-cell table:formula="of:=([Green.E687]+[Green1.E687]+[Green2.E687]+[Green3.E687]+[Green4.E687])/5" office:value-type="float" office:value="-86.81322" calcext:value-type="float">
            <text:p>-86,81322</text:p>
          </table:table-cell>
        </table:table-row>
        <table:table-row table:style-name="ro1">
          <table:table-cell table:formula="of:=([Green.D688]+[Green1.D688]+[Green2.D688]+[Green3.D688]+[Green4.D688])/5" office:value-type="float" office:value="1.69682" calcext:value-type="float">
            <text:p>1,69682</text:p>
          </table:table-cell>
          <table:table-cell table:formula="of:=([Green.E688]+[Green1.E688]+[Green2.E688]+[Green3.E688]+[Green4.E688])/5" office:value-type="float" office:value="-89.69322" calcext:value-type="float">
            <text:p>-89,69322</text:p>
          </table:table-cell>
        </table:table-row>
        <table:table-row table:style-name="ro1">
          <table:table-cell table:formula="of:=([Green.D689]+[Green1.D689]+[Green2.D689]+[Green3.D689]+[Green4.D689])/5" office:value-type="float" office:value="1.69929" calcext:value-type="float">
            <text:p>1,69929</text:p>
          </table:table-cell>
          <table:table-cell table:formula="of:=([Green.E689]+[Green1.E689]+[Green2.E689]+[Green3.E689]+[Green4.E689])/5" office:value-type="float" office:value="-89.85322" calcext:value-type="float">
            <text:p>-89,85322</text:p>
          </table:table-cell>
        </table:table-row>
        <table:table-row table:style-name="ro1">
          <table:table-cell table:formula="of:=([Green.D690]+[Green1.D690]+[Green2.D690]+[Green3.D690]+[Green4.D690])/5" office:value-type="float" office:value="1.70176" calcext:value-type="float">
            <text:p>1,70176</text:p>
          </table:table-cell>
          <table:table-cell table:formula="of:=([Green.E690]+[Green1.E690]+[Green2.E690]+[Green3.E690]+[Green4.E690])/5" office:value-type="float" office:value="-93.05322" calcext:value-type="float">
            <text:p>-93,05322</text:p>
          </table:table-cell>
        </table:table-row>
        <table:table-row table:style-name="ro1">
          <table:table-cell table:formula="of:=([Green.D691]+[Green1.D691]+[Green2.D691]+[Green3.D691]+[Green4.D691])/5" office:value-type="float" office:value="1.70423" calcext:value-type="float">
            <text:p>1,70423</text:p>
          </table:table-cell>
          <table:table-cell table:formula="of:=([Green.E691]+[Green1.E691]+[Green2.E691]+[Green3.E691]+[Green4.E691])/5" office:value-type="float" office:value="-90.89322" calcext:value-type="float">
            <text:p>-90,89322</text:p>
          </table:table-cell>
        </table:table-row>
        <table:table-row table:style-name="ro1">
          <table:table-cell table:formula="of:=([Green.D692]+[Green1.D692]+[Green2.D692]+[Green3.D692]+[Green4.D692])/5" office:value-type="float" office:value="1.7067" calcext:value-type="float">
            <text:p>1,7067</text:p>
          </table:table-cell>
          <table:table-cell table:formula="of:=([Green.E692]+[Green1.E692]+[Green2.E692]+[Green3.E692]+[Green4.E692])/5" office:value-type="float" office:value="-92.57322" calcext:value-type="float">
            <text:p>-92,57322</text:p>
          </table:table-cell>
        </table:table-row>
        <table:table-row table:style-name="ro1">
          <table:table-cell table:formula="of:=([Green.D693]+[Green1.D693]+[Green2.D693]+[Green3.D693]+[Green4.D693])/5" office:value-type="float" office:value="1.70917" calcext:value-type="float">
            <text:p>1,70917</text:p>
          </table:table-cell>
          <table:table-cell table:formula="of:=([Green.E693]+[Green1.E693]+[Green2.E693]+[Green3.E693]+[Green4.E693])/5" office:value-type="float" office:value="-86.09322" calcext:value-type="float">
            <text:p>-86,09322</text:p>
          </table:table-cell>
        </table:table-row>
        <table:table-row table:style-name="ro1">
          <table:table-cell table:formula="of:=([Green.D694]+[Green1.D694]+[Green2.D694]+[Green3.D694]+[Green4.D694])/5" office:value-type="float" office:value="1.71164" calcext:value-type="float">
            <text:p>1,71164</text:p>
          </table:table-cell>
          <table:table-cell table:formula="of:=([Green.E694]+[Green1.E694]+[Green2.E694]+[Green3.E694]+[Green4.E694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695]+[Green1.D695]+[Green2.D695]+[Green3.D695]+[Green4.D695])/5" office:value-type="float" office:value="1.71411" calcext:value-type="float">
            <text:p>1,71411</text:p>
          </table:table-cell>
          <table:table-cell table:formula="of:=([Green.E695]+[Green1.E695]+[Green2.E695]+[Green3.E695]+[Green4.E695])/5" office:value-type="float" office:value="-86.81322" calcext:value-type="float">
            <text:p>-86,81322</text:p>
          </table:table-cell>
        </table:table-row>
        <table:table-row table:style-name="ro1">
          <table:table-cell table:formula="of:=([Green.D696]+[Green1.D696]+[Green2.D696]+[Green3.D696]+[Green4.D696])/5" office:value-type="float" office:value="1.71658" calcext:value-type="float">
            <text:p>1,71658</text:p>
          </table:table-cell>
          <table:table-cell table:formula="of:=([Green.E696]+[Green1.E696]+[Green2.E696]+[Green3.E696]+[Green4.E696])/5" office:value-type="float" office:value="-84.33322" calcext:value-type="float">
            <text:p>-84,33322</text:p>
          </table:table-cell>
        </table:table-row>
        <table:table-row table:style-name="ro1">
          <table:table-cell table:formula="of:=([Green.D697]+[Green1.D697]+[Green2.D697]+[Green3.D697]+[Green4.D697])/5" office:value-type="float" office:value="1.71905" calcext:value-type="float">
            <text:p>1,71905</text:p>
          </table:table-cell>
          <table:table-cell table:formula="of:=([Green.E697]+[Green1.E697]+[Green2.E697]+[Green3.E697]+[Green4.E697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698]+[Green1.D698]+[Green2.D698]+[Green3.D698]+[Green4.D698])/5" office:value-type="float" office:value="1.72152" calcext:value-type="float">
            <text:p>1,72152</text:p>
          </table:table-cell>
          <table:table-cell table:formula="of:=([Green.E698]+[Green1.E698]+[Green2.E698]+[Green3.E698]+[Green4.E698])/5" office:value-type="float" office:value="-85.05322" calcext:value-type="float">
            <text:p>-85,05322</text:p>
          </table:table-cell>
        </table:table-row>
        <table:table-row table:style-name="ro1">
          <table:table-cell table:formula="of:=([Green.D699]+[Green1.D699]+[Green2.D699]+[Green3.D699]+[Green4.D699])/5" office:value-type="float" office:value="1.72399" calcext:value-type="float">
            <text:p>1,72399</text:p>
          </table:table-cell>
          <table:table-cell table:formula="of:=([Green.E699]+[Green1.E699]+[Green2.E699]+[Green3.E699]+[Green4.E699])/5" office:value-type="float" office:value="-84.65322" calcext:value-type="float">
            <text:p>-84,65322</text:p>
          </table:table-cell>
        </table:table-row>
        <table:table-row table:style-name="ro1">
          <table:table-cell table:formula="of:=([Green.D700]+[Green1.D700]+[Green2.D700]+[Green3.D700]+[Green4.D700])/5" office:value-type="float" office:value="1.72646" calcext:value-type="float">
            <text:p>1,72646</text:p>
          </table:table-cell>
          <table:table-cell table:formula="of:=([Green.E700]+[Green1.E700]+[Green2.E700]+[Green3.E700]+[Green4.E700])/5" office:value-type="float" office:value="-88.89322" calcext:value-type="float">
            <text:p>-88,89322</text:p>
          </table:table-cell>
        </table:table-row>
        <table:table-row table:style-name="ro1">
          <table:table-cell table:formula="of:=([Green.D701]+[Green1.D701]+[Green2.D701]+[Green3.D701]+[Green4.D701])/5" office:value-type="float" office:value="1.72893" calcext:value-type="float">
            <text:p>1,72893</text:p>
          </table:table-cell>
          <table:table-cell table:formula="of:=([Green.E701]+[Green1.E701]+[Green2.E701]+[Green3.E701]+[Green4.E701])/5" office:value-type="float" office:value="-82.57322" calcext:value-type="float">
            <text:p>-82,57322</text:p>
          </table:table-cell>
        </table:table-row>
        <table:table-row table:style-name="ro1">
          <table:table-cell table:formula="of:=([Green.D702]+[Green1.D702]+[Green2.D702]+[Green3.D702]+[Green4.D702])/5" office:value-type="float" office:value="1.7314" calcext:value-type="float">
            <text:p>1,7314</text:p>
          </table:table-cell>
          <table:table-cell table:formula="of:=([Green.E702]+[Green1.E702]+[Green2.E702]+[Green3.E702]+[Green4.E702])/5" office:value-type="float" office:value="-83.93322" calcext:value-type="float">
            <text:p>-83,93322</text:p>
          </table:table-cell>
        </table:table-row>
        <table:table-row table:style-name="ro1">
          <table:table-cell table:formula="of:=([Green.D703]+[Green1.D703]+[Green2.D703]+[Green3.D703]+[Green4.D703])/5" office:value-type="float" office:value="1.73387" calcext:value-type="float">
            <text:p>1,73387</text:p>
          </table:table-cell>
          <table:table-cell table:formula="of:=([Green.E703]+[Green1.E703]+[Green2.E703]+[Green3.E703]+[Green4.E703])/5" office:value-type="float" office:value="-86.41322" calcext:value-type="float">
            <text:p>-86,41322</text:p>
          </table:table-cell>
        </table:table-row>
        <table:table-row table:style-name="ro1">
          <table:table-cell table:formula="of:=([Green.D704]+[Green1.D704]+[Green2.D704]+[Green3.D704]+[Green4.D704])/5" office:value-type="float" office:value="1.73634" calcext:value-type="float">
            <text:p>1,73634</text:p>
          </table:table-cell>
          <table:table-cell table:formula="of:=([Green.E704]+[Green1.E704]+[Green2.E704]+[Green3.E704]+[Green4.E704])/5" office:value-type="float" office:value="-89.05322" calcext:value-type="float">
            <text:p>-89,05322</text:p>
          </table:table-cell>
        </table:table-row>
        <table:table-row table:style-name="ro1">
          <table:table-cell table:formula="of:=([Green.D705]+[Green1.D705]+[Green2.D705]+[Green3.D705]+[Green4.D705])/5" office:value-type="float" office:value="1.73881" calcext:value-type="float">
            <text:p>1,73881</text:p>
          </table:table-cell>
          <table:table-cell table:formula="of:=([Green.E705]+[Green1.E705]+[Green2.E705]+[Green3.E705]+[Green4.E705])/5" office:value-type="float" office:value="-89.21322" calcext:value-type="float">
            <text:p>-89,21322</text:p>
          </table:table-cell>
        </table:table-row>
        <table:table-row table:style-name="ro1">
          <table:table-cell table:formula="of:=([Green.D706]+[Green1.D706]+[Green2.D706]+[Green3.D706]+[Green4.D706])/5" office:value-type="float" office:value="1.74128" calcext:value-type="float">
            <text:p>1,74128</text:p>
          </table:table-cell>
          <table:table-cell table:formula="of:=([Green.E706]+[Green1.E706]+[Green2.E706]+[Green3.E706]+[Green4.E706])/5" office:value-type="float" office:value="-90.01322" calcext:value-type="float">
            <text:p>-90,01322</text:p>
          </table:table-cell>
        </table:table-row>
        <table:table-row table:style-name="ro1">
          <table:table-cell table:formula="of:=([Green.D707]+[Green1.D707]+[Green2.D707]+[Green3.D707]+[Green4.D707])/5" office:value-type="float" office:value="1.74375" calcext:value-type="float">
            <text:p>1,74375</text:p>
          </table:table-cell>
          <table:table-cell table:formula="of:=([Green.E707]+[Green1.E707]+[Green2.E707]+[Green3.E707]+[Green4.E707])/5" office:value-type="float" office:value="-87.53322" calcext:value-type="float">
            <text:p>-87,53322</text:p>
          </table:table-cell>
        </table:table-row>
        <table:table-row table:style-name="ro1">
          <table:table-cell table:formula="of:=([Green.D708]+[Green1.D708]+[Green2.D708]+[Green3.D708]+[Green4.D708])/5" office:value-type="float" office:value="1.74622" calcext:value-type="float">
            <text:p>1,74622</text:p>
          </table:table-cell>
          <table:table-cell table:formula="of:=([Green.E708]+[Green1.E708]+[Green2.E708]+[Green3.E708]+[Green4.E708])/5" office:value-type="float" office:value="-89.53322" calcext:value-type="float">
            <text:p>-89,53322</text:p>
          </table:table-cell>
        </table:table-row>
        <table:table-row table:style-name="ro1">
          <table:table-cell table:formula="of:=([Green.D709]+[Green1.D709]+[Green2.D709]+[Green3.D709]+[Green4.D709])/5" office:value-type="float" office:value="1.74869" calcext:value-type="float">
            <text:p>1,74869</text:p>
          </table:table-cell>
          <table:table-cell table:formula="of:=([Green.E709]+[Green1.E709]+[Green2.E709]+[Green3.E709]+[Green4.E709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710]+[Green1.D710]+[Green2.D710]+[Green3.D710]+[Green4.D710])/5" office:value-type="float" office:value="1.75116" calcext:value-type="float">
            <text:p>1,75116</text:p>
          </table:table-cell>
          <table:table-cell table:formula="of:=([Green.E710]+[Green1.E710]+[Green2.E710]+[Green3.E710]+[Green4.E710])/5" office:value-type="float" office:value="-90.01322" calcext:value-type="float">
            <text:p>-90,01322</text:p>
          </table:table-cell>
        </table:table-row>
        <table:table-row table:style-name="ro1">
          <table:table-cell table:formula="of:=([Green.D711]+[Green1.D711]+[Green2.D711]+[Green3.D711]+[Green4.D711])/5" office:value-type="float" office:value="1.75363" calcext:value-type="float">
            <text:p>1,75363</text:p>
          </table:table-cell>
          <table:table-cell table:formula="of:=([Green.E711]+[Green1.E711]+[Green2.E711]+[Green3.E711]+[Green4.E711])/5" office:value-type="float" office:value="-86.81322" calcext:value-type="float">
            <text:p>-86,81322</text:p>
          </table:table-cell>
        </table:table-row>
        <table:table-row table:style-name="ro1">
          <table:table-cell table:formula="of:=([Green.D712]+[Green1.D712]+[Green2.D712]+[Green3.D712]+[Green4.D712])/5" office:value-type="float" office:value="1.7561" calcext:value-type="float">
            <text:p>1,7561</text:p>
          </table:table-cell>
          <table:table-cell table:formula="of:=([Green.E712]+[Green1.E712]+[Green2.E712]+[Green3.E712]+[Green4.E712])/5" office:value-type="float" office:value="-85.29322" calcext:value-type="float">
            <text:p>-85,29322</text:p>
          </table:table-cell>
        </table:table-row>
        <table:table-row table:style-name="ro1">
          <table:table-cell table:formula="of:=([Green.D713]+[Green1.D713]+[Green2.D713]+[Green3.D713]+[Green4.D713])/5" office:value-type="float" office:value="1.75857" calcext:value-type="float">
            <text:p>1,75857</text:p>
          </table:table-cell>
          <table:table-cell table:formula="of:=([Green.E713]+[Green1.E713]+[Green2.E713]+[Green3.E713]+[Green4.E713])/5" office:value-type="float" office:value="-88.17322" calcext:value-type="float">
            <text:p>-88,17322</text:p>
          </table:table-cell>
        </table:table-row>
        <table:table-row table:style-name="ro1">
          <table:table-cell table:formula="of:=([Green.D714]+[Green1.D714]+[Green2.D714]+[Green3.D714]+[Green4.D714])/5" office:value-type="float" office:value="1.76104" calcext:value-type="float">
            <text:p>1,76104</text:p>
          </table:table-cell>
          <table:table-cell table:formula="of:=([Green.E714]+[Green1.E714]+[Green2.E714]+[Green3.E714]+[Green4.E714])/5" office:value-type="float" office:value="-85.13322" calcext:value-type="float">
            <text:p>-85,13322</text:p>
          </table:table-cell>
        </table:table-row>
        <table:table-row table:style-name="ro1">
          <table:table-cell table:formula="of:=([Green.D715]+[Green1.D715]+[Green2.D715]+[Green3.D715]+[Green4.D715])/5" office:value-type="float" office:value="1.76351" calcext:value-type="float">
            <text:p>1,76351</text:p>
          </table:table-cell>
          <table:table-cell table:formula="of:=([Green.E715]+[Green1.E715]+[Green2.E715]+[Green3.E715]+[Green4.E715])/5" office:value-type="float" office:value="-85.13322" calcext:value-type="float">
            <text:p>-85,13322</text:p>
          </table:table-cell>
        </table:table-row>
        <table:table-row table:style-name="ro1">
          <table:table-cell table:formula="of:=([Green.D716]+[Green1.D716]+[Green2.D716]+[Green3.D716]+[Green4.D716])/5" office:value-type="float" office:value="1.76598" calcext:value-type="float">
            <text:p>1,76598</text:p>
          </table:table-cell>
          <table:table-cell table:formula="of:=([Green.E716]+[Green1.E716]+[Green2.E716]+[Green3.E716]+[Green4.E716])/5" office:value-type="float" office:value="-84.73322" calcext:value-type="float">
            <text:p>-84,73322</text:p>
          </table:table-cell>
        </table:table-row>
        <table:table-row table:style-name="ro1">
          <table:table-cell table:formula="of:=([Green.D717]+[Green1.D717]+[Green2.D717]+[Green3.D717]+[Green4.D717])/5" office:value-type="float" office:value="1.76845" calcext:value-type="float">
            <text:p>1,76845</text:p>
          </table:table-cell>
          <table:table-cell table:formula="of:=([Green.E717]+[Green1.E717]+[Green2.E717]+[Green3.E717]+[Green4.E717])/5" office:value-type="float" office:value="-87.85322" calcext:value-type="float">
            <text:p>-87,85322</text:p>
          </table:table-cell>
        </table:table-row>
        <table:table-row table:style-name="ro1">
          <table:table-cell table:formula="of:=([Green.D718]+[Green1.D718]+[Green2.D718]+[Green3.D718]+[Green4.D718])/5" office:value-type="float" office:value="1.77092" calcext:value-type="float">
            <text:p>1,77092</text:p>
          </table:table-cell>
          <table:table-cell table:formula="of:=([Green.E718]+[Green1.E718]+[Green2.E718]+[Green3.E718]+[Green4.E718])/5" office:value-type="float" office:value="-89.13322" calcext:value-type="float">
            <text:p>-89,13322</text:p>
          </table:table-cell>
        </table:table-row>
        <table:table-row table:style-name="ro1">
          <table:table-cell table:formula="of:=([Green.D719]+[Green1.D719]+[Green2.D719]+[Green3.D719]+[Green4.D719])/5" office:value-type="float" office:value="1.77339" calcext:value-type="float">
            <text:p>1,77339</text:p>
          </table:table-cell>
          <table:table-cell table:formula="of:=([Green.E719]+[Green1.E719]+[Green2.E719]+[Green3.E719]+[Green4.E719])/5" office:value-type="float" office:value="-85.37322" calcext:value-type="float">
            <text:p>-85,37322</text:p>
          </table:table-cell>
        </table:table-row>
        <table:table-row table:style-name="ro1">
          <table:table-cell table:formula="of:=([Green.D720]+[Green1.D720]+[Green2.D720]+[Green3.D720]+[Green4.D720])/5" office:value-type="float" office:value="1.77586" calcext:value-type="float">
            <text:p>1,77586</text:p>
          </table:table-cell>
          <table:table-cell table:formula="of:=([Green.E720]+[Green1.E720]+[Green2.E720]+[Green3.E720]+[Green4.E720])/5" office:value-type="float" office:value="-88.57322" calcext:value-type="float">
            <text:p>-88,57322</text:p>
          </table:table-cell>
        </table:table-row>
        <table:table-row table:style-name="ro1">
          <table:table-cell table:formula="of:=([Green.D721]+[Green1.D721]+[Green2.D721]+[Green3.D721]+[Green4.D721])/5" office:value-type="float" office:value="1.77833" calcext:value-type="float">
            <text:p>1,77833</text:p>
          </table:table-cell>
          <table:table-cell table:formula="of:=([Green.E721]+[Green1.E721]+[Green2.E721]+[Green3.E721]+[Green4.E721])/5" office:value-type="float" office:value="-88.41322" calcext:value-type="float">
            <text:p>-88,41322</text:p>
          </table:table-cell>
        </table:table-row>
        <table:table-row table:style-name="ro1">
          <table:table-cell table:formula="of:=([Green.D722]+[Green1.D722]+[Green2.D722]+[Green3.D722]+[Green4.D722])/5" office:value-type="float" office:value="1.7808" calcext:value-type="float">
            <text:p>1,7808</text:p>
          </table:table-cell>
          <table:table-cell table:formula="of:=([Green.E722]+[Green1.E722]+[Green2.E722]+[Green3.E722]+[Green4.E722])/5" office:value-type="float" office:value="-84.65322" calcext:value-type="float">
            <text:p>-84,65322</text:p>
          </table:table-cell>
        </table:table-row>
        <table:table-row table:style-name="ro1">
          <table:table-cell table:formula="of:=([Green.D723]+[Green1.D723]+[Green2.D723]+[Green3.D723]+[Green4.D723])/5" office:value-type="float" office:value="1.78327" calcext:value-type="float">
            <text:p>1,78327</text:p>
          </table:table-cell>
          <table:table-cell table:formula="of:=([Green.E723]+[Green1.E723]+[Green2.E723]+[Green3.E723]+[Green4.E723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724]+[Green1.D724]+[Green2.D724]+[Green3.D724]+[Green4.D724])/5" office:value-type="float" office:value="1.78574" calcext:value-type="float">
            <text:p>1,78574</text:p>
          </table:table-cell>
          <table:table-cell table:formula="of:=([Green.E724]+[Green1.E724]+[Green2.E724]+[Green3.E724]+[Green4.E724])/5" office:value-type="float" office:value="-85.85322" calcext:value-type="float">
            <text:p>-85,85322</text:p>
          </table:table-cell>
        </table:table-row>
        <table:table-row table:style-name="ro1">
          <table:table-cell table:formula="of:=([Green.D725]+[Green1.D725]+[Green2.D725]+[Green3.D725]+[Green4.D725])/5" office:value-type="float" office:value="1.78821" calcext:value-type="float">
            <text:p>1,78821</text:p>
          </table:table-cell>
          <table:table-cell table:formula="of:=([Green.E725]+[Green1.E725]+[Green2.E725]+[Green3.E725]+[Green4.E725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726]+[Green1.D726]+[Green2.D726]+[Green3.D726]+[Green4.D726])/5" office:value-type="float" office:value="1.79068" calcext:value-type="float">
            <text:p>1,79068</text:p>
          </table:table-cell>
          <table:table-cell table:formula="of:=([Green.E726]+[Green1.E726]+[Green2.E726]+[Green3.E726]+[Green4.E726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727]+[Green1.D727]+[Green2.D727]+[Green3.D727]+[Green4.D727])/5" office:value-type="float" office:value="1.79315" calcext:value-type="float">
            <text:p>1,79315</text:p>
          </table:table-cell>
          <table:table-cell table:formula="of:=([Green.E727]+[Green1.E727]+[Green2.E727]+[Green3.E727]+[Green4.E727])/5" office:value-type="float" office:value="-86.57322" calcext:value-type="float">
            <text:p>-86,57322</text:p>
          </table:table-cell>
        </table:table-row>
        <table:table-row table:style-name="ro1">
          <table:table-cell table:formula="of:=([Green.D728]+[Green1.D728]+[Green2.D728]+[Green3.D728]+[Green4.D728])/5" office:value-type="float" office:value="1.79562" calcext:value-type="float">
            <text:p>1,79562</text:p>
          </table:table-cell>
          <table:table-cell table:formula="of:=([Green.E728]+[Green1.E728]+[Green2.E728]+[Green3.E728]+[Green4.E728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729]+[Green1.D729]+[Green2.D729]+[Green3.D729]+[Green4.D729])/5" office:value-type="float" office:value="1.79809" calcext:value-type="float">
            <text:p>1,79809</text:p>
          </table:table-cell>
          <table:table-cell table:formula="of:=([Green.E729]+[Green1.E729]+[Green2.E729]+[Green3.E729]+[Green4.E729])/5" office:value-type="float" office:value="-84.33322" calcext:value-type="float">
            <text:p>-84,33322</text:p>
          </table:table-cell>
        </table:table-row>
        <table:table-row table:style-name="ro1">
          <table:table-cell table:formula="of:=([Green.D730]+[Green1.D730]+[Green2.D730]+[Green3.D730]+[Green4.D730])/5" office:value-type="float" office:value="1.80056" calcext:value-type="float">
            <text:p>1,80056</text:p>
          </table:table-cell>
          <table:table-cell table:formula="of:=([Green.E730]+[Green1.E730]+[Green2.E730]+[Green3.E730]+[Green4.E730])/5" office:value-type="float" office:value="-82.09322" calcext:value-type="float">
            <text:p>-82,09322</text:p>
          </table:table-cell>
        </table:table-row>
        <table:table-row table:style-name="ro1">
          <table:table-cell table:formula="of:=([Green.D731]+[Green1.D731]+[Green2.D731]+[Green3.D731]+[Green4.D731])/5" office:value-type="float" office:value="1.80303" calcext:value-type="float">
            <text:p>1,80303</text:p>
          </table:table-cell>
          <table:table-cell table:formula="of:=([Green.E731]+[Green1.E731]+[Green2.E731]+[Green3.E731]+[Green4.E731])/5" office:value-type="float" office:value="-83.45322" calcext:value-type="float">
            <text:p>-83,45322</text:p>
          </table:table-cell>
        </table:table-row>
        <table:table-row table:style-name="ro1">
          <table:table-cell table:formula="of:=([Green.D732]+[Green1.D732]+[Green2.D732]+[Green3.D732]+[Green4.D732])/5" office:value-type="float" office:value="1.8055" calcext:value-type="float">
            <text:p>1,8055</text:p>
          </table:table-cell>
          <table:table-cell table:formula="of:=([Green.E732]+[Green1.E732]+[Green2.E732]+[Green3.E732]+[Green4.E732])/5" office:value-type="float" office:value="-90.89322" calcext:value-type="float">
            <text:p>-90,89322</text:p>
          </table:table-cell>
        </table:table-row>
        <table:table-row table:style-name="ro1">
          <table:table-cell table:formula="of:=([Green.D733]+[Green1.D733]+[Green2.D733]+[Green3.D733]+[Green4.D733])/5" office:value-type="float" office:value="1.80797" calcext:value-type="float">
            <text:p>1,80797</text:p>
          </table:table-cell>
          <table:table-cell table:formula="of:=([Green.E733]+[Green1.E733]+[Green2.E733]+[Green3.E733]+[Green4.E733])/5" office:value-type="float" office:value="-86.25322" calcext:value-type="float">
            <text:p>-86,25322</text:p>
          </table:table-cell>
        </table:table-row>
        <table:table-row table:style-name="ro1">
          <table:table-cell table:formula="of:=([Green.D734]+[Green1.D734]+[Green2.D734]+[Green3.D734]+[Green4.D734])/5" office:value-type="float" office:value="1.81044" calcext:value-type="float">
            <text:p>1,81044</text:p>
          </table:table-cell>
          <table:table-cell table:formula="of:=([Green.E734]+[Green1.E734]+[Green2.E734]+[Green3.E734]+[Green4.E734])/5" office:value-type="float" office:value="-85.85322" calcext:value-type="float">
            <text:p>-85,85322</text:p>
          </table:table-cell>
        </table:table-row>
        <table:table-row table:style-name="ro1">
          <table:table-cell table:formula="of:=([Green.D735]+[Green1.D735]+[Green2.D735]+[Green3.D735]+[Green4.D735])/5" office:value-type="float" office:value="1.81291" calcext:value-type="float">
            <text:p>1,81291</text:p>
          </table:table-cell>
          <table:table-cell table:formula="of:=([Green.E735]+[Green1.E735]+[Green2.E735]+[Green3.E735]+[Green4.E735])/5" office:value-type="float" office:value="-83.93322" calcext:value-type="float">
            <text:p>-83,93322</text:p>
          </table:table-cell>
        </table:table-row>
        <table:table-row table:style-name="ro1">
          <table:table-cell table:formula="of:=([Green.D736]+[Green1.D736]+[Green2.D736]+[Green3.D736]+[Green4.D736])/5" office:value-type="float" office:value="1.81538" calcext:value-type="float">
            <text:p>1,81538</text:p>
          </table:table-cell>
          <table:table-cell table:formula="of:=([Green.E736]+[Green1.E736]+[Green2.E736]+[Green3.E736]+[Green4.E736])/5" office:value-type="float" office:value="-82.97322" calcext:value-type="float">
            <text:p>-82,97322</text:p>
          </table:table-cell>
        </table:table-row>
        <table:table-row table:style-name="ro1">
          <table:table-cell table:formula="of:=([Green.D737]+[Green1.D737]+[Green2.D737]+[Green3.D737]+[Green4.D737])/5" office:value-type="float" office:value="1.81785" calcext:value-type="float">
            <text:p>1,81785</text:p>
          </table:table-cell>
          <table:table-cell table:formula="of:=([Green.E737]+[Green1.E737]+[Green2.E737]+[Green3.E737]+[Green4.E737])/5" office:value-type="float" office:value="-84.89322" calcext:value-type="float">
            <text:p>-84,89322</text:p>
          </table:table-cell>
        </table:table-row>
        <table:table-row table:style-name="ro1">
          <table:table-cell table:formula="of:=([Green.D738]+[Green1.D738]+[Green2.D738]+[Green3.D738]+[Green4.D738])/5" office:value-type="float" office:value="1.82032" calcext:value-type="float">
            <text:p>1,82032</text:p>
          </table:table-cell>
          <table:table-cell table:formula="of:=([Green.E738]+[Green1.E738]+[Green2.E738]+[Green3.E738]+[Green4.E738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739]+[Green1.D739]+[Green2.D739]+[Green3.D739]+[Green4.D739])/5" office:value-type="float" office:value="1.82279" calcext:value-type="float">
            <text:p>1,82279</text:p>
          </table:table-cell>
          <table:table-cell table:formula="of:=([Green.E739]+[Green1.E739]+[Green2.E739]+[Green3.E739]+[Green4.E739])/5" office:value-type="float" office:value="-88.09322" calcext:value-type="float">
            <text:p>-88,09322</text:p>
          </table:table-cell>
        </table:table-row>
        <table:table-row table:style-name="ro1">
          <table:table-cell table:formula="of:=([Green.D740]+[Green1.D740]+[Green2.D740]+[Green3.D740]+[Green4.D740])/5" office:value-type="float" office:value="1.82526" calcext:value-type="float">
            <text:p>1,82526</text:p>
          </table:table-cell>
          <table:table-cell table:formula="of:=([Green.E740]+[Green1.E740]+[Green2.E740]+[Green3.E740]+[Green4.E740])/5" office:value-type="float" office:value="-89.29322" calcext:value-type="float">
            <text:p>-89,29322</text:p>
          </table:table-cell>
        </table:table-row>
        <table:table-row table:style-name="ro1">
          <table:table-cell table:formula="of:=([Green.D741]+[Green1.D741]+[Green2.D741]+[Green3.D741]+[Green4.D741])/5" office:value-type="float" office:value="1.82773" calcext:value-type="float">
            <text:p>1,82773</text:p>
          </table:table-cell>
          <table:table-cell table:formula="of:=([Green.E741]+[Green1.E741]+[Green2.E741]+[Green3.E741]+[Green4.E741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742]+[Green1.D742]+[Green2.D742]+[Green3.D742]+[Green4.D742])/5" office:value-type="float" office:value="1.8302" calcext:value-type="float">
            <text:p>1,8302</text:p>
          </table:table-cell>
          <table:table-cell table:formula="of:=([Green.E742]+[Green1.E742]+[Green2.E742]+[Green3.E742]+[Green4.E742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743]+[Green1.D743]+[Green2.D743]+[Green3.D743]+[Green4.D743])/5" office:value-type="float" office:value="1.83267" calcext:value-type="float">
            <text:p>1,83267</text:p>
          </table:table-cell>
          <table:table-cell table:formula="of:=([Green.E743]+[Green1.E743]+[Green2.E743]+[Green3.E743]+[Green4.E743])/5" office:value-type="float" office:value="-91.21322" calcext:value-type="float">
            <text:p>-91,21322</text:p>
          </table:table-cell>
        </table:table-row>
        <table:table-row table:style-name="ro1">
          <table:table-cell table:formula="of:=([Green.D744]+[Green1.D744]+[Green2.D744]+[Green3.D744]+[Green4.D744])/5" office:value-type="float" office:value="1.83514" calcext:value-type="float">
            <text:p>1,83514</text:p>
          </table:table-cell>
          <table:table-cell table:formula="of:=([Green.E744]+[Green1.E744]+[Green2.E744]+[Green3.E744]+[Green4.E744])/5" office:value-type="float" office:value="-89.21322" calcext:value-type="float">
            <text:p>-89,21322</text:p>
          </table:table-cell>
        </table:table-row>
        <table:table-row table:style-name="ro1">
          <table:table-cell table:formula="of:=([Green.D745]+[Green1.D745]+[Green2.D745]+[Green3.D745]+[Green4.D745])/5" office:value-type="float" office:value="1.83761" calcext:value-type="float">
            <text:p>1,83761</text:p>
          </table:table-cell>
          <table:table-cell table:formula="of:=([Green.E745]+[Green1.E745]+[Green2.E745]+[Green3.E745]+[Green4.E745])/5" office:value-type="float" office:value="-85.93322" calcext:value-type="float">
            <text:p>-85,93322</text:p>
          </table:table-cell>
        </table:table-row>
        <table:table-row table:style-name="ro1">
          <table:table-cell table:formula="of:=([Green.D746]+[Green1.D746]+[Green2.D746]+[Green3.D746]+[Green4.D746])/5" office:value-type="float" office:value="1.84008" calcext:value-type="float">
            <text:p>1,84008</text:p>
          </table:table-cell>
          <table:table-cell table:formula="of:=([Green.E746]+[Green1.E746]+[Green2.E746]+[Green3.E746]+[Green4.E746])/5" office:value-type="float" office:value="-85.85322" calcext:value-type="float">
            <text:p>-85,85322</text:p>
          </table:table-cell>
        </table:table-row>
        <table:table-row table:style-name="ro1">
          <table:table-cell table:formula="of:=([Green.D747]+[Green1.D747]+[Green2.D747]+[Green3.D747]+[Green4.D747])/5" office:value-type="float" office:value="1.84255" calcext:value-type="float">
            <text:p>1,84255</text:p>
          </table:table-cell>
          <table:table-cell table:formula="of:=([Green.E747]+[Green1.E747]+[Green2.E747]+[Green3.E747]+[Green4.E747])/5" office:value-type="float" office:value="-86.73322" calcext:value-type="float">
            <text:p>-86,73322</text:p>
          </table:table-cell>
        </table:table-row>
        <table:table-row table:style-name="ro1">
          <table:table-cell table:formula="of:=([Green.D748]+[Green1.D748]+[Green2.D748]+[Green3.D748]+[Green4.D748])/5" office:value-type="float" office:value="1.84502" calcext:value-type="float">
            <text:p>1,84502</text:p>
          </table:table-cell>
          <table:table-cell table:formula="of:=([Green.E748]+[Green1.E748]+[Green2.E748]+[Green3.E748]+[Green4.E748])/5" office:value-type="float" office:value="-89.21322" calcext:value-type="float">
            <text:p>-89,21322</text:p>
          </table:table-cell>
        </table:table-row>
        <table:table-row table:style-name="ro1">
          <table:table-cell table:formula="of:=([Green.D749]+[Green1.D749]+[Green2.D749]+[Green3.D749]+[Green4.D749])/5" office:value-type="float" office:value="1.84749" calcext:value-type="float">
            <text:p>1,84749</text:p>
          </table:table-cell>
          <table:table-cell table:formula="of:=([Green.E749]+[Green1.E749]+[Green2.E749]+[Green3.E749]+[Green4.E749])/5" office:value-type="float" office:value="-89.37322" calcext:value-type="float">
            <text:p>-89,37322</text:p>
          </table:table-cell>
        </table:table-row>
        <table:table-row table:style-name="ro1">
          <table:table-cell table:formula="of:=([Green.D750]+[Green1.D750]+[Green2.D750]+[Green3.D750]+[Green4.D750])/5" office:value-type="float" office:value="1.84996" calcext:value-type="float">
            <text:p>1,84996</text:p>
          </table:table-cell>
          <table:table-cell table:formula="of:=([Green.E750]+[Green1.E750]+[Green2.E750]+[Green3.E750]+[Green4.E750])/5" office:value-type="float" office:value="-87.77322" calcext:value-type="float">
            <text:p>-87,77322</text:p>
          </table:table-cell>
        </table:table-row>
        <table:table-row table:style-name="ro1">
          <table:table-cell table:formula="of:=([Green.D751]+[Green1.D751]+[Green2.D751]+[Green3.D751]+[Green4.D751])/5" office:value-type="float" office:value="1.85243" calcext:value-type="float">
            <text:p>1,85243</text:p>
          </table:table-cell>
          <table:table-cell table:formula="of:=([Green.E751]+[Green1.E751]+[Green2.E751]+[Green3.E751]+[Green4.E751])/5" office:value-type="float" office:value="-85.53322" calcext:value-type="float">
            <text:p>-85,53322</text:p>
          </table:table-cell>
        </table:table-row>
        <table:table-row table:style-name="ro1">
          <table:table-cell table:formula="of:=([Green.D752]+[Green1.D752]+[Green2.D752]+[Green3.D752]+[Green4.D752])/5" office:value-type="float" office:value="1.8549" calcext:value-type="float">
            <text:p>1,8549</text:p>
          </table:table-cell>
          <table:table-cell table:formula="of:=([Green.E752]+[Green1.E752]+[Green2.E752]+[Green3.E752]+[Green4.E752])/5" office:value-type="float" office:value="-84.49322" calcext:value-type="float">
            <text:p>-84,49322</text:p>
          </table:table-cell>
        </table:table-row>
        <table:table-row table:style-name="ro1">
          <table:table-cell table:formula="of:=([Green.D753]+[Green1.D753]+[Green2.D753]+[Green3.D753]+[Green4.D753])/5" office:value-type="float" office:value="1.85737" calcext:value-type="float">
            <text:p>1,85737</text:p>
          </table:table-cell>
          <table:table-cell table:formula="of:=([Green.E753]+[Green1.E753]+[Green2.E753]+[Green3.E753]+[Green4.E753])/5" office:value-type="float" office:value="-86.41322" calcext:value-type="float">
            <text:p>-86,41322</text:p>
          </table:table-cell>
        </table:table-row>
        <table:table-row table:style-name="ro1">
          <table:table-cell table:formula="of:=([Green.D754]+[Green1.D754]+[Green2.D754]+[Green3.D754]+[Green4.D754])/5" office:value-type="float" office:value="1.85984" calcext:value-type="float">
            <text:p>1,85984</text:p>
          </table:table-cell>
          <table:table-cell table:formula="of:=([Green.E754]+[Green1.E754]+[Green2.E754]+[Green3.E754]+[Green4.E754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755]+[Green1.D755]+[Green2.D755]+[Green3.D755]+[Green4.D755])/5" office:value-type="float" office:value="1.86231" calcext:value-type="float">
            <text:p>1,86231</text:p>
          </table:table-cell>
          <table:table-cell table:formula="of:=([Green.E755]+[Green1.E755]+[Green2.E755]+[Green3.E755]+[Green4.E755])/5" office:value-type="float" office:value="-89.45322" calcext:value-type="float">
            <text:p>-89,45322</text:p>
          </table:table-cell>
        </table:table-row>
        <table:table-row table:style-name="ro1">
          <table:table-cell table:formula="of:=([Green.D756]+[Green1.D756]+[Green2.D756]+[Green3.D756]+[Green4.D756])/5" office:value-type="float" office:value="1.86478" calcext:value-type="float">
            <text:p>1,86478</text:p>
          </table:table-cell>
          <table:table-cell table:formula="of:=([Green.E756]+[Green1.E756]+[Green2.E756]+[Green3.E756]+[Green4.E756])/5" office:value-type="float" office:value="-88.65322" calcext:value-type="float">
            <text:p>-88,65322</text:p>
          </table:table-cell>
        </table:table-row>
        <table:table-row table:style-name="ro1">
          <table:table-cell table:formula="of:=([Green.D757]+[Green1.D757]+[Green2.D757]+[Green3.D757]+[Green4.D757])/5" office:value-type="float" office:value="1.86725" calcext:value-type="float">
            <text:p>1,86725</text:p>
          </table:table-cell>
          <table:table-cell table:formula="of:=([Green.E757]+[Green1.E757]+[Green2.E757]+[Green3.E757]+[Green4.E757])/5" office:value-type="float" office:value="-85.53322" calcext:value-type="float">
            <text:p>-85,53322</text:p>
          </table:table-cell>
        </table:table-row>
        <table:table-row table:style-name="ro1">
          <table:table-cell table:formula="of:=([Green.D758]+[Green1.D758]+[Green2.D758]+[Green3.D758]+[Green4.D758])/5" office:value-type="float" office:value="1.86972" calcext:value-type="float">
            <text:p>1,86972</text:p>
          </table:table-cell>
          <table:table-cell table:formula="of:=([Green.E758]+[Green1.E758]+[Green2.E758]+[Green3.E758]+[Green4.E758])/5" office:value-type="float" office:value="-88.17322" calcext:value-type="float">
            <text:p>-88,17322</text:p>
          </table:table-cell>
        </table:table-row>
        <table:table-row table:style-name="ro1">
          <table:table-cell table:formula="of:=([Green.D759]+[Green1.D759]+[Green2.D759]+[Green3.D759]+[Green4.D759])/5" office:value-type="float" office:value="1.87219" calcext:value-type="float">
            <text:p>1,87219</text:p>
          </table:table-cell>
          <table:table-cell table:formula="of:=([Green.E759]+[Green1.E759]+[Green2.E759]+[Green3.E759]+[Green4.E759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760]+[Green1.D760]+[Green2.D760]+[Green3.D760]+[Green4.D760])/5" office:value-type="float" office:value="1.87466" calcext:value-type="float">
            <text:p>1,87466</text:p>
          </table:table-cell>
          <table:table-cell table:formula="of:=([Green.E760]+[Green1.E760]+[Green2.E760]+[Green3.E760]+[Green4.E760])/5" office:value-type="float" office:value="-87.45322" calcext:value-type="float">
            <text:p>-87,45322</text:p>
          </table:table-cell>
        </table:table-row>
        <table:table-row table:style-name="ro1">
          <table:table-cell table:formula="of:=([Green.D761]+[Green1.D761]+[Green2.D761]+[Green3.D761]+[Green4.D761])/5" office:value-type="float" office:value="1.87713" calcext:value-type="float">
            <text:p>1,87713</text:p>
          </table:table-cell>
          <table:table-cell table:formula="of:=([Green.E761]+[Green1.E761]+[Green2.E761]+[Green3.E761]+[Green4.E761])/5" office:value-type="float" office:value="-90.01322" calcext:value-type="float">
            <text:p>-90,01322</text:p>
          </table:table-cell>
        </table:table-row>
        <table:table-row table:style-name="ro1">
          <table:table-cell table:formula="of:=([Green.D762]+[Green1.D762]+[Green2.D762]+[Green3.D762]+[Green4.D762])/5" office:value-type="float" office:value="1.8796" calcext:value-type="float">
            <text:p>1,8796</text:p>
          </table:table-cell>
          <table:table-cell table:formula="of:=([Green.E762]+[Green1.E762]+[Green2.E762]+[Green3.E762]+[Green4.E762])/5" office:value-type="float" office:value="-88.57322" calcext:value-type="float">
            <text:p>-88,57322</text:p>
          </table:table-cell>
        </table:table-row>
        <table:table-row table:style-name="ro1">
          <table:table-cell table:formula="of:=([Green.D763]+[Green1.D763]+[Green2.D763]+[Green3.D763]+[Green4.D763])/5" office:value-type="float" office:value="1.88207" calcext:value-type="float">
            <text:p>1,88207</text:p>
          </table:table-cell>
          <table:table-cell table:formula="of:=([Green.E763]+[Green1.E763]+[Green2.E763]+[Green3.E763]+[Green4.E763])/5" office:value-type="float" office:value="-88.33322" calcext:value-type="float">
            <text:p>-88,33322</text:p>
          </table:table-cell>
        </table:table-row>
        <table:table-row table:style-name="ro1">
          <table:table-cell table:formula="of:=([Green.D764]+[Green1.D764]+[Green2.D764]+[Green3.D764]+[Green4.D764])/5" office:value-type="float" office:value="1.88454" calcext:value-type="float">
            <text:p>1,88454</text:p>
          </table:table-cell>
          <table:table-cell table:formula="of:=([Green.E764]+[Green1.E764]+[Green2.E764]+[Green3.E764]+[Green4.E764])/5" office:value-type="float" office:value="-87.93322" calcext:value-type="float">
            <text:p>-87,93322</text:p>
          </table:table-cell>
        </table:table-row>
        <table:table-row table:style-name="ro1">
          <table:table-cell table:formula="of:=([Green.D765]+[Green1.D765]+[Green2.D765]+[Green3.D765]+[Green4.D765])/5" office:value-type="float" office:value="1.88701" calcext:value-type="float">
            <text:p>1,88701</text:p>
          </table:table-cell>
          <table:table-cell table:formula="of:=([Green.E765]+[Green1.E765]+[Green2.E765]+[Green3.E765]+[Green4.E765])/5" office:value-type="float" office:value="-89.85322" calcext:value-type="float">
            <text:p>-89,85322</text:p>
          </table:table-cell>
        </table:table-row>
        <table:table-row table:style-name="ro1">
          <table:table-cell table:formula="of:=([Green.D766]+[Green1.D766]+[Green2.D766]+[Green3.D766]+[Green4.D766])/5" office:value-type="float" office:value="1.88948" calcext:value-type="float">
            <text:p>1,88948</text:p>
          </table:table-cell>
          <table:table-cell table:formula="of:=([Green.E766]+[Green1.E766]+[Green2.E766]+[Green3.E766]+[Green4.E766])/5" office:value-type="float" office:value="-89.93322" calcext:value-type="float">
            <text:p>-89,93322</text:p>
          </table:table-cell>
        </table:table-row>
        <table:table-row table:style-name="ro1">
          <table:table-cell table:formula="of:=([Green.D767]+[Green1.D767]+[Green2.D767]+[Green3.D767]+[Green4.D767])/5" office:value-type="float" office:value="1.89195" calcext:value-type="float">
            <text:p>1,89195</text:p>
          </table:table-cell>
          <table:table-cell table:formula="of:=([Green.E767]+[Green1.E767]+[Green2.E767]+[Green3.E767]+[Green4.E767])/5" office:value-type="float" office:value="-93.61322" calcext:value-type="float">
            <text:p>-93,61322</text:p>
          </table:table-cell>
        </table:table-row>
        <table:table-row table:style-name="ro1">
          <table:table-cell table:formula="of:=([Green.D768]+[Green1.D768]+[Green2.D768]+[Green3.D768]+[Green4.D768])/5" office:value-type="float" office:value="1.89442" calcext:value-type="float">
            <text:p>1,89442</text:p>
          </table:table-cell>
          <table:table-cell table:formula="of:=([Green.E768]+[Green1.E768]+[Green2.E768]+[Green3.E768]+[Green4.E768])/5" office:value-type="float" office:value="-91.37322" calcext:value-type="float">
            <text:p>-91,37322</text:p>
          </table:table-cell>
        </table:table-row>
        <table:table-row table:style-name="ro1">
          <table:table-cell table:formula="of:=([Green.D769]+[Green1.D769]+[Green2.D769]+[Green3.D769]+[Green4.D769])/5" office:value-type="float" office:value="1.89689" calcext:value-type="float">
            <text:p>1,89689</text:p>
          </table:table-cell>
          <table:table-cell table:formula="of:=([Green.E769]+[Green1.E769]+[Green2.E769]+[Green3.E769]+[Green4.E769])/5" office:value-type="float" office:value="-90.01322" calcext:value-type="float">
            <text:p>-90,01322</text:p>
          </table:table-cell>
        </table:table-row>
        <table:table-row table:style-name="ro1">
          <table:table-cell table:formula="of:=([Green.D770]+[Green1.D770]+[Green2.D770]+[Green3.D770]+[Green4.D770])/5" office:value-type="float" office:value="1.89936" calcext:value-type="float">
            <text:p>1,89936</text:p>
          </table:table-cell>
          <table:table-cell table:formula="of:=([Green.E770]+[Green1.E770]+[Green2.E770]+[Green3.E770]+[Green4.E770])/5" office:value-type="float" office:value="-87.61322" calcext:value-type="float">
            <text:p>-87,61322</text:p>
          </table:table-cell>
        </table:table-row>
        <table:table-row table:style-name="ro1">
          <table:table-cell table:formula="of:=([Green.D771]+[Green1.D771]+[Green2.D771]+[Green3.D771]+[Green4.D771])/5" office:value-type="float" office:value="1.90183" calcext:value-type="float">
            <text:p>1,90183</text:p>
          </table:table-cell>
          <table:table-cell table:formula="of:=([Green.E771]+[Green1.E771]+[Green2.E771]+[Green3.E771]+[Green4.E771])/5" office:value-type="float" office:value="-86.33322" calcext:value-type="float">
            <text:p>-86,33322</text:p>
          </table:table-cell>
        </table:table-row>
        <table:table-row table:style-name="ro1">
          <table:table-cell table:formula="of:=([Green.D772]+[Green1.D772]+[Green2.D772]+[Green3.D772]+[Green4.D772])/5" office:value-type="float" office:value="1.9043" calcext:value-type="float">
            <text:p>1,9043</text:p>
          </table:table-cell>
          <table:table-cell table:formula="of:=([Green.E772]+[Green1.E772]+[Green2.E772]+[Green3.E772]+[Green4.E772])/5" office:value-type="float" office:value="-88.41322" calcext:value-type="float">
            <text:p>-88,41322</text:p>
          </table:table-cell>
        </table:table-row>
        <table:table-row table:style-name="ro1">
          <table:table-cell table:formula="of:=([Green.D773]+[Green1.D773]+[Green2.D773]+[Green3.D773]+[Green4.D773])/5" office:value-type="float" office:value="1.90677" calcext:value-type="float">
            <text:p>1,90677</text:p>
          </table:table-cell>
          <table:table-cell table:formula="of:=([Green.E773]+[Green1.E773]+[Green2.E773]+[Green3.E773]+[Green4.E773])/5" office:value-type="float" office:value="-85.21322" calcext:value-type="float">
            <text:p>-85,21322</text:p>
          </table:table-cell>
        </table:table-row>
        <table:table-row table:style-name="ro1">
          <table:table-cell table:formula="of:=([Green.D774]+[Green1.D774]+[Green2.D774]+[Green3.D774]+[Green4.D774])/5" office:value-type="float" office:value="1.90924" calcext:value-type="float">
            <text:p>1,90924</text:p>
          </table:table-cell>
          <table:table-cell table:formula="of:=([Green.E774]+[Green1.E774]+[Green2.E774]+[Green3.E774]+[Green4.E774])/5" office:value-type="float" office:value="-85.69322" calcext:value-type="float">
            <text:p>-85,69322</text:p>
          </table:table-cell>
        </table:table-row>
        <table:table-row table:style-name="ro1">
          <table:table-cell table:formula="of:=([Green.D775]+[Green1.D775]+[Green2.D775]+[Green3.D775]+[Green4.D775])/5" office:value-type="float" office:value="1.91171" calcext:value-type="float">
            <text:p>1,91171</text:p>
          </table:table-cell>
          <table:table-cell table:formula="of:=([Green.E775]+[Green1.E775]+[Green2.E775]+[Green3.E775]+[Green4.E775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776]+[Green1.D776]+[Green2.D776]+[Green3.D776]+[Green4.D776])/5" office:value-type="float" office:value="1.91418" calcext:value-type="float">
            <text:p>1,91418</text:p>
          </table:table-cell>
          <table:table-cell table:formula="of:=([Green.E776]+[Green1.E776]+[Green2.E776]+[Green3.E776]+[Green4.E776])/5" office:value-type="float" office:value="-85.53322" calcext:value-type="float">
            <text:p>-85,53322</text:p>
          </table:table-cell>
        </table:table-row>
        <table:table-row table:style-name="ro1">
          <table:table-cell table:formula="of:=([Green.D777]+[Green1.D777]+[Green2.D777]+[Green3.D777]+[Green4.D777])/5" office:value-type="float" office:value="1.91665" calcext:value-type="float">
            <text:p>1,91665</text:p>
          </table:table-cell>
          <table:table-cell table:formula="of:=([Green.E777]+[Green1.E777]+[Green2.E777]+[Green3.E777]+[Green4.E777])/5" office:value-type="float" office:value="-84.97322" calcext:value-type="float">
            <text:p>-84,97322</text:p>
          </table:table-cell>
        </table:table-row>
        <table:table-row table:style-name="ro1">
          <table:table-cell table:formula="of:=([Green.D778]+[Green1.D778]+[Green2.D778]+[Green3.D778]+[Green4.D778])/5" office:value-type="float" office:value="1.91912" calcext:value-type="float">
            <text:p>1,91912</text:p>
          </table:table-cell>
          <table:table-cell table:formula="of:=([Green.E778]+[Green1.E778]+[Green2.E778]+[Green3.E778]+[Green4.E778])/5" office:value-type="float" office:value="-84.33322" calcext:value-type="float">
            <text:p>-84,33322</text:p>
          </table:table-cell>
        </table:table-row>
        <table:table-row table:style-name="ro1">
          <table:table-cell table:formula="of:=([Green.D779]+[Green1.D779]+[Green2.D779]+[Green3.D779]+[Green4.D779])/5" office:value-type="float" office:value="1.92159" calcext:value-type="float">
            <text:p>1,92159</text:p>
          </table:table-cell>
          <table:table-cell table:formula="of:=([Green.E779]+[Green1.E779]+[Green2.E779]+[Green3.E779]+[Green4.E779])/5" office:value-type="float" office:value="-87.61322" calcext:value-type="float">
            <text:p>-87,61322</text:p>
          </table:table-cell>
        </table:table-row>
        <table:table-row table:style-name="ro1">
          <table:table-cell table:formula="of:=([Green.D780]+[Green1.D780]+[Green2.D780]+[Green3.D780]+[Green4.D780])/5" office:value-type="float" office:value="1.92406" calcext:value-type="float">
            <text:p>1,92406</text:p>
          </table:table-cell>
          <table:table-cell table:formula="of:=([Green.E780]+[Green1.E780]+[Green2.E780]+[Green3.E780]+[Green4.E780])/5" office:value-type="float" office:value="-84.49322" calcext:value-type="float">
            <text:p>-84,49322</text:p>
          </table:table-cell>
        </table:table-row>
        <table:table-row table:style-name="ro1">
          <table:table-cell table:formula="of:=([Green.D781]+[Green1.D781]+[Green2.D781]+[Green3.D781]+[Green4.D781])/5" office:value-type="float" office:value="1.92653" calcext:value-type="float">
            <text:p>1,92653</text:p>
          </table:table-cell>
          <table:table-cell table:formula="of:=([Green.E781]+[Green1.E781]+[Green2.E781]+[Green3.E781]+[Green4.E781])/5" office:value-type="float" office:value="-87.61322" calcext:value-type="float">
            <text:p>-87,61322</text:p>
          </table:table-cell>
        </table:table-row>
        <table:table-row table:style-name="ro1">
          <table:table-cell table:formula="of:=([Green.D782]+[Green1.D782]+[Green2.D782]+[Green3.D782]+[Green4.D782])/5" office:value-type="float" office:value="1.929" calcext:value-type="float">
            <text:p>1,929</text:p>
          </table:table-cell>
          <table:table-cell table:formula="of:=([Green.E782]+[Green1.E782]+[Green2.E782]+[Green3.E782]+[Green4.E782])/5" office:value-type="float" office:value="-88.57322" calcext:value-type="float">
            <text:p>-88,57322</text:p>
          </table:table-cell>
        </table:table-row>
        <table:table-row table:style-name="ro1">
          <table:table-cell table:formula="of:=([Green.D783]+[Green1.D783]+[Green2.D783]+[Green3.D783]+[Green4.D783])/5" office:value-type="float" office:value="1.93147" calcext:value-type="float">
            <text:p>1,93147</text:p>
          </table:table-cell>
          <table:table-cell table:formula="of:=([Green.E783]+[Green1.E783]+[Green2.E783]+[Green3.E783]+[Green4.E783])/5" office:value-type="float" office:value="-88.33322" calcext:value-type="float">
            <text:p>-88,33322</text:p>
          </table:table-cell>
        </table:table-row>
        <table:table-row table:style-name="ro1">
          <table:table-cell table:formula="of:=([Green.D784]+[Green1.D784]+[Green2.D784]+[Green3.D784]+[Green4.D784])/5" office:value-type="float" office:value="1.93394" calcext:value-type="float">
            <text:p>1,93394</text:p>
          </table:table-cell>
          <table:table-cell table:formula="of:=([Green.E784]+[Green1.E784]+[Green2.E784]+[Green3.E784]+[Green4.E784])/5" office:value-type="float" office:value="-89.77322" calcext:value-type="float">
            <text:p>-89,77322</text:p>
          </table:table-cell>
        </table:table-row>
        <table:table-row table:style-name="ro1">
          <table:table-cell table:formula="of:=([Green.D785]+[Green1.D785]+[Green2.D785]+[Green3.D785]+[Green4.D785])/5" office:value-type="float" office:value="1.93641" calcext:value-type="float">
            <text:p>1,93641</text:p>
          </table:table-cell>
          <table:table-cell table:formula="of:=([Green.E785]+[Green1.E785]+[Green2.E785]+[Green3.E785]+[Green4.E785])/5" office:value-type="float" office:value="-89.13322" calcext:value-type="float">
            <text:p>-89,13322</text:p>
          </table:table-cell>
        </table:table-row>
        <table:table-row table:style-name="ro1">
          <table:table-cell table:formula="of:=([Green.D786]+[Green1.D786]+[Green2.D786]+[Green3.D786]+[Green4.D786])/5" office:value-type="float" office:value="1.93888" calcext:value-type="float">
            <text:p>1,93888</text:p>
          </table:table-cell>
          <table:table-cell table:formula="of:=([Green.E786]+[Green1.E786]+[Green2.E786]+[Green3.E786]+[Green4.E786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787]+[Green1.D787]+[Green2.D787]+[Green3.D787]+[Green4.D787])/5" office:value-type="float" office:value="1.94135" calcext:value-type="float">
            <text:p>1,94135</text:p>
          </table:table-cell>
          <table:table-cell table:formula="of:=([Green.E787]+[Green1.E787]+[Green2.E787]+[Green3.E787]+[Green4.E787])/5" office:value-type="float" office:value="-88.09322" calcext:value-type="float">
            <text:p>-88,09322</text:p>
          </table:table-cell>
        </table:table-row>
        <table:table-row table:style-name="ro1">
          <table:table-cell table:formula="of:=([Green.D788]+[Green1.D788]+[Green2.D788]+[Green3.D788]+[Green4.D788])/5" office:value-type="float" office:value="1.94382" calcext:value-type="float">
            <text:p>1,94382</text:p>
          </table:table-cell>
          <table:table-cell table:formula="of:=([Green.E788]+[Green1.E788]+[Green2.E788]+[Green3.E788]+[Green4.E788])/5" office:value-type="float" office:value="-85.53322" calcext:value-type="float">
            <text:p>-85,53322</text:p>
          </table:table-cell>
        </table:table-row>
        <table:table-row table:style-name="ro1">
          <table:table-cell table:formula="of:=([Green.D789]+[Green1.D789]+[Green2.D789]+[Green3.D789]+[Green4.D789])/5" office:value-type="float" office:value="1.94629" calcext:value-type="float">
            <text:p>1,94629</text:p>
          </table:table-cell>
          <table:table-cell table:formula="of:=([Green.E789]+[Green1.E789]+[Green2.E789]+[Green3.E789]+[Green4.E789])/5" office:value-type="float" office:value="-87.85322" calcext:value-type="float">
            <text:p>-87,85322</text:p>
          </table:table-cell>
        </table:table-row>
        <table:table-row table:style-name="ro1">
          <table:table-cell table:formula="of:=([Green.D790]+[Green1.D790]+[Green2.D790]+[Green3.D790]+[Green4.D790])/5" office:value-type="float" office:value="1.94876" calcext:value-type="float">
            <text:p>1,94876</text:p>
          </table:table-cell>
          <table:table-cell table:formula="of:=([Green.E790]+[Green1.E790]+[Green2.E790]+[Green3.E790]+[Green4.E790])/5" office:value-type="float" office:value="-86.65322" calcext:value-type="float">
            <text:p>-86,65322</text:p>
          </table:table-cell>
        </table:table-row>
        <table:table-row table:style-name="ro1">
          <table:table-cell table:formula="of:=([Green.D791]+[Green1.D791]+[Green2.D791]+[Green3.D791]+[Green4.D791])/5" office:value-type="float" office:value="1.95123" calcext:value-type="float">
            <text:p>1,95123</text:p>
          </table:table-cell>
          <table:table-cell table:formula="of:=([Green.E791]+[Green1.E791]+[Green2.E791]+[Green3.E791]+[Green4.E791])/5" office:value-type="float" office:value="-87.05322" calcext:value-type="float">
            <text:p>-87,05322</text:p>
          </table:table-cell>
        </table:table-row>
        <table:table-row table:style-name="ro1">
          <table:table-cell table:formula="of:=([Green.D792]+[Green1.D792]+[Green2.D792]+[Green3.D792]+[Green4.D792])/5" office:value-type="float" office:value="1.9537" calcext:value-type="float">
            <text:p>1,9537</text:p>
          </table:table-cell>
          <table:table-cell table:formula="of:=([Green.E792]+[Green1.E792]+[Green2.E792]+[Green3.E792]+[Green4.E792])/5" office:value-type="float" office:value="-93.37322" calcext:value-type="float">
            <text:p>-93,37322</text:p>
          </table:table-cell>
        </table:table-row>
        <table:table-row table:style-name="ro1">
          <table:table-cell table:formula="of:=([Green.D793]+[Green1.D793]+[Green2.D793]+[Green3.D793]+[Green4.D793])/5" office:value-type="float" office:value="1.95617" calcext:value-type="float">
            <text:p>1,95617</text:p>
          </table:table-cell>
          <table:table-cell table:formula="of:=([Green.E793]+[Green1.E793]+[Green2.E793]+[Green3.E793]+[Green4.E793])/5" office:value-type="float" office:value="-85.13322" calcext:value-type="float">
            <text:p>-85,13322</text:p>
          </table:table-cell>
        </table:table-row>
        <table:table-row table:style-name="ro1">
          <table:table-cell table:formula="of:=([Green.D794]+[Green1.D794]+[Green2.D794]+[Green3.D794]+[Green4.D794])/5" office:value-type="float" office:value="1.95864" calcext:value-type="float">
            <text:p>1,95864</text:p>
          </table:table-cell>
          <table:table-cell table:formula="of:=([Green.E794]+[Green1.E794]+[Green2.E794]+[Green3.E794]+[Green4.E794])/5" office:value-type="float" office:value="-86.97322" calcext:value-type="float">
            <text:p>-86,97322</text:p>
          </table:table-cell>
        </table:table-row>
        <table:table-row table:style-name="ro1">
          <table:table-cell table:formula="of:=([Green.D795]+[Green1.D795]+[Green2.D795]+[Green3.D795]+[Green4.D795])/5" office:value-type="float" office:value="1.96111" calcext:value-type="float">
            <text:p>1,96111</text:p>
          </table:table-cell>
          <table:table-cell table:formula="of:=([Green.E795]+[Green1.E795]+[Green2.E795]+[Green3.E795]+[Green4.E795])/5" office:value-type="float" office:value="-90.33322" calcext:value-type="float">
            <text:p>-90,33322</text:p>
          </table:table-cell>
        </table:table-row>
        <table:table-row table:style-name="ro1">
          <table:table-cell table:formula="of:=([Green.D796]+[Green1.D796]+[Green2.D796]+[Green3.D796]+[Green4.D796])/5" office:value-type="float" office:value="1.96358" calcext:value-type="float">
            <text:p>1,96358</text:p>
          </table:table-cell>
          <table:table-cell table:formula="of:=([Green.E796]+[Green1.E796]+[Green2.E796]+[Green3.E796]+[Green4.E796])/5" office:value-type="float" office:value="-87.21322" calcext:value-type="float">
            <text:p>-87,21322</text:p>
          </table:table-cell>
        </table:table-row>
        <table:table-row table:style-name="ro1">
          <table:table-cell table:formula="of:=([Green.D797]+[Green1.D797]+[Green2.D797]+[Green3.D797]+[Green4.D797])/5" office:value-type="float" office:value="1.96605" calcext:value-type="float">
            <text:p>1,96605</text:p>
          </table:table-cell>
          <table:table-cell table:formula="of:=([Green.E797]+[Green1.E797]+[Green2.E797]+[Green3.E797]+[Green4.E797])/5" office:value-type="float" office:value="-89.85322" calcext:value-type="float">
            <text:p>-89,85322</text:p>
          </table:table-cell>
        </table:table-row>
        <table:table-row table:style-name="ro1">
          <table:table-cell table:formula="of:=([Green.D798]+[Green1.D798]+[Green2.D798]+[Green3.D798]+[Green4.D798])/5" office:value-type="float" office:value="1.96852" calcext:value-type="float">
            <text:p>1,96852</text:p>
          </table:table-cell>
          <table:table-cell table:formula="of:=([Green.E798]+[Green1.E798]+[Green2.E798]+[Green3.E798]+[Green4.E798])/5" office:value-type="float" office:value="-87.45322" calcext:value-type="float">
            <text:p>-87,45322</text:p>
          </table:table-cell>
        </table:table-row>
        <table:table-row table:style-name="ro1">
          <table:table-cell table:formula="of:=([Green.D799]+[Green1.D799]+[Green2.D799]+[Green3.D799]+[Green4.D799])/5" office:value-type="float" office:value="1.97099" calcext:value-type="float">
            <text:p>1,97099</text:p>
          </table:table-cell>
          <table:table-cell table:formula="of:=([Green.E799]+[Green1.E799]+[Green2.E799]+[Green3.E799]+[Green4.E799])/5" office:value-type="float" office:value="-86.09322" calcext:value-type="float">
            <text:p>-86,09322</text:p>
          </table:table-cell>
        </table:table-row>
        <table:table-row table:style-name="ro1">
          <table:table-cell table:formula="of:=([Green.D800]+[Green1.D800]+[Green2.D800]+[Green3.D800]+[Green4.D800])/5" office:value-type="float" office:value="1.97346" calcext:value-type="float">
            <text:p>1,97346</text:p>
          </table:table-cell>
          <table:table-cell table:formula="of:=([Green.E800]+[Green1.E800]+[Green2.E800]+[Green3.E800]+[Green4.E800])/5" office:value-type="float" office:value="-84.41322" calcext:value-type="float">
            <text:p>-84,41322</text:p>
          </table:table-cell>
        </table:table-row>
        <table:table-row table:style-name="ro1">
          <table:table-cell table:formula="of:=([Green.D801]+[Green1.D801]+[Green2.D801]+[Green3.D801]+[Green4.D801])/5" office:value-type="float" office:value="1.97593" calcext:value-type="float">
            <text:p>1,97593</text:p>
          </table:table-cell>
          <table:table-cell table:formula="of:=([Green.E801]+[Green1.E801]+[Green2.E801]+[Green3.E801]+[Green4.E801])/5" office:value-type="float" office:value="-84.57322" calcext:value-type="float">
            <text:p>-84,57322</text:p>
          </table:table-cell>
        </table:table-row>
        <table:table-row table:style-name="ro1">
          <table:table-cell table:formula="of:=([Green.D802]+[Green1.D802]+[Green2.D802]+[Green3.D802]+[Green4.D802])/5" office:value-type="float" office:value="1.9784" calcext:value-type="float">
            <text:p>1,9784</text:p>
          </table:table-cell>
          <table:table-cell table:formula="of:=([Green.E802]+[Green1.E802]+[Green2.E802]+[Green3.E802]+[Green4.E802])/5" office:value-type="float" office:value="-86.09322" calcext:value-type="float">
            <text:p>-86,09322</text:p>
          </table:table-cell>
        </table:table-row>
        <table:table-row table:style-name="ro1">
          <table:table-cell table:formula="of:=([Green.D803]+[Green1.D803]+[Green2.D803]+[Green3.D803]+[Green4.D803])/5" office:value-type="float" office:value="1.98087" calcext:value-type="float">
            <text:p>1,98087</text:p>
          </table:table-cell>
          <table:table-cell table:formula="of:=([Green.E803]+[Green1.E803]+[Green2.E803]+[Green3.E803]+[Green4.E803])/5" office:value-type="float" office:value="-86.65322" calcext:value-type="float">
            <text:p>-86,65322</text:p>
          </table:table-cell>
        </table:table-row>
        <table:table-row table:style-name="ro1">
          <table:table-cell table:formula="of:=([Green.D804]+[Green1.D804]+[Green2.D804]+[Green3.D804]+[Green4.D804])/5" office:value-type="float" office:value="1.98334" calcext:value-type="float">
            <text:p>1,98334</text:p>
          </table:table-cell>
          <table:table-cell table:formula="of:=([Green.E804]+[Green1.E804]+[Green2.E804]+[Green3.E804]+[Green4.E804])/5" office:value-type="float" office:value="-89.21322" calcext:value-type="float">
            <text:p>-89,21322</text:p>
          </table:table-cell>
        </table:table-row>
        <table:table-row table:style-name="ro1">
          <table:table-cell table:formula="of:=([Green.D805]+[Green1.D805]+[Green2.D805]+[Green3.D805]+[Green4.D805])/5" office:value-type="float" office:value="1.98581" calcext:value-type="float">
            <text:p>1,98581</text:p>
          </table:table-cell>
          <table:table-cell table:formula="of:=([Green.E805]+[Green1.E805]+[Green2.E805]+[Green3.E805]+[Green4.E805])/5" office:value-type="float" office:value="-89.93322" calcext:value-type="float">
            <text:p>-89,93322</text:p>
          </table:table-cell>
        </table:table-row>
        <table:table-row table:style-name="ro1">
          <table:table-cell table:formula="of:=([Green.D806]+[Green1.D806]+[Green2.D806]+[Green3.D806]+[Green4.D806])/5" office:value-type="float" office:value="1.98828" calcext:value-type="float">
            <text:p>1,98828</text:p>
          </table:table-cell>
          <table:table-cell table:formula="of:=([Green.E806]+[Green1.E806]+[Green2.E806]+[Green3.E806]+[Green4.E806])/5" office:value-type="float" office:value="-87.85322" calcext:value-type="float">
            <text:p>-87,85322</text:p>
          </table:table-cell>
        </table:table-row>
        <table:table-row table:style-name="ro1">
          <table:table-cell table:formula="of:=([Green.D807]+[Green1.D807]+[Green2.D807]+[Green3.D807]+[Green4.D807])/5" office:value-type="float" office:value="1.99075" calcext:value-type="float">
            <text:p>1,99075</text:p>
          </table:table-cell>
          <table:table-cell table:formula="of:=([Green.E807]+[Green1.E807]+[Green2.E807]+[Green3.E807]+[Green4.E807])/5" office:value-type="float" office:value="-85.77322" calcext:value-type="float">
            <text:p>-85,77322</text:p>
          </table:table-cell>
        </table:table-row>
        <table:table-row table:style-name="ro1">
          <table:table-cell table:formula="of:=([Green.D808]+[Green1.D808]+[Green2.D808]+[Green3.D808]+[Green4.D808])/5" office:value-type="float" office:value="1.99322" calcext:value-type="float">
            <text:p>1,99322</text:p>
          </table:table-cell>
          <table:table-cell table:formula="of:=([Green.E808]+[Green1.E808]+[Green2.E808]+[Green3.E808]+[Green4.E808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809]+[Green1.D809]+[Green2.D809]+[Green3.D809]+[Green4.D809])/5" office:value-type="float" office:value="1.99569" calcext:value-type="float">
            <text:p>1,99569</text:p>
          </table:table-cell>
          <table:table-cell table:formula="of:=([Green.E809]+[Green1.E809]+[Green2.E809]+[Green3.E809]+[Green4.E809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810]+[Green1.D810]+[Green2.D810]+[Green3.D810]+[Green4.D810])/5" office:value-type="float" office:value="1.99816" calcext:value-type="float">
            <text:p>1,99816</text:p>
          </table:table-cell>
          <table:table-cell table:formula="of:=([Green.E810]+[Green1.E810]+[Green2.E810]+[Green3.E810]+[Green4.E810])/5" office:value-type="float" office:value="-89.61322" calcext:value-type="float">
            <text:p>-89,61322</text:p>
          </table:table-cell>
        </table:table-row>
        <table:table-row table:style-name="ro1">
          <table:table-cell table:formula="of:=([Green.D811]+[Green1.D811]+[Green2.D811]+[Green3.D811]+[Green4.D811])/5" office:value-type="float" office:value="2.00063" calcext:value-type="float">
            <text:p>2,00063</text:p>
          </table:table-cell>
          <table:table-cell table:formula="of:=([Green.E811]+[Green1.E811]+[Green2.E811]+[Green3.E811]+[Green4.E811])/5" office:value-type="float" office:value="-92.17322" calcext:value-type="float">
            <text:p>-92,17322</text:p>
          </table:table-cell>
        </table:table-row>
        <table:table-row table:style-name="ro1">
          <table:table-cell table:formula="of:=([Green.D812]+[Green1.D812]+[Green2.D812]+[Green3.D812]+[Green4.D812])/5" office:value-type="float" office:value="2.0031" calcext:value-type="float">
            <text:p>2,0031</text:p>
          </table:table-cell>
          <table:table-cell table:formula="of:=([Green.E812]+[Green1.E812]+[Green2.E812]+[Green3.E812]+[Green4.E812])/5" office:value-type="float" office:value="-93.13322" calcext:value-type="float">
            <text:p>-93,13322</text:p>
          </table:table-cell>
        </table:table-row>
        <table:table-row table:style-name="ro1">
          <table:table-cell table:formula="of:=([Green.D813]+[Green1.D813]+[Green2.D813]+[Green3.D813]+[Green4.D813])/5" office:value-type="float" office:value="2.00557" calcext:value-type="float">
            <text:p>2,00557</text:p>
          </table:table-cell>
          <table:table-cell table:formula="of:=([Green.E813]+[Green1.E813]+[Green2.E813]+[Green3.E813]+[Green4.E813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814]+[Green1.D814]+[Green2.D814]+[Green3.D814]+[Green4.D814])/5" office:value-type="float" office:value="2.00804" calcext:value-type="float">
            <text:p>2,00804</text:p>
          </table:table-cell>
          <table:table-cell table:formula="of:=([Green.E814]+[Green1.E814]+[Green2.E814]+[Green3.E814]+[Green4.E814])/5" office:value-type="float" office:value="-91.29322" calcext:value-type="float">
            <text:p>-91,29322</text:p>
          </table:table-cell>
        </table:table-row>
        <table:table-row table:style-name="ro1">
          <table:table-cell table:formula="of:=([Green.D815]+[Green1.D815]+[Green2.D815]+[Green3.D815]+[Green4.D815])/5" office:value-type="float" office:value="2.01051" calcext:value-type="float">
            <text:p>2,01051</text:p>
          </table:table-cell>
          <table:table-cell table:formula="of:=([Green.E815]+[Green1.E815]+[Green2.E815]+[Green3.E815]+[Green4.E815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816]+[Green1.D816]+[Green2.D816]+[Green3.D816]+[Green4.D816])/5" office:value-type="float" office:value="2.01298" calcext:value-type="float">
            <text:p>2,01298</text:p>
          </table:table-cell>
          <table:table-cell table:formula="of:=([Green.E816]+[Green1.E816]+[Green2.E816]+[Green3.E816]+[Green4.E816])/5" office:value-type="float" office:value="-89.53322" calcext:value-type="float">
            <text:p>-89,53322</text:p>
          </table:table-cell>
        </table:table-row>
        <table:table-row table:style-name="ro1">
          <table:table-cell table:formula="of:=([Green.D817]+[Green1.D817]+[Green2.D817]+[Green3.D817]+[Green4.D817])/5" office:value-type="float" office:value="2.01545" calcext:value-type="float">
            <text:p>2,01545</text:p>
          </table:table-cell>
          <table:table-cell table:formula="of:=([Green.E817]+[Green1.E817]+[Green2.E817]+[Green3.E817]+[Green4.E817])/5" office:value-type="float" office:value="-88.81322" calcext:value-type="float">
            <text:p>-88,81322</text:p>
          </table:table-cell>
        </table:table-row>
        <table:table-row table:style-name="ro1">
          <table:table-cell table:formula="of:=([Green.D818]+[Green1.D818]+[Green2.D818]+[Green3.D818]+[Green4.D818])/5" office:value-type="float" office:value="2.01792" calcext:value-type="float">
            <text:p>2,01792</text:p>
          </table:table-cell>
          <table:table-cell table:formula="of:=([Green.E818]+[Green1.E818]+[Green2.E818]+[Green3.E818]+[Green4.E818])/5" office:value-type="float" office:value="-90.89322" calcext:value-type="float">
            <text:p>-90,89322</text:p>
          </table:table-cell>
        </table:table-row>
        <table:table-row table:style-name="ro1">
          <table:table-cell table:formula="of:=([Green.D819]+[Green1.D819]+[Green2.D819]+[Green3.D819]+[Green4.D819])/5" office:value-type="float" office:value="2.02039" calcext:value-type="float">
            <text:p>2,02039</text:p>
          </table:table-cell>
          <table:table-cell table:formula="of:=([Green.E819]+[Green1.E819]+[Green2.E819]+[Green3.E819]+[Green4.E819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820]+[Green1.D820]+[Green2.D820]+[Green3.D820]+[Green4.D820])/5" office:value-type="float" office:value="2.02286" calcext:value-type="float">
            <text:p>2,02286</text:p>
          </table:table-cell>
          <table:table-cell table:formula="of:=([Green.E820]+[Green1.E820]+[Green2.E820]+[Green3.E820]+[Green4.E820])/5" office:value-type="float" office:value="-88.01322" calcext:value-type="float">
            <text:p>-88,01322</text:p>
          </table:table-cell>
        </table:table-row>
        <table:table-row table:style-name="ro1">
          <table:table-cell table:formula="of:=([Green.D821]+[Green1.D821]+[Green2.D821]+[Green3.D821]+[Green4.D821])/5" office:value-type="float" office:value="2.02533" calcext:value-type="float">
            <text:p>2,02533</text:p>
          </table:table-cell>
          <table:table-cell table:formula="of:=([Green.E821]+[Green1.E821]+[Green2.E821]+[Green3.E821]+[Green4.E821])/5" office:value-type="float" office:value="-90.81322" calcext:value-type="float">
            <text:p>-90,81322</text:p>
          </table:table-cell>
        </table:table-row>
        <table:table-row table:style-name="ro1">
          <table:table-cell table:formula="of:=([Green.D822]+[Green1.D822]+[Green2.D822]+[Green3.D822]+[Green4.D822])/5" office:value-type="float" office:value="2.0278" calcext:value-type="float">
            <text:p>2,0278</text:p>
          </table:table-cell>
          <table:table-cell table:formula="of:=([Green.E822]+[Green1.E822]+[Green2.E822]+[Green3.E822]+[Green4.E822])/5" office:value-type="float" office:value="-96.09322" calcext:value-type="float">
            <text:p>-96,09322</text:p>
          </table:table-cell>
        </table:table-row>
        <table:table-row table:style-name="ro1">
          <table:table-cell table:formula="of:=([Green.D823]+[Green1.D823]+[Green2.D823]+[Green3.D823]+[Green4.D823])/5" office:value-type="float" office:value="2.03027" calcext:value-type="float">
            <text:p>2,03027</text:p>
          </table:table-cell>
          <table:table-cell table:formula="of:=([Green.E823]+[Green1.E823]+[Green2.E823]+[Green3.E823]+[Green4.E823])/5" office:value-type="float" office:value="-93.37322" calcext:value-type="float">
            <text:p>-93,37322</text:p>
          </table:table-cell>
        </table:table-row>
        <table:table-row table:style-name="ro1">
          <table:table-cell table:formula="of:=([Green.D824]+[Green1.D824]+[Green2.D824]+[Green3.D824]+[Green4.D824])/5" office:value-type="float" office:value="2.03274" calcext:value-type="float">
            <text:p>2,03274</text:p>
          </table:table-cell>
          <table:table-cell table:formula="of:=([Green.E824]+[Green1.E824]+[Green2.E824]+[Green3.E824]+[Green4.E824])/5" office:value-type="float" office:value="-90.57322" calcext:value-type="float">
            <text:p>-90,57322</text:p>
          </table:table-cell>
        </table:table-row>
        <table:table-row table:style-name="ro1">
          <table:table-cell table:formula="of:=([Green.D825]+[Green1.D825]+[Green2.D825]+[Green3.D825]+[Green4.D825])/5" office:value-type="float" office:value="2.03521" calcext:value-type="float">
            <text:p>2,03521</text:p>
          </table:table-cell>
          <table:table-cell table:formula="of:=([Green.E825]+[Green1.E825]+[Green2.E825]+[Green3.E825]+[Green4.E825])/5" office:value-type="float" office:value="-90.97322" calcext:value-type="float">
            <text:p>-90,97322</text:p>
          </table:table-cell>
        </table:table-row>
        <table:table-row table:style-name="ro1">
          <table:table-cell table:formula="of:=([Green.D826]+[Green1.D826]+[Green2.D826]+[Green3.D826]+[Green4.D826])/5" office:value-type="float" office:value="2.03768" calcext:value-type="float">
            <text:p>2,03768</text:p>
          </table:table-cell>
          <table:table-cell table:formula="of:=([Green.E826]+[Green1.E826]+[Green2.E826]+[Green3.E826]+[Green4.E826])/5" office:value-type="float" office:value="-84.97322" calcext:value-type="float">
            <text:p>-84,97322</text:p>
          </table:table-cell>
        </table:table-row>
        <table:table-row table:style-name="ro1">
          <table:table-cell table:formula="of:=([Green.D827]+[Green1.D827]+[Green2.D827]+[Green3.D827]+[Green4.D827])/5" office:value-type="float" office:value="2.04015" calcext:value-type="float">
            <text:p>2,04015</text:p>
          </table:table-cell>
          <table:table-cell table:formula="of:=([Green.E827]+[Green1.E827]+[Green2.E827]+[Green3.E827]+[Green4.E827])/5" office:value-type="float" office:value="-86.73322" calcext:value-type="float">
            <text:p>-86,73322</text:p>
          </table:table-cell>
        </table:table-row>
        <table:table-row table:style-name="ro1">
          <table:table-cell table:formula="of:=([Green.D828]+[Green1.D828]+[Green2.D828]+[Green3.D828]+[Green4.D828])/5" office:value-type="float" office:value="2.04262" calcext:value-type="float">
            <text:p>2,04262</text:p>
          </table:table-cell>
          <table:table-cell table:formula="of:=([Green.E828]+[Green1.E828]+[Green2.E828]+[Green3.E828]+[Green4.E828])/5" office:value-type="float" office:value="-88.41322" calcext:value-type="float">
            <text:p>-88,41322</text:p>
          </table:table-cell>
        </table:table-row>
        <table:table-row table:style-name="ro1">
          <table:table-cell table:formula="of:=([Green.D829]+[Green1.D829]+[Green2.D829]+[Green3.D829]+[Green4.D829])/5" office:value-type="float" office:value="2.04509" calcext:value-type="float">
            <text:p>2,04509</text:p>
          </table:table-cell>
          <table:table-cell table:formula="of:=([Green.E829]+[Green1.E829]+[Green2.E829]+[Green3.E829]+[Green4.E829])/5" office:value-type="float" office:value="-88.25322" calcext:value-type="float">
            <text:p>-88,25322</text:p>
          </table:table-cell>
        </table:table-row>
        <table:table-row table:style-name="ro1">
          <table:table-cell table:formula="of:=([Green.D830]+[Green1.D830]+[Green2.D830]+[Green3.D830]+[Green4.D830])/5" office:value-type="float" office:value="2.04756" calcext:value-type="float">
            <text:p>2,04756</text:p>
          </table:table-cell>
          <table:table-cell table:formula="of:=([Green.E830]+[Green1.E830]+[Green2.E830]+[Green3.E830]+[Green4.E830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831]+[Green1.D831]+[Green2.D831]+[Green3.D831]+[Green4.D831])/5" office:value-type="float" office:value="2.05003" calcext:value-type="float">
            <text:p>2,05003</text:p>
          </table:table-cell>
          <table:table-cell table:formula="of:=([Green.E831]+[Green1.E831]+[Green2.E831]+[Green3.E831]+[Green4.E831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832]+[Green1.D832]+[Green2.D832]+[Green3.D832]+[Green4.D832])/5" office:value-type="float" office:value="2.0525" calcext:value-type="float">
            <text:p>2,0525</text:p>
          </table:table-cell>
          <table:table-cell table:formula="of:=([Green.E832]+[Green1.E832]+[Green2.E832]+[Green3.E832]+[Green4.E832])/5" office:value-type="float" office:value="-87.61322" calcext:value-type="float">
            <text:p>-87,61322</text:p>
          </table:table-cell>
        </table:table-row>
        <table:table-row table:style-name="ro1">
          <table:table-cell table:formula="of:=([Green.D833]+[Green1.D833]+[Green2.D833]+[Green3.D833]+[Green4.D833])/5" office:value-type="float" office:value="2.05497" calcext:value-type="float">
            <text:p>2,05497</text:p>
          </table:table-cell>
          <table:table-cell table:formula="of:=([Green.E833]+[Green1.E833]+[Green2.E833]+[Green3.E833]+[Green4.E833])/5" office:value-type="float" office:value="-84.81322" calcext:value-type="float">
            <text:p>-84,81322</text:p>
          </table:table-cell>
        </table:table-row>
        <table:table-row table:style-name="ro1">
          <table:table-cell table:formula="of:=([Green.D834]+[Green1.D834]+[Green2.D834]+[Green3.D834]+[Green4.D834])/5" office:value-type="float" office:value="2.05744" calcext:value-type="float">
            <text:p>2,05744</text:p>
          </table:table-cell>
          <table:table-cell table:formula="of:=([Green.E834]+[Green1.E834]+[Green2.E834]+[Green3.E834]+[Green4.E834])/5" office:value-type="float" office:value="-83.13322" calcext:value-type="float">
            <text:p>-83,13322</text:p>
          </table:table-cell>
        </table:table-row>
        <table:table-row table:style-name="ro1">
          <table:table-cell table:formula="of:=([Green.D835]+[Green1.D835]+[Green2.D835]+[Green3.D835]+[Green4.D835])/5" office:value-type="float" office:value="2.05991" calcext:value-type="float">
            <text:p>2,05991</text:p>
          </table:table-cell>
          <table:table-cell table:formula="of:=([Green.E835]+[Green1.E835]+[Green2.E835]+[Green3.E835]+[Green4.E835])/5" office:value-type="float" office:value="-85.37322" calcext:value-type="float">
            <text:p>-85,37322</text:p>
          </table:table-cell>
        </table:table-row>
        <table:table-row table:style-name="ro1">
          <table:table-cell table:formula="of:=([Green.D836]+[Green1.D836]+[Green2.D836]+[Green3.D836]+[Green4.D836])/5" office:value-type="float" office:value="2.06238" calcext:value-type="float">
            <text:p>2,06238</text:p>
          </table:table-cell>
          <table:table-cell table:formula="of:=([Green.E836]+[Green1.E836]+[Green2.E836]+[Green3.E836]+[Green4.E836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837]+[Green1.D837]+[Green2.D837]+[Green3.D837]+[Green4.D837])/5" office:value-type="float" office:value="2.06485" calcext:value-type="float">
            <text:p>2,06485</text:p>
          </table:table-cell>
          <table:table-cell table:formula="of:=([Green.E837]+[Green1.E837]+[Green2.E837]+[Green3.E837]+[Green4.E837])/5" office:value-type="float" office:value="-86.81322" calcext:value-type="float">
            <text:p>-86,81322</text:p>
          </table:table-cell>
        </table:table-row>
        <table:table-row table:style-name="ro1">
          <table:table-cell table:formula="of:=([Green.D838]+[Green1.D838]+[Green2.D838]+[Green3.D838]+[Green4.D838])/5" office:value-type="float" office:value="2.06732" calcext:value-type="float">
            <text:p>2,06732</text:p>
          </table:table-cell>
          <table:table-cell table:formula="of:=([Green.E838]+[Green1.E838]+[Green2.E838]+[Green3.E838]+[Green4.E838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839]+[Green1.D839]+[Green2.D839]+[Green3.D839]+[Green4.D839])/5" office:value-type="float" office:value="2.06979" calcext:value-type="float">
            <text:p>2,06979</text:p>
          </table:table-cell>
          <table:table-cell table:formula="of:=([Green.E839]+[Green1.E839]+[Green2.E839]+[Green3.E839]+[Green4.E839])/5" office:value-type="float" office:value="-90.25322" calcext:value-type="float">
            <text:p>-90,25322</text:p>
          </table:table-cell>
        </table:table-row>
        <table:table-row table:style-name="ro1">
          <table:table-cell table:formula="of:=([Green.D840]+[Green1.D840]+[Green2.D840]+[Green3.D840]+[Green4.D840])/5" office:value-type="float" office:value="2.07226" calcext:value-type="float">
            <text:p>2,07226</text:p>
          </table:table-cell>
          <table:table-cell table:formula="of:=([Green.E840]+[Green1.E840]+[Green2.E840]+[Green3.E840]+[Green4.E840])/5" office:value-type="float" office:value="-87.13322" calcext:value-type="float">
            <text:p>-87,13322</text:p>
          </table:table-cell>
        </table:table-row>
        <table:table-row table:style-name="ro1">
          <table:table-cell table:formula="of:=([Green.D841]+[Green1.D841]+[Green2.D841]+[Green3.D841]+[Green4.D841])/5" office:value-type="float" office:value="2.07473" calcext:value-type="float">
            <text:p>2,07473</text:p>
          </table:table-cell>
          <table:table-cell table:formula="of:=([Green.E841]+[Green1.E841]+[Green2.E841]+[Green3.E841]+[Green4.E841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842]+[Green1.D842]+[Green2.D842]+[Green3.D842]+[Green4.D842])/5" office:value-type="float" office:value="2.0772" calcext:value-type="float">
            <text:p>2,0772</text:p>
          </table:table-cell>
          <table:table-cell table:formula="of:=([Green.E842]+[Green1.E842]+[Green2.E842]+[Green3.E842]+[Green4.E842])/5" office:value-type="float" office:value="-91.61322" calcext:value-type="float">
            <text:p>-91,61322</text:p>
          </table:table-cell>
        </table:table-row>
        <table:table-row table:style-name="ro1">
          <table:table-cell table:formula="of:=([Green.D843]+[Green1.D843]+[Green2.D843]+[Green3.D843]+[Green4.D843])/5" office:value-type="float" office:value="2.07967" calcext:value-type="float">
            <text:p>2,07967</text:p>
          </table:table-cell>
          <table:table-cell table:formula="of:=([Green.E843]+[Green1.E843]+[Green2.E843]+[Green3.E843]+[Green4.E843])/5" office:value-type="float" office:value="-89.93322" calcext:value-type="float">
            <text:p>-89,93322</text:p>
          </table:table-cell>
        </table:table-row>
        <table:table-row table:style-name="ro1">
          <table:table-cell table:formula="of:=([Green.D844]+[Green1.D844]+[Green2.D844]+[Green3.D844]+[Green4.D844])/5" office:value-type="float" office:value="2.08214" calcext:value-type="float">
            <text:p>2,08214</text:p>
          </table:table-cell>
          <table:table-cell table:formula="of:=([Green.E844]+[Green1.E844]+[Green2.E844]+[Green3.E844]+[Green4.E844])/5" office:value-type="float" office:value="-86.57322" calcext:value-type="float">
            <text:p>-86,57322</text:p>
          </table:table-cell>
        </table:table-row>
        <table:table-row table:style-name="ro1">
          <table:table-cell table:formula="of:=([Green.D845]+[Green1.D845]+[Green2.D845]+[Green3.D845]+[Green4.D845])/5" office:value-type="float" office:value="2.08461" calcext:value-type="float">
            <text:p>2,08461</text:p>
          </table:table-cell>
          <table:table-cell table:formula="of:=([Green.E845]+[Green1.E845]+[Green2.E845]+[Green3.E845]+[Green4.E845])/5" office:value-type="float" office:value="-87.05322" calcext:value-type="float">
            <text:p>-87,05322</text:p>
          </table:table-cell>
        </table:table-row>
        <table:table-row table:style-name="ro1">
          <table:table-cell table:formula="of:=([Green.D846]+[Green1.D846]+[Green2.D846]+[Green3.D846]+[Green4.D846])/5" office:value-type="float" office:value="2.08708" calcext:value-type="float">
            <text:p>2,08708</text:p>
          </table:table-cell>
          <table:table-cell table:formula="of:=([Green.E846]+[Green1.E846]+[Green2.E846]+[Green3.E846]+[Green4.E846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847]+[Green1.D847]+[Green2.D847]+[Green3.D847]+[Green4.D847])/5" office:value-type="float" office:value="2.08955" calcext:value-type="float">
            <text:p>2,08955</text:p>
          </table:table-cell>
          <table:table-cell table:formula="of:=([Green.E847]+[Green1.E847]+[Green2.E847]+[Green3.E847]+[Green4.E847])/5" office:value-type="float" office:value="-85.69322" calcext:value-type="float">
            <text:p>-85,69322</text:p>
          </table:table-cell>
        </table:table-row>
        <table:table-row table:style-name="ro1">
          <table:table-cell table:formula="of:=([Green.D848]+[Green1.D848]+[Green2.D848]+[Green3.D848]+[Green4.D848])/5" office:value-type="float" office:value="2.09202" calcext:value-type="float">
            <text:p>2,09202</text:p>
          </table:table-cell>
          <table:table-cell table:formula="of:=([Green.E848]+[Green1.E848]+[Green2.E848]+[Green3.E848]+[Green4.E848])/5" office:value-type="float" office:value="-87.77322" calcext:value-type="float">
            <text:p>-87,77322</text:p>
          </table:table-cell>
        </table:table-row>
        <table:table-row table:style-name="ro1">
          <table:table-cell table:formula="of:=([Green.D849]+[Green1.D849]+[Green2.D849]+[Green3.D849]+[Green4.D849])/5" office:value-type="float" office:value="2.09449" calcext:value-type="float">
            <text:p>2,09449</text:p>
          </table:table-cell>
          <table:table-cell table:formula="of:=([Green.E849]+[Green1.E849]+[Green2.E849]+[Green3.E849]+[Green4.E849])/5" office:value-type="float" office:value="-89.85322" calcext:value-type="float">
            <text:p>-89,85322</text:p>
          </table:table-cell>
        </table:table-row>
        <table:table-row table:style-name="ro1">
          <table:table-cell table:formula="of:=([Green.D850]+[Green1.D850]+[Green2.D850]+[Green3.D850]+[Green4.D850])/5" office:value-type="float" office:value="2.09696" calcext:value-type="float">
            <text:p>2,09696</text:p>
          </table:table-cell>
          <table:table-cell table:formula="of:=([Green.E850]+[Green1.E850]+[Green2.E850]+[Green3.E850]+[Green4.E850])/5" office:value-type="float" office:value="-87.61322" calcext:value-type="float">
            <text:p>-87,61322</text:p>
          </table:table-cell>
        </table:table-row>
        <table:table-row table:style-name="ro1">
          <table:table-cell table:formula="of:=([Green.D851]+[Green1.D851]+[Green2.D851]+[Green3.D851]+[Green4.D851])/5" office:value-type="float" office:value="2.09943" calcext:value-type="float">
            <text:p>2,09943</text:p>
          </table:table-cell>
          <table:table-cell table:formula="of:=([Green.E851]+[Green1.E851]+[Green2.E851]+[Green3.E851]+[Green4.E851])/5" office:value-type="float" office:value="-87.93322" calcext:value-type="float">
            <text:p>-87,93322</text:p>
          </table:table-cell>
        </table:table-row>
        <table:table-row table:style-name="ro1">
          <table:table-cell table:formula="of:=([Green.D852]+[Green1.D852]+[Green2.D852]+[Green3.D852]+[Green4.D852])/5" office:value-type="float" office:value="2.1019" calcext:value-type="float">
            <text:p>2,1019</text:p>
          </table:table-cell>
          <table:table-cell table:formula="of:=([Green.E852]+[Green1.E852]+[Green2.E852]+[Green3.E852]+[Green4.E852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853]+[Green1.D853]+[Green2.D853]+[Green3.D853]+[Green4.D853])/5" office:value-type="float" office:value="2.10437" calcext:value-type="float">
            <text:p>2,10437</text:p>
          </table:table-cell>
          <table:table-cell table:formula="of:=([Green.E853]+[Green1.E853]+[Green2.E853]+[Green3.E853]+[Green4.E853])/5" office:value-type="float" office:value="-88.01322" calcext:value-type="float">
            <text:p>-88,01322</text:p>
          </table:table-cell>
        </table:table-row>
        <table:table-row table:style-name="ro1">
          <table:table-cell table:formula="of:=([Green.D854]+[Green1.D854]+[Green2.D854]+[Green3.D854]+[Green4.D854])/5" office:value-type="float" office:value="2.10684" calcext:value-type="float">
            <text:p>2,10684</text:p>
          </table:table-cell>
          <table:table-cell table:formula="of:=([Green.E854]+[Green1.E854]+[Green2.E854]+[Green3.E854]+[Green4.E854])/5" office:value-type="float" office:value="-90.33322" calcext:value-type="float">
            <text:p>-90,33322</text:p>
          </table:table-cell>
        </table:table-row>
        <table:table-row table:style-name="ro1">
          <table:table-cell table:formula="of:=([Green.D855]+[Green1.D855]+[Green2.D855]+[Green3.D855]+[Green4.D855])/5" office:value-type="float" office:value="2.10931" calcext:value-type="float">
            <text:p>2,10931</text:p>
          </table:table-cell>
          <table:table-cell table:formula="of:=([Green.E855]+[Green1.E855]+[Green2.E855]+[Green3.E855]+[Green4.E855])/5" office:value-type="float" office:value="-90.89322" calcext:value-type="float">
            <text:p>-90,89322</text:p>
          </table:table-cell>
        </table:table-row>
        <table:table-row table:style-name="ro1">
          <table:table-cell table:formula="of:=([Green.D856]+[Green1.D856]+[Green2.D856]+[Green3.D856]+[Green4.D856])/5" office:value-type="float" office:value="2.11178" calcext:value-type="float">
            <text:p>2,11178</text:p>
          </table:table-cell>
          <table:table-cell table:formula="of:=([Green.E856]+[Green1.E856]+[Green2.E856]+[Green3.E856]+[Green4.E856])/5" office:value-type="float" office:value="-90.73322" calcext:value-type="float">
            <text:p>-90,73322</text:p>
          </table:table-cell>
        </table:table-row>
        <table:table-row table:style-name="ro1">
          <table:table-cell table:formula="of:=([Green.D857]+[Green1.D857]+[Green2.D857]+[Green3.D857]+[Green4.D857])/5" office:value-type="float" office:value="2.11425" calcext:value-type="float">
            <text:p>2,11425</text:p>
          </table:table-cell>
          <table:table-cell table:formula="of:=([Green.E857]+[Green1.E857]+[Green2.E857]+[Green3.E857]+[Green4.E857])/5" office:value-type="float" office:value="-88.81322" calcext:value-type="float">
            <text:p>-88,81322</text:p>
          </table:table-cell>
        </table:table-row>
        <table:table-row table:style-name="ro1">
          <table:table-cell table:formula="of:=([Green.D858]+[Green1.D858]+[Green2.D858]+[Green3.D858]+[Green4.D858])/5" office:value-type="float" office:value="2.11672" calcext:value-type="float">
            <text:p>2,11672</text:p>
          </table:table-cell>
          <table:table-cell table:formula="of:=([Green.E858]+[Green1.E858]+[Green2.E858]+[Green3.E858]+[Green4.E858])/5" office:value-type="float" office:value="-87.37322" calcext:value-type="float">
            <text:p>-87,37322</text:p>
          </table:table-cell>
        </table:table-row>
        <table:table-row table:style-name="ro1">
          <table:table-cell table:formula="of:=([Green.D859]+[Green1.D859]+[Green2.D859]+[Green3.D859]+[Green4.D859])/5" office:value-type="float" office:value="2.11919" calcext:value-type="float">
            <text:p>2,11919</text:p>
          </table:table-cell>
          <table:table-cell table:formula="of:=([Green.E859]+[Green1.E859]+[Green2.E859]+[Green3.E859]+[Green4.E859])/5" office:value-type="float" office:value="-84.17322" calcext:value-type="float">
            <text:p>-84,17322</text:p>
          </table:table-cell>
        </table:table-row>
        <table:table-row table:style-name="ro1">
          <table:table-cell table:formula="of:=([Green.D860]+[Green1.D860]+[Green2.D860]+[Green3.D860]+[Green4.D860])/5" office:value-type="float" office:value="2.12166" calcext:value-type="float">
            <text:p>2,12166</text:p>
          </table:table-cell>
          <table:table-cell table:formula="of:=([Green.E860]+[Green1.E860]+[Green2.E860]+[Green3.E860]+[Green4.E860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861]+[Green1.D861]+[Green2.D861]+[Green3.D861]+[Green4.D861])/5" office:value-type="float" office:value="2.12413" calcext:value-type="float">
            <text:p>2,12413</text:p>
          </table:table-cell>
          <table:table-cell table:formula="of:=([Green.E861]+[Green1.E861]+[Green2.E861]+[Green3.E861]+[Green4.E861])/5" office:value-type="float" office:value="-84.33322" calcext:value-type="float">
            <text:p>-84,33322</text:p>
          </table:table-cell>
        </table:table-row>
        <table:table-row table:style-name="ro1">
          <table:table-cell table:formula="of:=([Green.D862]+[Green1.D862]+[Green2.D862]+[Green3.D862]+[Green4.D862])/5" office:value-type="float" office:value="2.1266" calcext:value-type="float">
            <text:p>2,1266</text:p>
          </table:table-cell>
          <table:table-cell table:formula="of:=([Green.E862]+[Green1.E862]+[Green2.E862]+[Green3.E862]+[Green4.E862])/5" office:value-type="float" office:value="-86.81322" calcext:value-type="float">
            <text:p>-86,81322</text:p>
          </table:table-cell>
        </table:table-row>
        <table:table-row table:style-name="ro1">
          <table:table-cell table:formula="of:=([Green.D863]+[Green1.D863]+[Green2.D863]+[Green3.D863]+[Green4.D863])/5" office:value-type="float" office:value="2.12907" calcext:value-type="float">
            <text:p>2,12907</text:p>
          </table:table-cell>
          <table:table-cell table:formula="of:=([Green.E863]+[Green1.E863]+[Green2.E863]+[Green3.E863]+[Green4.E863])/5" office:value-type="float" office:value="-85.13322" calcext:value-type="float">
            <text:p>-85,13322</text:p>
          </table:table-cell>
        </table:table-row>
        <table:table-row table:style-name="ro1">
          <table:table-cell table:formula="of:=([Green.D864]+[Green1.D864]+[Green2.D864]+[Green3.D864]+[Green4.D864])/5" office:value-type="float" office:value="2.13154" calcext:value-type="float">
            <text:p>2,13154</text:p>
          </table:table-cell>
          <table:table-cell table:formula="of:=([Green.E864]+[Green1.E864]+[Green2.E864]+[Green3.E864]+[Green4.E864])/5" office:value-type="float" office:value="-90.81322" calcext:value-type="float">
            <text:p>-90,81322</text:p>
          </table:table-cell>
        </table:table-row>
        <table:table-row table:style-name="ro1">
          <table:table-cell table:formula="of:=([Green.D865]+[Green1.D865]+[Green2.D865]+[Green3.D865]+[Green4.D865])/5" office:value-type="float" office:value="2.13401" calcext:value-type="float">
            <text:p>2,13401</text:p>
          </table:table-cell>
          <table:table-cell table:formula="of:=([Green.E865]+[Green1.E865]+[Green2.E865]+[Green3.E865]+[Green4.E865])/5" office:value-type="float" office:value="-90.81322" calcext:value-type="float">
            <text:p>-90,81322</text:p>
          </table:table-cell>
        </table:table-row>
        <table:table-row table:style-name="ro1">
          <table:table-cell table:formula="of:=([Green.D866]+[Green1.D866]+[Green2.D866]+[Green3.D866]+[Green4.D866])/5" office:value-type="float" office:value="2.13648" calcext:value-type="float">
            <text:p>2,13648</text:p>
          </table:table-cell>
          <table:table-cell table:formula="of:=([Green.E866]+[Green1.E866]+[Green2.E866]+[Green3.E866]+[Green4.E866])/5" office:value-type="float" office:value="-89.93322" calcext:value-type="float">
            <text:p>-89,93322</text:p>
          </table:table-cell>
        </table:table-row>
        <table:table-row table:style-name="ro1">
          <table:table-cell table:formula="of:=([Green.D867]+[Green1.D867]+[Green2.D867]+[Green3.D867]+[Green4.D867])/5" office:value-type="float" office:value="2.13895" calcext:value-type="float">
            <text:p>2,13895</text:p>
          </table:table-cell>
          <table:table-cell table:formula="of:=([Green.E867]+[Green1.E867]+[Green2.E867]+[Green3.E867]+[Green4.E867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868]+[Green1.D868]+[Green2.D868]+[Green3.D868]+[Green4.D868])/5" office:value-type="float" office:value="2.14142" calcext:value-type="float">
            <text:p>2,14142</text:p>
          </table:table-cell>
          <table:table-cell table:formula="of:=([Green.E868]+[Green1.E868]+[Green2.E868]+[Green3.E868]+[Green4.E868])/5" office:value-type="float" office:value="-92.73322" calcext:value-type="float">
            <text:p>-92,73322</text:p>
          </table:table-cell>
        </table:table-row>
        <table:table-row table:style-name="ro1">
          <table:table-cell table:formula="of:=([Green.D869]+[Green1.D869]+[Green2.D869]+[Green3.D869]+[Green4.D869])/5" office:value-type="float" office:value="2.14389" calcext:value-type="float">
            <text:p>2,14389</text:p>
          </table:table-cell>
          <table:table-cell table:formula="of:=([Green.E869]+[Green1.E869]+[Green2.E869]+[Green3.E869]+[Green4.E869])/5" office:value-type="float" office:value="-89.45322" calcext:value-type="float">
            <text:p>-89,45322</text:p>
          </table:table-cell>
        </table:table-row>
        <table:table-row table:style-name="ro1">
          <table:table-cell table:formula="of:=([Green.D870]+[Green1.D870]+[Green2.D870]+[Green3.D870]+[Green4.D870])/5" office:value-type="float" office:value="2.14636" calcext:value-type="float">
            <text:p>2,14636</text:p>
          </table:table-cell>
          <table:table-cell table:formula="of:=([Green.E870]+[Green1.E870]+[Green2.E870]+[Green3.E870]+[Green4.E870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871]+[Green1.D871]+[Green2.D871]+[Green3.D871]+[Green4.D871])/5" office:value-type="float" office:value="2.14883" calcext:value-type="float">
            <text:p>2,14883</text:p>
          </table:table-cell>
          <table:table-cell table:formula="of:=([Green.E871]+[Green1.E871]+[Green2.E871]+[Green3.E871]+[Green4.E871])/5" office:value-type="float" office:value="-87.45322" calcext:value-type="float">
            <text:p>-87,45322</text:p>
          </table:table-cell>
        </table:table-row>
        <table:table-row table:style-name="ro1">
          <table:table-cell table:formula="of:=([Green.D872]+[Green1.D872]+[Green2.D872]+[Green3.D872]+[Green4.D872])/5" office:value-type="float" office:value="2.1513" calcext:value-type="float">
            <text:p>2,1513</text:p>
          </table:table-cell>
          <table:table-cell table:formula="of:=([Green.E872]+[Green1.E872]+[Green2.E872]+[Green3.E872]+[Green4.E872])/5" office:value-type="float" office:value="-85.13322" calcext:value-type="float">
            <text:p>-85,13322</text:p>
          </table:table-cell>
        </table:table-row>
        <table:table-row table:style-name="ro1">
          <table:table-cell table:formula="of:=([Green.D873]+[Green1.D873]+[Green2.D873]+[Green3.D873]+[Green4.D873])/5" office:value-type="float" office:value="2.15377" calcext:value-type="float">
            <text:p>2,15377</text:p>
          </table:table-cell>
          <table:table-cell table:formula="of:=([Green.E873]+[Green1.E873]+[Green2.E873]+[Green3.E873]+[Green4.E873])/5" office:value-type="float" office:value="-86.57322" calcext:value-type="float">
            <text:p>-86,57322</text:p>
          </table:table-cell>
        </table:table-row>
        <table:table-row table:style-name="ro1">
          <table:table-cell table:formula="of:=([Green.D874]+[Green1.D874]+[Green2.D874]+[Green3.D874]+[Green4.D874])/5" office:value-type="float" office:value="2.15624" calcext:value-type="float">
            <text:p>2,15624</text:p>
          </table:table-cell>
          <table:table-cell table:formula="of:=([Green.E874]+[Green1.E874]+[Green2.E874]+[Green3.E874]+[Green4.E874])/5" office:value-type="float" office:value="-85.37322" calcext:value-type="float">
            <text:p>-85,37322</text:p>
          </table:table-cell>
        </table:table-row>
        <table:table-row table:style-name="ro1">
          <table:table-cell table:formula="of:=([Green.D875]+[Green1.D875]+[Green2.D875]+[Green3.D875]+[Green4.D875])/5" office:value-type="float" office:value="2.15871" calcext:value-type="float">
            <text:p>2,15871</text:p>
          </table:table-cell>
          <table:table-cell table:formula="of:=([Green.E875]+[Green1.E875]+[Green2.E875]+[Green3.E875]+[Green4.E875])/5" office:value-type="float" office:value="-85.93322" calcext:value-type="float">
            <text:p>-85,93322</text:p>
          </table:table-cell>
        </table:table-row>
        <table:table-row table:style-name="ro1">
          <table:table-cell table:formula="of:=([Green.D876]+[Green1.D876]+[Green2.D876]+[Green3.D876]+[Green4.D876])/5" office:value-type="float" office:value="2.16118" calcext:value-type="float">
            <text:p>2,16118</text:p>
          </table:table-cell>
          <table:table-cell table:formula="of:=([Green.E876]+[Green1.E876]+[Green2.E876]+[Green3.E876]+[Green4.E876])/5" office:value-type="float" office:value="-87.05322" calcext:value-type="float">
            <text:p>-87,05322</text:p>
          </table:table-cell>
        </table:table-row>
        <table:table-row table:style-name="ro1">
          <table:table-cell table:formula="of:=([Green.D877]+[Green1.D877]+[Green2.D877]+[Green3.D877]+[Green4.D877])/5" office:value-type="float" office:value="2.16365" calcext:value-type="float">
            <text:p>2,16365</text:p>
          </table:table-cell>
          <table:table-cell table:formula="of:=([Green.E877]+[Green1.E877]+[Green2.E877]+[Green3.E877]+[Green4.E877])/5" office:value-type="float" office:value="-85.37322" calcext:value-type="float">
            <text:p>-85,37322</text:p>
          </table:table-cell>
        </table:table-row>
        <table:table-row table:style-name="ro1">
          <table:table-cell table:formula="of:=([Green.D878]+[Green1.D878]+[Green2.D878]+[Green3.D878]+[Green4.D878])/5" office:value-type="float" office:value="2.16612" calcext:value-type="float">
            <text:p>2,16612</text:p>
          </table:table-cell>
          <table:table-cell table:formula="of:=([Green.E878]+[Green1.E878]+[Green2.E878]+[Green3.E878]+[Green4.E878])/5" office:value-type="float" office:value="-88.09322" calcext:value-type="float">
            <text:p>-88,09322</text:p>
          </table:table-cell>
        </table:table-row>
        <table:table-row table:style-name="ro1">
          <table:table-cell table:formula="of:=([Green.D879]+[Green1.D879]+[Green2.D879]+[Green3.D879]+[Green4.D879])/5" office:value-type="float" office:value="2.16859" calcext:value-type="float">
            <text:p>2,16859</text:p>
          </table:table-cell>
          <table:table-cell table:formula="of:=([Green.E879]+[Green1.E879]+[Green2.E879]+[Green3.E879]+[Green4.E879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880]+[Green1.D880]+[Green2.D880]+[Green3.D880]+[Green4.D880])/5" office:value-type="float" office:value="2.17106" calcext:value-type="float">
            <text:p>2,17106</text:p>
          </table:table-cell>
          <table:table-cell table:formula="of:=([Green.E880]+[Green1.E880]+[Green2.E880]+[Green3.E880]+[Green4.E880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881]+[Green1.D881]+[Green2.D881]+[Green3.D881]+[Green4.D881])/5" office:value-type="float" office:value="2.17353" calcext:value-type="float">
            <text:p>2,17353</text:p>
          </table:table-cell>
          <table:table-cell table:formula="of:=([Green.E881]+[Green1.E881]+[Green2.E881]+[Green3.E881]+[Green4.E881])/5" office:value-type="float" office:value="-93.61322" calcext:value-type="float">
            <text:p>-93,61322</text:p>
          </table:table-cell>
        </table:table-row>
        <table:table-row table:style-name="ro1">
          <table:table-cell table:formula="of:=([Green.D882]+[Green1.D882]+[Green2.D882]+[Green3.D882]+[Green4.D882])/5" office:value-type="float" office:value="2.176" calcext:value-type="float">
            <text:p>2,176</text:p>
          </table:table-cell>
          <table:table-cell table:formula="of:=([Green.E882]+[Green1.E882]+[Green2.E882]+[Green3.E882]+[Green4.E882])/5" office:value-type="float" office:value="-84.89322" calcext:value-type="float">
            <text:p>-84,89322</text:p>
          </table:table-cell>
        </table:table-row>
        <table:table-row table:style-name="ro1">
          <table:table-cell table:formula="of:=([Green.D883]+[Green1.D883]+[Green2.D883]+[Green3.D883]+[Green4.D883])/5" office:value-type="float" office:value="2.17847" calcext:value-type="float">
            <text:p>2,17847</text:p>
          </table:table-cell>
          <table:table-cell table:formula="of:=([Green.E883]+[Green1.E883]+[Green2.E883]+[Green3.E883]+[Green4.E883])/5" office:value-type="float" office:value="-83.45322" calcext:value-type="float">
            <text:p>-83,45322</text:p>
          </table:table-cell>
        </table:table-row>
        <table:table-row table:style-name="ro1">
          <table:table-cell table:formula="of:=([Green.D884]+[Green1.D884]+[Green2.D884]+[Green3.D884]+[Green4.D884])/5" office:value-type="float" office:value="2.18094" calcext:value-type="float">
            <text:p>2,18094</text:p>
          </table:table-cell>
          <table:table-cell table:formula="of:=([Green.E884]+[Green1.E884]+[Green2.E884]+[Green3.E884]+[Green4.E884])/5" office:value-type="float" office:value="-88.65322" calcext:value-type="float">
            <text:p>-88,65322</text:p>
          </table:table-cell>
        </table:table-row>
        <table:table-row table:style-name="ro1">
          <table:table-cell table:formula="of:=([Green.D885]+[Green1.D885]+[Green2.D885]+[Green3.D885]+[Green4.D885])/5" office:value-type="float" office:value="2.18341" calcext:value-type="float">
            <text:p>2,18341</text:p>
          </table:table-cell>
          <table:table-cell table:formula="of:=([Green.E885]+[Green1.E885]+[Green2.E885]+[Green3.E885]+[Green4.E885])/5" office:value-type="float" office:value="-89.45322" calcext:value-type="float">
            <text:p>-89,45322</text:p>
          </table:table-cell>
        </table:table-row>
        <table:table-row table:style-name="ro1">
          <table:table-cell table:formula="of:=([Green.D886]+[Green1.D886]+[Green2.D886]+[Green3.D886]+[Green4.D886])/5" office:value-type="float" office:value="2.18588" calcext:value-type="float">
            <text:p>2,18588</text:p>
          </table:table-cell>
          <table:table-cell table:formula="of:=([Green.E886]+[Green1.E886]+[Green2.E886]+[Green3.E886]+[Green4.E886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887]+[Green1.D887]+[Green2.D887]+[Green3.D887]+[Green4.D887])/5" office:value-type="float" office:value="2.18835" calcext:value-type="float">
            <text:p>2,18835</text:p>
          </table:table-cell>
          <table:table-cell table:formula="of:=([Green.E887]+[Green1.E887]+[Green2.E887]+[Green3.E887]+[Green4.E887])/5" office:value-type="float" office:value="-86.33322" calcext:value-type="float">
            <text:p>-86,33322</text:p>
          </table:table-cell>
        </table:table-row>
        <table:table-row table:style-name="ro1">
          <table:table-cell table:formula="of:=([Green.D888]+[Green1.D888]+[Green2.D888]+[Green3.D888]+[Green4.D888])/5" office:value-type="float" office:value="2.19082" calcext:value-type="float">
            <text:p>2,19082</text:p>
          </table:table-cell>
          <table:table-cell table:formula="of:=([Green.E888]+[Green1.E888]+[Green2.E888]+[Green3.E888]+[Green4.E888])/5" office:value-type="float" office:value="-89.21322" calcext:value-type="float">
            <text:p>-89,21322</text:p>
          </table:table-cell>
        </table:table-row>
        <table:table-row table:style-name="ro1">
          <table:table-cell table:formula="of:=([Green.D889]+[Green1.D889]+[Green2.D889]+[Green3.D889]+[Green4.D889])/5" office:value-type="float" office:value="2.19329" calcext:value-type="float">
            <text:p>2,19329</text:p>
          </table:table-cell>
          <table:table-cell table:formula="of:=([Green.E889]+[Green1.E889]+[Green2.E889]+[Green3.E889]+[Green4.E889])/5" office:value-type="float" office:value="-86.73322" calcext:value-type="float">
            <text:p>-86,73322</text:p>
          </table:table-cell>
        </table:table-row>
        <table:table-row table:style-name="ro1">
          <table:table-cell table:formula="of:=([Green.D890]+[Green1.D890]+[Green2.D890]+[Green3.D890]+[Green4.D890])/5" office:value-type="float" office:value="2.19576" calcext:value-type="float">
            <text:p>2,19576</text:p>
          </table:table-cell>
          <table:table-cell table:formula="of:=([Green.E890]+[Green1.E890]+[Green2.E890]+[Green3.E890]+[Green4.E890])/5" office:value-type="float" office:value="-86.41322" calcext:value-type="float">
            <text:p>-86,41322</text:p>
          </table:table-cell>
        </table:table-row>
        <table:table-row table:style-name="ro1">
          <table:table-cell table:formula="of:=([Green.D891]+[Green1.D891]+[Green2.D891]+[Green3.D891]+[Green4.D891])/5" office:value-type="float" office:value="2.19823" calcext:value-type="float">
            <text:p>2,19823</text:p>
          </table:table-cell>
          <table:table-cell table:formula="of:=([Green.E891]+[Green1.E891]+[Green2.E891]+[Green3.E891]+[Green4.E891])/5" office:value-type="float" office:value="-88.41322" calcext:value-type="float">
            <text:p>-88,41322</text:p>
          </table:table-cell>
        </table:table-row>
        <table:table-row table:style-name="ro1">
          <table:table-cell table:formula="of:=([Green.D892]+[Green1.D892]+[Green2.D892]+[Green3.D892]+[Green4.D892])/5" office:value-type="float" office:value="2.2007" calcext:value-type="float">
            <text:p>2,2007</text:p>
          </table:table-cell>
          <table:table-cell table:formula="of:=([Green.E892]+[Green1.E892]+[Green2.E892]+[Green3.E892]+[Green4.E892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893]+[Green1.D893]+[Green2.D893]+[Green3.D893]+[Green4.D893])/5" office:value-type="float" office:value="2.20317" calcext:value-type="float">
            <text:p>2,20317</text:p>
          </table:table-cell>
          <table:table-cell table:formula="of:=([Green.E893]+[Green1.E893]+[Green2.E893]+[Green3.E893]+[Green4.E893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894]+[Green1.D894]+[Green2.D894]+[Green3.D894]+[Green4.D894])/5" office:value-type="float" office:value="2.20564" calcext:value-type="float">
            <text:p>2,20564</text:p>
          </table:table-cell>
          <table:table-cell table:formula="of:=([Green.E894]+[Green1.E894]+[Green2.E894]+[Green3.E894]+[Green4.E894])/5" office:value-type="float" office:value="-86.73322" calcext:value-type="float">
            <text:p>-86,73322</text:p>
          </table:table-cell>
        </table:table-row>
        <table:table-row table:style-name="ro1">
          <table:table-cell table:formula="of:=([Green.D895]+[Green1.D895]+[Green2.D895]+[Green3.D895]+[Green4.D895])/5" office:value-type="float" office:value="2.20811" calcext:value-type="float">
            <text:p>2,20811</text:p>
          </table:table-cell>
          <table:table-cell table:formula="of:=([Green.E895]+[Green1.E895]+[Green2.E895]+[Green3.E895]+[Green4.E895])/5" office:value-type="float" office:value="-89.69322" calcext:value-type="float">
            <text:p>-89,69322</text:p>
          </table:table-cell>
        </table:table-row>
        <table:table-row table:style-name="ro1">
          <table:table-cell table:formula="of:=([Green.D896]+[Green1.D896]+[Green2.D896]+[Green3.D896]+[Green4.D896])/5" office:value-type="float" office:value="2.21058" calcext:value-type="float">
            <text:p>2,21058</text:p>
          </table:table-cell>
          <table:table-cell table:formula="of:=([Green.E896]+[Green1.E896]+[Green2.E896]+[Green3.E896]+[Green4.E896])/5" office:value-type="float" office:value="-90.65322" calcext:value-type="float">
            <text:p>-90,65322</text:p>
          </table:table-cell>
        </table:table-row>
        <table:table-row table:style-name="ro1">
          <table:table-cell table:formula="of:=([Green.D897]+[Green1.D897]+[Green2.D897]+[Green3.D897]+[Green4.D897])/5" office:value-type="float" office:value="2.21305" calcext:value-type="float">
            <text:p>2,21305</text:p>
          </table:table-cell>
          <table:table-cell table:formula="of:=([Green.E897]+[Green1.E897]+[Green2.E897]+[Green3.E897]+[Green4.E897])/5" office:value-type="float" office:value="-89.13322" calcext:value-type="float">
            <text:p>-89,13322</text:p>
          </table:table-cell>
        </table:table-row>
        <table:table-row table:style-name="ro1">
          <table:table-cell table:formula="of:=([Green.D898]+[Green1.D898]+[Green2.D898]+[Green3.D898]+[Green4.D898])/5" office:value-type="float" office:value="2.21552" calcext:value-type="float">
            <text:p>2,21552</text:p>
          </table:table-cell>
          <table:table-cell table:formula="of:=([Green.E898]+[Green1.E898]+[Green2.E898]+[Green3.E898]+[Green4.E898])/5" office:value-type="float" office:value="-89.37322" calcext:value-type="float">
            <text:p>-89,37322</text:p>
          </table:table-cell>
        </table:table-row>
        <table:table-row table:style-name="ro1">
          <table:table-cell table:formula="of:=([Green.D899]+[Green1.D899]+[Green2.D899]+[Green3.D899]+[Green4.D899])/5" office:value-type="float" office:value="2.21799" calcext:value-type="float">
            <text:p>2,21799</text:p>
          </table:table-cell>
          <table:table-cell table:formula="of:=([Green.E899]+[Green1.E899]+[Green2.E899]+[Green3.E899]+[Green4.E899])/5" office:value-type="float" office:value="-91.05322" calcext:value-type="float">
            <text:p>-91,05322</text:p>
          </table:table-cell>
        </table:table-row>
        <table:table-row table:style-name="ro1">
          <table:table-cell table:formula="of:=([Green.D900]+[Green1.D900]+[Green2.D900]+[Green3.D900]+[Green4.D900])/5" office:value-type="float" office:value="2.22046" calcext:value-type="float">
            <text:p>2,22046</text:p>
          </table:table-cell>
          <table:table-cell table:formula="of:=([Green.E900]+[Green1.E900]+[Green2.E900]+[Green3.E900]+[Green4.E900])/5" office:value-type="float" office:value="-90.97322" calcext:value-type="float">
            <text:p>-90,97322</text:p>
          </table:table-cell>
        </table:table-row>
        <table:table-row table:style-name="ro1">
          <table:table-cell table:formula="of:=([Green.D901]+[Green1.D901]+[Green2.D901]+[Green3.D901]+[Green4.D901])/5" office:value-type="float" office:value="2.22293" calcext:value-type="float">
            <text:p>2,22293</text:p>
          </table:table-cell>
          <table:table-cell table:formula="of:=([Green.E901]+[Green1.E901]+[Green2.E901]+[Green3.E901]+[Green4.E901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902]+[Green1.D902]+[Green2.D902]+[Green3.D902]+[Green4.D902])/5" office:value-type="float" office:value="2.2254" calcext:value-type="float">
            <text:p>2,2254</text:p>
          </table:table-cell>
          <table:table-cell table:formula="of:=([Green.E902]+[Green1.E902]+[Green2.E902]+[Green3.E902]+[Green4.E902])/5" office:value-type="float" office:value="-87.77322" calcext:value-type="float">
            <text:p>-87,77322</text:p>
          </table:table-cell>
        </table:table-row>
        <table:table-row table:style-name="ro1">
          <table:table-cell table:formula="of:=([Green.D903]+[Green1.D903]+[Green2.D903]+[Green3.D903]+[Green4.D903])/5" office:value-type="float" office:value="2.22787" calcext:value-type="float">
            <text:p>2,22787</text:p>
          </table:table-cell>
          <table:table-cell table:formula="of:=([Green.E903]+[Green1.E903]+[Green2.E903]+[Green3.E903]+[Green4.E903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904]+[Green1.D904]+[Green2.D904]+[Green3.D904]+[Green4.D904])/5" office:value-type="float" office:value="2.23034" calcext:value-type="float">
            <text:p>2,23034</text:p>
          </table:table-cell>
          <table:table-cell table:formula="of:=([Green.E904]+[Green1.E904]+[Green2.E904]+[Green3.E904]+[Green4.E904])/5" office:value-type="float" office:value="-87.53322" calcext:value-type="float">
            <text:p>-87,53322</text:p>
          </table:table-cell>
        </table:table-row>
        <table:table-row table:style-name="ro1">
          <table:table-cell table:formula="of:=([Green.D905]+[Green1.D905]+[Green2.D905]+[Green3.D905]+[Green4.D905])/5" office:value-type="float" office:value="2.23281" calcext:value-type="float">
            <text:p>2,23281</text:p>
          </table:table-cell>
          <table:table-cell table:formula="of:=([Green.E905]+[Green1.E905]+[Green2.E905]+[Green3.E905]+[Green4.E905])/5" office:value-type="float" office:value="-88.49322" calcext:value-type="float">
            <text:p>-88,49322</text:p>
          </table:table-cell>
        </table:table-row>
        <table:table-row table:style-name="ro1">
          <table:table-cell table:formula="of:=([Green.D906]+[Green1.D906]+[Green2.D906]+[Green3.D906]+[Green4.D906])/5" office:value-type="float" office:value="2.23528" calcext:value-type="float">
            <text:p>2,23528</text:p>
          </table:table-cell>
          <table:table-cell table:formula="of:=([Green.E906]+[Green1.E906]+[Green2.E906]+[Green3.E906]+[Green4.E906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907]+[Green1.D907]+[Green2.D907]+[Green3.D907]+[Green4.D907])/5" office:value-type="float" office:value="2.23775" calcext:value-type="float">
            <text:p>2,23775</text:p>
          </table:table-cell>
          <table:table-cell table:formula="of:=([Green.E907]+[Green1.E907]+[Green2.E907]+[Green3.E907]+[Green4.E907])/5" office:value-type="float" office:value="-86.17322" calcext:value-type="float">
            <text:p>-86,17322</text:p>
          </table:table-cell>
        </table:table-row>
        <table:table-row table:style-name="ro1">
          <table:table-cell table:formula="of:=([Green.D908]+[Green1.D908]+[Green2.D908]+[Green3.D908]+[Green4.D908])/5" office:value-type="float" office:value="2.24022" calcext:value-type="float">
            <text:p>2,24022</text:p>
          </table:table-cell>
          <table:table-cell table:formula="of:=([Green.E908]+[Green1.E908]+[Green2.E908]+[Green3.E908]+[Green4.E908])/5" office:value-type="float" office:value="-89.21322" calcext:value-type="float">
            <text:p>-89,21322</text:p>
          </table:table-cell>
        </table:table-row>
        <table:table-row table:style-name="ro1">
          <table:table-cell table:formula="of:=([Green.D909]+[Green1.D909]+[Green2.D909]+[Green3.D909]+[Green4.D909])/5" office:value-type="float" office:value="2.24269" calcext:value-type="float">
            <text:p>2,24269</text:p>
          </table:table-cell>
          <table:table-cell table:formula="of:=([Green.E909]+[Green1.E909]+[Green2.E909]+[Green3.E909]+[Green4.E909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910]+[Green1.D910]+[Green2.D910]+[Green3.D910]+[Green4.D910])/5" office:value-type="float" office:value="2.24516" calcext:value-type="float">
            <text:p>2,24516</text:p>
          </table:table-cell>
          <table:table-cell table:formula="of:=([Green.E910]+[Green1.E910]+[Green2.E910]+[Green3.E910]+[Green4.E910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911]+[Green1.D911]+[Green2.D911]+[Green3.D911]+[Green4.D911])/5" office:value-type="float" office:value="2.24763" calcext:value-type="float">
            <text:p>2,24763</text:p>
          </table:table-cell>
          <table:table-cell table:formula="of:=([Green.E911]+[Green1.E911]+[Green2.E911]+[Green3.E911]+[Green4.E911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912]+[Green1.D912]+[Green2.D912]+[Green3.D912]+[Green4.D912])/5" office:value-type="float" office:value="2.2501" calcext:value-type="float">
            <text:p>2,2501</text:p>
          </table:table-cell>
          <table:table-cell table:formula="of:=([Green.E912]+[Green1.E912]+[Green2.E912]+[Green3.E912]+[Green4.E912])/5" office:value-type="float" office:value="-88.17322" calcext:value-type="float">
            <text:p>-88,17322</text:p>
          </table:table-cell>
        </table:table-row>
        <table:table-row table:style-name="ro1">
          <table:table-cell table:formula="of:=([Green.D913]+[Green1.D913]+[Green2.D913]+[Green3.D913]+[Green4.D913])/5" office:value-type="float" office:value="2.25257" calcext:value-type="float">
            <text:p>2,25257</text:p>
          </table:table-cell>
          <table:table-cell table:formula="of:=([Green.E913]+[Green1.E913]+[Green2.E913]+[Green3.E913]+[Green4.E913])/5" office:value-type="float" office:value="-89.85322" calcext:value-type="float">
            <text:p>-89,85322</text:p>
          </table:table-cell>
        </table:table-row>
        <table:table-row table:style-name="ro1">
          <table:table-cell table:formula="of:=([Green.D914]+[Green1.D914]+[Green2.D914]+[Green3.D914]+[Green4.D914])/5" office:value-type="float" office:value="2.25504" calcext:value-type="float">
            <text:p>2,25504</text:p>
          </table:table-cell>
          <table:table-cell table:formula="of:=([Green.E914]+[Green1.E914]+[Green2.E914]+[Green3.E914]+[Green4.E914])/5" office:value-type="float" office:value="-89.05322" calcext:value-type="float">
            <text:p>-89,05322</text:p>
          </table:table-cell>
        </table:table-row>
        <table:table-row table:style-name="ro1">
          <table:table-cell table:formula="of:=([Green.D915]+[Green1.D915]+[Green2.D915]+[Green3.D915]+[Green4.D915])/5" office:value-type="float" office:value="2.25751" calcext:value-type="float">
            <text:p>2,25751</text:p>
          </table:table-cell>
          <table:table-cell table:formula="of:=([Green.E915]+[Green1.E915]+[Green2.E915]+[Green3.E915]+[Green4.E915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916]+[Green1.D916]+[Green2.D916]+[Green3.D916]+[Green4.D916])/5" office:value-type="float" office:value="2.25998" calcext:value-type="float">
            <text:p>2,25998</text:p>
          </table:table-cell>
          <table:table-cell table:formula="of:=([Green.E916]+[Green1.E916]+[Green2.E916]+[Green3.E916]+[Green4.E916])/5" office:value-type="float" office:value="-92.33322" calcext:value-type="float">
            <text:p>-92,33322</text:p>
          </table:table-cell>
        </table:table-row>
        <table:table-row table:style-name="ro1">
          <table:table-cell table:formula="of:=([Green.D917]+[Green1.D917]+[Green2.D917]+[Green3.D917]+[Green4.D917])/5" office:value-type="float" office:value="2.26245" calcext:value-type="float">
            <text:p>2,26245</text:p>
          </table:table-cell>
          <table:table-cell table:formula="of:=([Green.E917]+[Green1.E917]+[Green2.E917]+[Green3.E917]+[Green4.E917])/5" office:value-type="float" office:value="-90.33322" calcext:value-type="float">
            <text:p>-90,33322</text:p>
          </table:table-cell>
        </table:table-row>
        <table:table-row table:style-name="ro1">
          <table:table-cell table:formula="of:=([Green.D918]+[Green1.D918]+[Green2.D918]+[Green3.D918]+[Green4.D918])/5" office:value-type="float" office:value="2.26492" calcext:value-type="float">
            <text:p>2,26492</text:p>
          </table:table-cell>
          <table:table-cell table:formula="of:=([Green.E918]+[Green1.E918]+[Green2.E918]+[Green3.E918]+[Green4.E918])/5" office:value-type="float" office:value="-92.33322" calcext:value-type="float">
            <text:p>-92,33322</text:p>
          </table:table-cell>
        </table:table-row>
        <table:table-row table:style-name="ro1">
          <table:table-cell table:formula="of:=([Green.D919]+[Green1.D919]+[Green2.D919]+[Green3.D919]+[Green4.D919])/5" office:value-type="float" office:value="2.26739" calcext:value-type="float">
            <text:p>2,26739</text:p>
          </table:table-cell>
          <table:table-cell table:formula="of:=([Green.E919]+[Green1.E919]+[Green2.E919]+[Green3.E919]+[Green4.E919])/5" office:value-type="float" office:value="-91.93322" calcext:value-type="float">
            <text:p>-91,93322</text:p>
          </table:table-cell>
        </table:table-row>
        <table:table-row table:style-name="ro1">
          <table:table-cell table:formula="of:=([Green.D920]+[Green1.D920]+[Green2.D920]+[Green3.D920]+[Green4.D920])/5" office:value-type="float" office:value="2.26986" calcext:value-type="float">
            <text:p>2,26986</text:p>
          </table:table-cell>
          <table:table-cell table:formula="of:=([Green.E920]+[Green1.E920]+[Green2.E920]+[Green3.E920]+[Green4.E920])/5" office:value-type="float" office:value="-89.29322" calcext:value-type="float">
            <text:p>-89,29322</text:p>
          </table:table-cell>
        </table:table-row>
        <table:table-row table:style-name="ro1">
          <table:table-cell table:formula="of:=([Green.D921]+[Green1.D921]+[Green2.D921]+[Green3.D921]+[Green4.D921])/5" office:value-type="float" office:value="2.27233" calcext:value-type="float">
            <text:p>2,27233</text:p>
          </table:table-cell>
          <table:table-cell table:formula="of:=([Green.E921]+[Green1.E921]+[Green2.E921]+[Green3.E921]+[Green4.E921])/5" office:value-type="float" office:value="-91.69322" calcext:value-type="float">
            <text:p>-91,69322</text:p>
          </table:table-cell>
        </table:table-row>
        <table:table-row table:style-name="ro1">
          <table:table-cell table:formula="of:=([Green.D922]+[Green1.D922]+[Green2.D922]+[Green3.D922]+[Green4.D922])/5" office:value-type="float" office:value="2.2748" calcext:value-type="float">
            <text:p>2,2748</text:p>
          </table:table-cell>
          <table:table-cell table:formula="of:=([Green.E922]+[Green1.E922]+[Green2.E922]+[Green3.E922]+[Green4.E922])/5" office:value-type="float" office:value="-88.33322" calcext:value-type="float">
            <text:p>-88,33322</text:p>
          </table:table-cell>
        </table:table-row>
        <table:table-row table:style-name="ro1">
          <table:table-cell table:formula="of:=([Green.D923]+[Green1.D923]+[Green2.D923]+[Green3.D923]+[Green4.D923])/5" office:value-type="float" office:value="2.27727" calcext:value-type="float">
            <text:p>2,27727</text:p>
          </table:table-cell>
          <table:table-cell table:formula="of:=([Green.E923]+[Green1.E923]+[Green2.E923]+[Green3.E923]+[Green4.E923])/5" office:value-type="float" office:value="-86.81322" calcext:value-type="float">
            <text:p>-86,81322</text:p>
          </table:table-cell>
        </table:table-row>
        <table:table-row table:style-name="ro1">
          <table:table-cell table:formula="of:=([Green.D924]+[Green1.D924]+[Green2.D924]+[Green3.D924]+[Green4.D924])/5" office:value-type="float" office:value="2.27974" calcext:value-type="float">
            <text:p>2,27974</text:p>
          </table:table-cell>
          <table:table-cell table:formula="of:=([Green.E924]+[Green1.E924]+[Green2.E924]+[Green3.E924]+[Green4.E924])/5" office:value-type="float" office:value="-87.77322" calcext:value-type="float">
            <text:p>-87,77322</text:p>
          </table:table-cell>
        </table:table-row>
        <table:table-row table:style-name="ro1">
          <table:table-cell table:formula="of:=([Green.D925]+[Green1.D925]+[Green2.D925]+[Green3.D925]+[Green4.D925])/5" office:value-type="float" office:value="2.28221" calcext:value-type="float">
            <text:p>2,28221</text:p>
          </table:table-cell>
          <table:table-cell table:formula="of:=([Green.E925]+[Green1.E925]+[Green2.E925]+[Green3.E925]+[Green4.E925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926]+[Green1.D926]+[Green2.D926]+[Green3.D926]+[Green4.D926])/5" office:value-type="float" office:value="2.28468" calcext:value-type="float">
            <text:p>2,28468</text:p>
          </table:table-cell>
          <table:table-cell table:formula="of:=([Green.E926]+[Green1.E926]+[Green2.E926]+[Green3.E926]+[Green4.E926])/5" office:value-type="float" office:value="-88.09322" calcext:value-type="float">
            <text:p>-88,09322</text:p>
          </table:table-cell>
        </table:table-row>
        <table:table-row table:style-name="ro1">
          <table:table-cell table:formula="of:=([Green.D927]+[Green1.D927]+[Green2.D927]+[Green3.D927]+[Green4.D927])/5" office:value-type="float" office:value="2.28715" calcext:value-type="float">
            <text:p>2,28715</text:p>
          </table:table-cell>
          <table:table-cell table:formula="of:=([Green.E927]+[Green1.E927]+[Green2.E927]+[Green3.E927]+[Green4.E927])/5" office:value-type="float" office:value="-91.61322" calcext:value-type="float">
            <text:p>-91,61322</text:p>
          </table:table-cell>
        </table:table-row>
        <table:table-row table:style-name="ro1">
          <table:table-cell table:formula="of:=([Green.D928]+[Green1.D928]+[Green2.D928]+[Green3.D928]+[Green4.D928])/5" office:value-type="float" office:value="2.28962" calcext:value-type="float">
            <text:p>2,28962</text:p>
          </table:table-cell>
          <table:table-cell table:formula="of:=([Green.E928]+[Green1.E928]+[Green2.E928]+[Green3.E928]+[Green4.E928])/5" office:value-type="float" office:value="-90.33322" calcext:value-type="float">
            <text:p>-90,33322</text:p>
          </table:table-cell>
        </table:table-row>
        <table:table-row table:style-name="ro1">
          <table:table-cell table:formula="of:=([Green.D929]+[Green1.D929]+[Green2.D929]+[Green3.D929]+[Green4.D929])/5" office:value-type="float" office:value="2.29209" calcext:value-type="float">
            <text:p>2,29209</text:p>
          </table:table-cell>
          <table:table-cell table:formula="of:=([Green.E929]+[Green1.E929]+[Green2.E929]+[Green3.E929]+[Green4.E929])/5" office:value-type="float" office:value="-89.93322" calcext:value-type="float">
            <text:p>-89,93322</text:p>
          </table:table-cell>
        </table:table-row>
        <table:table-row table:style-name="ro1">
          <table:table-cell table:formula="of:=([Green.D930]+[Green1.D930]+[Green2.D930]+[Green3.D930]+[Green4.D930])/5" office:value-type="float" office:value="2.29456" calcext:value-type="float">
            <text:p>2,29456</text:p>
          </table:table-cell>
          <table:table-cell table:formula="of:=([Green.E930]+[Green1.E930]+[Green2.E930]+[Green3.E930]+[Green4.E930])/5" office:value-type="float" office:value="-92.81322" calcext:value-type="float">
            <text:p>-92,81322</text:p>
          </table:table-cell>
        </table:table-row>
        <table:table-row table:style-name="ro1">
          <table:table-cell table:formula="of:=([Green.D931]+[Green1.D931]+[Green2.D931]+[Green3.D931]+[Green4.D931])/5" office:value-type="float" office:value="2.29703" calcext:value-type="float">
            <text:p>2,29703</text:p>
          </table:table-cell>
          <table:table-cell table:formula="of:=([Green.E931]+[Green1.E931]+[Green2.E931]+[Green3.E931]+[Green4.E931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932]+[Green1.D932]+[Green2.D932]+[Green3.D932]+[Green4.D932])/5" office:value-type="float" office:value="2.2995" calcext:value-type="float">
            <text:p>2,2995</text:p>
          </table:table-cell>
          <table:table-cell table:formula="of:=([Green.E932]+[Green1.E932]+[Green2.E932]+[Green3.E932]+[Green4.E932])/5" office:value-type="float" office:value="-88.57322" calcext:value-type="float">
            <text:p>-88,57322</text:p>
          </table:table-cell>
        </table:table-row>
        <table:table-row table:style-name="ro1">
          <table:table-cell table:formula="of:=([Green.D933]+[Green1.D933]+[Green2.D933]+[Green3.D933]+[Green4.D933])/5" office:value-type="float" office:value="2.30197" calcext:value-type="float">
            <text:p>2,30197</text:p>
          </table:table-cell>
          <table:table-cell table:formula="of:=([Green.E933]+[Green1.E933]+[Green2.E933]+[Green3.E933]+[Green4.E933])/5" office:value-type="float" office:value="-89.93322" calcext:value-type="float">
            <text:p>-89,93322</text:p>
          </table:table-cell>
        </table:table-row>
        <table:table-row table:style-name="ro1">
          <table:table-cell table:formula="of:=([Green.D934]+[Green1.D934]+[Green2.D934]+[Green3.D934]+[Green4.D934])/5" office:value-type="float" office:value="2.30444" calcext:value-type="float">
            <text:p>2,30444</text:p>
          </table:table-cell>
          <table:table-cell table:formula="of:=([Green.E934]+[Green1.E934]+[Green2.E934]+[Green3.E934]+[Green4.E934])/5" office:value-type="float" office:value="-87.85322" calcext:value-type="float">
            <text:p>-87,85322</text:p>
          </table:table-cell>
        </table:table-row>
        <table:table-row table:style-name="ro1">
          <table:table-cell table:formula="of:=([Green.D935]+[Green1.D935]+[Green2.D935]+[Green3.D935]+[Green4.D935])/5" office:value-type="float" office:value="2.30691" calcext:value-type="float">
            <text:p>2,30691</text:p>
          </table:table-cell>
          <table:table-cell table:formula="of:=([Green.E935]+[Green1.E935]+[Green2.E935]+[Green3.E935]+[Green4.E935])/5" office:value-type="float" office:value="-90.81322" calcext:value-type="float">
            <text:p>-90,81322</text:p>
          </table:table-cell>
        </table:table-row>
        <table:table-row table:style-name="ro1">
          <table:table-cell table:formula="of:=([Green.D936]+[Green1.D936]+[Green2.D936]+[Green3.D936]+[Green4.D936])/5" office:value-type="float" office:value="2.30938" calcext:value-type="float">
            <text:p>2,30938</text:p>
          </table:table-cell>
          <table:table-cell table:formula="of:=([Green.E936]+[Green1.E936]+[Green2.E936]+[Green3.E936]+[Green4.E936])/5" office:value-type="float" office:value="-87.37322" calcext:value-type="float">
            <text:p>-87,37322</text:p>
          </table:table-cell>
        </table:table-row>
        <table:table-row table:style-name="ro1">
          <table:table-cell table:formula="of:=([Green.D937]+[Green1.D937]+[Green2.D937]+[Green3.D937]+[Green4.D937])/5" office:value-type="float" office:value="2.31185" calcext:value-type="float">
            <text:p>2,31185</text:p>
          </table:table-cell>
          <table:table-cell table:formula="of:=([Green.E937]+[Green1.E937]+[Green2.E937]+[Green3.E937]+[Green4.E937])/5" office:value-type="float" office:value="-91.61322" calcext:value-type="float">
            <text:p>-91,61322</text:p>
          </table:table-cell>
        </table:table-row>
        <table:table-row table:style-name="ro1">
          <table:table-cell table:formula="of:=([Green.D938]+[Green1.D938]+[Green2.D938]+[Green3.D938]+[Green4.D938])/5" office:value-type="float" office:value="2.31432" calcext:value-type="float">
            <text:p>2,31432</text:p>
          </table:table-cell>
          <table:table-cell table:formula="of:=([Green.E938]+[Green1.E938]+[Green2.E938]+[Green3.E938]+[Green4.E938])/5" office:value-type="float" office:value="-93.77322" calcext:value-type="float">
            <text:p>-93,77322</text:p>
          </table:table-cell>
        </table:table-row>
        <table:table-row table:style-name="ro1">
          <table:table-cell table:formula="of:=([Green.D939]+[Green1.D939]+[Green2.D939]+[Green3.D939]+[Green4.D939])/5" office:value-type="float" office:value="2.31679" calcext:value-type="float">
            <text:p>2,31679</text:p>
          </table:table-cell>
          <table:table-cell table:formula="of:=([Green.E939]+[Green1.E939]+[Green2.E939]+[Green3.E939]+[Green4.E939])/5" office:value-type="float" office:value="-90.89322" calcext:value-type="float">
            <text:p>-90,89322</text:p>
          </table:table-cell>
        </table:table-row>
        <table:table-row table:style-name="ro1">
          <table:table-cell table:formula="of:=([Green.D940]+[Green1.D940]+[Green2.D940]+[Green3.D940]+[Green4.D940])/5" office:value-type="float" office:value="2.31926" calcext:value-type="float">
            <text:p>2,31926</text:p>
          </table:table-cell>
          <table:table-cell table:formula="of:=([Green.E940]+[Green1.E940]+[Green2.E940]+[Green3.E940]+[Green4.E940])/5" office:value-type="float" office:value="-90.17322" calcext:value-type="float">
            <text:p>-90,17322</text:p>
          </table:table-cell>
        </table:table-row>
        <table:table-row table:style-name="ro1">
          <table:table-cell table:formula="of:=([Green.D941]+[Green1.D941]+[Green2.D941]+[Green3.D941]+[Green4.D941])/5" office:value-type="float" office:value="2.32173" calcext:value-type="float">
            <text:p>2,32173</text:p>
          </table:table-cell>
          <table:table-cell table:formula="of:=([Green.E941]+[Green1.E941]+[Green2.E941]+[Green3.E941]+[Green4.E941])/5" office:value-type="float" office:value="-87.53322" calcext:value-type="float">
            <text:p>-87,53322</text:p>
          </table:table-cell>
        </table:table-row>
        <table:table-row table:style-name="ro1">
          <table:table-cell table:formula="of:=([Green.D942]+[Green1.D942]+[Green2.D942]+[Green3.D942]+[Green4.D942])/5" office:value-type="float" office:value="2.3242" calcext:value-type="float">
            <text:p>2,3242</text:p>
          </table:table-cell>
          <table:table-cell table:formula="of:=([Green.E942]+[Green1.E942]+[Green2.E942]+[Green3.E942]+[Green4.E942])/5" office:value-type="float" office:value="-85.85322" calcext:value-type="float">
            <text:p>-85,85322</text:p>
          </table:table-cell>
        </table:table-row>
        <table:table-row table:style-name="ro1">
          <table:table-cell table:formula="of:=([Green.D943]+[Green1.D943]+[Green2.D943]+[Green3.D943]+[Green4.D943])/5" office:value-type="float" office:value="2.32667" calcext:value-type="float">
            <text:p>2,32667</text:p>
          </table:table-cell>
          <table:table-cell table:formula="of:=([Green.E943]+[Green1.E943]+[Green2.E943]+[Green3.E943]+[Green4.E943])/5" office:value-type="float" office:value="-90.81322" calcext:value-type="float">
            <text:p>-90,81322</text:p>
          </table:table-cell>
        </table:table-row>
        <table:table-row table:style-name="ro1">
          <table:table-cell table:formula="of:=([Green.D944]+[Green1.D944]+[Green2.D944]+[Green3.D944]+[Green4.D944])/5" office:value-type="float" office:value="2.32914" calcext:value-type="float">
            <text:p>2,32914</text:p>
          </table:table-cell>
          <table:table-cell table:formula="of:=([Green.E944]+[Green1.E944]+[Green2.E944]+[Green3.E944]+[Green4.E944])/5" office:value-type="float" office:value="-90.73322" calcext:value-type="float">
            <text:p>-90,73322</text:p>
          </table:table-cell>
        </table:table-row>
        <table:table-row table:style-name="ro1">
          <table:table-cell table:formula="of:=([Green.D945]+[Green1.D945]+[Green2.D945]+[Green3.D945]+[Green4.D945])/5" office:value-type="float" office:value="2.33161" calcext:value-type="float">
            <text:p>2,33161</text:p>
          </table:table-cell>
          <table:table-cell table:formula="of:=([Green.E945]+[Green1.E945]+[Green2.E945]+[Green3.E945]+[Green4.E945])/5" office:value-type="float" office:value="-92.33322" calcext:value-type="float">
            <text:p>-92,33322</text:p>
          </table:table-cell>
        </table:table-row>
        <table:table-row table:style-name="ro1">
          <table:table-cell table:formula="of:=([Green.D946]+[Green1.D946]+[Green2.D946]+[Green3.D946]+[Green4.D946])/5" office:value-type="float" office:value="2.33408" calcext:value-type="float">
            <text:p>2,33408</text:p>
          </table:table-cell>
          <table:table-cell table:formula="of:=([Green.E946]+[Green1.E946]+[Green2.E946]+[Green3.E946]+[Green4.E946])/5" office:value-type="float" office:value="-90.89322" calcext:value-type="float">
            <text:p>-90,89322</text:p>
          </table:table-cell>
        </table:table-row>
        <table:table-row table:style-name="ro1">
          <table:table-cell table:formula="of:=([Green.D947]+[Green1.D947]+[Green2.D947]+[Green3.D947]+[Green4.D947])/5" office:value-type="float" office:value="2.33655" calcext:value-type="float">
            <text:p>2,33655</text:p>
          </table:table-cell>
          <table:table-cell table:formula="of:=([Green.E947]+[Green1.E947]+[Green2.E947]+[Green3.E947]+[Green4.E947])/5" office:value-type="float" office:value="-89.53322" calcext:value-type="float">
            <text:p>-89,53322</text:p>
          </table:table-cell>
        </table:table-row>
        <table:table-row table:style-name="ro1">
          <table:table-cell table:formula="of:=([Green.D948]+[Green1.D948]+[Green2.D948]+[Green3.D948]+[Green4.D948])/5" office:value-type="float" office:value="2.33902" calcext:value-type="float">
            <text:p>2,33902</text:p>
          </table:table-cell>
          <table:table-cell table:formula="of:=([Green.E948]+[Green1.E948]+[Green2.E948]+[Green3.E948]+[Green4.E948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949]+[Green1.D949]+[Green2.D949]+[Green3.D949]+[Green4.D949])/5" office:value-type="float" office:value="2.34149" calcext:value-type="float">
            <text:p>2,34149</text:p>
          </table:table-cell>
          <table:table-cell table:formula="of:=([Green.E949]+[Green1.E949]+[Green2.E949]+[Green3.E949]+[Green4.E949])/5" office:value-type="float" office:value="-90.41322" calcext:value-type="float">
            <text:p>-90,41322</text:p>
          </table:table-cell>
        </table:table-row>
        <table:table-row table:style-name="ro1">
          <table:table-cell table:formula="of:=([Green.D950]+[Green1.D950]+[Green2.D950]+[Green3.D950]+[Green4.D950])/5" office:value-type="float" office:value="2.34396" calcext:value-type="float">
            <text:p>2,34396</text:p>
          </table:table-cell>
          <table:table-cell table:formula="of:=([Green.E950]+[Green1.E950]+[Green2.E950]+[Green3.E950]+[Green4.E950])/5" office:value-type="float" office:value="-90.09322" calcext:value-type="float">
            <text:p>-90,09322</text:p>
          </table:table-cell>
        </table:table-row>
        <table:table-row table:style-name="ro1">
          <table:table-cell table:formula="of:=([Green.D951]+[Green1.D951]+[Green2.D951]+[Green3.D951]+[Green4.D951])/5" office:value-type="float" office:value="2.34643" calcext:value-type="float">
            <text:p>2,34643</text:p>
          </table:table-cell>
          <table:table-cell table:formula="of:=([Green.E951]+[Green1.E951]+[Green2.E951]+[Green3.E951]+[Green4.E951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952]+[Green1.D952]+[Green2.D952]+[Green3.D952]+[Green4.D952])/5" office:value-type="float" office:value="2.3489" calcext:value-type="float">
            <text:p>2,3489</text:p>
          </table:table-cell>
          <table:table-cell table:formula="of:=([Green.E952]+[Green1.E952]+[Green2.E952]+[Green3.E952]+[Green4.E952])/5" office:value-type="float" office:value="-89.61322" calcext:value-type="float">
            <text:p>-89,61322</text:p>
          </table:table-cell>
        </table:table-row>
        <table:table-row table:style-name="ro1">
          <table:table-cell table:formula="of:=([Green.D953]+[Green1.D953]+[Green2.D953]+[Green3.D953]+[Green4.D953])/5" office:value-type="float" office:value="2.35137" calcext:value-type="float">
            <text:p>2,35137</text:p>
          </table:table-cell>
          <table:table-cell table:formula="of:=([Green.E953]+[Green1.E953]+[Green2.E953]+[Green3.E953]+[Green4.E953])/5" office:value-type="float" office:value="-88.81322" calcext:value-type="float">
            <text:p>-88,81322</text:p>
          </table:table-cell>
        </table:table-row>
        <table:table-row table:style-name="ro1">
          <table:table-cell table:formula="of:=([Green.D954]+[Green1.D954]+[Green2.D954]+[Green3.D954]+[Green4.D954])/5" office:value-type="float" office:value="2.35384" calcext:value-type="float">
            <text:p>2,35384</text:p>
          </table:table-cell>
          <table:table-cell table:formula="of:=([Green.E954]+[Green1.E954]+[Green2.E954]+[Green3.E954]+[Green4.E954])/5" office:value-type="float" office:value="-93.53322" calcext:value-type="float">
            <text:p>-93,53322</text:p>
          </table:table-cell>
        </table:table-row>
        <table:table-row table:style-name="ro1">
          <table:table-cell table:formula="of:=([Green.D955]+[Green1.D955]+[Green2.D955]+[Green3.D955]+[Green4.D955])/5" office:value-type="float" office:value="2.35631" calcext:value-type="float">
            <text:p>2,35631</text:p>
          </table:table-cell>
          <table:table-cell table:formula="of:=([Green.E955]+[Green1.E955]+[Green2.E955]+[Green3.E955]+[Green4.E955])/5" office:value-type="float" office:value="-90.65322" calcext:value-type="float">
            <text:p>-90,65322</text:p>
          </table:table-cell>
        </table:table-row>
        <table:table-row table:style-name="ro1">
          <table:table-cell table:formula="of:=([Green.D956]+[Green1.D956]+[Green2.D956]+[Green3.D956]+[Green4.D956])/5" office:value-type="float" office:value="2.35878" calcext:value-type="float">
            <text:p>2,35878</text:p>
          </table:table-cell>
          <table:table-cell table:formula="of:=([Green.E956]+[Green1.E956]+[Green2.E956]+[Green3.E956]+[Green4.E956])/5" office:value-type="float" office:value="-87.37322" calcext:value-type="float">
            <text:p>-87,37322</text:p>
          </table:table-cell>
        </table:table-row>
        <table:table-row table:style-name="ro1">
          <table:table-cell table:formula="of:=([Green.D957]+[Green1.D957]+[Green2.D957]+[Green3.D957]+[Green4.D957])/5" office:value-type="float" office:value="2.36125" calcext:value-type="float">
            <text:p>2,36125</text:p>
          </table:table-cell>
          <table:table-cell table:formula="of:=([Green.E957]+[Green1.E957]+[Green2.E957]+[Green3.E957]+[Green4.E957])/5" office:value-type="float" office:value="-87.45322" calcext:value-type="float">
            <text:p>-87,45322</text:p>
          </table:table-cell>
        </table:table-row>
        <table:table-row table:style-name="ro1">
          <table:table-cell table:formula="of:=([Green.D958]+[Green1.D958]+[Green2.D958]+[Green3.D958]+[Green4.D958])/5" office:value-type="float" office:value="2.36372" calcext:value-type="float">
            <text:p>2,36372</text:p>
          </table:table-cell>
          <table:table-cell table:formula="of:=([Green.E958]+[Green1.E958]+[Green2.E958]+[Green3.E958]+[Green4.E958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959]+[Green1.D959]+[Green2.D959]+[Green3.D959]+[Green4.D959])/5" office:value-type="float" office:value="2.36619" calcext:value-type="float">
            <text:p>2,36619</text:p>
          </table:table-cell>
          <table:table-cell table:formula="of:=([Green.E959]+[Green1.E959]+[Green2.E959]+[Green3.E959]+[Green4.E959])/5" office:value-type="float" office:value="-89.77322" calcext:value-type="float">
            <text:p>-89,77322</text:p>
          </table:table-cell>
        </table:table-row>
        <table:table-row table:style-name="ro1">
          <table:table-cell table:formula="of:=([Green.D960]+[Green1.D960]+[Green2.D960]+[Green3.D960]+[Green4.D960])/5" office:value-type="float" office:value="2.36866" calcext:value-type="float">
            <text:p>2,36866</text:p>
          </table:table-cell>
          <table:table-cell table:formula="of:=([Green.E960]+[Green1.E960]+[Green2.E960]+[Green3.E960]+[Green4.E960])/5" office:value-type="float" office:value="-90.17322" calcext:value-type="float">
            <text:p>-90,17322</text:p>
          </table:table-cell>
        </table:table-row>
        <table:table-row table:style-name="ro1">
          <table:table-cell table:formula="of:=([Green.D961]+[Green1.D961]+[Green2.D961]+[Green3.D961]+[Green4.D961])/5" office:value-type="float" office:value="2.37113" calcext:value-type="float">
            <text:p>2,37113</text:p>
          </table:table-cell>
          <table:table-cell table:formula="of:=([Green.E961]+[Green1.E961]+[Green2.E961]+[Green3.E961]+[Green4.E961])/5" office:value-type="float" office:value="-97.53322" calcext:value-type="float">
            <text:p>-97,53322</text:p>
          </table:table-cell>
        </table:table-row>
        <table:table-row table:style-name="ro1">
          <table:table-cell table:formula="of:=([Green.D962]+[Green1.D962]+[Green2.D962]+[Green3.D962]+[Green4.D962])/5" office:value-type="float" office:value="2.3736" calcext:value-type="float">
            <text:p>2,3736</text:p>
          </table:table-cell>
          <table:table-cell table:formula="of:=([Green.E962]+[Green1.E962]+[Green2.E962]+[Green3.E962]+[Green4.E962])/5" office:value-type="float" office:value="-93.13322" calcext:value-type="float">
            <text:p>-93,13322</text:p>
          </table:table-cell>
        </table:table-row>
        <table:table-row table:style-name="ro1">
          <table:table-cell table:formula="of:=([Green.D963]+[Green1.D963]+[Green2.D963]+[Green3.D963]+[Green4.D963])/5" office:value-type="float" office:value="2.37607" calcext:value-type="float">
            <text:p>2,37607</text:p>
          </table:table-cell>
          <table:table-cell table:formula="of:=([Green.E963]+[Green1.E963]+[Green2.E963]+[Green3.E963]+[Green4.E963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964]+[Green1.D964]+[Green2.D964]+[Green3.D964]+[Green4.D964])/5" office:value-type="float" office:value="2.37854" calcext:value-type="float">
            <text:p>2,37854</text:p>
          </table:table-cell>
          <table:table-cell table:formula="of:=([Green.E964]+[Green1.E964]+[Green2.E964]+[Green3.E964]+[Green4.E964])/5" office:value-type="float" office:value="-87.29322" calcext:value-type="float">
            <text:p>-87,29322</text:p>
          </table:table-cell>
        </table:table-row>
        <table:table-row table:style-name="ro1">
          <table:table-cell table:formula="of:=([Green.D965]+[Green1.D965]+[Green2.D965]+[Green3.D965]+[Green4.D965])/5" office:value-type="float" office:value="2.38101" calcext:value-type="float">
            <text:p>2,38101</text:p>
          </table:table-cell>
          <table:table-cell table:formula="of:=([Green.E965]+[Green1.E965]+[Green2.E965]+[Green3.E965]+[Green4.E965])/5" office:value-type="float" office:value="-89.77322" calcext:value-type="float">
            <text:p>-89,77322</text:p>
          </table:table-cell>
        </table:table-row>
        <table:table-row table:style-name="ro1">
          <table:table-cell table:formula="of:=([Green.D966]+[Green1.D966]+[Green2.D966]+[Green3.D966]+[Green4.D966])/5" office:value-type="float" office:value="2.38348" calcext:value-type="float">
            <text:p>2,38348</text:p>
          </table:table-cell>
          <table:table-cell table:formula="of:=([Green.E966]+[Green1.E966]+[Green2.E966]+[Green3.E966]+[Green4.E966])/5" office:value-type="float" office:value="-91.93322" calcext:value-type="float">
            <text:p>-91,93322</text:p>
          </table:table-cell>
        </table:table-row>
        <table:table-row table:style-name="ro1">
          <table:table-cell table:formula="of:=([Green.D967]+[Green1.D967]+[Green2.D967]+[Green3.D967]+[Green4.D967])/5" office:value-type="float" office:value="2.38595" calcext:value-type="float">
            <text:p>2,38595</text:p>
          </table:table-cell>
          <table:table-cell table:formula="of:=([Green.E967]+[Green1.E967]+[Green2.E967]+[Green3.E967]+[Green4.E967])/5" office:value-type="float" office:value="-90.89322" calcext:value-type="float">
            <text:p>-90,89322</text:p>
          </table:table-cell>
        </table:table-row>
        <table:table-row table:style-name="ro1">
          <table:table-cell table:formula="of:=([Green.D968]+[Green1.D968]+[Green2.D968]+[Green3.D968]+[Green4.D968])/5" office:value-type="float" office:value="2.38842" calcext:value-type="float">
            <text:p>2,38842</text:p>
          </table:table-cell>
          <table:table-cell table:formula="of:=([Green.E968]+[Green1.E968]+[Green2.E968]+[Green3.E968]+[Green4.E968])/5" office:value-type="float" office:value="-89.21322" calcext:value-type="float">
            <text:p>-89,21322</text:p>
          </table:table-cell>
        </table:table-row>
        <table:table-row table:style-name="ro1">
          <table:table-cell table:formula="of:=([Green.D969]+[Green1.D969]+[Green2.D969]+[Green3.D969]+[Green4.D969])/5" office:value-type="float" office:value="2.39089" calcext:value-type="float">
            <text:p>2,39089</text:p>
          </table:table-cell>
          <table:table-cell table:formula="of:=([Green.E969]+[Green1.E969]+[Green2.E969]+[Green3.E969]+[Green4.E969])/5" office:value-type="float" office:value="-87.85322" calcext:value-type="float">
            <text:p>-87,85322</text:p>
          </table:table-cell>
        </table:table-row>
        <table:table-row table:style-name="ro1">
          <table:table-cell table:formula="of:=([Green.D970]+[Green1.D970]+[Green2.D970]+[Green3.D970]+[Green4.D970])/5" office:value-type="float" office:value="2.39336" calcext:value-type="float">
            <text:p>2,39336</text:p>
          </table:table-cell>
          <table:table-cell table:formula="of:=([Green.E970]+[Green1.E970]+[Green2.E970]+[Green3.E970]+[Green4.E970])/5" office:value-type="float" office:value="-92.09322" calcext:value-type="float">
            <text:p>-92,09322</text:p>
          </table:table-cell>
        </table:table-row>
        <table:table-row table:style-name="ro1">
          <table:table-cell table:formula="of:=([Green.D971]+[Green1.D971]+[Green2.D971]+[Green3.D971]+[Green4.D971])/5" office:value-type="float" office:value="2.39583" calcext:value-type="float">
            <text:p>2,39583</text:p>
          </table:table-cell>
          <table:table-cell table:formula="of:=([Green.E971]+[Green1.E971]+[Green2.E971]+[Green3.E971]+[Green4.E971])/5" office:value-type="float" office:value="-87.69322" calcext:value-type="float">
            <text:p>-87,69322</text:p>
          </table:table-cell>
        </table:table-row>
        <table:table-row table:style-name="ro1">
          <table:table-cell table:formula="of:=([Green.D972]+[Green1.D972]+[Green2.D972]+[Green3.D972]+[Green4.D972])/5" office:value-type="float" office:value="2.3983" calcext:value-type="float">
            <text:p>2,3983</text:p>
          </table:table-cell>
          <table:table-cell table:formula="of:=([Green.E972]+[Green1.E972]+[Green2.E972]+[Green3.E972]+[Green4.E972])/5" office:value-type="float" office:value="-87.05322" calcext:value-type="float">
            <text:p>-87,05322</text:p>
          </table:table-cell>
        </table:table-row>
        <table:table-row table:style-name="ro1">
          <table:table-cell table:formula="of:=([Green.D973]+[Green1.D973]+[Green2.D973]+[Green3.D973]+[Green4.D973])/5" office:value-type="float" office:value="2.40077" calcext:value-type="float">
            <text:p>2,40077</text:p>
          </table:table-cell>
          <table:table-cell table:formula="of:=([Green.E973]+[Green1.E973]+[Green2.E973]+[Green3.E973]+[Green4.E973])/5" office:value-type="float" office:value="-92.01322" calcext:value-type="float">
            <text:p>-92,01322</text:p>
          </table:table-cell>
        </table:table-row>
        <table:table-row table:style-name="ro1">
          <table:table-cell table:formula="of:=([Green.D974]+[Green1.D974]+[Green2.D974]+[Green3.D974]+[Green4.D974])/5" office:value-type="float" office:value="2.40324" calcext:value-type="float">
            <text:p>2,40324</text:p>
          </table:table-cell>
          <table:table-cell table:formula="of:=([Green.E974]+[Green1.E974]+[Green2.E974]+[Green3.E974]+[Green4.E974])/5" office:value-type="float" office:value="-88.49322" calcext:value-type="float">
            <text:p>-88,49322</text:p>
          </table:table-cell>
        </table:table-row>
        <table:table-row table:style-name="ro1">
          <table:table-cell table:formula="of:=([Green.D975]+[Green1.D975]+[Green2.D975]+[Green3.D975]+[Green4.D975])/5" office:value-type="float" office:value="2.40571" calcext:value-type="float">
            <text:p>2,40571</text:p>
          </table:table-cell>
          <table:table-cell table:formula="of:=([Green.E975]+[Green1.E975]+[Green2.E975]+[Green3.E975]+[Green4.E975])/5" office:value-type="float" office:value="-84.81322" calcext:value-type="float">
            <text:p>-84,81322</text:p>
          </table:table-cell>
        </table:table-row>
        <table:table-row table:style-name="ro1">
          <table:table-cell table:formula="of:=([Green.D976]+[Green1.D976]+[Green2.D976]+[Green3.D976]+[Green4.D976])/5" office:value-type="float" office:value="2.40818" calcext:value-type="float">
            <text:p>2,40818</text:p>
          </table:table-cell>
          <table:table-cell table:formula="of:=([Green.E976]+[Green1.E976]+[Green2.E976]+[Green3.E976]+[Green4.E976])/5" office:value-type="float" office:value="-90.25322" calcext:value-type="float">
            <text:p>-90,25322</text:p>
          </table:table-cell>
        </table:table-row>
        <table:table-row table:style-name="ro1">
          <table:table-cell table:formula="of:=([Green.D977]+[Green1.D977]+[Green2.D977]+[Green3.D977]+[Green4.D977])/5" office:value-type="float" office:value="2.41065" calcext:value-type="float">
            <text:p>2,41065</text:p>
          </table:table-cell>
          <table:table-cell table:formula="of:=([Green.E977]+[Green1.E977]+[Green2.E977]+[Green3.E977]+[Green4.E977])/5" office:value-type="float" office:value="-92.89322" calcext:value-type="float">
            <text:p>-92,89322</text:p>
          </table:table-cell>
        </table:table-row>
        <table:table-row table:style-name="ro1">
          <table:table-cell table:formula="of:=([Green.D978]+[Green1.D978]+[Green2.D978]+[Green3.D978]+[Green4.D978])/5" office:value-type="float" office:value="2.41312" calcext:value-type="float">
            <text:p>2,41312</text:p>
          </table:table-cell>
          <table:table-cell table:formula="of:=([Green.E978]+[Green1.E978]+[Green2.E978]+[Green3.E978]+[Green4.E978])/5" office:value-type="float" office:value="-85.77322" calcext:value-type="float">
            <text:p>-85,77322</text:p>
          </table:table-cell>
        </table:table-row>
        <table:table-row table:style-name="ro1">
          <table:table-cell table:formula="of:=([Green.D979]+[Green1.D979]+[Green2.D979]+[Green3.D979]+[Green4.D979])/5" office:value-type="float" office:value="2.41559" calcext:value-type="float">
            <text:p>2,41559</text:p>
          </table:table-cell>
          <table:table-cell table:formula="of:=([Green.E979]+[Green1.E979]+[Green2.E979]+[Green3.E979]+[Green4.E979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980]+[Green1.D980]+[Green2.D980]+[Green3.D980]+[Green4.D980])/5" office:value-type="float" office:value="2.41806" calcext:value-type="float">
            <text:p>2,41806</text:p>
          </table:table-cell>
          <table:table-cell table:formula="of:=([Green.E980]+[Green1.E980]+[Green2.E980]+[Green3.E980]+[Green4.E980])/5" office:value-type="float" office:value="-88.65322" calcext:value-type="float">
            <text:p>-88,65322</text:p>
          </table:table-cell>
        </table:table-row>
        <table:table-row table:style-name="ro1">
          <table:table-cell table:formula="of:=([Green.D981]+[Green1.D981]+[Green2.D981]+[Green3.D981]+[Green4.D981])/5" office:value-type="float" office:value="2.42053" calcext:value-type="float">
            <text:p>2,42053</text:p>
          </table:table-cell>
          <table:table-cell table:formula="of:=([Green.E981]+[Green1.E981]+[Green2.E981]+[Green3.E981]+[Green4.E981])/5" office:value-type="float" office:value="-89.85322" calcext:value-type="float">
            <text:p>-89,85322</text:p>
          </table:table-cell>
        </table:table-row>
        <table:table-row table:style-name="ro1">
          <table:table-cell table:formula="of:=([Green.D982]+[Green1.D982]+[Green2.D982]+[Green3.D982]+[Green4.D982])/5" office:value-type="float" office:value="2.423" calcext:value-type="float">
            <text:p>2,423</text:p>
          </table:table-cell>
          <table:table-cell table:formula="of:=([Green.E982]+[Green1.E982]+[Green2.E982]+[Green3.E982]+[Green4.E982])/5" office:value-type="float" office:value="-91.53322" calcext:value-type="float">
            <text:p>-91,53322</text:p>
          </table:table-cell>
        </table:table-row>
        <table:table-row table:style-name="ro1">
          <table:table-cell table:formula="of:=([Green.D983]+[Green1.D983]+[Green2.D983]+[Green3.D983]+[Green4.D983])/5" office:value-type="float" office:value="2.42547" calcext:value-type="float">
            <text:p>2,42547</text:p>
          </table:table-cell>
          <table:table-cell table:formula="of:=([Green.E983]+[Green1.E983]+[Green2.E983]+[Green3.E983]+[Green4.E983])/5" office:value-type="float" office:value="-92.73322" calcext:value-type="float">
            <text:p>-92,73322</text:p>
          </table:table-cell>
        </table:table-row>
        <table:table-row table:style-name="ro1">
          <table:table-cell table:formula="of:=([Green.D984]+[Green1.D984]+[Green2.D984]+[Green3.D984]+[Green4.D984])/5" office:value-type="float" office:value="2.42794" calcext:value-type="float">
            <text:p>2,42794</text:p>
          </table:table-cell>
          <table:table-cell table:formula="of:=([Green.E984]+[Green1.E984]+[Green2.E984]+[Green3.E984]+[Green4.E984])/5" office:value-type="float" office:value="-92.01322" calcext:value-type="float">
            <text:p>-92,01322</text:p>
          </table:table-cell>
        </table:table-row>
        <table:table-row table:style-name="ro1">
          <table:table-cell table:formula="of:=([Green.D985]+[Green1.D985]+[Green2.D985]+[Green3.D985]+[Green4.D985])/5" office:value-type="float" office:value="2.43041" calcext:value-type="float">
            <text:p>2,43041</text:p>
          </table:table-cell>
          <table:table-cell table:formula="of:=([Green.E985]+[Green1.E985]+[Green2.E985]+[Green3.E985]+[Green4.E985])/5" office:value-type="float" office:value="-93.21322" calcext:value-type="float">
            <text:p>-93,21322</text:p>
          </table:table-cell>
        </table:table-row>
        <table:table-row table:style-name="ro1">
          <table:table-cell table:formula="of:=([Green.D986]+[Green1.D986]+[Green2.D986]+[Green3.D986]+[Green4.D986])/5" office:value-type="float" office:value="2.43288" calcext:value-type="float">
            <text:p>2,43288</text:p>
          </table:table-cell>
          <table:table-cell table:formula="of:=([Green.E986]+[Green1.E986]+[Green2.E986]+[Green3.E986]+[Green4.E986])/5" office:value-type="float" office:value="-89.61322" calcext:value-type="float">
            <text:p>-89,61322</text:p>
          </table:table-cell>
        </table:table-row>
        <table:table-row table:style-name="ro1">
          <table:table-cell table:formula="of:=([Green.D987]+[Green1.D987]+[Green2.D987]+[Green3.D987]+[Green4.D987])/5" office:value-type="float" office:value="2.43535" calcext:value-type="float">
            <text:p>2,43535</text:p>
          </table:table-cell>
          <table:table-cell table:formula="of:=([Green.E987]+[Green1.E987]+[Green2.E987]+[Green3.E987]+[Green4.E987])/5" office:value-type="float" office:value="-91.37322" calcext:value-type="float">
            <text:p>-91,37322</text:p>
          </table:table-cell>
        </table:table-row>
        <table:table-row table:style-name="ro1">
          <table:table-cell table:formula="of:=([Green.D988]+[Green1.D988]+[Green2.D988]+[Green3.D988]+[Green4.D988])/5" office:value-type="float" office:value="2.43782" calcext:value-type="float">
            <text:p>2,43782</text:p>
          </table:table-cell>
          <table:table-cell table:formula="of:=([Green.E988]+[Green1.E988]+[Green2.E988]+[Green3.E988]+[Green4.E988])/5" office:value-type="float" office:value="-88.65322" calcext:value-type="float">
            <text:p>-88,65322</text:p>
          </table:table-cell>
        </table:table-row>
        <table:table-row table:style-name="ro1">
          <table:table-cell table:formula="of:=([Green.D989]+[Green1.D989]+[Green2.D989]+[Green3.D989]+[Green4.D989])/5" office:value-type="float" office:value="2.44029" calcext:value-type="float">
            <text:p>2,44029</text:p>
          </table:table-cell>
          <table:table-cell table:formula="of:=([Green.E989]+[Green1.E989]+[Green2.E989]+[Green3.E989]+[Green4.E989])/5" office:value-type="float" office:value="-89.53322" calcext:value-type="float">
            <text:p>-89,53322</text:p>
          </table:table-cell>
        </table:table-row>
        <table:table-row table:style-name="ro1">
          <table:table-cell table:formula="of:=([Green.D990]+[Green1.D990]+[Green2.D990]+[Green3.D990]+[Green4.D990])/5" office:value-type="float" office:value="2.44276" calcext:value-type="float">
            <text:p>2,44276</text:p>
          </table:table-cell>
          <table:table-cell table:formula="of:=([Green.E990]+[Green1.E990]+[Green2.E990]+[Green3.E990]+[Green4.E990])/5" office:value-type="float" office:value="-90.65322" calcext:value-type="float">
            <text:p>-90,65322</text:p>
          </table:table-cell>
        </table:table-row>
        <table:table-row table:style-name="ro1">
          <table:table-cell table:formula="of:=([Green.D991]+[Green1.D991]+[Green2.D991]+[Green3.D991]+[Green4.D991])/5" office:value-type="float" office:value="2.44523" calcext:value-type="float">
            <text:p>2,44523</text:p>
          </table:table-cell>
          <table:table-cell table:formula="of:=([Green.E991]+[Green1.E991]+[Green2.E991]+[Green3.E991]+[Green4.E991])/5" office:value-type="float" office:value="-88.97322" calcext:value-type="float">
            <text:p>-88,97322</text:p>
          </table:table-cell>
        </table:table-row>
        <table:table-row table:style-name="ro1">
          <table:table-cell table:formula="of:=([Green.D992]+[Green1.D992]+[Green2.D992]+[Green3.D992]+[Green4.D992])/5" office:value-type="float" office:value="2.4477" calcext:value-type="float">
            <text:p>2,4477</text:p>
          </table:table-cell>
          <table:table-cell table:formula="of:=([Green.E992]+[Green1.E992]+[Green2.E992]+[Green3.E992]+[Green4.E992])/5" office:value-type="float" office:value="-88.17322" calcext:value-type="float">
            <text:p>-88,17322</text:p>
          </table:table-cell>
        </table:table-row>
        <table:table-row table:style-name="ro1">
          <table:table-cell table:formula="of:=([Green.D993]+[Green1.D993]+[Green2.D993]+[Green3.D993]+[Green4.D993])/5" office:value-type="float" office:value="2.45017" calcext:value-type="float">
            <text:p>2,45017</text:p>
          </table:table-cell>
          <table:table-cell table:formula="of:=([Green.E993]+[Green1.E993]+[Green2.E993]+[Green3.E993]+[Green4.E993])/5" office:value-type="float" office:value="-89.53322" calcext:value-type="float">
            <text:p>-89,53322</text:p>
          </table:table-cell>
        </table:table-row>
        <table:table-row table:style-name="ro1">
          <table:table-cell table:formula="of:=([Green.D994]+[Green1.D994]+[Green2.D994]+[Green3.D994]+[Green4.D994])/5" office:value-type="float" office:value="2.45264" calcext:value-type="float">
            <text:p>2,45264</text:p>
          </table:table-cell>
          <table:table-cell table:formula="of:=([Green.E994]+[Green1.E994]+[Green2.E994]+[Green3.E994]+[Green4.E994])/5" office:value-type="float" office:value="-93.85322" calcext:value-type="float">
            <text:p>-93,85322</text:p>
          </table:table-cell>
        </table:table-row>
        <table:table-row table:style-name="ro1">
          <table:table-cell table:formula="of:=([Green.D995]+[Green1.D995]+[Green2.D995]+[Green3.D995]+[Green4.D995])/5" office:value-type="float" office:value="2.45511" calcext:value-type="float">
            <text:p>2,45511</text:p>
          </table:table-cell>
          <table:table-cell table:formula="of:=([Green.E995]+[Green1.E995]+[Green2.E995]+[Green3.E995]+[Green4.E995])/5" office:value-type="float" office:value="-96.01322" calcext:value-type="float">
            <text:p>-96,01322</text:p>
          </table:table-cell>
        </table:table-row>
        <table:table-row table:style-name="ro1">
          <table:table-cell table:formula="of:=([Green.D996]+[Green1.D996]+[Green2.D996]+[Green3.D996]+[Green4.D996])/5" office:value-type="float" office:value="2.45758" calcext:value-type="float">
            <text:p>2,45758</text:p>
          </table:table-cell>
          <table:table-cell table:formula="of:=([Green.E996]+[Green1.E996]+[Green2.E996]+[Green3.E996]+[Green4.E996])/5" office:value-type="float" office:value="-90.33322" calcext:value-type="float">
            <text:p>-90,33322</text:p>
          </table:table-cell>
        </table:table-row>
        <table:table-row table:style-name="ro1">
          <table:table-cell table:formula="of:=([Green.D997]+[Green1.D997]+[Green2.D997]+[Green3.D997]+[Green4.D997])/5" office:value-type="float" office:value="2.46005" calcext:value-type="float">
            <text:p>2,46005</text:p>
          </table:table-cell>
          <table:table-cell table:formula="of:=([Green.E997]+[Green1.E997]+[Green2.E997]+[Green3.E997]+[Green4.E997])/5" office:value-type="float" office:value="-87.85322" calcext:value-type="float">
            <text:p>-87,85322</text:p>
          </table:table-cell>
        </table:table-row>
        <table:table-row table:style-name="ro1">
          <table:table-cell table:formula="of:=([Green.D998]+[Green1.D998]+[Green2.D998]+[Green3.D998]+[Green4.D998])/5" office:value-type="float" office:value="2.46252" calcext:value-type="float">
            <text:p>2,46252</text:p>
          </table:table-cell>
          <table:table-cell table:formula="of:=([Green.E998]+[Green1.E998]+[Green2.E998]+[Green3.E998]+[Green4.E998])/5" office:value-type="float" office:value="-86.01322" calcext:value-type="float">
            <text:p>-86,01322</text:p>
          </table:table-cell>
        </table:table-row>
        <table:table-row table:style-name="ro1">
          <table:table-cell table:formula="of:=([Green.D999]+[Green1.D999]+[Green2.D999]+[Green3.D999]+[Green4.D999])/5" office:value-type="float" office:value="2.46499" calcext:value-type="float">
            <text:p>2,46499</text:p>
          </table:table-cell>
          <table:table-cell table:formula="of:=([Green.E999]+[Green1.E999]+[Green2.E999]+[Green3.E999]+[Green4.E999])/5" office:value-type="float" office:value="-86.49322" calcext:value-type="float">
            <text:p>-86,49322</text:p>
          </table:table-cell>
        </table:table-row>
        <table:table-row table:style-name="ro1">
          <table:table-cell table:formula="of:=([Green.D1000]+[Green1.D1000]+[Green2.D1000]+[Green3.D1000]+[Green4.D1000])/5" office:value-type="float" office:value="2.46746" calcext:value-type="float">
            <text:p>2,46746</text:p>
          </table:table-cell>
          <table:table-cell table:formula="of:=([Green.E1000]+[Green1.E1000]+[Green2.E1000]+[Green3.E1000]+[Green4.E1000])/5" office:value-type="float" office:value="-86.89322" calcext:value-type="float">
            <text:p>-86,89322</text:p>
          </table:table-cell>
        </table:table-row>
        <table:table-row table:style-name="ro1">
          <table:table-cell table:formula="of:=([Green.D1001]+[Green1.D1001]+[Green2.D1001]+[Green3.D1001]+[Green4.D1001])/5" office:value-type="float" office:value="2.46993" calcext:value-type="float">
            <text:p>2,46993</text:p>
          </table:table-cell>
          <table:table-cell table:formula="of:=([Green.E1001]+[Green1.E1001]+[Green2.E1001]+[Green3.E1001]+[Green4.E1001])/5" office:value-type="float" office:value="-90.33322" calcext:value-type="float">
            <text:p>-90,33322</text:p>
          </table:table-cell>
        </table:table-row>
        <table:table-row table:style-name="ro1">
          <table:table-cell table:formula="of:=([Green.D1002]+[Green1.D1002]+[Green2.D1002]+[Green3.D1002]+[Green4.D1002])/5" office:value-type="float" office:value="2.4724" calcext:value-type="float">
            <text:p>2,4724</text:p>
          </table:table-cell>
          <table:table-cell table:formula="of:=([Green.E1002]+[Green1.E1002]+[Green2.E1002]+[Green3.E1002]+[Green4.E1002])/5" office:value-type="float" office:value="-88.17322" calcext:value-type="float">
            <text:p>-88,17322</text:p>
          </table:table-cell>
        </table:table-row>
        <table:table-row table:style-name="ro1">
          <table:table-cell table:formula="of:=([Green.D1003]+[Green1.D1003]+[Green2.D1003]+[Green3.D1003]+[Green4.D1003])/5" office:value-type="float" office:value="2.47487" calcext:value-type="float">
            <text:p>2,47487</text:p>
          </table:table-cell>
          <table:table-cell table:formula="of:=([Green.E1003]+[Green1.E1003]+[Green2.E1003]+[Green3.E1003]+[Green4.E1003])/5" office:value-type="float" office:value="-88.65322" calcext:value-type="float">
            <text:p>-88,65322</text:p>
          </table:table-cell>
        </table:table-row>
        <table:table-row table:style-name="ro1">
          <table:table-cell table:formula="of:=([Green.D1004]+[Green1.D1004]+[Green2.D1004]+[Green3.D1004]+[Green4.D1004])/5" office:value-type="float" office:value="2.47734" calcext:value-type="float">
            <text:p>2,47734</text:p>
          </table:table-cell>
          <table:table-cell table:formula="of:=([Green.E1004]+[Green1.E1004]+[Green2.E1004]+[Green3.E1004]+[Green4.E1004])/5" office:value-type="float" office:value="-92.25322" calcext:value-type="float">
            <text:p>-92,25322</text:p>
          </table:table-cell>
        </table:table-row>
        <table:table-row table:style-name="ro1">
          <table:table-cell table:formula="of:=([Green.D1005]+[Green1.D1005]+[Green2.D1005]+[Green3.D1005]+[Green4.D1005])/5" office:value-type="float" office:value="2.47981" calcext:value-type="float">
            <text:p>2,47981</text:p>
          </table:table-cell>
          <table:table-cell table:formula="of:=([Green.E1005]+[Green1.E1005]+[Green2.E1005]+[Green3.E1005]+[Green4.E1005])/5" office:value-type="float" office:value="-93.61322" calcext:value-type="float">
            <text:p>-93,61322</text:p>
          </table:table-cell>
        </table:table-row>
        <table:table-row table:style-name="ro1">
          <table:table-cell table:formula="of:=([Green.D1006]+[Green1.D1006]+[Green2.D1006]+[Green3.D1006]+[Green4.D1006])/5" office:value-type="float" office:value="2.48228" calcext:value-type="float">
            <text:p>2,48228</text:p>
          </table:table-cell>
          <table:table-cell table:formula="of:=([Green.E1006]+[Green1.E1006]+[Green2.E1006]+[Green3.E1006]+[Green4.E1006])/5" office:value-type="float" office:value="-90.97322" calcext:value-type="float">
            <text:p>-90,97322</text:p>
          </table:table-cell>
        </table:table-row>
        <table:table-row table:style-name="ro1">
          <table:table-cell table:formula="of:=([Green.D1007]+[Green1.D1007]+[Green2.D1007]+[Green3.D1007]+[Green4.D1007])/5" office:value-type="float" office:value="2.48475" calcext:value-type="float">
            <text:p>2,48475</text:p>
          </table:table-cell>
          <table:table-cell table:formula="of:=([Green.E1007]+[Green1.E1007]+[Green2.E1007]+[Green3.E1007]+[Green4.E1007])/5" office:value-type="float" office:value="-92.49322" calcext:value-type="float">
            <text:p>-92,49322</text:p>
          </table:table-cell>
        </table:table-row>
        <table:table-row table:style-name="ro1">
          <table:table-cell table:formula="of:=([Green.D1008]+[Green1.D1008]+[Green2.D1008]+[Green3.D1008]+[Green4.D1008])/5" office:value-type="float" office:value="2.48722" calcext:value-type="float">
            <text:p>2,48722</text:p>
          </table:table-cell>
          <table:table-cell table:formula="of:=([Green.E1008]+[Green1.E1008]+[Green2.E1008]+[Green3.E1008]+[Green4.E1008])/5" office:value-type="float" office:value="-88.49322" calcext:value-type="float">
            <text:p>-88,49322</text:p>
          </table:table-cell>
        </table:table-row>
        <table:table-row table:style-name="ro1">
          <table:table-cell table:formula="of:=([Green.D1009]+[Green1.D1009]+[Green2.D1009]+[Green3.D1009]+[Green4.D1009])/5" office:value-type="float" office:value="2.48969" calcext:value-type="float">
            <text:p>2,48969</text:p>
          </table:table-cell>
          <table:table-cell table:formula="of:=([Green.E1009]+[Green1.E1009]+[Green2.E1009]+[Green3.E1009]+[Green4.E1009])/5" office:value-type="float" office:value="-89.13322" calcext:value-type="float">
            <text:p>-89,13322</text:p>
          </table:table-cell>
        </table:table-row>
        <table:table-row table:style-name="ro1">
          <table:table-cell table:formula="of:=([Green.D1010]+[Green1.D1010]+[Green2.D1010]+[Green3.D1010]+[Green4.D1010])/5" office:value-type="float" office:value="2.49216" calcext:value-type="float">
            <text:p>2,49216</text:p>
          </table:table-cell>
          <table:table-cell table:formula="of:=([Green.E1010]+[Green1.E1010]+[Green2.E1010]+[Green3.E1010]+[Green4.E1010])/5" office:value-type="float" office:value="-90.89322" calcext:value-type="float">
            <text:p>-90,89322</text:p>
          </table:table-cell>
        </table:table-row>
        <table:table-row table:style-name="ro1">
          <table:table-cell table:formula="of:=([Green.D1011]+[Green1.D1011]+[Green2.D1011]+[Green3.D1011]+[Green4.D1011])/5" office:value-type="float" office:value="2.49463" calcext:value-type="float">
            <text:p>2,49463</text:p>
          </table:table-cell>
          <table:table-cell table:formula="of:=([Green.E1011]+[Green1.E1011]+[Green2.E1011]+[Green3.E1011]+[Green4.E1011])/5" office:value-type="float" office:value="-90.41322" calcext:value-type="float">
            <text:p>-90,41322</text:p>
          </table:table-cell>
        </table:table-row>
        <table:table-row table:style-name="ro1">
          <table:table-cell table:formula="of:=([Green.D1012]+[Green1.D1012]+[Green2.D1012]+[Green3.D1012]+[Green4.D1012])/5" office:value-type="float" office:value="2.4971" calcext:value-type="float">
            <text:p>2,4971</text:p>
          </table:table-cell>
          <table:table-cell table:formula="of:=([Green.E1012]+[Green1.E1012]+[Green2.E1012]+[Green3.E1012]+[Green4.E1012])/5" office:value-type="float" office:value="-90.09322" calcext:value-type="float">
            <text:p>-90,09322</text:p>
          </table:table-cell>
        </table:table-row>
        <table:table-row table:style-name="ro1">
          <table:table-cell table:formula="of:=([Green.D1013]+[Green1.D1013]+[Green2.D1013]+[Green3.D1013]+[Green4.D1013])/5" office:value-type="float" office:value="2.49957" calcext:value-type="float">
            <text:p>2,49957</text:p>
          </table:table-cell>
          <table:table-cell table:formula="of:=([Green.E1013]+[Green1.E1013]+[Green2.E1013]+[Green3.E1013]+[Green4.E1013])/5" office:value-type="float" office:value="-88.73322" calcext:value-type="float">
            <text:p>-88,73322</text:p>
          </table:table-cell>
        </table:table-row>
        <table:table-row table:style-name="ro1">
          <table:table-cell table:formula="of:=([Green.D1014]+[Green1.D1014]+[Green2.D1014]+[Green3.D1014]+[Green4.D1014])/5" office:value-type="float" office:value="2.50204" calcext:value-type="float">
            <text:p>2,50204</text:p>
          </table:table-cell>
          <table:table-cell table:formula="of:=([Green.E1014]+[Green1.E1014]+[Green2.E1014]+[Green3.E1014]+[Green4.E1014])/5" office:value-type="float" office:value="-89.29322" calcext:value-type="float">
            <text:p>-89,29322</text:p>
          </table:table-cell>
        </table:table-row>
        <table:table-row table:style-name="ro1">
          <table:table-cell table:formula="of:=([Green.D1015]+[Green1.D1015]+[Green2.D1015]+[Green3.D1015]+[Green4.D1015])/5" office:value-type="float" office:value="2.50451" calcext:value-type="float">
            <text:p>2,50451</text:p>
          </table:table-cell>
          <table:table-cell table:formula="of:=([Green.E1015]+[Green1.E1015]+[Green2.E1015]+[Green3.E1015]+[Green4.E1015])/5" office:value-type="float" office:value="-89.61322" calcext:value-type="float">
            <text:p>-89,61322</text:p>
          </table:table-cell>
        </table:table-row>
        <table:table-row table:style-name="ro1">
          <table:table-cell table:formula="of:=([Green.D1016]+[Green1.D1016]+[Green2.D1016]+[Green3.D1016]+[Green4.D1016])/5" office:value-type="float" office:value="2.50698" calcext:value-type="float">
            <text:p>2,50698</text:p>
          </table:table-cell>
          <table:table-cell table:formula="of:=([Green.E1016]+[Green1.E1016]+[Green2.E1016]+[Green3.E1016]+[Green4.E1016])/5" office:value-type="float" office:value="-92.73322" calcext:value-type="float">
            <text:p>-92,73322</text:p>
          </table:table-cell>
        </table:table-row>
        <table:table-row table:style-name="ro1">
          <table:table-cell table:formula="of:=([Green.D1017]+[Green1.D1017]+[Green2.D1017]+[Green3.D1017]+[Green4.D1017])/5" office:value-type="float" office:value="2.50945" calcext:value-type="float">
            <text:p>2,50945</text:p>
          </table:table-cell>
          <table:table-cell table:formula="of:=([Green.E1017]+[Green1.E1017]+[Green2.E1017]+[Green3.E1017]+[Green4.E1017])/5" office:value-type="float" office:value="-92.33322" calcext:value-type="float">
            <text:p>-92,33322</text:p>
          </table:table-cell>
        </table:table-row>
        <table:table-row table:style-name="ro1">
          <table:table-cell table:formula="of:=([Green.D1018]+[Green1.D1018]+[Green2.D1018]+[Green3.D1018]+[Green4.D1018])/5" office:value-type="float" office:value="2.51192" calcext:value-type="float">
            <text:p>2,51192</text:p>
          </table:table-cell>
          <table:table-cell table:formula="of:=([Green.E1018]+[Green1.E1018]+[Green2.E1018]+[Green3.E1018]+[Green4.E1018])/5" office:value-type="float" office:value="-91.77322" calcext:value-type="float">
            <text:p>-91,77322</text:p>
          </table:table-cell>
        </table:table-row>
        <table:table-row table:style-name="ro1">
          <table:table-cell table:formula="of:=([Green.D1019]+[Green1.D1019]+[Green2.D1019]+[Green3.D1019]+[Green4.D1019])/5" office:value-type="float" office:value="2.51439" calcext:value-type="float">
            <text:p>2,51439</text:p>
          </table:table-cell>
          <table:table-cell table:formula="of:=([Green.E1019]+[Green1.E1019]+[Green2.E1019]+[Green3.E1019]+[Green4.E1019])/5" office:value-type="float" office:value="-87.21322" calcext:value-type="float">
            <text:p>-87,21322</text:p>
          </table:table-cell>
        </table:table-row>
        <table:table-row table:style-name="ro1">
          <table:table-cell table:formula="of:=([Green.D1020]+[Green1.D1020]+[Green2.D1020]+[Green3.D1020]+[Green4.D1020])/5" office:value-type="float" office:value="2.51686" calcext:value-type="float">
            <text:p>2,51686</text:p>
          </table:table-cell>
          <table:table-cell table:formula="of:=([Green.E1020]+[Green1.E1020]+[Green2.E1020]+[Green3.E1020]+[Green4.E1020])/5" office:value-type="float" office:value="-87.05322" calcext:value-type="float">
            <text:p>-87,05322</text:p>
          </table:table-cell>
        </table:table-row>
        <table:table-row table:style-name="ro1">
          <table:table-cell table:formula="of:=([Green.D1021]+[Green1.D1021]+[Green2.D1021]+[Green3.D1021]+[Green4.D1021])/5" office:value-type="float" office:value="2.51933" calcext:value-type="float">
            <text:p>2,51933</text:p>
          </table:table-cell>
          <table:table-cell table:formula="of:=([Green.E1021]+[Green1.E1021]+[Green2.E1021]+[Green3.E1021]+[Green4.E1021])/5" office:value-type="float" office:value="-91.05322" calcext:value-type="float">
            <text:p>-91,05322</text:p>
          </table:table-cell>
        </table:table-row>
        <table:table-row table:style-name="ro1">
          <table:table-cell table:formula="of:=([Green.D1022]+[Green1.D1022]+[Green2.D1022]+[Green3.D1022]+[Green4.D1022])/5" office:value-type="float" office:value="2.5218" calcext:value-type="float">
            <text:p>2,5218</text:p>
          </table:table-cell>
          <table:table-cell table:formula="of:=([Green.E1022]+[Green1.E1022]+[Green2.E1022]+[Green3.E1022]+[Green4.E1022])/5" office:value-type="float" office:value="-94.25322" calcext:value-type="float">
            <text:p>-94,25322</text:p>
          </table:table-cell>
        </table:table-row>
        <table:table-row table:style-name="ro1">
          <table:table-cell table:formula="of:=([Green.D1023]+[Green1.D1023]+[Green2.D1023]+[Green3.D1023]+[Green4.D1023])/5" office:value-type="float" office:value="2.52427" calcext:value-type="float">
            <text:p>2,52427</text:p>
          </table:table-cell>
          <table:table-cell table:formula="of:=([Green.E1023]+[Green1.E1023]+[Green2.E1023]+[Green3.E1023]+[Green4.E1023])/5" office:value-type="float" office:value="-89.93322" calcext:value-type="float">
            <text:p>-89,93322</text:p>
          </table:table-cell>
        </table:table-row>
        <table:table-row table:style-name="ro1">
          <table:table-cell table:formula="of:=([Green.D1024]+[Green1.D1024]+[Green2.D1024]+[Green3.D1024]+[Green4.D1024])/5" office:value-type="float" office:value="2.52674" calcext:value-type="float">
            <text:p>2,52674</text:p>
          </table:table-cell>
          <table:table-cell table:formula="of:=([Green.E1024]+[Green1.E1024]+[Green2.E1024]+[Green3.E1024]+[Green4.E1024])/5" office:value-type="float" office:value="-86.73322" calcext:value-type="float">
            <text:p>-86,73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2:04:58.310794875</meta:creation-date>
    <dc:date>2017-10-25T12:24:45.830259487</dc:date>
    <meta:editing-duration>PT19M48S</meta:editing-duration>
    <meta:editing-cycles>1</meta:editing-cycles>
    <meta:document-statistic meta:table-count="6" meta:cell-count="12438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841cm" svg:y="4.229cm" style:legend-expansion="high" chart:style-name="ch2"/>
        <chart:plot-area chart:style-name="ch3" table:cell-range-address="GreenALL.A427:GreenALL.B446" chart:data-source-has-labels="column" svg:x="0.319cm" svg:y="0.18cm" svg:width="13.203cm" svg:height="8.645cm">
          <chartooo:coordinate-region svg:x="1.046cm" svg:y="1.387cm" svg:width="12.428cm" svg:height="7.266cm"/>
          <chart:axis chart:dimension="x" chart:name="primary-x" chart:style-name="ch4" chartooo:axis-type="auto">
            <chartooo:date-scale/>
            <chart:categories table:cell-range-address="GreenALL.A427:GreenALL.A446"/>
            <chart:grid chart:style-name="ch5" chart:class="major"/>
          </chart:axis>
          <chart:axis chart:dimension="y" chart:name="primary-y" chart:style-name="ch6"/>
          <chart:series chart:style-name="ch7" chart:values-cell-range-address="GreenALL.B427:GreenALL.B446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1.05215">
                <text:p>1.05215</text:p>
                <draw:g>
                  <svg:desc>GreenALL.A427:GreenALL.A446</svg:desc>
                </draw:g>
              </table:table-cell>
              <table:table-cell office:value-type="float" office:value="-60.97322">
                <text:p>-60.97322</text:p>
                <draw:g>
                  <svg:desc>GreenALL.B427:GreenALL.B446</svg:desc>
                </draw:g>
              </table:table-cell>
            </table:table-row>
            <table:table-row>
              <table:table-cell office:value-type="float" office:value="1.05462">
                <text:p>1.05462</text:p>
              </table:table-cell>
              <table:table-cell office:value-type="float" office:value="-63.85322">
                <text:p>-63.85322</text:p>
              </table:table-cell>
            </table:table-row>
            <table:table-row>
              <table:table-cell office:value-type="float" office:value="1.05709">
                <text:p>1.05709</text:p>
              </table:table-cell>
              <table:table-cell office:value-type="float" office:value="-63.21322">
                <text:p>-63.21322</text:p>
              </table:table-cell>
            </table:table-row>
            <table:table-row>
              <table:table-cell office:value-type="float" office:value="1.05956">
                <text:p>1.05956</text:p>
              </table:table-cell>
              <table:table-cell office:value-type="float" office:value="-60.97322">
                <text:p>-60.97322</text:p>
              </table:table-cell>
            </table:table-row>
            <table:table-row>
              <table:table-cell office:value-type="float" office:value="1.06203">
                <text:p>1.06203</text:p>
              </table:table-cell>
              <table:table-cell office:value-type="float" office:value="-58.81322">
                <text:p>-58.81322</text:p>
              </table:table-cell>
            </table:table-row>
            <table:table-row>
              <table:table-cell office:value-type="float" office:value="1.0645">
                <text:p>1.0645</text:p>
              </table:table-cell>
              <table:table-cell office:value-type="float" office:value="-57.61322">
                <text:p>-57.61322</text:p>
              </table:table-cell>
            </table:table-row>
            <table:table-row>
              <table:table-cell office:value-type="float" office:value="1.06697">
                <text:p>1.06697</text:p>
              </table:table-cell>
              <table:table-cell office:value-type="float" office:value="-58.97322">
                <text:p>-58.97322</text:p>
              </table:table-cell>
            </table:table-row>
            <table:table-row>
              <table:table-cell office:value-type="float" office:value="1.06944">
                <text:p>1.06944</text:p>
              </table:table-cell>
              <table:table-cell office:value-type="float" office:value="-59.77322">
                <text:p>-59.77322</text:p>
              </table:table-cell>
            </table:table-row>
            <table:table-row>
              <table:table-cell office:value-type="float" office:value="1.07191">
                <text:p>1.07191</text:p>
              </table:table-cell>
              <table:table-cell office:value-type="float" office:value="-54.81322">
                <text:p>-54.81322</text:p>
              </table:table-cell>
            </table:table-row>
            <table:table-row>
              <table:table-cell office:value-type="float" office:value="1.07438">
                <text:p>1.07438</text:p>
              </table:table-cell>
              <table:table-cell office:value-type="float" office:value="-56.49322">
                <text:p>-56.49322</text:p>
              </table:table-cell>
            </table:table-row>
            <table:table-row>
              <table:table-cell office:value-type="float" office:value="1.07685">
                <text:p>1.07685</text:p>
              </table:table-cell>
              <table:table-cell office:value-type="float" office:value="-56.33322">
                <text:p>-56.33322</text:p>
              </table:table-cell>
            </table:table-row>
            <table:table-row>
              <table:table-cell office:value-type="float" office:value="1.07932">
                <text:p>1.07932</text:p>
              </table:table-cell>
              <table:table-cell office:value-type="float" office:value="-58.97322">
                <text:p>-58.97322</text:p>
              </table:table-cell>
            </table:table-row>
            <table:table-row>
              <table:table-cell office:value-type="float" office:value="1.08179">
                <text:p>1.08179</text:p>
              </table:table-cell>
              <table:table-cell office:value-type="float" office:value="-55.13322">
                <text:p>-55.13322</text:p>
              </table:table-cell>
            </table:table-row>
            <table:table-row>
              <table:table-cell office:value-type="float" office:value="1.08426">
                <text:p>1.08426</text:p>
              </table:table-cell>
              <table:table-cell office:value-type="float" office:value="-55.21322">
                <text:p>-55.21322</text:p>
              </table:table-cell>
            </table:table-row>
            <table:table-row>
              <table:table-cell office:value-type="float" office:value="1.08673">
                <text:p>1.08673</text:p>
              </table:table-cell>
              <table:table-cell office:value-type="float" office:value="-53.69322">
                <text:p>-53.69322</text:p>
              </table:table-cell>
            </table:table-row>
            <table:table-row>
              <table:table-cell office:value-type="float" office:value="1.0892">
                <text:p>1.0892</text:p>
              </table:table-cell>
              <table:table-cell office:value-type="float" office:value="-52.73322">
                <text:p>-52.73322</text:p>
              </table:table-cell>
            </table:table-row>
            <table:table-row>
              <table:table-cell office:value-type="float" office:value="1.09167">
                <text:p>1.09167</text:p>
              </table:table-cell>
              <table:table-cell office:value-type="float" office:value="-52.33322">
                <text:p>-52.33322</text:p>
              </table:table-cell>
            </table:table-row>
            <table:table-row>
              <table:table-cell office:value-type="float" office:value="1.09414">
                <text:p>1.09414</text:p>
              </table:table-cell>
              <table:table-cell office:value-type="float" office:value="-54.33322">
                <text:p>-54.33322</text:p>
              </table:table-cell>
            </table:table-row>
            <table:table-row>
              <table:table-cell office:value-type="float" office:value="1.09661">
                <text:p>1.09661</text:p>
              </table:table-cell>
              <table:table-cell office:value-type="float" office:value="-57.53322">
                <text:p>-57.53322</text:p>
              </table:table-cell>
            </table:table-row>
            <table:table-row>
              <table:table-cell office:value-type="float" office:value="1.09908">
                <text:p>1.09908</text:p>
              </table:table-cell>
              <table:table-cell office:value-type="float" office:value="-63.13322">
                <text:p>-63.13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